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6.2988in" svg:height="3.5429in" svg:x="12.5012in" svg:y="0.3114in">
            <draw:object draw:notify-on-update-of-ranges="Sheet2.A1:Sheet2.A1 Sheet2.A2:Sheet2.A202 Sheet2.B1:Sheet2.B1 Sheet2.B2:Sheet2.B202 Sheet2.A1:Sheet2.A1 Sheet2.A2:Sheet2.A202 Sheet2.D1:Sheet2.D1 Sheet2.D2:Sheet2.D202 Sheet2.A1:Sheet2.A1 Sheet2.A2:Sheet2.A202 Sheet2.F1:Sheet2.F1 Sheet2.F2:Sheet2.F202 Sheet2.A1:Sheet2.A1 Sheet2.A2:Sheet2.A202 Sheet2.H1:Sheet2.H1 Sheet2.H2:Sheet2.H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504in" svg:y="3.9504in">
            <draw:object draw:notify-on-update-of-ranges="Sheet2.A1:Sheet2.A1 Sheet2.A2:Sheet2.A202 Sheet2.C1:Sheet2.C1 Sheet2.C2:Sheet2.C202 Sheet2.A1:Sheet2.A1 Sheet2.A2:Sheet2.A202 Sheet2.E1:Sheet2.E1 Sheet2.E2:Sheet2.E202 Sheet2.A1:Sheet2.A1 Sheet2.A2:Sheet2.A202 Sheet2.G1:Sheet2.G1 Sheet2.G2:Sheet2.G202 Sheet2.A1:Sheet2.A1 Sheet2.A2:Sheet2.A202 Sheet2.I1:Sheet2.I1 Sheet2.I2:Sheet2.I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.8417in" svg:y="2.0472in">
            <draw:object draw:notify-on-update-of-ranges="Sheet2.B1:Sheet2.B1 Sheet2.B2:Sheet2.B202 Sheet2.C1:Sheet2.C1 Sheet2.C2:Sheet2.C202 Sheet2.K1:Sheet2.K1 Sheet2.K2:Sheet2.K202 Sheet2.J2:Sheet2.J202 Sheet2.E1:Sheet2.E1 Sheet2.E2:Sheet2.E202 Sheet2.D2:Sheet2.D202 Sheet2.F2:Sheet2.F202 Sheet2.G1:Sheet2.G1 Sheet2.G2:Sheet2.G202 Sheet2.I1:Sheet2.I1 Sheet2.I2:Sheet2.I202 Sheet2.H2:Sheet2.H2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_cold_thick</text:p>
          </table:table-cell>
          <table:table-cell office:value-type="string" calcext:value-type="string">
            <text:p>T_cold_thick</text:p>
          </table:table-cell>
          <table:table-cell office:value-type="string" calcext:value-type="string">
            <text:p>f_cold_thin</text:p>
          </table:table-cell>
          <table:table-cell office:value-type="string" calcext:value-type="string">
            <text:p>T_cold_thin</text:p>
          </table:table-cell>
          <table:table-cell office:value-type="string" calcext:value-type="string">
            <text:p>f_hot_thick</text:p>
          </table:table-cell>
          <table:table-cell office:value-type="string" calcext:value-type="string">
            <text:p>T_hot_thick</text:p>
          </table:table-cell>
          <table:table-cell office:value-type="string" calcext:value-type="string">
            <text:p>f_hot_thin</text:p>
          </table:table-cell>
          <table:table-cell office:value-type="string" calcext:value-type="string">
            <text:p>T_hot_thin</text:p>
          </table:table-cell>
          <table:table-cell office:value-type="string" calcext:value-type="string">
            <text:p>f_stable</text:p>
          </table:table-cell>
          <table:table-cell office:value-type="string" calcext:value-type="string">
            <text:p>T_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810099128707" calcext:value-type="float">
            <text:p>1.3810099128707</text:p>
          </table:table-cell>
          <table:table-cell office:value-type="float" office:value="0.3714931955147" calcext:value-type="float">
            <text:p>0.3714931955147</text:p>
          </table:table-cell>
          <table:table-cell office:value-type="float" office:value="0.62032383649383" calcext:value-type="float">
            <text:p>0.62032383649383</text:p>
          </table:table-cell>
          <table:table-cell office:value-type="float" office:value="0.34410053606131" calcext:value-type="float">
            <text:p>0.34410053606131</text:p>
          </table:table-cell>
          <table:table-cell office:value-type="float" office:value="1.3452605276916" calcext:value-type="float">
            <text:p>1.3452605276916</text:p>
          </table:table-cell>
          <table:table-cell office:value-type="float" office:value="0.64902907807307" calcext:value-type="float">
            <text:p>0.64902907807307</text:p>
          </table:table-cell>
          <table:table-cell office:value-type="float" office:value="0.60298185322202" calcext:value-type="float">
            <text:p>0.60298185322202</text:p>
          </table:table-cell>
          <table:table-cell office:value-type="float" office:value="0.63403555130759" calcext:value-type="float">
            <text:p>0.63403555130759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616915212508" calcext:value-type="float">
            <text:p>1.3616915212508</text:p>
          </table:table-cell>
          <table:table-cell office:value-type="float" office:value="0.39102971818216" calcext:value-type="float">
            <text:p>0.39102971818216</text:p>
          </table:table-cell>
          <table:table-cell office:value-type="float" office:value="0.64120275652817" calcext:value-type="float">
            <text:p>0.64120275652817</text:p>
          </table:table-cell>
          <table:table-cell office:value-type="float" office:value="0.33869738364808" calcext:value-type="float">
            <text:p>0.33869738364808</text:p>
          </table:table-cell>
          <table:table-cell office:value-type="float" office:value="1.2980863974284" calcext:value-type="float">
            <text:p>1.2980863974284</text:p>
          </table:table-cell>
          <table:table-cell office:value-type="float" office:value="0.64680866097141" calcext:value-type="float">
            <text:p>0.64680866097141</text:p>
          </table:table-cell>
          <table:table-cell office:value-type="float" office:value="0.60679075332717" calcext:value-type="float">
            <text:p>0.60679075332717</text:p>
          </table:table-cell>
          <table:table-cell office:value-type="float" office:value="0.61904103081029" calcext:value-type="float">
            <text:p>0.61904103081029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423071267708" calcext:value-type="float">
            <text:p>1.3423071267708</text:p>
          </table:table-cell>
          <table:table-cell office:value-type="float" office:value="0.40869887113606" calcext:value-type="float">
            <text:p>0.40869887113606</text:p>
          </table:table-cell>
          <table:table-cell office:value-type="float" office:value="0.6625832456797" calcext:value-type="float">
            <text:p>0.6625832456797</text:p>
          </table:table-cell>
          <table:table-cell office:value-type="float" office:value="0.33381890708011" calcext:value-type="float">
            <text:p>0.33381890708011</text:p>
          </table:table-cell>
          <table:table-cell office:value-type="float" office:value="1.2570964929644" calcext:value-type="float">
            <text:p>1.2570964929644</text:p>
          </table:table-cell>
          <table:table-cell office:value-type="float" office:value="0.6436721591722" calcext:value-type="float">
            <text:p>0.6436721591722</text:p>
          </table:table-cell>
          <table:table-cell office:value-type="float" office:value="0.61137208291224" calcext:value-type="float">
            <text:p>0.61137208291224</text:p>
          </table:table-cell>
          <table:table-cell office:value-type="float" office:value="0.60493380588663" calcext:value-type="float">
            <text:p>0.6049338058866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230662133243" calcext:value-type="float">
            <text:p>1.3230662133243</text:p>
          </table:table-cell>
          <table:table-cell office:value-type="float" office:value="0.42460603174358" calcext:value-type="float">
            <text:p>0.42460603174358</text:p>
          </table:table-cell>
          <table:table-cell office:value-type="float" office:value="0.68440176537149" calcext:value-type="float">
            <text:p>0.68440176537149</text:p>
          </table:table-cell>
          <table:table-cell office:value-type="float" office:value="0.32949398141902" calcext:value-type="float">
            <text:p>0.32949398141902</text:p>
          </table:table-cell>
          <table:table-cell office:value-type="float" office:value="1.2212446893909" calcext:value-type="float">
            <text:p>1.2212446893909</text:p>
          </table:table-cell>
          <table:table-cell office:value-type="float" office:value="0.63986563193446" calcext:value-type="float">
            <text:p>0.63986563193446</text:p>
          </table:table-cell>
          <table:table-cell office:value-type="float" office:value="0.61667726965585" calcext:value-type="float">
            <text:p>0.61667726965585</text:p>
          </table:table-cell>
          <table:table-cell office:value-type="float" office:value="0.59164336746836" calcext:value-type="float">
            <text:p>0.5916433674683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041333801544" calcext:value-type="float">
            <text:p>1.3041333801544</text:p>
          </table:table-cell>
          <table:table-cell office:value-type="float" office:value="0.4388657556285" calcext:value-type="float">
            <text:p>0.4388657556285</text:p>
          </table:table-cell>
          <table:table-cell office:value-type="float" office:value="0.70658450444846" calcext:value-type="float">
            <text:p>0.70658450444846</text:p>
          </table:table-cell>
          <table:table-cell office:value-type="float" office:value="0.32575127463078" calcext:value-type="float">
            <text:p>0.32575127463078</text:p>
          </table:table-cell>
          <table:table-cell office:value-type="float" office:value="1.1897205748287" calcext:value-type="float">
            <text:p>1.1897205748287</text:p>
          </table:table-cell>
          <table:table-cell office:value-type="float" office:value="0.63557373737812" calcext:value-type="float">
            <text:p>0.63557373737812</text:p>
          </table:table-cell>
          <table:table-cell office:value-type="float" office:value="0.62266250598615" calcext:value-type="float">
            <text:p>0.62266250598615</text:p>
          </table:table-cell>
          <table:table-cell office:value-type="float" office:value="0.57910946778486" calcext:value-type="float">
            <text:p>0.5791094677848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2856356108239" calcext:value-type="float">
            <text:p>1.2856356108239</text:p>
          </table:table-cell>
          <table:table-cell office:value-type="float" office:value="0.45159654847891" calcext:value-type="float">
            <text:p>0.45159654847891</text:p>
          </table:table-cell>
          <table:table-cell office:value-type="float" office:value="0.72904739614742" calcext:value-type="float">
            <text:p>0.72904739614742</text:p>
          </table:table-cell>
          <table:table-cell office:value-type="float" office:value="0.32261843070319" calcext:value-type="float">
            <text:p>0.32261843070319</text:p>
          </table:table-cell>
          <table:table-cell office:value-type="float" office:value="1.1618842140598" calcext:value-type="float">
            <text:p>1.1618842140598</text:p>
          </table:table-cell>
          <table:table-cell office:value-type="float" office:value="0.63093694940895" calcext:value-type="float">
            <text:p>0.63093694940895</text:p>
          </table:table-cell>
          <table:table-cell office:value-type="float" office:value="0.62928768012639" calcext:value-type="float">
            <text:p>0.62928768012639</text:p>
          </table:table-cell>
          <table:table-cell office:value-type="float" office:value="0.56728059433745" calcext:value-type="float">
            <text:p>0.5672805943374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676687231947" calcext:value-type="float">
            <text:p>1.2676687231947</text:p>
          </table:table-cell>
          <table:table-cell office:value-type="float" office:value="0.46291701664472" calcext:value-type="float">
            <text:p>0.46291701664472</text:p>
          </table:table-cell>
          <table:table-cell office:value-type="float" office:value="0.75169645048377" calcext:value-type="float">
            <text:p>0.75169645048377</text:p>
          </table:table-cell>
          <table:table-cell office:value-type="float" office:value="0.32012116657622" calcext:value-type="float">
            <text:p>0.32012116657622</text:p>
          </table:table-cell>
          <table:table-cell office:value-type="float" office:value="1.1372218862069" calcext:value-type="float">
            <text:p>1.1372218862069</text:p>
          </table:table-cell>
          <table:table-cell office:value-type="float" office:value="0.62606331996081" calcext:value-type="float">
            <text:p>0.62606331996081</text:p>
          </table:table-cell>
          <table:table-cell office:value-type="float" office:value="0.63651547507565" calcext:value-type="float">
            <text:p>0.63651547507565</text:p>
          </table:table-cell>
          <table:table-cell office:value-type="float" office:value="0.55611270735837" calcext:value-type="float">
            <text:p>0.5561127073583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503029626962" calcext:value-type="float">
            <text:p>1.2503029626962</text:p>
          </table:table-cell>
          <table:table-cell office:value-type="float" office:value="0.47294312469614" calcext:value-type="float">
            <text:p>0.47294312469614</text:p>
          </table:table-cell>
          <table:table-cell office:value-type="float" office:value="0.7744284443259" calcext:value-type="float">
            <text:p>0.7744284443259</text:p>
          </table:table-cell>
          <table:table-cell office:value-type="float" office:value="0.31828230433609" calcext:value-type="float">
            <text:p>0.31828230433609</text:p>
          </table:table-cell>
          <table:table-cell office:value-type="float" office:value="1.1153152172965" calcext:value-type="float">
            <text:p>1.1153152172965</text:p>
          </table:table-cell>
          <table:table-cell office:value-type="float" office:value="0.62103671611222" calcext:value-type="float">
            <text:p>0.62103671611222</text:p>
          </table:table-cell>
          <table:table-cell office:value-type="float" office:value="0.64431060305114" calcext:value-type="float">
            <text:p>0.64431060305114</text:p>
          </table:table-cell>
          <table:table-cell office:value-type="float" office:value="0.54556818472615" calcext:value-type="float">
            <text:p>0.54556818472615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2335877708519" calcext:value-type="float">
            <text:p>1.2335877708519</text:p>
          </table:table-cell>
          <table:table-cell office:value-type="float" office:value="0.48178632057252" calcext:value-type="float">
            <text:p>0.48178632057252</text:p>
          </table:table-cell>
          <table:table-cell office:value-type="float" office:value="0.79713199842839" calcext:value-type="float">
            <text:p>0.79713199842839</text:p>
          </table:table-cell>
          <table:table-cell office:value-type="float" office:value="0.31712076912296" calcext:value-type="float">
            <text:p>0.31712076912296</text:p>
          </table:table-cell>
          <table:table-cell office:value-type="float" office:value="1.0958191356723" calcext:value-type="float">
            <text:p>1.0958191356723</text:p>
          </table:table-cell>
          <table:table-cell office:value-type="float" office:value="0.61592271056682" calcext:value-type="float">
            <text:p>0.61592271056682</text:p>
          </table:table-cell>
          <table:table-cell office:value-type="float" office:value="0.65263915119813" calcext:value-type="float">
            <text:p>0.65263915119813</text:p>
          </table:table-cell>
          <table:table-cell office:value-type="float" office:value="0.53561493070638" calcext:value-type="float">
            <text:p>0.535614930706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7555798431" calcext:value-type="float">
            <text:p>1.217555798431</text:p>
          </table:table-cell>
          <table:table-cell office:value-type="float" office:value="0.48955232651566" calcext:value-type="float">
            <text:p>0.48955232651566</text:p>
          </table:table-cell>
          <table:table-cell office:value-type="float" office:value="0.8196890523833" calcext:value-type="float">
            <text:p>0.8196890523833</text:p>
          </table:table-cell>
          <table:table-cell office:value-type="float" office:value="0.31665059179971" calcext:value-type="float">
            <text:p>0.31665059179971</text:p>
          </table:table-cell>
          <table:table-cell office:value-type="float" office:value="1.07844579719" calcext:value-type="float">
            <text:p>1.07844579719</text:p>
          </table:table-cell>
          <table:table-cell office:value-type="float" office:value="0.61077287010188" calcext:value-type="float">
            <text:p>0.61077287010188</text:p>
          </table:table-cell>
          <table:table-cell office:value-type="float" office:value="0.66146802070697" calcext:value-type="float">
            <text:p>0.66146802070697</text:p>
          </table:table-cell>
          <table:table-cell office:value-type="float" office:value="0.52622561482852" calcext:value-type="float">
            <text:p>0.52622561482852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022262490691" calcext:value-type="float">
            <text:p>1.2022262490691</text:p>
          </table:table-cell>
          <table:table-cell office:value-type="float" office:value="0.49634043086792" calcext:value-type="float">
            <text:p>0.49634043086792</text:p>
          </table:table-cell>
          <table:table-cell office:value-type="float" office:value="0.8419767254237" calcext:value-type="float">
            <text:p>0.8419767254237</text:p>
          </table:table-cell>
          <table:table-cell office:value-type="float" office:value="0.31687996263174" calcext:value-type="float">
            <text:p>0.31687996263174</text:p>
          </table:table-cell>
          <table:table-cell office:value-type="float" office:value="1.0629526463665" calcext:value-type="float">
            <text:p>1.0629526463665</text:p>
          </table:table-cell>
          <table:table-cell office:value-type="float" office:value="0.60562792669216" calcext:value-type="float">
            <text:p>0.60562792669216</text:p>
          </table:table-cell>
          <table:table-cell office:value-type="float" office:value="0.67076444633804" calcext:value-type="float">
            <text:p>0.67076444633804</text:p>
          </table:table-cell>
          <table:table-cell office:value-type="float" office:value="0.51737701347659" calcext:value-type="float">
            <text:p>0.51737701347659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1876076428406" calcext:value-type="float">
            <text:p>1.1876076428406</text:p>
          </table:table-cell>
          <table:table-cell office:value-type="float" office:value="0.5022431491101" calcext:value-type="float">
            <text:p>0.5022431491101</text:p>
          </table:table-cell>
          <table:table-cell office:value-type="float" office:value="0.86386952463824" calcext:value-type="float">
            <text:p>0.86386952463824</text:p>
          </table:table-cell>
          <table:table-cell office:value-type="float" office:value="0.31781038695397" calcext:value-type="float">
            <text:p>0.31781038695397</text:p>
          </table:table-cell>
          <table:table-cell office:value-type="float" office:value="1.0491334036263" calcext:value-type="float">
            <text:p>1.0491334036263</text:p>
          </table:table-cell>
          <table:table-cell office:value-type="float" office:value="0.60052015321445" calcext:value-type="float">
            <text:p>0.60052015321445</text:p>
          </table:table-cell>
          <table:table-cell office:value-type="float" office:value="0.68049558718222" calcext:value-type="float">
            <text:p>0.68049558718222</text:p>
          </table:table-cell>
          <table:table-cell office:value-type="float" office:value="0.5090494319391" calcext:value-type="float">
            <text:p>0.5090494319391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1737000855242" calcext:value-type="float">
            <text:p>1.1737000855242</text:p>
          </table:table-cell>
          <table:table-cell office:value-type="float" office:value="0.50734615106271" calcext:value-type="float">
            <text:p>0.50734615106271</text:p>
          </table:table-cell>
          <table:table-cell office:value-type="float" office:value="0.88524183454926" calcext:value-type="float">
            <text:p>0.88524183454926</text:p>
          </table:table-cell>
          <table:table-cell office:value-type="float" office:value="0.3194359950272" calcext:value-type="float">
            <text:p>0.3194359950272</text:p>
          </table:table-cell>
          <table:table-cell office:value-type="float" office:value="1.0368111618843" calcext:value-type="float">
            <text:p>1.0368111618843</text:p>
          </table:table-cell>
          <table:table-cell office:value-type="float" office:value="0.59547516480704" calcext:value-type="float">
            <text:p>0.59547516480704</text:p>
          </table:table-cell>
          <table:table-cell office:value-type="float" office:value="0.69062818253331" calcext:value-type="float">
            <text:p>0.69062818253331</text:p>
          </table:table-cell>
          <table:table-cell office:value-type="float" office:value="0.50122619333954" calcext:value-type="float">
            <text:p>0.50122619333954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1604971217503" calcext:value-type="float">
            <text:p>1.1604971217503</text:p>
          </table:table-cell>
          <table:table-cell office:value-type="float" office:value="0.51172837481978" calcext:value-type="float">
            <text:p>0.51172837481978</text:p>
          </table:table-cell>
          <table:table-cell office:value-type="float" office:value="0.90597059589831" calcext:value-type="float">
            <text:p>0.90597059589831</text:p>
          </table:table-cell>
          <table:table-cell office:value-type="float" office:value="0.32174305522943" calcext:value-type="float">
            <text:p>0.32174305522943</text:p>
          </table:table-cell>
          <table:table-cell office:value-type="float" office:value="1.0258330294143" calcext:value-type="float">
            <text:p>1.0258330294143</text:p>
          </table:table-cell>
          <table:table-cell office:value-type="float" office:value="0.59051329834448" calcext:value-type="float">
            <text:p>0.59051329834448</text:p>
          </table:table-cell>
          <table:table-cell office:value-type="float" office:value="0.70112826880478" calcext:value-type="float">
            <text:p>0.70112826880478</text:p>
          </table:table-cell>
          <table:table-cell office:value-type="float" office:value="0.49389317726854" calcext:value-type="float">
            <text:p>0.49389317726854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1479872410861" calcext:value-type="float">
            <text:p>1.1479872410861</text:p>
          </table:table-cell>
          <table:table-cell office:value-type="float" office:value="0.51546226708722" calcext:value-type="float">
            <text:p>0.51546226708722</text:p>
          </table:table-cell>
          <table:table-cell office:value-type="float" office:value="0.92593805989821" calcext:value-type="float">
            <text:p>0.92593805989821</text:p>
          </table:table-cell>
          <table:table-cell office:value-type="float" office:value="0.32470973201807" calcext:value-type="float">
            <text:p>0.32470973201807</text:p>
          </table:table-cell>
          <table:table-cell office:value-type="float" office:value="1.0160659236598" calcext:value-type="float">
            <text:p>1.0160659236598</text:p>
          </table:table-cell>
          <table:table-cell office:value-type="float" office:value="0.58565067831672" calcext:value-type="float">
            <text:p>0.58565067831672</text:p>
          </table:table-cell>
          <table:table-cell office:value-type="float" office:value="0.71196095542119" calcext:value-type="float">
            <text:p>0.71196095542119</text:p>
          </table:table-cell>
          <table:table-cell office:value-type="float" office:value="0.48703839962553" calcext:value-type="float">
            <text:p>0.48703839962553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1361550967101" calcext:value-type="float">
            <text:p>1.1361550967101</text:p>
          </table:table-cell>
          <table:table-cell office:value-type="float" office:value="0.51861410474235" calcext:value-type="float">
            <text:p>0.51861410474235</text:p>
          </table:table-cell>
          <table:table-cell office:value-type="float" office:value="0.94503449005036" calcext:value-type="float">
            <text:p>0.94503449005036</text:p>
          </table:table-cell>
          <table:table-cell office:value-type="float" office:value="0.3283061179298" calcext:value-type="float">
            <text:p>0.3283061179298</text:p>
          </table:table-cell>
          <table:table-cell office:value-type="float" office:value="1.0073932336417" calcext:value-type="float">
            <text:p>1.0073932336417</text:p>
          </table:table-cell>
          <table:table-cell office:value-type="float" office:value="0.58090004682222" calcext:value-type="float">
            <text:p>0.58090004682222</text:p>
          </table:table-cell>
          <table:table-cell office:value-type="float" office:value="0.72309025873797" calcext:value-type="float">
            <text:p>0.72309025873797</text:p>
          </table:table-cell>
          <table:table-cell office:value-type="float" office:value="0.48065162517161" calcext:value-type="float">
            <text:p>0.48065162517161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12498248741" calcext:value-type="float">
            <text:p>1.12498248741</text:p>
          </table:table-cell>
          <table:table-cell office:value-type="float" office:value="0.52124436425901" calcext:value-type="float">
            <text:p>0.52124436425901</text:p>
          </table:table-cell>
          <table:table-cell office:value-type="float" office:value="0.96316067917771" calcext:value-type="float">
            <text:p>0.96316067917771</text:p>
          </table:table-cell>
          <table:table-cell office:value-type="float" office:value="0.33249455306442" calcext:value-type="float">
            <text:p>0.33249455306442</text:p>
          </table:table-cell>
          <table:table-cell office:value-type="float" office:value="0.999712146211" calcext:value-type="float">
            <text:p>0.999712146211</text:p>
          </table:table-cell>
          <table:table-cell office:value-type="float" office:value="0.57627141428002" calcext:value-type="float">
            <text:p>0.57627141428002</text:p>
          </table:table-cell>
          <table:table-cell office:value-type="float" office:value="0.73447899389265" calcext:value-type="float">
            <text:p>0.73447899389265</text:p>
          </table:table-cell>
          <table:table-cell office:value-type="float" office:value="0.47472400673517" calcext:value-type="float">
            <text:p>0.47472400673517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144491455539" calcext:value-type="float">
            <text:p>1.1144491455539</text:p>
          </table:table-cell>
          <table:table-cell office:value-type="float" office:value="0.52340811476544" calcext:value-type="float">
            <text:p>0.52340811476544</text:p>
          </table:table-cell>
          <table:table-cell office:value-type="float" office:value="0.98023015581897" calcext:value-type="float">
            <text:p>0.98023015581897</text:p>
          </table:table-cell>
          <table:table-cell office:value-type="float" office:value="0.33723022741133" calcext:value-type="float">
            <text:p>0.33723022741133</text:p>
          </table:table-cell>
          <table:table-cell office:value-type="float" office:value="0.99293148556933" calcext:value-type="float">
            <text:p>0.99293148556933</text:p>
          </table:table-cell>
          <table:table-cell office:value-type="float" office:value="0.57177257261742" calcext:value-type="float">
            <text:p>0.57177257261742</text:p>
          </table:table-cell>
          <table:table-cell office:value-type="float" office:value="0.74608872491013" calcext:value-type="float">
            <text:p>0.74608872491013</text:p>
          </table:table-cell>
          <table:table-cell office:value-type="float" office:value="0.46924774678064" calcext:value-type="float">
            <text:p>0.46924774678064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1045333665875" calcext:value-type="float">
            <text:p>1.1045333665875</text:p>
          </table:table-cell>
          <table:table-cell office:value-type="float" office:value="0.52515541746221" calcext:value-type="float">
            <text:p>0.52515541746221</text:p>
          </table:table-cell>
          <table:table-cell office:value-type="float" office:value="0.99617097145412" calcext:value-type="float">
            <text:p>0.99617097145412</text:p>
          </table:table-cell>
          <table:table-cell office:value-type="float" office:value="0.34246204281801" calcext:value-type="float">
            <text:p>0.34246204281801</text:p>
          </table:table-cell>
          <table:table-cell office:value-type="float" office:value="0.98696995388262" calcext:value-type="float">
            <text:p>0.98696995388262</text:p>
          </table:table-cell>
          <table:table-cell office:value-type="float" office:value="0.56740950209341" calcext:value-type="float">
            <text:p>0.56740950209341</text:p>
          </table:table-cell>
          <table:table-cell office:value-type="float" office:value="0.75787977342402" calcext:value-type="float">
            <text:p>0.75787977342402</text:p>
          </table:table-cell>
          <table:table-cell office:value-type="float" office:value="0.46421577859087" calcext:value-type="float">
            <text:p>0.464215778590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52125095014" calcext:value-type="float">
            <text:p>1.0952125095014</text:p>
          </table:table-cell>
          <table:table-cell office:value-type="float" office:value="0.52653171938401" calcext:value-type="float">
            <text:p>0.52653171938401</text:p>
          </table:table-cell>
          <table:table-cell office:value-type="float" office:value="1.0109269866514" calcext:value-type="float">
            <text:p>1.0109269866514</text:p>
          </table:table-cell>
          <table:table-cell office:value-type="float" office:value="0.34813369432185" calcext:value-type="float">
            <text:p>0.34813369432185</text:p>
          </table:table-cell>
          <table:table-cell office:value-type="float" office:value="0.98175468842615" calcext:value-type="float">
            <text:p>0.98175468842615</text:p>
          </table:table-cell>
          <table:table-cell office:value-type="float" office:value="0.56318669525576" calcext:value-type="float">
            <text:p>0.56318669525576</text:p>
          </table:table-cell>
          <table:table-cell office:value-type="float" office:value="0.76981128605661" calcext:value-type="float">
            <text:p>0.76981128605661</text:p>
          </table:table-cell>
          <table:table-cell office:value-type="float" office:value="0.45962146566631" calcext:value-type="float">
            <text:p>0.45962146566631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0864633925355" calcext:value-type="float">
            <text:p>1.0864633925355</text:p>
          </table:table-cell>
          <table:table-cell office:value-type="float" office:value="0.52757823341918" calcext:value-type="float">
            <text:p>0.52757823341918</text:p>
          </table:table-cell>
          <table:table-cell office:value-type="float" office:value="1.0244586073877" calcext:value-type="float">
            <text:p>1.0244586073877</text:p>
          </table:table-cell>
          <table:table-cell office:value-type="float" office:value="0.35418491678429" calcext:value-type="float">
            <text:p>0.35418491678429</text:p>
          </table:table-cell>
          <table:table-cell office:value-type="float" office:value="0.97722007080574" calcext:value-type="float">
            <text:p>0.97722007080574</text:p>
          </table:table-cell>
          <table:table-cell office:value-type="float" office:value="0.55910741584762" calcext:value-type="float">
            <text:p>0.55910741584762</text:p>
          </table:table-cell>
          <table:table-cell office:value-type="float" office:value="0.78184135984577" calcext:value-type="float">
            <text:p>0.78184135984577</text:p>
          </table:table-cell>
          <table:table-cell office:value-type="float" office:value="0.45545831912393" calcext:value-type="float">
            <text:p>0.45545831912393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078262604043" calcext:value-type="float">
            <text:p>1.078262604043</text:p>
          </table:table-cell>
          <table:table-cell office:value-type="float" office:value="0.52833229940863" calcext:value-type="float">
            <text:p>0.52833229940863</text:p>
          </table:table-cell>
          <table:table-cell office:value-type="float" office:value="1.0367429589364" calcext:value-type="float">
            <text:p>1.0367429589364</text:p>
          </table:table-cell>
          <table:table-cell office:value-type="float" office:value="0.36055283367115" calcext:value-type="float">
            <text:p>0.36055283367115</text:p>
          </table:table-cell>
          <table:table-cell office:value-type="float" office:value="0.97330673862588" calcext:value-type="float">
            <text:p>0.97330673862588</text:p>
          </table:table-cell>
          <table:table-cell office:value-type="float" office:value="0.55517390683586" calcext:value-type="float">
            <text:p>0.55517390683586</text:p>
          </table:table-cell>
          <table:table-cell office:value-type="float" office:value="0.79392722415387" calcext:value-type="float">
            <text:p>0.79392722415387</text:p>
          </table:table-cell>
          <table:table-cell office:value-type="float" office:value="0.45171973388756" calcext:value-type="float">
            <text:p>0.45171973388756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0705867448256" calcext:value-type="float">
            <text:p>1.0705867448256</text:p>
          </table:table-cell>
          <table:table-cell office:value-type="float" office:value="0.52882772327223" calcext:value-type="float">
            <text:p>0.52882772327223</text:p>
          </table:table-cell>
          <table:table-cell office:value-type="float" office:value="1.0477735200386" calcext:value-type="float">
            <text:p>1.0477735200386</text:p>
          </table:table-cell>
          <table:table-cell office:value-type="float" office:value="0.36717334118215" calcext:value-type="float">
            <text:p>0.36717334118215</text:p>
          </table:table-cell>
          <table:table-cell office:value-type="float" office:value="0.96996076097934" calcext:value-type="float">
            <text:p>0.96996076097934</text:p>
          </table:table-cell>
          <table:table-cell office:value-type="float" office:value="0.55138755722395" calcext:value-type="float">
            <text:p>0.55138755722395</text:p>
          </table:table-cell>
          <table:table-cell office:value-type="float" office:value="0.80602547628675" calcext:value-type="float">
            <text:p>0.80602547628675</text:p>
          </table:table-cell>
          <table:table-cell office:value-type="float" office:value="0.4483987452901" calcext:value-type="float">
            <text:p>0.4483987452901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634126152591" calcext:value-type="float">
            <text:p>1.0634126152591</text:p>
          </table:table-cell>
          <table:table-cell office:value-type="float" office:value="0.52909509264404" calcext:value-type="float">
            <text:p>0.52909509264404</text:p>
          </table:table-cell>
          <table:table-cell office:value-type="float" office:value="1.0575592711079" calcext:value-type="float">
            <text:p>1.0575592711079</text:p>
          </table:table-cell>
          <table:table-cell office:value-type="float" office:value="0.37398246279972" calcext:value-type="float">
            <text:p>0.37398246279972</text:p>
          </table:table-cell>
          <table:table-cell office:value-type="float" office:value="0.96713294753217" calcext:value-type="float">
            <text:p>0.96713294753217</text:p>
          </table:table-cell>
          <table:table-cell office:value-type="float" office:value="0.54774903715592" calcext:value-type="float">
            <text:p>0.54774903715592</text:p>
          </table:table-cell>
          <table:table-cell office:value-type="float" office:value="0.81809236665301" calcext:value-type="float">
            <text:p>0.81809236665301</text:p>
          </table:table-cell>
          <table:table-cell office:value-type="float" office:value="0.44548780834204" calcext:value-type="float">
            <text:p>0.4454878083420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0567173580684" calcext:value-type="float">
            <text:p>1.0567173580684</text:p>
          </table:table-cell>
          <table:table-cell office:value-type="float" office:value="0.52916206858452" calcext:value-type="float">
            <text:p>0.52916206858452</text:p>
          </table:table-cell>
          <table:table-cell office:value-type="float" office:value="1.0661234343082" calcext:value-type="float">
            <text:p>1.0661234343082</text:p>
          </table:table-cell>
          <table:table-cell office:value-type="float" office:value="0.38091761608698" calcext:value-type="float">
            <text:p>0.38091761608698</text:p>
          </table:table-cell>
          <table:table-cell office:value-type="float" office:value="0.96477826718581" calcext:value-type="float">
            <text:p>0.96477826718581</text:p>
          </table:table-cell>
          <table:table-cell office:value-type="float" office:value="0.54425840696997" calcext:value-type="float">
            <text:p>0.54425840696997</text:p>
          </table:table-cell>
          <table:table-cell office:value-type="float" office:value="0.83008412781876" calcext:value-type="float">
            <text:p>0.83008412781876</text:p>
          </table:table-cell>
          <table:table-cell office:value-type="float" office:value="0.4429786029486" calcext:value-type="float">
            <text:p>0.4429786029486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0504785655892" calcext:value-type="float">
            <text:p>1.0504785655892</text:p>
          </table:table-cell>
          <table:table-cell office:value-type="float" office:value="0.5290536536909" calcext:value-type="float">
            <text:p>0.5290536536909</text:p>
          </table:table-cell>
          <table:table-cell office:value-type="float" office:value="1.073501898954" calcext:value-type="float">
            <text:p>1.073501898954</text:p>
          </table:table-cell>
          <table:table-cell office:value-type="float" office:value="0.38791874408358" calcext:value-type="float">
            <text:p>0.38791874408358</text:p>
          </table:table-cell>
          <table:table-cell office:value-type="float" office:value="0.9628553572199" calcext:value-type="float">
            <text:p>0.9628553572199</text:p>
          </table:table-cell>
          <table:table-cell office:value-type="float" office:value="0.54091520659855" calcext:value-type="float">
            <text:p>0.54091520659855</text:p>
          </table:table-cell>
          <table:table-cell office:value-type="float" office:value="0.84195734000582" calcext:value-type="float">
            <text:p>0.84195734000582</text:p>
          </table:table-cell>
          <table:table-cell office:value-type="float" office:value="0.44086186488583" calcext:value-type="float">
            <text:p>0.44086186488583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0446743586949" calcext:value-type="float">
            <text:p>1.0446743586949</text:p>
          </table:table-cell>
          <table:table-cell office:value-type="float" office:value="0.52879243743206" calcext:value-type="float">
            <text:p>0.52879243743206</text:p>
          </table:table-cell>
          <table:table-cell office:value-type="float" office:value="1.0797414324384" calcext:value-type="float">
            <text:p>1.0797414324384</text:p>
          </table:table-cell>
          <table:table-cell office:value-type="float" office:value="0.39492927649727" calcext:value-type="float">
            <text:p>0.39492927649727</text:p>
          </table:table-cell>
          <table:table-cell office:value-type="float" office:value="0.9613261074539" calcext:value-type="float">
            <text:p>0.9613261074539</text:p>
          </table:table-cell>
          <table:table-cell office:value-type="float" office:value="0.53771852567071" calcext:value-type="float">
            <text:p>0.53771852567071</text:p>
          </table:table-cell>
          <table:table-cell office:value-type="float" office:value="0.85366932491342" calcext:value-type="float">
            <text:p>0.85366932491342</text:p>
          </table:table-cell>
          <table:table-cell office:value-type="float" office:value="0.43912725152854" calcext:value-type="float">
            <text:p>0.43912725152854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0392834432198" calcext:value-type="float">
            <text:p>1.0392834432198</text:p>
          </table:table-cell>
          <table:table-cell office:value-type="float" office:value="0.52839881985737" calcext:value-type="float">
            <text:p>0.52839881985737</text:p>
          </table:table-cell>
          <table:table-cell office:value-type="float" office:value="1.0848977754828" calcext:value-type="float">
            <text:p>1.0848977754828</text:p>
          </table:table-cell>
          <table:table-cell office:value-type="float" office:value="0.40189689957731" calcext:value-type="float">
            <text:p>0.40189689957731</text:p>
          </table:table-cell>
          <table:table-cell office:value-type="float" office:value="0.96015530721082" calcext:value-type="float">
            <text:p>0.96015530721082</text:p>
          </table:table-cell>
          <table:table-cell office:value-type="float" office:value="0.53466706448427" calcext:value-type="float">
            <text:p>0.53466706448427</text:p>
          </table:table-cell>
          <table:table-cell office:value-type="float" office:value="0.86517855675667" calcext:value-type="float">
            <text:p>0.86517855675667</text:p>
          </table:table-cell>
          <table:table-cell office:value-type="float" office:value="0.43776323268381" calcext:value-type="float">
            <text:p>0.43776323268381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0342851485953" calcext:value-type="float">
            <text:p>1.0342851485953</text:p>
          </table:table-cell>
          <table:table-cell office:value-type="float" office:value="0.52789121501967" calcext:value-type="float">
            <text:p>0.52789121501967</text:p>
          </table:table-cell>
          <table:table-cell office:value-type="float" office:value="1.0890337123944" calcext:value-type="float">
            <text:p>1.0890337123944</text:p>
          </table:table-cell>
          <table:table-cell office:value-type="float" office:value="0.40877412674171" calcext:value-type="float">
            <text:p>0.40877412674171</text:p>
          </table:table-cell>
          <table:table-cell office:value-type="float" office:value="0.95931034454869" calcext:value-type="float">
            <text:p>0.95931034454869</text:p>
          </table:table-cell>
          <table:table-cell office:value-type="float" office:value="0.5317591818235" calcext:value-type="float">
            <text:p>0.5317591818235</text:p>
          </table:table-cell>
          <table:table-cell office:value-type="float" office:value="0.87644508295346" calcext:value-type="float">
            <text:p>0.87644508295346</text:p>
          </table:table-cell>
          <table:table-cell office:value-type="float" office:value="0.43675704321262" calcext:value-type="float">
            <text:p>0.436757043212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96594525223" calcext:value-type="float">
            <text:p>1.0296594525223</text:p>
          </table:table-cell>
          <table:table-cell office:value-type="float" office:value="0.5272862355479" calcext:value-type="float">
            <text:p>0.5272862355479</text:p>
          </table:table-cell>
          <table:table-cell office:value-type="float" office:value="1.092217194098" calcext:value-type="float">
            <text:p>1.092217194098</text:p>
          </table:table-cell>
          <table:table-cell office:value-type="float" office:value="0.4155186736615" calcext:value-type="float">
            <text:p>0.4155186736615</text:p>
          </table:table-cell>
          <table:table-cell office:value-type="float" office:value="0.95876094962997" calcext:value-type="float">
            <text:p>0.95876094962997</text:p>
          </table:table-cell>
          <table:table-cell office:value-type="float" office:value="0.52899293507618" calcext:value-type="float">
            <text:p>0.52899293507618</text:p>
          </table:table-cell>
          <table:table-cell office:value-type="float" office:value="0.88743093549011" calcext:value-type="float">
            <text:p>0.88743093549011</text:p>
          </table:table-cell>
          <table:table-cell office:value-type="float" office:value="0.43609463186955" calcext:value-type="float">
            <text:p>0.43609463186955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0253869947602" calcext:value-type="float">
            <text:p>1.0253869947602</text:p>
          </table:table-cell>
          <table:table-cell office:value-type="float" office:value="0.52659885983269" calcext:value-type="float">
            <text:p>0.52659885983269</text:p>
          </table:table-cell>
          <table:table-cell office:value-type="float" office:value="1.0945195760056" calcext:value-type="float">
            <text:p>1.0945195760056</text:p>
          </table:table-cell>
          <table:table-cell office:value-type="float" office:value="0.42209365089728" calcext:value-type="float">
            <text:p>0.42209365089728</text:p>
          </table:table-cell>
          <table:table-cell office:value-type="float" office:value="0.95847897524102" calcext:value-type="float">
            <text:p>0.95847897524102</text:p>
          </table:table-cell>
          <table:table-cell office:value-type="float" office:value="0.52636611371736" calcext:value-type="float">
            <text:p>0.52636611371736</text:p>
          </table:table-cell>
          <table:table-cell office:value-type="float" office:value="0.89810052986274" calcext:value-type="float">
            <text:p>0.89810052986274</text:p>
          </table:table-cell>
          <table:table-cell office:value-type="float" office:value="0.43576067621814" calcext:value-type="float">
            <text:p>0.43576067621814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0214490825174" calcext:value-type="float">
            <text:p>1.0214490825174</text:p>
          </table:table-cell>
          <table:table-cell office:value-type="float" office:value="0.52584258327032" calcext:value-type="float">
            <text:p>0.52584258327032</text:p>
          </table:table-cell>
          <table:table-cell office:value-type="float" office:value="1.0960140161329" calcext:value-type="float">
            <text:p>1.0960140161329</text:p>
          </table:table-cell>
          <table:table-cell office:value-type="float" office:value="0.42846759401509" calcext:value-type="float">
            <text:p>0.42846759401509</text:p>
          </table:table-cell>
          <table:table-cell office:value-type="float" office:value="0.95843820868885" calcext:value-type="float">
            <text:p>0.95843820868885</text:p>
          </table:table-cell>
          <table:table-cell office:value-type="float" office:value="0.52387626756728" calcext:value-type="float">
            <text:p>0.52387626756728</text:p>
          </table:table-cell>
          <table:table-cell office:value-type="float" office:value="0.90842103503084" calcext:value-type="float">
            <text:p>0.90842103503084</text:p>
          </table:table-cell>
          <table:table-cell office:value-type="float" office:value="0.43573862593924" calcext:value-type="float">
            <text:p>0.43573862593924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0178276894378" calcext:value-type="float">
            <text:p>1.0178276894378</text:p>
          </table:table-cell>
          <table:table-cell office:value-type="float" office:value="0.52502955495996" calcext:value-type="float">
            <text:p>0.52502955495996</text:p>
          </table:table-cell>
          <table:table-cell office:value-type="float" office:value="1.0967740627976" calcext:value-type="float">
            <text:p>1.0967740627976</text:p>
          </table:table-cell>
          <table:table-cell office:value-type="float" office:value="0.43461435538095" calcext:value-type="float">
            <text:p>0.43461435538095</text:p>
          </table:table-cell>
          <table:table-cell office:value-type="float" office:value="0.95861421023505" calcext:value-type="float">
            <text:p>0.95861421023505</text:p>
          </table:table-cell>
          <table:table-cell office:value-type="float" office:value="0.52152073096708" calcext:value-type="float">
            <text:p>0.52152073096708</text:p>
          </table:table-cell>
          <table:table-cell office:value-type="float" office:value="0.91836270487149" calcext:value-type="float">
            <text:p>0.91836270487149</text:p>
          </table:table-cell>
          <table:table-cell office:value-type="float" office:value="0.4360107830404" calcext:value-type="float">
            <text:p>0.4360107830404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0145054497794" calcext:value-type="float">
            <text:p>1.0145054497794</text:p>
          </table:table-cell>
          <table:table-cell office:value-type="float" office:value="0.52417070118024" calcext:value-type="float">
            <text:p>0.52417070118024</text:p>
          </table:table-cell>
          <table:table-cell office:value-type="float" office:value="1.096872446812" calcext:value-type="float">
            <text:p>1.096872446812</text:p>
          </table:table-cell>
          <table:table-cell office:value-type="float" office:value="0.44051288378499" calcext:value-type="float">
            <text:p>0.44051288378499</text:p>
          </table:table-cell>
          <table:table-cell office:value-type="float" office:value="0.95898417398475" calcext:value-type="float">
            <text:p>0.95898417398475</text:p>
          </table:table-cell>
          <table:table-cell office:value-type="float" office:value="0.5192966438006" calcext:value-type="float">
            <text:p>0.5192966438006</text:p>
          </table:table-cell>
          <table:table-cell office:value-type="float" office:value="0.92789916160708" calcext:value-type="float">
            <text:p>0.92789916160708</text:p>
          </table:table-cell>
          <table:table-cell office:value-type="float" office:value="0.43655841327406" calcext:value-type="float">
            <text:p>0.4365584132740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0114656490573" calcext:value-type="float">
            <text:p>1.0114656490573</text:p>
          </table:table-cell>
          <table:table-cell office:value-type="float" office:value="0.52327583688885" calcext:value-type="float">
            <text:p>0.52327583688885</text:p>
          </table:table-cell>
          <table:table-cell office:value-type="float" office:value="1.0963800809899" calcext:value-type="float">
            <text:p>1.0963800809899</text:p>
          </table:table-cell>
          <table:table-cell office:value-type="float" office:value="0.44614691806594" calcext:value-type="float">
            <text:p>0.44614691806594</text:p>
          </table:table-cell>
          <table:table-cell office:value-type="float" office:value="0.95952680776917" calcext:value-type="float">
            <text:p>0.95952680776917</text:p>
          </table:table-cell>
          <table:table-cell office:value-type="float" office:value="0.5172009701142" calcext:value-type="float">
            <text:p>0.5172009701142</text:p>
          </table:table-cell>
          <table:table-cell office:value-type="float" office:value="0.93700762348513" calcext:value-type="float">
            <text:p>0.93700762348513</text:p>
          </table:table-cell>
          <table:table-cell office:value-type="float" office:value="0.43736188527933" calcext:value-type="float">
            <text:p>0.43736188527933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0086922121577" calcext:value-type="float">
            <text:p>1.0086922121577</text:p>
          </table:table-cell>
          <table:table-cell office:value-type="float" office:value="0.52235376640213" calcext:value-type="float">
            <text:p>0.52235376640213</text:p>
          </table:table-cell>
          <table:table-cell office:value-type="float" office:value="1.0953652602959" calcext:value-type="float">
            <text:p>1.0953652602959</text:p>
          </table:table-cell>
          <table:table-cell office:value-type="float" office:value="0.4515046194546" calcext:value-type="float">
            <text:p>0.4515046194546</text:p>
          </table:table-cell>
          <table:table-cell office:value-type="float" office:value="0.96022222907334" calcext:value-type="float">
            <text:p>0.96022222907334</text:p>
          </table:table-cell>
          <table:table-cell office:value-type="float" office:value="0.51523051493997" calcext:value-type="float">
            <text:p>0.51523051493997</text:p>
          </table:table-cell>
          <table:table-cell office:value-type="float" office:value="0.94566907106021" calcext:value-type="float">
            <text:p>0.94566907106021</text:p>
          </table:table-cell>
          <table:table-cell office:value-type="float" office:value="0.43840083546367" calcext:value-type="float">
            <text:p>0.43840083546367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0061696897181" calcext:value-type="float">
            <text:p>1.0061696897181</text:p>
          </table:table-cell>
          <table:table-cell office:value-type="float" office:value="0.52141237432153" calcext:value-type="float">
            <text:p>0.52141237432153</text:p>
          </table:table-cell>
          <table:table-cell office:value-type="float" office:value="1.0938930490672" calcext:value-type="float">
            <text:p>1.0938930490672</text:p>
          </table:table-cell>
          <table:table-cell office:value-type="float" office:value="0.45657816489175" calcext:value-type="float">
            <text:p>0.45657816489175</text:p>
          </table:table-cell>
          <table:table-cell office:value-type="float" office:value="0.96105187448685" calcext:value-type="float">
            <text:p>0.96105187448685</text:p>
          </table:table-cell>
          <table:table-cell office:value-type="float" office:value="0.51338193980627" calcext:value-type="float">
            <text:p>0.51338193980627</text:p>
          </table:table-cell>
          <table:table-cell office:value-type="float" office:value="0.95386834844495" calcext:value-type="float">
            <text:p>0.95386834844495</text:p>
          </table:table-cell>
          <table:table-cell office:value-type="float" office:value="0.43965434514088" calcext:value-type="float">
            <text:p>0.43965434514088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003883243389" calcext:value-type="float">
            <text:p>1.003883243389</text:p>
          </table:table-cell>
          <table:table-cell office:value-type="float" office:value="0.52045870768594" calcext:value-type="float">
            <text:p>0.52045870768594</text:p>
          </table:table-cell>
          <table:table-cell office:value-type="float" office:value="1.0920248372075" calcext:value-type="float">
            <text:p>1.0920248372075</text:p>
          </table:table-cell>
          <table:table-cell office:value-type="float" office:value="0.46136332051891" calcext:value-type="float">
            <text:p>0.46136332051891</text:p>
          </table:table-cell>
          <table:table-cell office:value-type="float" office:value="0.96199842051394" calcext:value-type="float">
            <text:p>0.96199842051394</text:p>
          </table:table-cell>
          <table:table-cell office:value-type="float" office:value="0.5116517773173" calcext:value-type="float">
            <text:p>0.5116517773173</text:p>
          </table:table-cell>
          <table:table-cell office:value-type="float" office:value="0.96159419842126" calcext:value-type="float">
            <text:p>0.96159419842126</text:p>
          </table:table-cell>
          <table:table-cell office:value-type="float" office:value="0.44110115319569" calcext:value-type="float">
            <text:p>0.44110115319569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0018186304549" calcext:value-type="float">
            <text:p>1.0018186304549</text:p>
          </table:table-cell>
          <table:table-cell office:value-type="float" office:value="0.51949905024292" calcext:value-type="float">
            <text:p>0.51949905024292</text:p>
          </table:table-cell>
          <table:table-cell office:value-type="float" office:value="1.0898180447458" calcext:value-type="float">
            <text:p>1.0898180447458</text:p>
          </table:table-cell>
          <table:table-cell office:value-type="float" office:value="0.46585901123802" calcext:value-type="float">
            <text:p>0.46585901123802</text:p>
          </table:table-cell>
          <table:table-cell office:value-type="float" office:value="0.96304571388253" calcext:value-type="float">
            <text:p>0.96304571388253</text:p>
          </table:table-cell>
          <table:table-cell office:value-type="float" office:value="0.51003644509771" calcext:value-type="float">
            <text:p>0.51003644509771</text:p>
          </table:table-cell>
          <table:table-cell office:value-type="float" office:value="0.96883923144843" calcext:value-type="float">
            <text:p>0.96883923144843</text:p>
          </table:table-cell>
          <table:table-cell office:value-type="float" office:value="0.4427198435418" calcext:value-type="float">
            <text:p>0.44271984354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996218817585" calcext:value-type="float">
            <text:p>0.99996218817585</text:p>
          </table:table-cell>
          <table:table-cell office:value-type="float" office:value="0.51853898965083" calcext:value-type="float">
            <text:p>0.51853898965083</text:p>
          </table:table-cell>
          <table:table-cell office:value-type="float" office:value="1.0873259532764" calcext:value-type="float">
            <text:p>1.0873259532764</text:p>
          </table:table-cell>
          <table:table-cell office:value-type="float" office:value="0.47006689895513" calcext:value-type="float">
            <text:p>0.47006689895513</text:p>
          </table:table-cell>
          <table:table-cell office:value-type="float" office:value="0.96417870975087" calcext:value-type="float">
            <text:p>0.96417870975087</text:p>
          </table:table-cell>
          <table:table-cell office:value-type="float" office:value="0.5085322593257" calcext:value-type="float">
            <text:p>0.5085322593257</text:p>
          </table:table-cell>
          <table:table-cell office:value-type="float" office:value="0.97559983360916" calcext:value-type="float">
            <text:p>0.97559983360916</text:p>
          </table:table-cell>
          <table:table-cell office:value-type="float" office:value="0.44448905457567" calcext:value-type="float">
            <text:p>0.44448905457567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99830081811628" calcext:value-type="float">
            <text:p>0.99830081811628</text:p>
          </table:table-cell>
          <table:table-cell office:value-type="float" office:value="0.51758347834676" calcext:value-type="float">
            <text:p>0.51758347834676</text:p>
          </table:table-cell>
          <table:table-cell office:value-type="float" office:value="1.0845976431433" calcext:value-type="float">
            <text:p>1.0845976431433</text:p>
          </table:table-cell>
          <table:table-cell office:value-type="float" office:value="0.47399097905155" calcext:value-type="float">
            <text:p>0.47399097905155</text:p>
          </table:table-cell>
          <table:table-cell office:value-type="float" office:value="0.96538341643386" calcext:value-type="float">
            <text:p>0.96538341643386</text:p>
          </table:table-cell>
          <table:table-cell office:value-type="float" office:value="0.50713544801683" calcext:value-type="float">
            <text:p>0.50713544801683</text:p>
          </table:table-cell>
          <table:table-cell office:value-type="float" office:value="0.98187601723511" calcext:value-type="float">
            <text:p>0.98187601723511</text:p>
          </table:table-cell>
          <table:table-cell office:value-type="float" office:value="0.44638767943474" calcext:value-type="float">
            <text:p>0.44638767943474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9682197065659" calcext:value-type="float">
            <text:p>0.99682197065659</text:p>
          </table:table-cell>
          <table:table-cell office:value-type="float" office:value="0.51663688874407" calcext:value-type="float">
            <text:p>0.51663688874407</text:p>
          </table:table-cell>
          <table:table-cell office:value-type="float" office:value="1.0816780164516" calcext:value-type="float">
            <text:p>1.0816780164516</text:p>
          </table:table-cell>
          <table:table-cell office:value-type="float" office:value="0.47763720188234" calcext:value-type="float">
            <text:p>0.47763720188234</text:p>
          </table:table-cell>
          <table:table-cell office:value-type="float" office:value="0.96664684546549" calcext:value-type="float">
            <text:p>0.96664684546549</text:p>
          </table:table-cell>
          <table:table-cell office:value-type="float" office:value="0.50584216418368" calcext:value-type="float">
            <text:p>0.50584216418368</text:p>
          </table:table-cell>
          <table:table-cell office:value-type="float" office:value="0.98767122113608" calcext:value-type="float">
            <text:p>0.98767122113608</text:p>
          </table:table-cell>
          <table:table-cell office:value-type="float" office:value="0.44839505688169" calcext:value-type="float">
            <text:p>0.44839505688169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99551362981934" calcext:value-type="float">
            <text:p>0.99551362981934</text:p>
          </table:table-cell>
          <table:table-cell office:value-type="float" office:value="0.51570306335708" calcext:value-type="float">
            <text:p>0.51570306335708</text:p>
          </table:table-cell>
          <table:table-cell office:value-type="float" office:value="1.0786078877552" calcext:value-type="float">
            <text:p>1.0786078877552</text:p>
          </table:table-cell>
          <table:table-cell office:value-type="float" office:value="0.48101312374636" calcext:value-type="float">
            <text:p>0.48101312374636</text:p>
          </table:table-cell>
          <table:table-cell office:value-type="float" office:value="0.96795696598218" calcext:value-type="float">
            <text:p>0.96795696598218</text:p>
          </table:table-cell>
          <table:table-cell office:value-type="float" office:value="0.50464849875939" calcext:value-type="float">
            <text:p>0.50464849875939</text:p>
          </table:table-cell>
          <table:table-cell office:value-type="float" office:value="0.99299206817758" calcext:value-type="float">
            <text:p>0.99299206817758</text:p>
          </table:table-cell>
          <table:table-cell office:value-type="float" office:value="0.4504911483884" calcext:value-type="float">
            <text:p>0.4504911483884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9436429849679" calcext:value-type="float">
            <text:p>0.99436429849679</text:p>
          </table:table-cell>
          <table:table-cell office:value-type="float" office:value="0.51478536038939" calcext:value-type="float">
            <text:p>0.51478536038939</text:p>
          </table:table-cell>
          <table:table-cell office:value-type="float" office:value="1.0754241263412" calcext:value-type="float">
            <text:p>1.0754241263412</text:p>
          </table:table-cell>
          <table:table-cell office:value-type="float" office:value="0.48412758982242" calcext:value-type="float">
            <text:p>0.48412758982242</text:p>
          </table:table-cell>
          <table:table-cell office:value-type="float" office:value="0.96930266257798" calcext:value-type="float">
            <text:p>0.96930266257798</text:p>
          </table:table-cell>
          <table:table-cell office:value-type="float" office:value="0.50355049400066" calcext:value-type="float">
            <text:p>0.50355049400066</text:p>
          </table:table-cell>
          <table:table-cell office:value-type="float" office:value="0.99784808868879" calcext:value-type="float">
            <text:p>0.99784808868879</text:p>
          </table:table-cell>
          <table:table-cell office:value-type="float" office:value="0.45265669778629" calcext:value-type="float">
            <text:p>0.4526566977862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99336298412763" calcext:value-type="float">
            <text:p>0.99336298412763</text:p>
          </table:table-cell>
          <table:table-cell office:value-type="float" office:value="0.51388669526678" calcext:value-type="float">
            <text:p>0.51388669526678</text:p>
          </table:table-cell>
          <table:table-cell office:value-type="float" office:value="1.0721598362136" calcext:value-type="float">
            <text:p>1.0721598362136</text:p>
          </table:table-cell>
          <table:table-cell office:value-type="float" office:value="0.48699045000851" calcext:value-type="float">
            <text:p>0.48699045000851</text:p>
          </table:table-cell>
          <table:table-cell office:value-type="float" office:value="0.97067369585437" calcext:value-type="float">
            <text:p>0.97067369585437</text:p>
          </table:table-cell>
          <table:table-cell office:value-type="float" office:value="0.50254415613262" calcext:value-type="float">
            <text:p>0.50254415613262</text:p>
          </table:table-cell>
          <table:table-cell office:value-type="float" office:value="1.002251418511" calcext:value-type="float">
            <text:p>1.002251418511</text:p>
          </table:table-cell>
          <table:table-cell office:value-type="float" office:value="0.45487337071568" calcext:value-type="float">
            <text:p>0.45487337071568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9249918484212" calcext:value-type="float">
            <text:p>0.99249918484212</text:p>
          </table:table-cell>
          <table:table-cell office:value-type="float" office:value="0.51300957854443" calcext:value-type="float">
            <text:p>0.51300957854443</text:p>
          </table:table-cell>
          <table:table-cell office:value-type="float" office:value="1.0688445620256" calcext:value-type="float">
            <text:p>1.0688445620256</text:p>
          </table:table-cell>
          <table:table-cell office:value-type="float" office:value="0.4896123074022" calcext:value-type="float">
            <text:p>0.4896123074022</text:p>
          </table:table-cell>
          <table:table-cell office:value-type="float" office:value="0.97206066510903" calcext:value-type="float">
            <text:p>0.97206066510903</text:p>
          </table:table-cell>
          <table:table-cell office:value-type="float" office:value="0.50162545892799" calcext:value-type="float">
            <text:p>0.50162545892799</text:p>
          </table:table-cell>
          <table:table-cell office:value-type="float" office:value="1.006216480444" calcext:value-type="float">
            <text:p>1.006216480444</text:p>
          </table:table-cell>
          <table:table-cell office:value-type="float" office:value="0.4571238719975" calcext:value-type="float">
            <text:p>0.4571238719975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99176287607215" calcext:value-type="float">
            <text:p>0.99176287607215</text:p>
          </table:table-cell>
          <table:table-cell office:value-type="float" office:value="0.51215615057186" calcext:value-type="float">
            <text:p>0.51215615057186</text:p>
          </table:table-cell>
          <table:table-cell office:value-type="float" office:value="1.065504511241" calcext:value-type="float">
            <text:p>1.065504511241</text:p>
          </table:table-cell>
          <table:table-cell office:value-type="float" office:value="0.49200429827682" calcext:value-type="float">
            <text:p>0.49200429827682</text:p>
          </table:table-cell>
          <table:table-cell office:value-type="float" office:value="0.9734549734838" calcext:value-type="float">
            <text:p>0.9734549734838</text:p>
          </table:table-cell>
          <table:table-cell office:value-type="float" office:value="0.50079038627541" calcext:value-type="float">
            <text:p>0.50079038627541</text:p>
          </table:table-cell>
          <table:table-cell office:value-type="float" office:value="1.0097596574623" calcext:value-type="float">
            <text:p>1.0097596574623</text:p>
          </table:table-cell>
          <table:table-cell office:value-type="float" office:value="0.45939203991866" calcext:value-type="float">
            <text:p>0.45939203991866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9114449760631" calcext:value-type="float">
            <text:p>0.99114449760631</text:p>
          </table:table-cell>
          <table:table-cell office:value-type="float" office:value="0.51132821325703" calcext:value-type="float">
            <text:p>0.51132821325703</text:p>
          </table:table-cell>
          <table:table-cell office:value-type="float" office:value="1.0621627846475" calcext:value-type="float">
            <text:p>1.0621627846475</text:p>
          </table:table-cell>
          <table:table-cell office:value-type="float" office:value="0.49417790179139" calcext:value-type="float">
            <text:p>0.49417790179139</text:p>
          </table:table-cell>
          <table:table-cell office:value-type="float" office:value="0.97484879160764" calcext:value-type="float">
            <text:p>0.97484879160764</text:p>
          </table:table-cell>
          <table:table-cell office:value-type="float" office:value="0.50003491366457" calcext:value-type="float">
            <text:p>0.50003491366457</text:p>
          </table:table-cell>
          <table:table-cell office:value-type="float" office:value="1.0128989654172" calcext:value-type="float">
            <text:p>1.0128989654172</text:p>
          </table:table-cell>
          <table:table-cell office:value-type="float" office:value="0.46166291723068" calcext:value-type="float">
            <text:p>0.46166291723068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99063494105793" calcext:value-type="float">
            <text:p>0.99063494105793</text:p>
          </table:table-cell>
          <table:table-cell office:value-type="float" office:value="0.51052725923274" calcext:value-type="float">
            <text:p>0.51052725923274</text:p>
          </table:table-cell>
          <table:table-cell office:value-type="float" office:value="1.0588396089824" calcext:value-type="float">
            <text:p>1.0588396089824</text:p>
          </table:table-cell>
          <table:table-cell office:value-type="float" office:value="0.49614477727427" calcext:value-type="float">
            <text:p>0.49614477727427</text:p>
          </table:table-cell>
          <table:table-cell office:value-type="float" office:value="0.9762350249649" calcext:value-type="float">
            <text:p>0.9762350249649</text:p>
          </table:table-cell>
          <table:table-cell office:value-type="float" office:value="0.49935503143936" calcext:value-type="float">
            <text:p>0.49935503143936</text:p>
          </table:table-cell>
          <table:table-cell office:value-type="float" office:value="1.0156537320748" calcext:value-type="float">
            <text:p>1.0156537320748</text:p>
          </table:table-cell>
          <table:table-cell office:value-type="float" office:value="0.46392279937815" calcext:value-type="float">
            <text:p>0.463922799378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022553770594" calcext:value-type="float">
            <text:p>0.99022553770594</text:p>
          </table:table-cell>
          <table:table-cell office:value-type="float" office:value="0.50975449869408" calcext:value-type="float">
            <text:p>0.50975449869408</text:p>
          </table:table-cell>
          <table:table-cell office:value-type="float" office:value="1.0555525668487" calcext:value-type="float">
            <text:p>1.0555525668487</text:p>
          </table:table-cell>
          <table:table-cell office:value-type="float" office:value="0.49791662669722" calcext:value-type="float">
            <text:p>0.49791662669722</text:p>
          </table:table-cell>
          <table:table-cell office:value-type="float" office:value="0.9776072808664" calcext:value-type="float">
            <text:p>0.9776072808664</text:p>
          </table:table-cell>
          <table:table-cell office:value-type="float" office:value="0.49874675722924" calcext:value-type="float">
            <text:p>0.49874675722924</text:p>
          </table:table-cell>
          <table:table-cell office:value-type="float" office:value="1.018044288349" calcext:value-type="float">
            <text:p>1.018044288349</text:p>
          </table:table-cell>
          <table:table-cell office:value-type="float" office:value="0.46615926107981" calcext:value-type="float">
            <text:p>0.46615926107981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899080466636" calcext:value-type="float">
            <text:p>0.9899080466636</text:p>
          </table:table-cell>
          <table:table-cell office:value-type="float" office:value="0.50901088414469" calcext:value-type="float">
            <text:p>0.50901088414469</text:p>
          </table:table-cell>
          <table:table-cell office:value-type="float" office:value="1.0523168202985" calcext:value-type="float">
            <text:p>1.0523168202985</text:p>
          </table:table-cell>
          <table:table-cell office:value-type="float" office:value="0.49950507986741" calcext:value-type="float">
            <text:p>0.49950507986741</text:p>
          </table:table-cell>
          <table:table-cell office:value-type="float" office:value="0.97895983581509" calcext:value-type="float">
            <text:p>0.97895983581509</text:p>
          </table:table-cell>
          <table:table-cell office:value-type="float" office:value="0.49820614740534" calcext:value-type="float">
            <text:p>0.49820614740534</text:p>
          </table:table-cell>
          <table:table-cell office:value-type="float" office:value="1.0200916765143" calcext:value-type="float">
            <text:p>1.0200916765143</text:p>
          </table:table-cell>
          <table:table-cell office:value-type="float" office:value="0.46836116271928" calcext:value-type="float">
            <text:p>0.46836116271928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98967464332744" calcext:value-type="float">
            <text:p>0.98967464332744</text:p>
          </table:table-cell>
          <table:table-cell office:value-type="float" office:value="0.50829713326161" calcext:value-type="float">
            <text:p>0.50829713326161</text:p>
          </table:table-cell>
          <table:table-cell office:value-type="float" office:value="1.0491453254672" calcext:value-type="float">
            <text:p>1.0491453254672</text:p>
          </table:table-cell>
          <table:table-cell office:value-type="float" office:value="0.50092159987665" calcext:value-type="float">
            <text:p>0.50092159987665</text:p>
          </table:table-cell>
          <table:table-cell office:value-type="float" office:value="0.98028760318842" calcext:value-type="float">
            <text:p>0.98028760318842</text:p>
          </table:table-cell>
          <table:table-cell office:value-type="float" office:value="0.49772930850082" calcext:value-type="float">
            <text:p>0.49772930850082</text:p>
          </table:table-cell>
          <table:table-cell office:value-type="float" office:value="1.0218173791227" calcext:value-type="float">
            <text:p>1.0218173791227</text:p>
          </table:table-cell>
          <table:table-cell office:value-type="float" office:value="0.47051863927633" calcext:value-type="float">
            <text:p>0.47051863927633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98951790805903" calcext:value-type="float">
            <text:p>0.98951790805903</text:p>
          </table:table-cell>
          <table:table-cell office:value-type="float" office:value="0.5076137500636" calcext:value-type="float">
            <text:p>0.5076137500636</text:p>
          </table:table-cell>
          <table:table-cell office:value-type="float" office:value="1.0460490364579" calcext:value-type="float">
            <text:p>1.0460490364579</text:p>
          </table:table-cell>
          <table:table-cell office:value-type="float" office:value="0.50217740643011" calcext:value-type="float">
            <text:p>0.50217740643011</text:p>
          </table:table-cell>
          <table:table-cell office:value-type="float" office:value="0.9815861011169" calcext:value-type="float">
            <text:p>0.9815861011169</text:p>
          </table:table-cell>
          <table:table-cell office:value-type="float" office:value="0.4973124079978" calcext:value-type="float">
            <text:p>0.4973124079978</text:p>
          </table:table-cell>
          <table:table-cell office:value-type="float" office:value="1.0232430712316" calcext:value-type="float">
            <text:p>1.0232430712316</text:p>
          </table:table-cell>
          <table:table-cell office:value-type="float" office:value="0.47262307243197" calcext:value-type="float">
            <text:p>0.47262307243197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98943081505302" calcext:value-type="float">
            <text:p>0.98943081505302</text:p>
          </table:table-cell>
          <table:table-cell office:value-type="float" office:value="0.50696104454517" calcext:value-type="float">
            <text:p>0.50696104454517</text:p>
          </table:table-cell>
          <table:table-cell office:value-type="float" office:value="1.043037097338" calcext:value-type="float">
            <text:p>1.043037097338</text:p>
          </table:table-cell>
          <table:table-cell office:value-type="float" office:value="0.50328341480913" calcext:value-type="float">
            <text:p>0.50328341480913</text:p>
          </table:table-cell>
          <table:table-cell office:value-type="float" office:value="0.9828514205292" calcext:value-type="float">
            <text:p>0.9828514205292</text:p>
          </table:table-cell>
          <table:table-cell office:value-type="float" office:value="0.49695168449342" calcext:value-type="float">
            <text:p>0.49695168449342</text:p>
          </table:table-cell>
          <table:table-cell office:value-type="float" office:value="1.0243903977298" calcext:value-type="float">
            <text:p>1.0243903977298</text:p>
          </table:table-cell>
          <table:table-cell office:value-type="float" office:value="0.47466704978178" calcext:value-type="float">
            <text:p>0.47466704978178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98940672134805" calcext:value-type="float">
            <text:p>0.98940672134805</text:p>
          </table:table-cell>
          <table:table-cell office:value-type="float" office:value="0.50633915091887" calcext:value-type="float">
            <text:p>0.50633915091887</text:p>
          </table:table-cell>
          <table:table-cell office:value-type="float" office:value="1.0401170216316" calcext:value-type="float">
            <text:p>1.0401170216316</text:p>
          </table:table-cell>
          <table:table-cell office:value-type="float" office:value="0.50425018838551" calcext:value-type="float">
            <text:p>0.50425018838551</text:p>
          </table:table-cell>
          <table:table-cell office:value-type="float" office:value="0.98408019336207" calcext:value-type="float">
            <text:p>0.98408019336207</text:p>
          </table:table-cell>
          <table:table-cell office:value-type="float" office:value="0.4966434576498" calcext:value-type="float">
            <text:p>0.4966434576498</text:p>
          </table:table-cell>
          <table:table-cell office:value-type="float" office:value="1.025280776528" calcext:value-type="float">
            <text:p>1.025280776528</text:p>
          </table:table-cell>
          <table:table-cell office:value-type="float" office:value="0.47664431269458" calcext:value-type="float">
            <text:p>0.47664431269458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98943935594063" calcext:value-type="float">
            <text:p>0.98943935594063</text:p>
          </table:table-cell>
          <table:table-cell office:value-type="float" office:value="0.5057480445904" calcext:value-type="float">
            <text:p>0.5057480445904</text:p>
          </table:table-cell>
          <table:table-cell office:value-type="float" office:value="1.0372948590963" calcext:value-type="float">
            <text:p>1.0372948590963</text:p>
          </table:table-cell>
          <table:table-cell office:value-type="float" office:value="0.50508790278393" calcext:value-type="float">
            <text:p>0.50508790278393</text:p>
          </table:table-cell>
          <table:table-cell office:value-type="float" office:value="0.985269560921" calcext:value-type="float">
            <text:p>0.985269560921</text:p>
          </table:table-cell>
          <table:table-cell office:value-type="float" office:value="0.49638413586924" calcext:value-type="float">
            <text:p>0.49638413586924</text:p>
          </table:table-cell>
          <table:table-cell office:value-type="float" office:value="1.0259352277074" calcext:value-type="float">
            <text:p>1.0259352277074</text:p>
          </table:table-cell>
          <table:table-cell office:value-type="float" office:value="0.47854969528911" calcext:value-type="float">
            <text:p>0.47854969528911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9895228089667" calcext:value-type="float">
            <text:p>0.9895228089667</text:p>
          </table:table-cell>
          <table:table-cell office:value-type="float" office:value="0.50518755797548" calcext:value-type="float">
            <text:p>0.50518755797548</text:p>
          </table:table-cell>
          <table:table-cell office:value-type="float" office:value="1.0345753498787" calcext:value-type="float">
            <text:p>1.0345753498787</text:p>
          </table:table-cell>
          <table:table-cell office:value-type="float" office:value="0.50580631997441" calcext:value-type="float">
            <text:p>0.50580631997441</text:p>
          </table:table-cell>
          <table:table-cell office:value-type="float" office:value="0.98641714258149" calcext:value-type="float">
            <text:p>0.98641714258149</text:p>
          </table:table-cell>
          <table:table-cell office:value-type="float" office:value="0.49617022552226" calcext:value-type="float">
            <text:p>0.49617022552226</text:p>
          </table:table-cell>
          <table:table-cell office:value-type="float" office:value="1.0263742280806" calcext:value-type="float">
            <text:p>1.0263742280806</text:p>
          </table:table-cell>
          <table:table-cell office:value-type="float" office:value="0.48037905671728" calcext:value-type="float">
            <text:p>0.48037905671728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98965152092044" calcext:value-type="float">
            <text:p>0.98965152092044</text:p>
          </table:table-cell>
          <table:table-cell office:value-type="float" office:value="0.50465739525359" calcext:value-type="float">
            <text:p>0.50465739525359</text:p>
          </table:table-cell>
          <table:table-cell office:value-type="float" office:value="1.0319620663704" calcext:value-type="float">
            <text:p>1.0319620663704</text:p>
          </table:table-cell>
          <table:table-cell office:value-type="float" office:value="0.50641477076058" calcext:value-type="float">
            <text:p>0.50641477076058</text:p>
          </table:table-cell>
          <table:table-cell office:value-type="float" office:value="0.9875210046871" calcext:value-type="float">
            <text:p>0.9875210046871</text:p>
          </table:table-cell>
          <table:table-cell office:value-type="float" office:value="0.49599833781056" calcext:value-type="float">
            <text:p>0.49599833781056</text:p>
          </table:table-cell>
          <table:table-cell office:value-type="float" office:value="1.0266175901179" calcext:value-type="float">
            <text:p>1.0266175901179</text:p>
          </table:table-cell>
          <table:table-cell office:value-type="float" office:value="0.48212920877702" calcext:value-type="float">
            <text:p>0.48212920877702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98982027188527" calcext:value-type="float">
            <text:p>0.98982027188527</text:p>
          </table:table-cell>
          <table:table-cell office:value-type="float" office:value="0.50415714614126" calcext:value-type="float">
            <text:p>0.50415714614126</text:p>
          </table:table-cell>
          <table:table-cell office:value-type="float" office:value="1.0294575432472" calcext:value-type="float">
            <text:p>1.0294575432472</text:p>
          </table:table-cell>
          <table:table-cell office:value-type="float" office:value="0.50692214430638" calcext:value-type="float">
            <text:p>0.50692214430638</text:p>
          </table:table-cell>
          <table:table-cell office:value-type="float" office:value="0.98857962986942" calcext:value-type="float">
            <text:p>0.98857962986942</text:p>
          </table:table-cell>
          <table:table-cell office:value-type="float" office:value="0.49586519521114" calcext:value-type="float">
            <text:p>0.49586519521114</text:p>
          </table:table-cell>
          <table:table-cell office:value-type="float" office:value="1.0266843638105" calcext:value-type="float">
            <text:p>1.0266843638105</text:p>
          </table:table-cell>
          <table:table-cell office:value-type="float" office:value="0.48379784068011" calcext:value-type="float">
            <text:p>0.483797840680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00241707575" calcext:value-type="float">
            <text:p>0.9900241707575</text:p>
          </table:table-cell>
          <table:table-cell office:value-type="float" office:value="0.50368629875718" calcext:value-type="float">
            <text:p>0.50368629875718</text:p>
          </table:table-cell>
          <table:table-cell office:value-type="float" office:value="1.0270633962829" calcext:value-type="float">
            <text:p>1.0270633962829</text:p>
          </table:table-cell>
          <table:table-cell office:value-type="float" office:value="0.50733688351011" calcext:value-type="float">
            <text:p>0.50733688351011</text:p>
          </table:table-cell>
          <table:table-cell office:value-type="float" office:value="0.98959188684098" calcext:value-type="float">
            <text:p>0.98959188684098</text:p>
          </table:table-cell>
          <table:table-cell office:value-type="float" office:value="0.49576763707942" calcext:value-type="float">
            <text:p>0.49576763707942</text:p>
          </table:table-cell>
          <table:table-cell office:value-type="float" office:value="1.0265927597735" calcext:value-type="float">
            <text:p>1.0265927597735</text:p>
          </table:table-cell>
          <table:table-cell office:value-type="float" office:value="0.48538344258301" calcext:value-type="float">
            <text:p>0.48538344258301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9902586444483" calcext:value-type="float">
            <text:p>0.9902586444483</text:p>
          </table:table-cell>
          <table:table-cell office:value-type="float" office:value="0.50324425164199" calcext:value-type="float">
            <text:p>0.50324425164199</text:p>
          </table:table-cell>
          <table:table-cell office:value-type="float" office:value="1.0247804305968" calcext:value-type="float">
            <text:p>1.0247804305968</text:p>
          </table:table-cell>
          <table:table-cell office:value-type="float" office:value="0.50766698518899" calcext:value-type="float">
            <text:p>0.50766698518899</text:p>
          </table:table-cell>
          <table:table-cell office:value-type="float" office:value="0.99055700075477" calcext:value-type="float">
            <text:p>0.99055700075477</text:p>
          </table:table-cell>
          <table:table-cell office:value-type="float" office:value="0.49570262440375" calcext:value-type="float">
            <text:p>0.49570262440375</text:p>
          </table:table-cell>
          <table:table-cell office:value-type="float" office:value="1.0263600917165" calcext:value-type="float">
            <text:p>1.0263600917165</text:p>
          </table:table-cell>
          <table:table-cell office:value-type="float" office:value="0.4868852292645" calcext:value-type="float">
            <text:p>0.4868852292645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99051942705533" calcext:value-type="float">
            <text:p>0.99051942705533</text:p>
          </table:table-cell>
          <table:table-cell office:value-type="float" office:value="0.50283032498765" calcext:value-type="float">
            <text:p>0.50283032498765</text:p>
          </table:table-cell>
          <table:table-cell office:value-type="float" office:value="1.0226087390298" calcext:value-type="float">
            <text:p>1.0226087390298</text:p>
          </table:table-cell>
          <table:table-cell office:value-type="float" office:value="0.50792000417743" calcext:value-type="float">
            <text:p>0.50792000417743</text:p>
          </table:table-cell>
          <table:table-cell office:value-type="float" office:value="0.99147452718092" calcext:value-type="float">
            <text:p>0.99147452718092</text:p>
          </table:table-cell>
          <table:table-cell office:value-type="float" office:value="0.4956672380254" calcext:value-type="float">
            <text:p>0.4956672380254</text:p>
          </table:table-cell>
          <table:table-cell office:value-type="float" office:value="1.0260027363184" calcext:value-type="float">
            <text:p>1.0260027363184</text:p>
          </table:table-cell>
          <table:table-cell office:value-type="float" office:value="0.48830306511077" calcext:value-type="float">
            <text:p>0.48830306511077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99080254900009" calcext:value-type="float">
            <text:p>0.99080254900009</text:p>
          </table:table-cell>
          <table:table-cell office:value-type="float" office:value="0.50244377112437" calcext:value-type="float">
            <text:p>0.50244377112437</text:p>
          </table:table-cell>
          <table:table-cell office:value-type="float" office:value="1.0205477913562" calcext:value-type="float">
            <text:p>1.0205477913562</text:p>
          </table:table-cell>
          <table:table-cell office:value-type="float" office:value="0.50810306056912" calcext:value-type="float">
            <text:p>0.50810306056912</text:p>
          </table:table-cell>
          <table:table-cell office:value-type="float" office:value="0.99234431446152" calcext:value-type="float">
            <text:p>0.99234431446152</text:p>
          </table:table-cell>
          <table:table-cell office:value-type="float" office:value="0.49565870325172" calcext:value-type="float">
            <text:p>0.49565870325172</text:p>
          </table:table-cell>
          <table:table-cell office:value-type="float" office:value="1.0255361085247" calcext:value-type="float">
            <text:p>1.0255361085247</text:p>
          </table:table-cell>
          <table:table-cell office:value-type="float" office:value="0.48963739135499" calcext:value-type="float">
            <text:p>0.48963739135499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9110432613213" calcext:value-type="float">
            <text:p>0.99110432613213</text:p>
          </table:table-cell>
          <table:table-cell office:value-type="float" office:value="0.50208378430731" calcext:value-type="float">
            <text:p>0.50208378430731</text:p>
          </table:table-cell>
          <table:table-cell office:value-type="float" office:value="1.0185965150312" calcext:value-type="float">
            <text:p>1.0185965150312</text:p>
          </table:table-cell>
          <table:table-cell office:value-type="float" office:value="0.50822284944563" calcext:value-type="float">
            <text:p>0.50822284944563</text:p>
          </table:table-cell>
          <table:table-cell office:value-type="float" office:value="0.99316648711258" calcext:value-type="float">
            <text:p>0.99316648711258</text:p>
          </table:table-cell>
          <table:table-cell office:value-type="float" office:value="0.49567436572461" calcext:value-type="float">
            <text:p>0.49567436572461</text:p>
          </table:table-cell>
          <table:table-cell office:value-type="float" office:value="1.0249746503157" calcext:value-type="float">
            <text:p>1.0249746503157</text:p>
          </table:table-cell>
          <table:table-cell office:value-type="float" office:value="0.49088915631908" calcext:value-type="float">
            <text:p>0.4908891563190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9142134880549" calcext:value-type="float">
            <text:p>0.99142134880549</text:p>
          </table:table-cell>
          <table:table-cell office:value-type="float" office:value="0.5017495098403" calcext:value-type="float">
            <text:p>0.5017495098403</text:p>
          </table:table-cell>
          <table:table-cell office:value-type="float" office:value="1.0167533681537" calcext:value-type="float">
            <text:p>1.0167533681537</text:p>
          </table:table-cell>
          <table:table-cell office:value-type="float" office:value="0.50828565253439" calcext:value-type="float">
            <text:p>0.50828565253439</text:p>
          </table:table-cell>
          <table:table-cell office:value-type="float" office:value="0.99394141336952" calcext:value-type="float">
            <text:p>0.99394141336952</text:p>
          </table:table-cell>
          <table:table-cell office:value-type="float" office:value="0.49571170319736" calcext:value-type="float">
            <text:p>0.49571170319736</text:p>
          </table:table-cell>
          <table:table-cell office:value-type="float" office:value="1.0243318310738" calcext:value-type="float">
            <text:p>1.0243318310738</text:p>
          </table:table-cell>
          <table:table-cell office:value-type="float" office:value="0.4920597492237" calcext:value-type="float">
            <text:p>0.4920597492237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9175047093682" calcext:value-type="float">
            <text:p>0.99175047093682</text:p>
          </table:table-cell>
          <table:table-cell office:value-type="float" office:value="0.50144005256964" calcext:value-type="float">
            <text:p>0.50144005256964</text:p>
          </table:table-cell>
          <table:table-cell office:value-type="float" office:value="1.0150164052967" calcext:value-type="float">
            <text:p>1.0150164052967</text:p>
          </table:table-cell>
          <table:table-cell office:value-type="float" office:value="0.50829735132632" calcext:value-type="float">
            <text:p>0.50829735132632</text:p>
          </table:table-cell>
          <table:table-cell office:value-type="float" office:value="0.9946696819648" calcext:value-type="float">
            <text:p>0.9946696819648</text:p>
          </table:table-cell>
          <table:table-cell office:value-type="float" office:value="0.49576832624595" calcext:value-type="float">
            <text:p>0.49576832624595</text:p>
          </table:table-cell>
          <table:table-cell office:value-type="float" office:value="1.0236201577848" calcext:value-type="float">
            <text:p>1.0236201577848</text:p>
          </table:table-cell>
          <table:table-cell office:value-type="float" office:value="0.49315093797093" calcext:value-type="float">
            <text:p>0.49315093797093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9208879905812" calcext:value-type="float">
            <text:p>0.99208879905812</text:p>
          </table:table-cell>
          <table:table-cell office:value-type="float" office:value="0.5011544847778" calcext:value-type="float">
            <text:p>0.5011544847778</text:p>
          </table:table-cell>
          <table:table-cell office:value-type="float" office:value="1.0133833368223" calcext:value-type="float">
            <text:p>1.0133833368223</text:p>
          </table:table-cell>
          <table:table-cell office:value-type="float" office:value="0.50826344126016" calcext:value-type="float">
            <text:p>0.50826344126016</text:p>
          </table:table-cell>
          <table:table-cell office:value-type="float" office:value="0.99535207569544" calcext:value-type="float">
            <text:p>0.99535207569544</text:p>
          </table:table-cell>
          <table:table-cell office:value-type="float" office:value="0.49584196727876" calcext:value-type="float">
            <text:p>0.49584196727876</text:p>
          </table:table-cell>
          <table:table-cell office:value-type="float" office:value="1.0228511934357" calcext:value-type="float">
            <text:p>1.0228511934357</text:p>
          </table:table-cell>
          <table:table-cell office:value-type="float" office:value="0.49416481116312" calcext:value-type="float">
            <text:p>0.49416481116312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9243368137995" calcext:value-type="float">
            <text:p>0.99243368137995</text:p>
          </table:table-cell>
          <table:table-cell office:value-type="float" office:value="0.50089185350388" calcext:value-type="float">
            <text:p>0.50089185350388</text:p>
          </table:table-cell>
          <table:table-cell office:value-type="float" office:value="1.0118515822569" calcext:value-type="float">
            <text:p>1.0118515822569</text:p>
          </table:table-cell>
          <table:table-cell office:value-type="float" office:value="0.50818904664653" calcext:value-type="float">
            <text:p>0.50818904664653</text:p>
          </table:table-cell>
          <table:table-cell office:value-type="float" office:value="0.99598955433317" calcext:value-type="float">
            <text:p>0.99598955433317</text:p>
          </table:table-cell>
          <table:table-cell office:value-type="float" office:value="0.49593051238846" calcext:value-type="float">
            <text:p>0.49593051238846</text:p>
          </table:table-cell>
          <table:table-cell office:value-type="float" office:value="1.022035582115" calcext:value-type="float">
            <text:p>1.022035582115</text:p>
          </table:table-cell>
          <table:table-cell office:value-type="float" office:value="0.49510372450094" calcext:value-type="float">
            <text:p>0.49510372450094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9278269688372" calcext:value-type="float">
            <text:p>0.99278269688372</text:p>
          </table:table-cell>
          <table:table-cell office:value-type="float" office:value="0.5006511873157" calcext:value-type="float">
            <text:p>0.5006511873157</text:p>
          </table:table-cell>
          <table:table-cell office:value-type="float" office:value="1.0104183182664" calcext:value-type="float">
            <text:p>1.0104183182664</text:p>
          </table:table-cell>
          <table:table-cell office:value-type="float" office:value="0.50807893606183" calcext:value-type="float">
            <text:p>0.50807893606183</text:p>
          </table:table-cell>
          <table:table-cell office:value-type="float" office:value="0.99658322496881" calcext:value-type="float">
            <text:p>0.99658322496881</text:p>
          </table:table-cell>
          <table:table-cell office:value-type="float" office:value="0.49603196940955" calcext:value-type="float">
            <text:p>0.49603196940955</text:p>
          </table:table-cell>
          <table:table-cell office:value-type="float" office:value="1.0211830794665" calcext:value-type="float">
            <text:p>1.0211830794665</text:p>
          </table:table-cell>
          <table:table-cell office:value-type="float" office:value="0.49597025160308" calcext:value-type="float">
            <text:p>0.4959702516030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313364446339" calcext:value-type="float">
            <text:p>0.99313364446339</text:p>
          </table:table-cell>
          <table:table-cell office:value-type="float" office:value="0.50043150255634" calcext:value-type="float">
            <text:p>0.50043150255634</text:p>
          </table:table-cell>
          <table:table-cell office:value-type="float" office:value="1.009080521727" calcext:value-type="float">
            <text:p>1.009080521727</text:p>
          </table:table-cell>
          <table:table-cell office:value-type="float" office:value="0.5079375379912" calcext:value-type="float">
            <text:p>0.5079375379912</text:p>
          </table:table-cell>
          <table:table-cell office:value-type="float" office:value="0.99713432398459" calcext:value-type="float">
            <text:p>0.99713432398459</text:p>
          </table:table-cell>
          <table:table-cell office:value-type="float" office:value="0.496144475334" calcext:value-type="float">
            <text:p>0.496144475334</text:p>
          </table:table-cell>
          <table:table-cell office:value-type="float" office:value="1.0203025873013" calcext:value-type="float">
            <text:p>1.0203025873013</text:p>
          </table:table-cell>
          <table:table-cell office:value-type="float" office:value="0.49676714842995" calcext:value-type="float">
            <text:p>0.49676714842995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9348453213879" calcext:value-type="float">
            <text:p>0.99348453213879</text:p>
          </table:table-cell>
          <table:table-cell office:value-type="float" office:value="0.50023180908698" calcext:value-type="float">
            <text:p>0.50023180908698</text:p>
          </table:table-cell>
          <table:table-cell office:value-type="float" office:value="1.007835008347" calcext:value-type="float">
            <text:p>1.007835008347</text:p>
          </table:table-cell>
          <table:table-cell office:value-type="float" office:value="0.50776895654093" calcext:value-type="float">
            <text:p>0.50776895654093</text:p>
          </table:table-cell>
          <table:table-cell office:value-type="float" office:value="0.99764419737995" calcext:value-type="float">
            <text:p>0.99764419737995</text:p>
          </table:table-cell>
          <table:table-cell office:value-type="float" office:value="0.49626629390073" calcext:value-type="float">
            <text:p>0.49626629390073</text:p>
          </table:table-cell>
          <table:table-cell office:value-type="float" office:value="1.0194021904557" calcext:value-type="float">
            <text:p>1.0194021904557</text:p>
          </table:table-cell>
          <table:table-cell office:value-type="float" office:value="0.497497283844" calcext:value-type="float">
            <text:p>0.497497283844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938335663634" calcext:value-type="float">
            <text:p>0.9938335663634</text:p>
          </table:table-cell>
          <table:table-cell office:value-type="float" office:value="0.50005111554644" calcext:value-type="float">
            <text:p>0.50005111554644</text:p>
          </table:table-cell>
          <table:table-cell office:value-type="float" office:value="1.0066784672584" calcext:value-type="float">
            <text:p>1.0066784672584</text:p>
          </table:table-cell>
          <table:table-cell office:value-type="float" office:value="0.50757698707649" calcext:value-type="float">
            <text:p>0.50757698707649</text:p>
          </table:table-cell>
          <table:table-cell office:value-type="float" office:value="0.99811428233585" calcext:value-type="float">
            <text:p>0.99811428233585</text:p>
          </table:table-cell>
          <table:table-cell office:value-type="float" office:value="0.49639581271402" calcext:value-type="float">
            <text:p>0.49639581271402</text:p>
          </table:table-cell>
          <table:table-cell office:value-type="float" office:value="1.0184891985452" calcext:value-type="float">
            <text:p>1.0184891985452</text:p>
          </table:table-cell>
          <table:table-cell office:value-type="float" office:value="0.49816363344595" calcext:value-type="float">
            <text:p>0.49816363344595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941791414504" calcext:value-type="float">
            <text:p>0.9941791414504</text:p>
          </table:table-cell>
          <table:table-cell office:value-type="float" office:value="0.49988843414749" calcext:value-type="float">
            <text:p>0.49988843414749</text:p>
          </table:table-cell>
          <table:table-cell office:value-type="float" office:value="1.0056074919574" calcext:value-type="float">
            <text:p>1.0056074919574</text:p>
          </table:table-cell>
          <table:table-cell office:value-type="float" office:value="0.50736513167153" calcext:value-type="float">
            <text:p>0.50736513167153</text:p>
          </table:table-cell>
          <table:table-cell office:value-type="float" office:value="0.99854609002109" calcext:value-type="float">
            <text:p>0.99854609002109</text:p>
          </table:table-cell>
          <table:table-cell office:value-type="float" office:value="0.49653153994439" calcext:value-type="float">
            <text:p>0.49653153994439</text:p>
          </table:table-cell>
          <table:table-cell office:value-type="float" office:value="1.0175701862165" calcext:value-type="float">
            <text:p>1.0175701862165</text:p>
          </table:table-cell>
          <table:table-cell office:value-type="float" office:value="0.49876923664661" calcext:value-type="float">
            <text:p>0.49876923664661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9451982914071" calcext:value-type="float">
            <text:p>0.99451982914071</text:p>
          </table:table-cell>
          <table:table-cell office:value-type="float" office:value="0.49974278502919" calcext:value-type="float">
            <text:p>0.49974278502919</text:p>
          </table:table-cell>
          <table:table-cell office:value-type="float" office:value="1.00461860794" calcext:value-type="float">
            <text:p>1.00461860794</text:p>
          </table:table-cell>
          <table:table-cell office:value-type="float" office:value="0.50713661427851" calcext:value-type="float">
            <text:p>0.50713661427851</text:p>
          </table:table-cell>
          <table:table-cell office:value-type="float" office:value="0.99894118963512" calcext:value-type="float">
            <text:p>0.99894118963512</text:p>
          </table:table-cell>
          <table:table-cell office:value-type="float" office:value="0.49667210066531" calcext:value-type="float">
            <text:p>0.49667210066531</text:p>
          </table:table-cell>
          <table:table-cell office:value-type="float" office:value="1.0166510351459" calcext:value-type="float">
            <text:p>1.0166510351459</text:p>
          </table:table-cell>
          <table:table-cell office:value-type="float" office:value="0.49931716761639" calcext:value-type="float">
            <text:p>0.49931716761639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485436833665" calcext:value-type="float">
            <text:p>0.99485436833665</text:p>
          </table:table-cell>
          <table:table-cell office:value-type="float" office:value="0.49961320018427" calcext:value-type="float">
            <text:p>0.49961320018427</text:p>
          </table:table-cell>
          <table:table-cell office:value-type="float" office:value="1.0037082973441" calcext:value-type="float">
            <text:p>1.0037082973441</text:p>
          </table:table-cell>
          <table:table-cell office:value-type="float" office:value="0.50689439555208" calcext:value-type="float">
            <text:p>0.50689439555208</text:p>
          </table:table-cell>
          <table:table-cell office:value-type="float" office:value="0.99930119367341" calcext:value-type="float">
            <text:p>0.99930119367341</text:p>
          </table:table-cell>
          <table:table-cell office:value-type="float" office:value="0.49681623287789" calcext:value-type="float">
            <text:p>0.49681623287789</text:p>
          </table:table-cell>
          <table:table-cell office:value-type="float" office:value="1.0157369762244" calcext:value-type="float">
            <text:p>1.0157369762244</text:p>
          </table:table-cell>
          <table:table-cell office:value-type="float" office:value="0.49981051027553" calcext:value-type="float">
            <text:p>0.49981051027553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518165502426" calcext:value-type="float">
            <text:p>0.99518165502426</text:p>
          </table:table-cell>
          <table:table-cell office:value-type="float" office:value="0.49949872698042" calcext:value-type="float">
            <text:p>0.49949872698042</text:p>
          </table:table-cell>
          <table:table-cell office:value-type="float" office:value="1.002873020883" calcext:value-type="float">
            <text:p>1.002873020883</text:p>
          </table:table-cell>
          <table:table-cell office:value-type="float" office:value="0.5066411872736" calcext:value-type="float">
            <text:p>0.5066411872736</text:p>
          </table:table-cell>
          <table:table-cell office:value-type="float" office:value="0.99962774439332" calcext:value-type="float">
            <text:p>0.99962774439332</text:p>
          </table:table-cell>
          <table:table-cell office:value-type="float" office:value="0.49696278327437" calcext:value-type="float">
            <text:p>0.49696278327437</text:p>
          </table:table-cell>
          <table:table-cell office:value-type="float" office:value="1.0148326314084" calcext:value-type="float">
            <text:p>1.0148326314084</text:p>
          </table:table-cell>
          <table:table-cell office:value-type="float" office:value="0.50025233611128" calcext:value-type="float">
            <text:p>0.50025233611128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99550073240621" calcext:value-type="float">
            <text:p>0.99550073240621</text:p>
          </table:table-cell>
          <table:table-cell office:value-type="float" office:value="0.49939843129408" calcext:value-type="float">
            <text:p>0.49939843129408</text:p>
          </table:table-cell>
          <table:table-cell office:value-type="float" office:value="1.0021092373221" calcext:value-type="float">
            <text:p>1.0021092373221</text:p>
          </table:table-cell>
          <table:table-cell office:value-type="float" office:value="0.50637946633928" calcext:value-type="float">
            <text:p>0.50637946633928</text:p>
          </table:table-cell>
          <table:table-cell office:value-type="float" office:value="0.99992250145202" calcext:value-type="float">
            <text:p>0.99992250145202</text:p>
          </table:table-cell>
          <table:table-cell office:value-type="float" office:value="0.49711070278917" calcext:value-type="float">
            <text:p>0.49711070278917</text:p>
          </table:table-cell>
          <table:table-cell office:value-type="float" office:value="1.0139420548959" calcext:value-type="float">
            <text:p>1.0139420548959</text:p>
          </table:table-cell>
          <table:table-cell office:value-type="float" office:value="0.50064568507092" calcext:value-type="float">
            <text:p>0.50064568507092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99581078126647" calcext:value-type="float">
            <text:p>0.99581078126647</text:p>
          </table:table-cell>
          <table:table-cell office:value-type="float" office:value="0.49931140027539" calcext:value-type="float">
            <text:p>0.49931140027539</text:p>
          </table:table-cell>
          <table:table-cell office:value-type="float" office:value="1.0014134207327" calcext:value-type="float">
            <text:p>1.0014134207327</text:p>
          </table:table-cell>
          <table:table-cell office:value-type="float" office:value="0.50611148828578" calcext:value-type="float">
            <text:p>0.50611148828578</text:p>
          </table:table-cell>
          <table:table-cell office:value-type="float" office:value="1.0001871306815" calcext:value-type="float">
            <text:p>1.0001871306815</text:p>
          </table:table-cell>
          <table:table-cell office:value-type="float" office:value="0.4972590419838" calcext:value-type="float">
            <text:p>0.4972590419838</text:p>
          </table:table-cell>
          <table:table-cell office:value-type="float" office:value="1.0130687733135" calcext:value-type="float">
            <text:p>1.0130687733135</text:p>
          </table:table-cell>
          <table:table-cell office:value-type="float" office:value="0.50099354918115" calcext:value-type="float">
            <text:p>0.50099354918115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9961111105861" calcext:value-type="float">
            <text:p>0.9961111105861</text:p>
          </table:table-cell>
          <table:table-cell office:value-type="float" office:value="0.49923674476282" calcext:value-type="float">
            <text:p>0.49923674476282</text:p>
          </table:table-cell>
          <table:table-cell office:value-type="float" office:value="1.0007820757255" calcext:value-type="float">
            <text:p>1.0007820757255</text:p>
          </table:table-cell>
          <table:table-cell office:value-type="float" office:value="0.50583930033672" calcext:value-type="float">
            <text:p>0.50583930033672</text:p>
          </table:table-cell>
          <table:table-cell office:value-type="float" office:value="1.000423293961" calcext:value-type="float">
            <text:p>1.000423293961</text:p>
          </table:table-cell>
          <table:table-cell office:value-type="float" office:value="0.49740694630936" calcext:value-type="float">
            <text:p>0.49740694630936</text:p>
          </table:table-cell>
          <table:table-cell office:value-type="float" office:value="1.012215824676" calcext:value-type="float">
            <text:p>1.012215824676</text:p>
          </table:table-cell>
          <table:table-cell office:value-type="float" office:value="0.50129885832973" calcext:value-type="float">
            <text:p>0.5012988583297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640114842807" calcext:value-type="float">
            <text:p>0.99640114842807</text:p>
          </table:table-cell>
          <table:table-cell office:value-type="float" office:value="0.49917360136604" calcext:value-type="float">
            <text:p>0.49917360136604</text:p>
          </table:table-cell>
          <table:table-cell office:value-type="float" office:value="1.0002117508529" calcext:value-type="float">
            <text:p>1.0002117508529</text:p>
          </table:table-cell>
          <table:table-cell office:value-type="float" office:value="0.50556475396064" calcext:value-type="float">
            <text:p>0.50556475396064</text:p>
          </table:table-cell>
          <table:table-cell office:value-type="float" office:value="1.0006326401429" calcext:value-type="float">
            <text:p>1.0006326401429</text:p>
          </table:table-cell>
          <table:table-cell office:value-type="float" office:value="0.49755365128757" calcext:value-type="float">
            <text:p>0.49755365128757</text:p>
          </table:table-cell>
          <table:table-cell office:value-type="float" office:value="1.011385795967" calcext:value-type="float">
            <text:p>1.011385795967</text:p>
          </table:table-cell>
          <table:table-cell office:value-type="float" office:value="0.50156446965254" calcext:value-type="float">
            <text:p>0.50156446965254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9668043310742" calcext:value-type="float">
            <text:p>0.99668043310742</text:p>
          </table:table-cell>
          <table:table-cell office:value-type="float" office:value="0.49912113423554" calcext:value-type="float">
            <text:p>0.49912113423554</text:p>
          </table:table-cell>
          <table:table-cell office:value-type="float" office:value="0.99969905034707" calcext:value-type="float">
            <text:p>0.99969905034707</text:p>
          </table:table-cell>
          <table:table-cell office:value-type="float" office:value="0.50528951693716" calcext:value-type="float">
            <text:p>0.50528951693716</text:p>
          </table:table-cell>
          <table:table-cell office:value-type="float" office:value="1.0008167969837" calcext:value-type="float">
            <text:p>1.0008167969837</text:p>
          </table:table-cell>
          <table:table-cell office:value-type="float" office:value="0.49769847764793" calcext:value-type="float">
            <text:p>0.49769847764793</text:p>
          </table:table-cell>
          <table:table-cell office:value-type="float" office:value="1.0105808590827" calcext:value-type="float">
            <text:p>1.0105808590827</text:p>
          </table:table-cell>
          <table:table-cell office:value-type="float" office:value="0.50179315683153" calcext:value-type="float">
            <text:p>0.50179315683153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99694860466093" calcext:value-type="float">
            <text:p>0.99694860466093</text:p>
          </table:table-cell>
          <table:table-cell office:value-type="float" office:value="0.49907853653741" calcext:value-type="float">
            <text:p>0.49907853653741</text:p>
          </table:table-cell>
          <table:table-cell office:value-type="float" office:value="0.99924064434345" calcext:value-type="float">
            <text:p>0.99924064434345</text:p>
          </table:table-cell>
          <table:table-cell office:value-type="float" office:value="0.50501508493249" calcext:value-type="float">
            <text:p>0.50501508493249</text:p>
          </table:table-cell>
          <table:table-cell office:value-type="float" office:value="1.0009773640307" calcext:value-type="float">
            <text:p>1.0009773640307</text:p>
          </table:table-cell>
          <table:table-cell office:value-type="float" office:value="0.49784082645578" calcext:value-type="float">
            <text:p>0.49784082645578</text:p>
          </table:table-cell>
          <table:table-cell office:value-type="float" office:value="1.0098028052455" calcext:value-type="float">
            <text:p>1.0098028052455</text:p>
          </table:table-cell>
          <table:table-cell office:value-type="float" office:value="0.5019876026991" calcext:value-type="float">
            <text:p>0.5019876026991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99720539662865" calcext:value-type="float">
            <text:p>0.99720539662865</text:p>
          </table:table-cell>
          <table:table-cell office:value-type="float" office:value="0.49904503165155" calcext:value-type="float">
            <text:p>0.49904503165155</text:p>
          </table:table-cell>
          <table:table-cell office:value-type="float" office:value="0.9988332777269" calcext:value-type="float">
            <text:p>0.9988332777269</text:p>
          </table:table-cell>
          <table:table-cell office:value-type="float" office:value="0.50474279258912" calcext:value-type="float">
            <text:p>0.50474279258912</text:p>
          </table:table-cell>
          <table:table-cell office:value-type="float" office:value="1.0011159064117" calcext:value-type="float">
            <text:p>1.0011159064117</text:p>
          </table:table-cell>
          <table:table-cell office:value-type="float" office:value="0.49798017407945" calcext:value-type="float">
            <text:p>0.49798017407945</text:p>
          </table:table-cell>
          <table:table-cell office:value-type="float" office:value="1.0090530776896" calcext:value-type="float">
            <text:p>1.0090530776896</text:p>
          </table:table-cell>
          <table:table-cell office:value-type="float" office:value="0.50215039308495" calcext:value-type="float">
            <text:p>0.50215039308495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99745062815781" calcext:value-type="float">
            <text:p>0.99745062815781</text:p>
          </table:table-cell>
          <table:table-cell office:value-type="float" office:value="0.49901987411158" calcext:value-type="float">
            <text:p>0.49901987411158</text:p>
          </table:table-cell>
          <table:table-cell office:value-type="float" office:value="0.99847377772255" calcext:value-type="float">
            <text:p>0.99847377772255</text:p>
          </table:table-cell>
          <table:table-cell office:value-type="float" office:value="0.50447382413714" calcext:value-type="float">
            <text:p>0.50447382413714</text:p>
          </table:table-cell>
          <table:table-cell office:value-type="float" office:value="1.0012339494913" calcext:value-type="float">
            <text:p>1.0012339494913</text:p>
          </table:table-cell>
          <table:table-cell office:value-type="float" office:value="0.49811606798059" calcext:value-type="float">
            <text:p>0.49811606798059</text:p>
          </table:table-cell>
          <table:table-cell office:value-type="float" office:value="1.0083328026264" calcext:value-type="float">
            <text:p>1.0083328026264</text:p>
          </table:table-cell>
          <table:table-cell office:value-type="float" office:value="0.50228401211276" calcext:value-type="float">
            <text:p>0.50228401211276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99768419643734" calcext:value-type="float">
            <text:p>0.99768419643734</text:p>
          </table:table-cell>
          <table:table-cell office:value-type="float" office:value="0.4990023503043" calcext:value-type="float">
            <text:p>0.4990023503043</text:p>
          </table:table-cell>
          <table:table-cell office:value-type="float" office:value="0.99815906034231" calcext:value-type="float">
            <text:p>0.99815906034231</text:p>
          </table:table-cell>
          <table:table-cell office:value-type="float" office:value="0.50420922353671" calcext:value-type="float">
            <text:p>0.50420922353671</text:p>
          </table:table-cell>
          <table:table-cell office:value-type="float" office:value="1.0013329742675" calcext:value-type="float">
            <text:p>1.0013329742675</text:p>
          </table:table-cell>
          <table:table-cell office:value-type="float" office:value="0.49824812134227" calcext:value-type="float">
            <text:p>0.49824812134227</text:p>
          </table:table-cell>
          <table:table-cell office:value-type="float" office:value="1.0076428184843" calcext:value-type="float">
            <text:p>1.0076428184843</text:p>
          </table:table-cell>
          <table:table-cell office:value-type="float" office:value="0.50239083877985" calcext:value-type="float">
            <text:p>0.50239083877985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99790606946938" calcext:value-type="float">
            <text:p>0.99790606946938</text:p>
          </table:table-cell>
          <table:table-cell office:value-type="float" office:value="0.4989917789464" calcext:value-type="float">
            <text:p>0.4989917789464</text:p>
          </table:table-cell>
          <table:table-cell office:value-type="float" office:value="0.99788613578732" calcext:value-type="float">
            <text:p>0.99788613578732</text:p>
          </table:table-cell>
          <table:table-cell office:value-type="float" office:value="0.5039499041623" calcext:value-type="float">
            <text:p>0.5039499041623</text:p>
          </table:table-cell>
          <table:table-cell office:value-type="float" office:value="1.0014144135714" calcext:value-type="float">
            <text:p>1.0014144135714</text:p>
          </table:table-cell>
          <table:table-cell office:value-type="float" office:value="0.49837600870317" calcext:value-type="float">
            <text:p>0.49837600870317</text:p>
          </table:table-cell>
          <table:table-cell office:value-type="float" office:value="1.0069837034355" calcext:value-type="float">
            <text:p>1.0069837034355</text:p>
          </table:table-cell>
          <table:table-cell office:value-type="float" office:value="0.50247314466689" calcext:value-type="float">
            <text:p>0.50247314466689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99811627918236" calcext:value-type="float">
            <text:p>0.99811627918236</text:p>
          </table:table-cell>
          <table:table-cell office:value-type="float" office:value="0.49898751135584" calcext:value-type="float">
            <text:p>0.49898751135584</text:p>
          </table:table-cell>
          <table:table-cell office:value-type="float" office:value="0.99765211289759" calcext:value-type="float">
            <text:p>0.99765211289759</text:p>
          </table:table-cell>
          <table:table-cell office:value-type="float" office:value="0.50369665804076" calcext:value-type="float">
            <text:p>0.50369665804076</text:p>
          </table:table-cell>
          <table:table-cell office:value-type="float" office:value="1.0014796489288" calcext:value-type="float">
            <text:p>1.0014796489288</text:p>
          </table:table-cell>
          <table:table-cell office:value-type="float" office:value="0.49849946143071" calcext:value-type="float">
            <text:p>0.49849946143071</text:p>
          </table:table-cell>
          <table:table-cell office:value-type="float" office:value="1.0063558012393" calcext:value-type="float">
            <text:p>1.0063558012393</text:p>
          </table:table-cell>
          <table:table-cell office:value-type="float" office:value="0.50253309263791" calcext:value-type="float">
            <text:p>0.5025330926379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99831491488803" calcext:value-type="float">
            <text:p>0.99831491488803</text:p>
          </table:table-cell>
          <table:table-cell office:value-type="float" office:value="0.49898893153471" calcext:value-type="float">
            <text:p>0.49898893153471</text:p>
          </table:table-cell>
          <table:table-cell office:value-type="float" office:value="0.99745420273168" calcext:value-type="float">
            <text:p>0.99745420273168</text:p>
          </table:table-cell>
          <table:table-cell office:value-type="float" office:value="0.50345016465531" calcext:value-type="float">
            <text:p>0.50345016465531</text:p>
          </table:table-cell>
          <table:table-cell office:value-type="float" office:value="1.0015300080588" calcext:value-type="float">
            <text:p>1.0015300080588</text:p>
          </table:table-cell>
          <table:table-cell office:value-type="float" office:value="0.49861826334548" calcext:value-type="float">
            <text:p>0.49861826334548</text:p>
          </table:table-cell>
          <table:table-cell office:value-type="float" office:value="1.0057592466504" calcext:value-type="float">
            <text:p>1.0057592466504</text:p>
          </table:table-cell>
          <table:table-cell office:value-type="float" office:value="0.50257274299484" calcext:value-type="float">
            <text:p>0.50257274299484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99850211708334" calcext:value-type="float">
            <text:p>0.99850211708334</text:p>
          </table:table-cell>
          <table:table-cell office:value-type="float" office:value="0.49899545608029" calcext:value-type="float">
            <text:p>0.49899545608029</text:p>
          </table:table-cell>
          <table:table-cell office:value-type="float" office:value="0.99728972135214" calcext:value-type="float">
            <text:p>0.99728972135214</text:p>
          </table:table-cell>
          <table:table-cell office:value-type="float" office:value="0.50321099932827" calcext:value-type="float">
            <text:p>0.50321099932827</text:p>
          </table:table-cell>
          <table:table-cell office:value-type="float" office:value="1.0015667629545" calcext:value-type="float">
            <text:p>1.0015667629545</text:p>
          </table:table-cell>
          <table:table-cell office:value-type="float" office:value="0.4987322464926" calcext:value-type="float">
            <text:p>0.4987322464926</text:p>
          </table:table-cell>
          <table:table-cell office:value-type="float" office:value="1.0051939836734" calcext:value-type="float">
            <text:p>1.0051939836734</text:p>
          </table:table-cell>
          <table:table-cell office:value-type="float" office:value="0.50259403014153" calcext:value-type="float">
            <text:p>0.5025940301415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867807159606" calcext:value-type="float">
            <text:p>0.99867807159606</text:p>
          </table:table-cell>
          <table:table-cell office:value-type="float" office:value="0.49900653394012" calcext:value-type="float">
            <text:p>0.49900653394012</text:p>
          </table:table-cell>
          <table:table-cell office:value-type="float" office:value="0.9971560918862" calcext:value-type="float">
            <text:p>0.9971560918862</text:p>
          </table:table-cell>
          <table:table-cell office:value-type="float" office:value="0.50297964119516" calcext:value-type="float">
            <text:p>0.50297964119516</text:p>
          </table:table-cell>
          <table:table-cell office:value-type="float" office:value="1.0015911284964" calcext:value-type="float">
            <text:p>1.0015911284964</text:p>
          </table:table-cell>
          <table:table-cell office:value-type="float" office:value="0.49884128707122" calcext:value-type="float">
            <text:p>0.49884128707122</text:p>
          </table:table-cell>
          <table:table-cell office:value-type="float" office:value="1.004659791855" calcext:value-type="float">
            <text:p>1.004659791855</text:p>
          </table:table-cell>
          <table:table-cell office:value-type="float" office:value="0.50259879257095" calcext:value-type="float">
            <text:p>0.50259879257095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9884300407178" calcext:value-type="float">
            <text:p>0.99884300407178</text:p>
          </table:table-cell>
          <table:table-cell office:value-type="float" office:value="0.49902164602671" calcext:value-type="float">
            <text:p>0.49902164602671</text:p>
          </table:table-cell>
          <table:table-cell office:value-type="float" office:value="0.99705084592538" calcext:value-type="float">
            <text:p>0.99705084592538</text:p>
          </table:table-cell>
          <table:table-cell office:value-type="float" office:value="0.50275648078302" calcext:value-type="float">
            <text:p>0.50275648078302</text:p>
          </table:table-cell>
          <table:table-cell office:value-type="float" office:value="1.0016042615497" calcext:value-type="float">
            <text:p>1.0016042615497</text:p>
          </table:table-cell>
          <table:table-cell office:value-type="float" office:value="0.49894530153097" calcext:value-type="float">
            <text:p>0.49894530153097</text:p>
          </table:table-cell>
          <table:table-cell office:value-type="float" office:value="1.0041563041516" calcext:value-type="float">
            <text:p>1.0041563041516</text:p>
          </table:table-cell>
          <table:table-cell office:value-type="float" office:value="0.50258876094409" calcext:value-type="float">
            <text:p>0.50258876094409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99899717479801" calcext:value-type="float">
            <text:p>0.99899717479801</text:p>
          </table:table-cell>
          <table:table-cell office:value-type="float" office:value="0.49904030470673" calcext:value-type="float">
            <text:p>0.49904030470673</text:p>
          </table:table-cell>
          <table:table-cell office:value-type="float" office:value="0.99697162432282" calcext:value-type="float">
            <text:p>0.99697162432282</text:p>
          </table:table-cell>
          <table:table-cell office:value-type="float" office:value="0.50254182720524" calcext:value-type="float">
            <text:p>0.50254182720524</text:p>
          </table:table-cell>
          <table:table-cell office:value-type="float" office:value="1.0016072604993" calcext:value-type="float">
            <text:p>1.0016072604993</text:p>
          </table:table-cell>
          <table:table-cell office:value-type="float" office:value="0.49904424284218" calcext:value-type="float">
            <text:p>0.49904424284218</text:p>
          </table:table-cell>
          <table:table-cell office:value-type="float" office:value="1.0036830242937" calcext:value-type="float">
            <text:p>1.0036830242937</text:p>
          </table:table-cell>
          <table:table-cell office:value-type="float" office:value="0.50256556169994" calcext:value-type="float">
            <text:p>0.50256556169994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99914087386017" calcext:value-type="float">
            <text:p>0.99914087386017</text:p>
          </table:table-cell>
          <table:table-cell office:value-type="float" office:value="0.49906205317891" calcext:value-type="float">
            <text:p>0.49906205317891</text:p>
          </table:table-cell>
          <table:table-cell office:value-type="float" office:value="0.99691617744278" calcext:value-type="float">
            <text:p>0.99691617744278</text:p>
          </table:table-cell>
          <table:table-cell office:value-type="float" office:value="0.5023359149855" calcext:value-type="float">
            <text:p>0.5023359149855</text:p>
          </table:table-cell>
          <table:table-cell office:value-type="float" office:value="1.0016011651772" calcext:value-type="float">
            <text:p>1.0016011651772</text:p>
          </table:table-cell>
          <table:table-cell office:value-type="float" office:value="0.49913809694462" calcext:value-type="float">
            <text:p>0.49913809694462</text:p>
          </table:table-cell>
          <table:table-cell office:value-type="float" office:value="1.0032393440065" calcext:value-type="float">
            <text:p>1.0032393440065</text:p>
          </table:table-cell>
          <table:table-cell office:value-type="float" office:value="0.50253071913853" calcext:value-type="float">
            <text:p>0.50253071913853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99927441662269" calcext:value-type="float">
            <text:p>0.99927441662269</text:p>
          </table:table-cell>
          <table:table-cell office:value-type="float" office:value="0.49908646475424" calcext:value-type="float">
            <text:p>0.49908646475424</text:p>
          </table:table-cell>
          <table:table-cell office:value-type="float" office:value="0.99688236491282" calcext:value-type="float">
            <text:p>0.99688236491282</text:p>
          </table:table-cell>
          <table:table-cell office:value-type="float" office:value="0.50213891052248" calcext:value-type="float">
            <text:p>0.50213891052248</text:p>
          </table:table-cell>
          <table:table-cell office:value-type="float" office:value="1.0015869571414" calcext:value-type="float">
            <text:p>1.0015869571414</text:p>
          </table:table-cell>
          <table:table-cell office:value-type="float" office:value="0.49922687937793" calcext:value-type="float">
            <text:p>0.49922687937793</text:p>
          </table:table-cell>
          <table:table-cell office:value-type="float" office:value="1.0028245586801" calcext:value-type="float">
            <text:p>1.0028245586801</text:p>
          </table:table-cell>
          <table:table-cell office:value-type="float" office:value="0.50248565859042" calcext:value-type="float">
            <text:p>0.50248565859042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99939813952761" calcext:value-type="float">
            <text:p>0.99939813952761</text:p>
          </table:table-cell>
          <table:table-cell office:value-type="float" office:value="0.49911314205152" calcext:value-type="float">
            <text:p>0.49911314205152</text:p>
          </table:table-cell>
          <table:table-cell office:value-type="float" office:value="0.99686815492557" calcext:value-type="float">
            <text:p>0.99686815492557</text:p>
          </table:table-cell>
          <table:table-cell office:value-type="float" office:value="0.5019509182074" calcext:value-type="float">
            <text:p>0.5019509182074</text:p>
          </table:table-cell>
          <table:table-cell office:value-type="float" office:value="1.0015655602653" calcext:value-type="float">
            <text:p>1.0015655602653</text:p>
          </table:table-cell>
          <table:table-cell office:value-type="float" office:value="0.49931063209504" calcext:value-type="float">
            <text:p>0.49931063209504</text:p>
          </table:table-cell>
          <table:table-cell office:value-type="float" office:value="1.0024378814394" calcext:value-type="float">
            <text:p>1.0024378814394</text:p>
          </table:table-cell>
          <table:table-cell office:value-type="float" office:value="0.5024317088903" calcext:value-type="float">
            <text:p>0.5024317088903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9995123962018" calcext:value-type="float">
            <text:p>0.9995123962018</text:p>
          </table:table-cell>
          <table:table-cell office:value-type="float" office:value="0.49914171612031" calcext:value-type="float">
            <text:p>0.49914171612031</text:p>
          </table:table-cell>
          <table:table-cell office:value-type="float" office:value="0.99687162313423" calcext:value-type="float">
            <text:p>0.99687162313423</text:p>
          </table:table-cell>
          <table:table-cell office:value-type="float" office:value="0.50177198620547" calcext:value-type="float">
            <text:p>0.50177198620547</text:p>
          </table:table-cell>
          <table:table-cell office:value-type="float" office:value="1.0015378416006" calcext:value-type="float">
            <text:p>1.0015378416006</text:p>
          </table:table-cell>
          <table:table-cell office:value-type="float" office:value="0.49938942045874" calcext:value-type="float">
            <text:p>0.49938942045874</text:p>
          </table:table-cell>
          <table:table-cell office:value-type="float" office:value="1.002078455925" calcext:value-type="float">
            <text:p>1.002078455925</text:p>
          </table:table-cell>
          <table:table-cell office:value-type="float" office:value="0.50237011549363" calcext:value-type="float">
            <text:p>0.50237011549363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99961755386337" calcext:value-type="float">
            <text:p>0.99961755386337</text:p>
          </table:table-cell>
          <table:table-cell office:value-type="float" office:value="0.49917184550286" calcext:value-type="float">
            <text:p>0.49917184550286</text:p>
          </table:table-cell>
          <table:table-cell office:value-type="float" office:value="0.99689095118262" calcext:value-type="float">
            <text:p>0.99689095118262</text:p>
          </table:table-cell>
          <table:table-cell office:value-type="float" office:value="0.50160211191265" calcext:value-type="float">
            <text:p>0.50160211191265</text:p>
          </table:table-cell>
          <table:table-cell office:value-type="float" office:value="1.0015046124791" calcext:value-type="float">
            <text:p>1.0015046124791</text:p>
          </table:table-cell>
          <table:table-cell office:value-type="float" office:value="0.49946333042011" calcext:value-type="float">
            <text:p>0.49946333042011</text:p>
          </table:table-cell>
          <table:table-cell office:value-type="float" office:value="1.0017453688831" calcext:value-type="float">
            <text:p>1.0017453688831</text:p>
          </table:table-cell>
          <table:table-cell office:value-type="float" office:value="0.50230201441624" calcext:value-type="float">
            <text:p>0.50230201441624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99971399001692" calcext:value-type="float">
            <text:p>0.99971399001692</text:p>
          </table:table-cell>
          <table:table-cell office:value-type="float" office:value="0.49920321524586" calcext:value-type="float">
            <text:p>0.49920321524586</text:p>
          </table:table-cell>
          <table:table-cell office:value-type="float" office:value="0.99692442490852" calcext:value-type="float">
            <text:p>0.99692442490852</text:p>
          </table:table-cell>
          <table:table-cell office:value-type="float" office:value="0.50144124709833" calcext:value-type="float">
            <text:p>0.50144124709833</text:p>
          </table:table-cell>
          <table:table-cell office:value-type="float" office:value="1.0014666298189" calcext:value-type="float">
            <text:p>1.0014666298189</text:p>
          </table:table-cell>
          <table:table-cell office:value-type="float" office:value="0.49953246587661" calcext:value-type="float">
            <text:p>0.49953246587661</text:p>
          </table:table-cell>
          <table:table-cell office:value-type="float" office:value="1.0014376615065" calcext:value-type="float">
            <text:p>1.0014376615065</text:p>
          </table:table-cell>
          <table:table-cell office:value-type="float" office:value="0.50222846457167" calcext:value-type="float">
            <text:p>0.50222846457167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99980208942677" calcext:value-type="float">
            <text:p>0.99980208942677</text:p>
          </table:table-cell>
          <table:table-cell office:value-type="float" office:value="0.49923553587195" calcext:value-type="float">
            <text:p>0.49923553587195</text:p>
          </table:table-cell>
          <table:table-cell office:value-type="float" office:value="0.99697043225639" calcext:value-type="float">
            <text:p>0.99697043225639</text:p>
          </table:table-cell>
          <table:table-cell office:value-type="float" office:value="0.50128930274462" calcext:value-type="float">
            <text:p>0.50128930274462</text:p>
          </table:table-cell>
          <table:table-cell office:value-type="float" office:value="1.0014245976075" calcext:value-type="float">
            <text:p>1.0014245976075</text:p>
          </table:table-cell>
          <table:table-cell office:value-type="float" office:value="0.4995969462065" calcext:value-type="float">
            <text:p>0.4995969462065</text:p>
          </table:table-cell>
          <table:table-cell office:value-type="float" office:value="1.0011543391493" calcext:value-type="float">
            <text:p>1.0011543391493</text:p>
          </table:table-cell>
          <table:table-cell office:value-type="float" office:value="0.50215044202532" calcext:value-type="float">
            <text:p>0.502150442025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988224135679" calcext:value-type="float">
            <text:p>0.99988224135679</text:p>
          </table:table-cell>
          <table:table-cell office:value-type="float" office:value="0.4992685423204" calcext:value-type="float">
            <text:p>0.4992685423204</text:p>
          </table:table-cell>
          <table:table-cell office:value-type="float" office:value="0.99702746093358" calcext:value-type="float">
            <text:p>0.99702746093358</text:p>
          </table:table-cell>
          <table:table-cell office:value-type="float" office:value="0.50114615359258" calcext:value-type="float">
            <text:p>0.50114615359258</text:p>
          </table:table-cell>
          <table:table-cell office:value-type="float" office:value="1.0013791685302" calcext:value-type="float">
            <text:p>1.0013791685302</text:p>
          </table:table-cell>
          <table:table-cell office:value-type="float" office:value="0.49965690397555" calcext:value-type="float">
            <text:p>0.49965690397555</text:p>
          </table:table-cell>
          <table:table-cell office:value-type="float" office:value="1.0008943804805" calcext:value-type="float">
            <text:p>1.0008943804805</text:p>
          </table:table-cell>
          <table:table-cell office:value-type="float" office:value="0.50206884361237" calcext:value-type="float">
            <text:p>0.50206884361237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99995483706516" calcext:value-type="float">
            <text:p>0.99995483706516</text:p>
          </table:table-cell>
          <table:table-cell office:value-type="float" office:value="0.49930199286565" calcext:value-type="float">
            <text:p>0.49930199286565</text:p>
          </table:table-cell>
          <table:table-cell office:value-type="float" office:value="0.997094095842" calcext:value-type="float">
            <text:p>0.997094095842</text:p>
          </table:table-cell>
          <table:table-cell office:value-type="float" office:value="0.50101164240548" calcext:value-type="float">
            <text:p>0.50101164240548</text:p>
          </table:table-cell>
          <table:table-cell office:value-type="float" office:value="1.0013309457289" calcext:value-type="float">
            <text:p>1.0013309457289</text:p>
          </table:table-cell>
          <table:table-cell office:value-type="float" office:value="0.49971249174001" calcext:value-type="float">
            <text:p>0.49971249174001</text:p>
          </table:table-cell>
          <table:table-cell office:value-type="float" office:value="1.0006567457818" calcext:value-type="float">
            <text:p>1.0006567457818</text:p>
          </table:table-cell>
          <table:table-cell office:value-type="float" office:value="0.50198449058719" calcext:value-type="float">
            <text:p>0.50198449058719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000202675419" calcext:value-type="float">
            <text:p>1.0000202675419</text:p>
          </table:table-cell>
          <table:table-cell office:value-type="float" office:value="0.49933566802147" calcext:value-type="float">
            <text:p>0.49933566802147</text:p>
          </table:table-cell>
          <table:table-cell office:value-type="float" office:value="0.99716901631547" calcext:value-type="float">
            <text:p>0.99716901631547</text:p>
          </table:table-cell>
          <table:table-cell office:value-type="float" office:value="0.50088558395917" calcext:value-type="float">
            <text:p>0.50088558395917</text:p>
          </table:table-cell>
          <table:table-cell office:value-type="float" office:value="1.0012804838214" calcext:value-type="float">
            <text:p>1.0012804838214</text:p>
          </table:table-cell>
          <table:table-cell office:value-type="float" office:value="0.49976385214831" calcext:value-type="float">
            <text:p>0.49976385214831</text:p>
          </table:table-cell>
          <table:table-cell office:value-type="float" office:value="1.0004403844439" calcext:value-type="float">
            <text:p>1.0004403844439</text:p>
          </table:table-cell>
          <table:table-cell office:value-type="float" office:value="0.50189813228027" calcext:value-type="float">
            <text:p>0.50189813228027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000789214774" calcext:value-type="float">
            <text:p>1.0000789214774</text:p>
          </table:table-cell>
          <table:table-cell office:value-type="float" office:value="0.49936936943822" calcext:value-type="float">
            <text:p>0.49936936943822</text:p>
          </table:table-cell>
          <table:table-cell office:value-type="float" office:value="0.99725099319097" calcext:value-type="float">
            <text:p>0.99725099319097</text:p>
          </table:table-cell>
          <table:table-cell office:value-type="float" office:value="0.50076776876919" calcext:value-type="float">
            <text:p>0.50076776876919</text:p>
          </table:table-cell>
          <table:table-cell office:value-type="float" office:value="1.0012282926075" calcext:value-type="float">
            <text:p>1.0012282926075</text:p>
          </table:table-cell>
          <table:table-cell office:value-type="float" office:value="0.49981114538057" calcext:value-type="float">
            <text:p>0.49981114538057</text:p>
          </table:table-cell>
          <table:table-cell office:value-type="float" office:value="1.0002442417132" calcext:value-type="float">
            <text:p>1.0002442417132</text:p>
          </table:table-cell>
          <table:table-cell office:value-type="float" office:value="0.50181044974153" calcext:value-type="float">
            <text:p>0.50181044974153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0001311834488" calcext:value-type="float">
            <text:p>1.0001311834488</text:p>
          </table:table-cell>
          <table:table-cell office:value-type="float" office:value="0.49940291879953" calcext:value-type="float">
            <text:p>0.49940291879953</text:p>
          </table:table-cell>
          <table:table-cell office:value-type="float" office:value="0.99733888574066" calcext:value-type="float">
            <text:p>0.99733888574066</text:p>
          </table:table-cell>
          <table:table-cell office:value-type="float" office:value="0.50065796656446" calcext:value-type="float">
            <text:p>0.50065796656446</text:p>
          </table:table-cell>
          <table:table-cell office:value-type="float" office:value="1.0011748380632" calcext:value-type="float">
            <text:p>1.0011748380632</text:p>
          </table:table-cell>
          <table:table-cell office:value-type="float" office:value="0.49985453708676" calcext:value-type="float">
            <text:p>0.49985453708676</text:p>
          </table:table-cell>
          <table:table-cell office:value-type="float" office:value="1.0000672647364" calcext:value-type="float">
            <text:p>1.0000672647364</text:p>
          </table:table-cell>
          <table:table-cell office:value-type="float" office:value="0.50172205935186" calcext:value-type="float">
            <text:p>0.50172205935186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0001774323133" calcext:value-type="float">
            <text:p>1.0001774323133</text:p>
          </table:table-cell>
          <table:table-cell office:value-type="float" office:value="0.49943615672463" calcext:value-type="float">
            <text:p>0.49943615672463</text:p>
          </table:table-cell>
          <table:table-cell office:value-type="float" office:value="0.99743163848955" calcext:value-type="float">
            <text:p>0.99743163848955</text:p>
          </table:table-cell>
          <table:table-cell office:value-type="float" office:value="0.50055592951707" calcext:value-type="float">
            <text:p>0.50055592951707</text:p>
          </table:table-cell>
          <table:table-cell office:value-type="float" office:value="1.0011205443745" calcext:value-type="float">
            <text:p>1.0011205443745</text:p>
          </table:table-cell>
          <table:table-cell office:value-type="float" office:value="0.49989419705855" calcext:value-type="float">
            <text:p>0.49989419705855</text:p>
          </table:table-cell>
          <table:table-cell office:value-type="float" office:value="0.99990840795053" calcext:value-type="float">
            <text:p>0.99990840795053</text:p>
          </table:table-cell>
          <table:table-cell office:value-type="float" office:value="0.50163351638725" calcext:value-type="float">
            <text:p>0.50163351638725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000218039795" calcext:value-type="float">
            <text:p>1.000218039795</text:p>
          </table:table-cell>
          <table:table-cell office:value-type="float" office:value="0.49946894168147" calcext:value-type="float">
            <text:p>0.49946894168147</text:p>
          </table:table-cell>
          <table:table-cell office:value-type="float" office:value="0.99752827794229" calcext:value-type="float">
            <text:p>0.99752827794229</text:p>
          </table:table-cell>
          <table:table-cell office:value-type="float" office:value="0.50046139523754" calcext:value-type="float">
            <text:p>0.50046139523754</text:p>
          </table:table-cell>
          <table:table-cell office:value-type="float" office:value="1.001065795976" calcext:value-type="float">
            <text:p>1.001065795976</text:p>
          </table:table-cell>
          <table:table-cell office:value-type="float" office:value="0.4999302978806" calcext:value-type="float">
            <text:p>0.4999302978806</text:p>
          </table:table-cell>
          <table:table-cell office:value-type="float" office:value="0.99976663786274" calcext:value-type="float">
            <text:p>0.99976663786274</text:p>
          </table:table-cell>
          <table:table-cell office:value-type="float" office:value="0.50154531852196" calcext:value-type="float">
            <text:p>0.50154531852196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0002533692537" calcext:value-type="float">
            <text:p>1.0002533692537</text:p>
          </table:table-cell>
          <table:table-cell office:value-type="float" office:value="0.49950114891543" calcext:value-type="float">
            <text:p>0.49950114891543</text:p>
          </table:table-cell>
          <table:table-cell office:value-type="float" office:value="0.99762790924113" calcext:value-type="float">
            <text:p>0.99762790924113</text:p>
          </table:table-cell>
          <table:table-cell office:value-type="float" office:value="0.50037408954506" calcext:value-type="float">
            <text:p>0.50037408954506</text:p>
          </table:table-cell>
          <table:table-cell office:value-type="float" office:value="1.0010109395948" calcext:value-type="float">
            <text:p>1.0010109395948</text:p>
          </table:table-cell>
          <table:table-cell office:value-type="float" office:value="0.49996301363753" calcext:value-type="float">
            <text:p>0.49996301363753</text:p>
          </table:table-cell>
          <table:table-cell office:value-type="float" office:value="0.99964093726196" calcext:value-type="float">
            <text:p>0.99964093726196</text:p>
          </table:table-cell>
          <table:table-cell office:value-type="float" office:value="0.50145790925928" calcext:value-type="float">
            <text:p>0.50145790925928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0002837746244" calcext:value-type="float">
            <text:p>1.0002837746244</text:p>
          </table:table-cell>
          <table:table-cell office:value-type="float" office:value="0.49953266939788" calcext:value-type="float">
            <text:p>0.49953266939788</text:p>
          </table:table-cell>
          <table:table-cell office:value-type="float" office:value="0.99772971277536" calcext:value-type="float">
            <text:p>0.99772971277536</text:p>
          </table:table-cell>
          <table:table-cell office:value-type="float" office:value="0.50029372902186" calcext:value-type="float">
            <text:p>0.50029372902186</text:p>
          </table:table-cell>
          <table:table-cell office:value-type="float" office:value="1.0009562862938" calcext:value-type="float">
            <text:p>1.0009562862938</text:p>
          </table:table-cell>
          <table:table-cell office:value-type="float" office:value="0.49999251879167" calcext:value-type="float">
            <text:p>0.49999251879167</text:p>
          </table:table-cell>
          <table:table-cell office:value-type="float" office:value="0.99953030890224" calcext:value-type="float">
            <text:p>0.99953030890224</text:p>
          </table:table-cell>
          <table:table-cell office:value-type="float" office:value="0.50137168128018" calcext:value-type="float">
            <text:p>0.50137168128018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0003095995144" calcext:value-type="float">
            <text:p>1.0003095995144</text:p>
          </table:table-cell>
          <table:table-cell office:value-type="float" office:value="0.49956340879811" calcext:value-type="float">
            <text:p>0.49956340879811</text:p>
          </table:table-cell>
          <table:table-cell office:value-type="float" office:value="0.99783294076147" calcext:value-type="float">
            <text:p>0.99783294076147</text:p>
          </table:table-cell>
          <table:table-cell office:value-type="float" office:value="0.5002200233611" calcext:value-type="float">
            <text:p>0.5002200233611</text:p>
          </table:table-cell>
          <table:table-cell office:value-type="float" office:value="1.0009021134989" calcext:value-type="float">
            <text:p>1.0009021134989</text:p>
          </table:table-cell>
          <table:table-cell office:value-type="float" office:value="0.5000189871778" calcext:value-type="float">
            <text:p>0.5000189871778</text:p>
          </table:table-cell>
          <table:table-cell office:value-type="float" office:value="0.9994337786964" calcext:value-type="float">
            <text:p>0.9994337786964</text:p>
          </table:table-cell>
          <table:table-cell office:value-type="float" office:value="0.50128697970167" calcext:value-type="float">
            <text:p>0.501286979701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003311764481" calcext:value-type="float">
            <text:p>1.0003311764481</text:p>
          </table:table-cell>
          <table:table-cell office:value-type="float" office:value="0.499593286482" calcext:value-type="float">
            <text:p>0.499593286482</text:p>
          </table:table-cell>
          <table:table-cell office:value-type="float" office:value="0.99793691381142" calcext:value-type="float">
            <text:p>0.99793691381142</text:p>
          </table:table-cell>
          <table:table-cell office:value-type="float" office:value="0.50015267751716" calcext:value-type="float">
            <text:p>0.50015267751716</text:p>
          </table:table-cell>
          <table:table-cell office:value-type="float" office:value="1.0008486670005" calcext:value-type="float">
            <text:p>1.0008486670005</text:p>
          </table:table-cell>
          <table:table-cell office:value-type="float" office:value="0.50004259087958" calcext:value-type="float">
            <text:p>0.50004259087958</text:p>
          </table:table-cell>
          <table:table-cell office:value-type="float" office:value="0.99935039845569" calcext:value-type="float">
            <text:p>0.99935039845569</text:p>
          </table:table-cell>
          <table:table-cell office:value-type="float" office:value="0.50120410534861" calcext:value-type="float">
            <text:p>0.50120410534861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0003488262486" calcext:value-type="float">
            <text:p>1.0003488262486</text:p>
          </table:table-cell>
          <table:table-cell office:value-type="float" office:value="0.49962223453991" calcext:value-type="float">
            <text:p>0.49962223453991</text:p>
          </table:table-cell>
          <table:table-cell office:value-type="float" office:value="0.99804101750542" calcext:value-type="float">
            <text:p>0.99804101750542</text:p>
          </table:table-cell>
          <table:table-cell office:value-type="float" office:value="0.50009139366768" calcext:value-type="float">
            <text:p>0.50009139366768</text:p>
          </table:table-cell>
          <table:table-cell office:value-type="float" office:value="1.000796162937" calcext:value-type="float">
            <text:p>1.000796162937</text:p>
          </table:table-cell>
          <table:table-cell office:value-type="float" office:value="0.50006349983936" calcext:value-type="float">
            <text:p>0.50006349983936</text:p>
          </table:table-cell>
          <table:table-cell office:value-type="float" office:value="0.99927924820011" calcext:value-type="float">
            <text:p>0.99927924820011</text:p>
          </table:table-cell>
          <table:table-cell office:value-type="float" office:value="0.50112331745677" calcext:value-type="float">
            <text:p>0.50112331745677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0003628575435" calcext:value-type="float">
            <text:p>1.0003628575435</text:p>
          </table:table-cell>
          <table:table-cell office:value-type="float" office:value="0.4996501968462" calcext:value-type="float">
            <text:p>0.4996501968462</text:p>
          </table:table-cell>
          <table:table-cell office:value-type="float" office:value="0.99814469898421" calcext:value-type="float">
            <text:p>0.99814469898421</text:p>
          </table:table-cell>
          <table:table-cell office:value-type="float" office:value="0.50003587299601" calcext:value-type="float">
            <text:p>0.50003587299601</text:p>
          </table:table-cell>
          <table:table-cell office:value-type="float" office:value="1.0007447897042" calcext:value-type="float">
            <text:p>1.0007447897042</text:p>
          </table:table-cell>
          <table:table-cell office:value-type="float" office:value="0.50008188141926" calcext:value-type="float">
            <text:p>0.50008188141926</text:p>
          </table:table-cell>
          <table:table-cell office:value-type="float" office:value="0.99921943811423" calcext:value-type="float">
            <text:p>0.99921943811423</text:p>
          </table:table-cell>
          <table:table-cell office:value-type="float" office:value="0.50104483701611" calcext:value-type="float">
            <text:p>0.50104483701611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0003735663875" calcext:value-type="float">
            <text:p>1.0003735663875</text:p>
          </table:table-cell>
          <table:table-cell office:value-type="float" office:value="0.49967712815218" calcext:value-type="float">
            <text:p>0.49967712815218</text:p>
          </table:table-cell>
          <table:table-cell office:value-type="float" office:value="0.9982474635743" calcext:value-type="float">
            <text:p>0.9982474635743</text:p>
          </table:table-cell>
          <table:table-cell office:value-type="float" office:value="0.49998581730318" calcext:value-type="float">
            <text:p>0.49998581730318</text:p>
          </table:table-cell>
          <table:table-cell office:value-type="float" office:value="1.0006947097896" calcext:value-type="float">
            <text:p>1.0006947097896</text:p>
          </table:table-cell>
          <table:table-cell office:value-type="float" office:value="0.50009789898554" calcext:value-type="float">
            <text:p>0.50009789898554</text:p>
          </table:table-cell>
          <table:table-cell office:value-type="float" office:value="0.99917011011024" calcext:value-type="float">
            <text:p>0.99917011011024</text:p>
          </table:table-cell>
          <table:table-cell office:value-type="float" office:value="0.50096884945534" calcext:value-type="float">
            <text:p>0.50096884945534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0003812359898" calcext:value-type="float">
            <text:p>1.0003812359898</text:p>
          </table:table-cell>
          <table:table-cell office:value-type="float" office:value="0.49970299321397" calcext:value-type="float">
            <text:p>0.49970299321397</text:p>
          </table:table-cell>
          <table:table-cell office:value-type="float" office:value="0.99834887145872" calcext:value-type="float">
            <text:p>0.99834887145872</text:p>
          </table:table-cell>
          <table:table-cell office:value-type="float" office:value="0.49994093045796" calcext:value-type="float">
            <text:p>0.49994093045796</text:p>
          </table:table-cell>
          <table:table-cell office:value-type="float" office:value="1.000646061629" calcext:value-type="float">
            <text:p>1.000646061629</text:p>
          </table:table-cell>
          <table:table-cell office:value-type="float" office:value="0.50011171177016" calcext:value-type="float">
            <text:p>0.50011171177016</text:p>
          </table:table-cell>
          <table:table-cell office:value-type="float" office:value="0.99913043907894" calcext:value-type="float">
            <text:p>0.99913043907894</text:p>
          </table:table-cell>
          <table:table-cell office:value-type="float" office:value="0.5008955073815" calcext:value-type="float">
            <text:p>0.5008955073815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000386136538" calcext:value-type="float">
            <text:p>1.000386136538</text:p>
          </table:table-cell>
          <table:table-cell office:value-type="float" office:value="0.49972776595642" calcext:value-type="float">
            <text:p>0.49972776595642</text:p>
          </table:table-cell>
          <table:table-cell office:value-type="float" office:value="0.99844853440437" calcext:value-type="float">
            <text:p>0.99844853440437</text:p>
          </table:table-cell>
          <table:table-cell office:value-type="float" office:value="0.49990091969383" calcext:value-type="float">
            <text:p>0.49990091969383</text:p>
          </table:table-cell>
          <table:table-cell office:value-type="float" office:value="1.000598961367" calcext:value-type="float">
            <text:p>1.000598961367</text:p>
          </table:table-cell>
          <table:table-cell office:value-type="float" office:value="0.50012347442833" calcext:value-type="float">
            <text:p>0.50012347442833</text:p>
          </table:table-cell>
          <table:table-cell office:value-type="float" office:value="0.99909963384011" calcext:value-type="float">
            <text:p>0.99909963384011</text:p>
          </table:table-cell>
          <table:table-cell office:value-type="float" office:value="0.50082493319407" calcext:value-type="float">
            <text:p>0.50082493319407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0003885251089" calcext:value-type="float">
            <text:p>1.0003885251089</text:p>
          </table:table-cell>
          <table:table-cell office:value-type="float" office:value="0.49975142867392" calcext:value-type="float">
            <text:p>0.49975142867392</text:p>
          </table:table-cell>
          <table:table-cell office:value-type="float" office:value="0.99854611255597" calcext:value-type="float">
            <text:p>0.99854611255597</text:p>
          </table:table-cell>
          <table:table-cell office:value-type="float" office:value="0.49986549676113" calcext:value-type="float">
            <text:p>0.49986549676113</text:p>
          </table:table-cell>
          <table:table-cell office:value-type="float" office:value="1.0005535045565" calcext:value-type="float">
            <text:p>1.0005535045565</text:p>
          </table:table-cell>
          <table:table-cell office:value-type="float" office:value="0.50013333666838" calcext:value-type="float">
            <text:p>0.50013333666838</text:p>
          </table:table-cell>
          <table:table-cell office:value-type="float" office:value="0.99907693781951" calcext:value-type="float">
            <text:p>0.99907693781951</text:p>
          </table:table-cell>
          <table:table-cell office:value-type="float" office:value="0.50075722158347" calcext:value-type="float">
            <text:p>0.50075722158347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0003886456583" calcext:value-type="float">
            <text:p>1.0003886456583</text:p>
          </table:table-cell>
          <table:table-cell office:value-type="float" office:value="0.49977397126852" calcext:value-type="float">
            <text:p>0.49977397126852</text:p>
          </table:table-cell>
          <table:table-cell office:value-type="float" office:value="0.99864131130542" calcext:value-type="float">
            <text:p>0.99864131130542</text:p>
          </table:table-cell>
          <table:table-cell office:value-type="float" office:value="0.49983437894301" calcext:value-type="float">
            <text:p>0.49983437894301</text:p>
          </table:table-cell>
          <table:table-cell office:value-type="float" office:value="1.0005097677913" calcext:value-type="float">
            <text:p>1.0005097677913</text:p>
          </table:table-cell>
          <table:table-cell office:value-type="float" office:value="0.50014144294801" calcext:value-type="float">
            <text:p>0.50014144294801</text:p>
          </table:table-cell>
          <table:table-cell office:value-type="float" office:value="0.99906162947718" calcext:value-type="float">
            <text:p>0.99906162947718</text:p>
          </table:table-cell>
          <table:table-cell office:value-type="float" office:value="0.50069244191365" calcext:value-type="float">
            <text:p>0.50069244191365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0003867290816" calcext:value-type="float">
            <text:p>1.0003867290816</text:p>
          </table:table-cell>
          <table:table-cell office:value-type="float" office:value="0.49979539052582" calcext:value-type="float">
            <text:p>0.49979539052582</text:p>
          </table:table-cell>
          <table:table-cell office:value-type="float" office:value="0.99873387824446" calcext:value-type="float">
            <text:p>0.99873387824446</text:p>
          </table:table-cell>
          <table:table-cell office:value-type="float" office:value="0.49980728994318" calcext:value-type="float">
            <text:p>0.49980728994318</text:p>
          </table:table-cell>
          <table:table-cell office:value-type="float" office:value="1.0004678102721" calcext:value-type="float">
            <text:p>1.0004678102721</text:p>
          </table:table-cell>
          <table:table-cell office:value-type="float" office:value="0.50014793223182" calcext:value-type="float">
            <text:p>0.50014793223182</text:p>
          </table:table-cell>
          <table:table-cell office:value-type="float" office:value="0.99905302251024" calcext:value-type="float">
            <text:p>0.99905302251024</text:p>
          </table:table-cell>
          <table:table-cell office:value-type="float" office:value="0.50063064048888" calcext:value-type="float">
            <text:p>0.50063064048888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0003829933369" calcext:value-type="float">
            <text:p>1.0003829933369</text:p>
          </table:table-cell>
          <table:table-cell office:value-type="float" office:value="0.4998156894285" calcext:value-type="float">
            <text:p>0.4998156894285</text:p>
          </table:table-cell>
          <table:table-cell office:value-type="float" office:value="0.99882360020721" calcext:value-type="float">
            <text:p>0.99882360020721</text:p>
          </table:table-cell>
          <table:table-cell office:value-type="float" office:value="0.49978396065354" calcext:value-type="float">
            <text:p>0.49978396065354</text:p>
          </table:table-cell>
          <table:table-cell office:value-type="float" office:value="1.0004276753035" calcext:value-type="float">
            <text:p>1.0004276753035</text:p>
          </table:table-cell>
          <table:table-cell office:value-type="float" office:value="0.50015293780463" calcext:value-type="float">
            <text:p>0.50015293780463</text:p>
          </table:table-cell>
          <table:table-cell office:value-type="float" office:value="0.99905046585211" calcext:value-type="float">
            <text:p>0.99905046585211</text:p>
          </table:table-cell>
          <table:table-cell office:value-type="float" office:value="0.50057183325716" calcext:value-type="float">
            <text:p>0.500571833257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003776436244" calcext:value-type="float">
            <text:p>1.0003776436244</text:p>
          </table:table-cell>
          <table:table-cell office:value-type="float" office:value="0.49983487650731" calcext:value-type="float">
            <text:p>0.49983487650731</text:p>
          </table:table-cell>
          <table:table-cell office:value-type="float" office:value="0.99891030040835" calcext:value-type="float">
            <text:p>0.99891030040835</text:p>
          </table:table-cell>
          <table:table-cell office:value-type="float" office:value="0.49976412980959" calcext:value-type="float">
            <text:p>0.49976412980959</text:p>
          </table:table-cell>
          <table:table-cell office:value-type="float" office:value="1.0003893916787" calcext:value-type="float">
            <text:p>1.0003893916787</text:p>
          </table:table-cell>
          <table:table-cell office:value-type="float" office:value="0.50015659205726" calcext:value-type="float">
            <text:p>0.50015659205726</text:p>
          </table:table-cell>
          <table:table-cell office:value-type="float" office:value="0.99905334433868" calcext:value-type="float">
            <text:p>0.99905334433868</text:p>
          </table:table-cell>
          <table:table-cell office:value-type="float" office:value="0.50051603717394" calcext:value-type="float">
            <text:p>0.50051603717394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.0003708726147" calcext:value-type="float">
            <text:p>1.0003708726147</text:p>
          </table:table-cell>
          <table:table-cell office:value-type="float" office:value="0.49985296522928" calcext:value-type="float">
            <text:p>0.49985296522928</text:p>
          </table:table-cell>
          <table:table-cell office:value-type="float" office:value="0.99899383568178" calcext:value-type="float">
            <text:p>0.99899383568178</text:p>
          </table:table-cell>
          <table:table-cell office:value-type="float" office:value="0.49974754454115" calcext:value-type="float">
            <text:p>0.49974754454115</text:p>
          </table:table-cell>
          <table:table-cell office:value-type="float" office:value="1.0003529747233" calcext:value-type="float">
            <text:p>1.0003529747233</text:p>
          </table:table-cell>
          <table:table-cell office:value-type="float" office:value="0.50015901017521" calcext:value-type="float">
            <text:p>0.50015901017521</text:p>
          </table:table-cell>
          <table:table-cell office:value-type="float" office:value="0.99906107652515" calcext:value-type="float">
            <text:p>0.99906107652515</text:p>
          </table:table-cell>
          <table:table-cell office:value-type="float" office:value="0.5004632417912" calcext:value-type="float">
            <text:p>0.5004632417912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.0003628607204" calcext:value-type="float">
            <text:p>1.0003628607204</text:p>
          </table:table-cell>
          <table:table-cell office:value-type="float" office:value="0.4998699734225" calcext:value-type="float">
            <text:p>0.4998699734225</text:p>
          </table:table-cell>
          <table:table-cell office:value-type="float" office:value="0.99907409382362" calcext:value-type="float">
            <text:p>0.99907409382362</text:p>
          </table:table-cell>
          <table:table-cell office:value-type="float" office:value="0.49973396082586" calcext:value-type="float">
            <text:p>0.49973396082586</text:p>
          </table:table-cell>
          <table:table-cell office:value-type="float" office:value="1.0003184284791" calcext:value-type="float">
            <text:p>1.0003184284791</text:p>
          </table:table-cell>
          <table:table-cell office:value-type="float" office:value="0.50016030870068" calcext:value-type="float">
            <text:p>0.50016030870068</text:p>
          </table:table-cell>
          <table:table-cell office:value-type="float" office:value="0.99907311519064" calcext:value-type="float">
            <text:p>0.99907311519064</text:p>
          </table:table-cell>
          <table:table-cell office:value-type="float" office:value="0.50041342152688" calcext:value-type="float">
            <text:p>0.50041342152688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.0003537764037" calcext:value-type="float">
            <text:p>1.0003537764037</text:p>
          </table:table-cell>
          <table:table-cell office:value-type="float" office:value="0.49988592273676" calcext:value-type="float">
            <text:p>0.49988592273676</text:p>
          </table:table-cell>
          <table:table-cell office:value-type="float" office:value="0.99915099104254" calcext:value-type="float">
            <text:p>0.99915099104254</text:p>
          </table:table-cell>
          <table:table-cell office:value-type="float" office:value="0.49972314385263" calcext:value-type="float">
            <text:p>0.49972314385263</text:p>
          </table:table-cell>
          <table:table-cell office:value-type="float" office:value="1.0002857463926" calcext:value-type="float">
            <text:p>1.0002857463926</text:p>
          </table:table-cell>
          <table:table-cell office:value-type="float" office:value="0.50016059177423" calcext:value-type="float">
            <text:p>0.50016059177423</text:p>
          </table:table-cell>
          <table:table-cell office:value-type="float" office:value="0.99908894671773" calcext:value-type="float">
            <text:p>0.99908894671773</text:p>
          </table:table-cell>
          <table:table-cell office:value-type="float" office:value="0.50036653737246" calcext:value-type="float">
            <text:p>0.50036653737246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.0003437765166" calcext:value-type="float">
            <text:p>1.0003437765166</text:p>
          </table:table-cell>
          <table:table-cell office:value-type="float" office:value="0.49990083813937" calcext:value-type="float">
            <text:p>0.49990083813937</text:p>
          </table:table-cell>
          <table:table-cell office:value-type="float" office:value="0.99922446951975" calcext:value-type="float">
            <text:p>0.99922446951975</text:p>
          </table:table-cell>
          <table:table-cell office:value-type="float" office:value="0.49971486830201" calcext:value-type="float">
            <text:p>0.49971486830201</text:p>
          </table:table-cell>
          <table:table-cell office:value-type="float" office:value="1.0002549126481" calcext:value-type="float">
            <text:p>1.0002549126481</text:p>
          </table:table-cell>
          <table:table-cell office:value-type="float" office:value="0.50015997018677" calcext:value-type="float">
            <text:p>0.50015997018677</text:p>
          </table:table-cell>
          <table:table-cell office:value-type="float" office:value="0.99910809036002" calcext:value-type="float">
            <text:p>0.99910809036002</text:p>
          </table:table-cell>
          <table:table-cell office:value-type="float" office:value="0.50032253849483" calcext:value-type="float">
            <text:p>0.50032253849483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0003330066667" calcext:value-type="float">
            <text:p>1.0003330066667</text:p>
          </table:table-cell>
          <table:table-cell office:value-type="float" office:value="0.49991474744508" calcext:value-type="float">
            <text:p>0.49991474744508</text:p>
          </table:table-cell>
          <table:table-cell office:value-type="float" office:value="0.99929449508013" calcext:value-type="float">
            <text:p>0.99929449508013</text:p>
          </table:table-cell>
          <table:table-cell office:value-type="float" office:value="0.49970891855014" calcext:value-type="float">
            <text:p>0.49970891855014</text:p>
          </table:table-cell>
          <table:table-cell office:value-type="float" office:value="1.0002259026551" calcext:value-type="float">
            <text:p>1.0002259026551</text:p>
          </table:table-cell>
          <table:table-cell office:value-type="float" office:value="0.50015853872625" calcext:value-type="float">
            <text:p>0.50015853872625</text:p>
          </table:table-cell>
          <table:table-cell office:value-type="float" office:value="0.99913009741252" calcext:value-type="float">
            <text:p>0.99913009741252</text:p>
          </table:table-cell>
          <table:table-cell office:value-type="float" office:value="0.50028136373495" calcext:value-type="float">
            <text:p>0.50028136373495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.0003216016048" calcext:value-type="float">
            <text:p>1.0003216016048</text:p>
          </table:table-cell>
          <table:table-cell office:value-type="float" office:value="0.49992768087929" calcext:value-type="float">
            <text:p>0.49992768087929</text:p>
          </table:table-cell>
          <table:table-cell office:value-type="float" office:value="0.99936105497543" calcext:value-type="float">
            <text:p>0.99936105497543</text:p>
          </table:table-cell>
          <table:table-cell office:value-type="float" office:value="0.49970508880275" calcext:value-type="float">
            <text:p>0.49970508880275</text:p>
          </table:table-cell>
          <table:table-cell office:value-type="float" office:value="1.0001986846347" calcext:value-type="float">
            <text:p>1.0001986846347</text:p>
          </table:table-cell>
          <table:table-cell office:value-type="float" office:value="0.50015639203822" calcext:value-type="float">
            <text:p>0.50015639203822</text:p>
          </table:table-cell>
          <table:table-cell office:value-type="float" office:value="0.99915455029904" calcext:value-type="float">
            <text:p>0.99915455029904</text:p>
          </table:table-cell>
          <table:table-cell office:value-type="float" office:value="0.50024294300645" calcext:value-type="float">
            <text:p>0.50024294300645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.0003096856305" calcext:value-type="float">
            <text:p>1.0003096856305</text:p>
          </table:table-cell>
          <table:table-cell office:value-type="float" office:value="0.49993967067323" calcext:value-type="float">
            <text:p>0.49993967067323</text:p>
          </table:table-cell>
          <table:table-cell office:value-type="float" office:value="0.99942415577955" calcext:value-type="float">
            <text:p>0.99942415577955</text:p>
          </table:table-cell>
          <table:table-cell office:value-type="float" office:value="0.49970318316539" calcext:value-type="float">
            <text:p>0.49970318316539</text:p>
          </table:table-cell>
          <table:table-cell office:value-type="float" office:value="1.0001732201169" calcext:value-type="float">
            <text:p>1.0001732201169</text:p>
          </table:table-cell>
          <table:table-cell office:value-type="float" office:value="0.50015361505523" calcext:value-type="float">
            <text:p>0.50015361505523</text:p>
          </table:table-cell>
          <table:table-cell office:value-type="float" office:value="0.99918106158941" calcext:value-type="float">
            <text:p>0.99918106158941</text:p>
          </table:table-cell>
          <table:table-cell office:value-type="float" office:value="0.50020719859713" calcext:value-type="float">
            <text:p>0.50020719859713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.0002973730107" calcext:value-type="float">
            <text:p>1.0002973730107</text:p>
          </table:table-cell>
          <table:table-cell office:value-type="float" office:value="0.49995075069013" calcext:value-type="float">
            <text:p>0.49995075069013</text:p>
          </table:table-cell>
          <table:table-cell office:value-type="float" office:value="0.99948382139588" calcext:value-type="float">
            <text:p>0.99948382139588</text:p>
          </table:table-cell>
          <table:table-cell office:value-type="float" office:value="0.49970301565574" calcext:value-type="float">
            <text:p>0.49970301565574</text:p>
          </table:table-cell>
          <table:table-cell office:value-type="float" office:value="1.0001494652169" calcext:value-type="float">
            <text:p>1.0001494652169</text:p>
          </table:table-cell>
          <table:table-cell office:value-type="float" office:value="0.50015028933379" calcext:value-type="float">
            <text:p>0.50015028933379</text:p>
          </table:table-cell>
          <table:table-cell office:value-type="float" office:value="0.99920927295876" calcext:value-type="float">
            <text:p>0.99920927295876</text:p>
          </table:table-cell>
          <table:table-cell office:value-type="float" office:value="0.50017404637666" calcext:value-type="float">
            <text:p>0.50017404637666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.0002847684081" calcext:value-type="float">
            <text:p>1.0002847684081</text:p>
          </table:table-cell>
          <table:table-cell office:value-type="float" office:value="0.49996095608113" calcext:value-type="float">
            <text:p>0.49996095608113</text:p>
          </table:table-cell>
          <table:table-cell office:value-type="float" office:value="0.99954009117538" calcext:value-type="float">
            <text:p>0.99954009117538</text:p>
          </table:table-cell>
          <table:table-cell office:value-type="float" office:value="0.49970441016375" calcext:value-type="float">
            <text:p>0.49970441016375</text:p>
          </table:table-cell>
          <table:table-cell office:value-type="float" office:value="1.0001273712408" calcext:value-type="float">
            <text:p>1.0001273712408</text:p>
          </table:table-cell>
          <table:table-cell office:value-type="float" office:value="0.50014648978367" calcext:value-type="float">
            <text:p>0.50014648978367</text:p>
          </table:table-cell>
          <table:table-cell office:value-type="float" office:value="0.99923885409983" calcext:value-type="float">
            <text:p>0.99923885409983</text:p>
          </table:table-cell>
          <table:table-cell office:value-type="float" office:value="0.50014339691378" calcext:value-type="float">
            <text:p>0.5001433969137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002719673161" calcext:value-type="float">
            <text:p>1.0002719673161</text:p>
          </table:table-cell>
          <table:table-cell office:value-type="float" office:value="0.49997032296969" calcext:value-type="float">
            <text:p>0.49997032296969</text:p>
          </table:table-cell>
          <table:table-cell office:value-type="float" office:value="0.99959301814455" calcext:value-type="float">
            <text:p>0.99959301814455</text:p>
          </table:table-cell>
          <table:table-cell office:value-type="float" office:value="0.49970720036483" calcext:value-type="float">
            <text:p>0.49970720036483</text:p>
          </table:table-cell>
          <table:table-cell office:value-type="float" office:value="1.0001068855598" calcext:value-type="float">
            <text:p>1.0001068855598</text:p>
          </table:table-cell>
          <table:table-cell office:value-type="float" office:value="0.50014228657632" calcext:value-type="float">
            <text:p>0.50014228657632</text:p>
          </table:table-cell>
          <table:table-cell office:value-type="float" office:value="0.99926950159887" calcext:value-type="float">
            <text:p>0.99926950159887</text:p>
          </table:table-cell>
          <table:table-cell office:value-type="float" office:value="0.50011515642122" calcext:value-type="float">
            <text:p>0.50011515642122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.0002590564976" calcext:value-type="float">
            <text:p>1.0002590564976</text:p>
          </table:table-cell>
          <table:table-cell office:value-type="float" office:value="0.49997888816323" calcext:value-type="float">
            <text:p>0.49997888816323</text:p>
          </table:table-cell>
          <table:table-cell office:value-type="float" office:value="0.99964266734102" calcext:value-type="float">
            <text:p>0.99964266734102</text:p>
          </table:table-cell>
          <table:table-cell office:value-type="float" office:value="0.49971122959131" calcext:value-type="float">
            <text:p>0.49971122959131</text:p>
          </table:table-cell>
          <table:table-cell office:value-type="float" office:value="1.0000879522706" calcext:value-type="float">
            <text:p>1.0000879522706</text:p>
          </table:table-cell>
          <table:table-cell office:value-type="float" office:value="0.50013775085256" calcext:value-type="float">
            <text:p>0.50013775085256</text:p>
          </table:table-cell>
          <table:table-cell office:value-type="float" office:value="0.99930093779196" calcext:value-type="float">
            <text:p>0.99930093779196</text:p>
          </table:table-cell>
          <table:table-cell office:value-type="float" office:value="0.50008922796724" calcext:value-type="float">
            <text:p>0.50008922796724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.0002461144244" calcext:value-type="float">
            <text:p>1.0002461144244</text:p>
          </table:table-cell>
          <table:table-cell office:value-type="float" office:value="0.49998668889076" calcext:value-type="float">
            <text:p>0.49998668889076</text:p>
          </table:table-cell>
          <table:table-cell office:value-type="float" office:value="0.99968911425493" calcext:value-type="float">
            <text:p>0.99968911425493</text:p>
          </table:table-cell>
          <table:table-cell office:value-type="float" office:value="0.49971635066685" calcext:value-type="float">
            <text:p>0.49971635066685</text:p>
          </table:table-cell>
          <table:table-cell office:value-type="float" office:value="1.0000705122624" calcext:value-type="float">
            <text:p>1.0000705122624</text:p>
          </table:table-cell>
          <table:table-cell office:value-type="float" office:value="0.50013293669299" calcext:value-type="float">
            <text:p>0.50013293669299</text:p>
          </table:table-cell>
          <table:table-cell office:value-type="float" office:value="0.99933290957913" calcext:value-type="float">
            <text:p>0.99933290957913</text:p>
          </table:table-cell>
          <table:table-cell office:value-type="float" office:value="0.50006551229895" calcext:value-type="float">
            <text:p>0.50006551229895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0002332117151" calcext:value-type="float">
            <text:p>1.0002332117151</text:p>
          </table:table-cell>
          <table:table-cell office:value-type="float" office:value="0.49999376256518" calcext:value-type="float">
            <text:p>0.49999376256518</text:p>
          </table:table-cell>
          <table:table-cell office:value-type="float" office:value="0.99973244337355" calcext:value-type="float">
            <text:p>0.99973244337355</text:p>
          </table:table-cell>
          <table:table-cell office:value-type="float" office:value="0.49972242570839" calcext:value-type="float">
            <text:p>0.49972242570839</text:p>
          </table:table-cell>
          <table:table-cell office:value-type="float" office:value="1.0000545049692" calcext:value-type="float">
            <text:p>1.0000545049692</text:p>
          </table:table-cell>
          <table:table-cell office:value-type="float" office:value="0.5001278993648" calcext:value-type="float">
            <text:p>0.5001278993648</text:p>
          </table:table-cell>
          <table:table-cell office:value-type="float" office:value="0.9993651872316" calcext:value-type="float">
            <text:p>0.9993651872316</text:p>
          </table:table-cell>
          <table:table-cell office:value-type="float" office:value="0.50004390833746" calcext:value-type="float">
            <text:p>0.50004390833746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.0002204115693" calcext:value-type="float">
            <text:p>1.0002204115693</text:p>
          </table:table-cell>
          <table:table-cell office:value-type="float" office:value="0.50000014656897" calcext:value-type="float">
            <text:p>0.50000014656897</text:p>
          </table:table-cell>
          <table:table-cell office:value-type="float" office:value="0.99977274682624" calcext:value-type="float">
            <text:p>0.99977274682624</text:p>
          </table:table-cell>
          <table:table-cell office:value-type="float" office:value="0.49972932589989" calcext:value-type="float">
            <text:p>0.49972932589989</text:p>
          </table:table-cell>
          <table:table-cell office:value-type="float" office:value="1.0000398683331" calcext:value-type="float">
            <text:p>1.0000398683331</text:p>
          </table:table-cell>
          <table:table-cell office:value-type="float" office:value="0.50012268958882" calcext:value-type="float">
            <text:p>0.50012268958882</text:p>
          </table:table-cell>
          <table:table-cell office:value-type="float" office:value="0.9993975632248" calcext:value-type="float">
            <text:p>0.9993975632248</text:p>
          </table:table-cell>
          <table:table-cell office:value-type="float" office:value="0.50002431360868" calcext:value-type="float">
            <text:p>0.50002431360868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0002077701963" calcext:value-type="float">
            <text:p>1.0002077701963</text:p>
          </table:table-cell>
          <table:table-cell office:value-type="float" office:value="0.50000587806203" calcext:value-type="float">
            <text:p>0.50000587806203</text:p>
          </table:table-cell>
          <table:table-cell office:value-type="float" office:value="0.99981012312685" calcext:value-type="float">
            <text:p>0.99981012312685</text:p>
          </table:table-cell>
          <table:table-cell office:value-type="float" office:value="0.49973693124187" calcext:value-type="float">
            <text:p>0.49973693124187</text:p>
          </table:table-cell>
          <table:table-cell office:value-type="float" office:value="1.0000265392973" calcext:value-type="float">
            <text:p>1.0000265392973</text:p>
          </table:table-cell>
          <table:table-cell office:value-type="float" office:value="0.50011735373753" calcext:value-type="float">
            <text:p>0.50011735373753</text:p>
          </table:table-cell>
          <table:table-cell office:value-type="float" office:value="0.99942985109833" calcext:value-type="float">
            <text:p>0.99942985109833</text:p>
          </table:table-cell>
          <table:table-cell office:value-type="float" office:value="0.50000662572304" calcext:value-type="float">
            <text:p>0.50000662572304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.0001953372361" calcext:value-type="float">
            <text:p>1.0001953372361</text:p>
          </table:table-cell>
          <table:table-cell office:value-type="float" office:value="0.50001099381033" calcext:value-type="float">
            <text:p>0.50001099381033</text:p>
          </table:table-cell>
          <table:table-cell office:value-type="float" office:value="0.99984467601031" calcext:value-type="float">
            <text:p>0.99984467601031</text:p>
          </table:table-cell>
          <table:table-cell office:value-type="float" office:value="0.49974513028039" calcext:value-type="float">
            <text:p>0.49974513028039</text:p>
          </table:table-cell>
          <table:table-cell office:value-type="float" office:value="1.0000144542541" calcext:value-type="float">
            <text:p>1.0000144542541</text:p>
          </table:table-cell>
          <table:table-cell office:value-type="float" office:value="0.50011193403609" calcext:value-type="float">
            <text:p>0.50011193403609</text:p>
          </table:table-cell>
          <table:table-cell office:value-type="float" office:value="0.99946188424831" calcext:value-type="float">
            <text:p>0.99946188424831</text:p>
          </table:table-cell>
          <table:table-cell office:value-type="float" office:value="0.49999074257642" calcext:value-type="float">
            <text:p>0.49999074257642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.0001831561725" calcext:value-type="float">
            <text:p>1.0001831561725</text:p>
          </table:table-cell>
          <table:table-cell office:value-type="float" office:value="0.50001553003427" calcext:value-type="float">
            <text:p>0.50001553003427</text:p>
          </table:table-cell>
          <table:table-cell office:value-type="float" office:value="0.99987651335991" calcext:value-type="float">
            <text:p>0.99987651335991</text:p>
          </table:table-cell>
          <table:table-cell office:value-type="float" office:value="0.49975381981901" calcext:value-type="float">
            <text:p>0.49975381981901</text:p>
          </table:table-cell>
          <table:table-cell office:value-type="float" office:value="1.000003549448" calcext:value-type="float">
            <text:p>1.000003549448</text:p>
          </table:table-cell>
          <table:table-cell office:value-type="float" office:value="0.50010646876497" calcext:value-type="float">
            <text:p>0.50010646876497</text:p>
          </table:table-cell>
          <table:table-cell office:value-type="float" office:value="0.99949351477053" calcext:value-type="float">
            <text:p>0.99949351477053</text:p>
          </table:table-cell>
          <table:table-cell office:value-type="float" office:value="0.49997656287243" calcext:value-type="float">
            <text:p>0.49997656287243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.0001712647349" calcext:value-type="float">
            <text:p>1.0001712647349</text:p>
          </table:table-cell>
          <table:table-cell office:value-type="float" office:value="0.50001952227531" calcext:value-type="float">
            <text:p>0.50001952227531</text:p>
          </table:table-cell>
          <table:table-cell office:value-type="float" office:value="0.99990574622192" calcext:value-type="float">
            <text:p>0.99990574622192</text:p>
          </table:table-cell>
          <table:table-cell office:value-type="float" office:value="0.4997629046169" calcext:value-type="float">
            <text:p>0.4997629046169</text:p>
          </table:table-cell>
          <table:table-cell office:value-type="float" office:value="0.99999376133833" calcext:value-type="float">
            <text:p>0.99999376133833</text:p>
          </table:table-cell>
          <table:table-cell office:value-type="float" office:value="0.50010099246283" calcext:value-type="float">
            <text:p>0.50010099246283</text:p>
          </table:table-cell>
          <table:table-cell office:value-type="float" office:value="0.99952461232247" calcext:value-type="float">
            <text:p>0.99952461232247</text:p>
          </table:table-cell>
          <table:table-cell office:value-type="float" office:value="0.49996398658655" calcext:value-type="float">
            <text:p>0.49996398658655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0001596952902" calcext:value-type="float">
            <text:p>1.0001596952902</text:p>
          </table:table-cell>
          <table:table-cell office:value-type="float" office:value="0.50002300527992" calcext:value-type="float">
            <text:p>0.50002300527992</text:p>
          </table:table-cell>
          <table:table-cell office:value-type="float" office:value="0.99993248790366" calcext:value-type="float">
            <text:p>0.99993248790366</text:p>
          </table:table-cell>
          <table:table-cell office:value-type="float" office:value="0.49977229707609" calcext:value-type="float">
            <text:p>0.49977229707609</text:p>
          </table:table-cell>
          <table:table-cell office:value-type="float" office:value="0.99998502692281" calcext:value-type="float">
            <text:p>0.99998502692281</text:p>
          </table:table-cell>
          <table:table-cell office:value-type="float" office:value="0.50009553612865" calcext:value-type="float">
            <text:p>0.50009553612865</text:p>
          </table:table-cell>
          <table:table-cell office:value-type="float" office:value="0.99955506300845" calcext:value-type="float">
            <text:p>0.99955506300845</text:p>
          </table:table-cell>
          <table:table-cell office:value-type="float" office:value="0.49995291537558" calcext:value-type="float">
            <text:p>0.499952915375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001484752217" calcext:value-type="float">
            <text:p>1.0001484752217</text:p>
          </table:table-cell>
          <table:table-cell office:value-type="float" office:value="0.50002601289953" calcext:value-type="float">
            <text:p>0.50002601289953</text:p>
          </table:table-cell>
          <table:table-cell office:value-type="float" office:value="0.99995685315154" calcext:value-type="float">
            <text:p>0.99995685315154</text:p>
          </table:table-cell>
          <table:table-cell office:value-type="float" office:value="0.49978191692056" calcext:value-type="float">
            <text:p>0.49978191692056</text:p>
          </table:table-cell>
          <table:table-cell office:value-type="float" office:value="0.99997728402402" calcext:value-type="float">
            <text:p>0.99997728402402</text:p>
          </table:table-cell>
          <table:table-cell office:value-type="float" office:value="0.50009012742193" calcext:value-type="float">
            <text:p>0.50009012742193</text:p>
          </table:table-cell>
          <table:table-cell office:value-type="float" office:value="0.99958476829111" calcext:value-type="float">
            <text:p>0.99958476829111</text:p>
          </table:table-cell>
          <table:table-cell office:value-type="float" office:value="0.49994325293584" calcext:value-type="float">
            <text:p>0.49994325293584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.0001376272962" calcext:value-type="float">
            <text:p>1.0001376272962</text:p>
          </table:table-cell>
          <table:table-cell office:value-type="float" office:value="0.50002857800542" calcext:value-type="float">
            <text:p>0.50002857800542</text:p>
          </table:table-cell>
          <table:table-cell office:value-type="float" office:value="0.99997895740506" calcext:value-type="float">
            <text:p>0.99997895740506</text:p>
          </table:table-cell>
          <table:table-cell office:value-type="float" office:value="0.49979169086965" calcext:value-type="float">
            <text:p>0.49979169086965</text:p>
          </table:table-cell>
          <table:table-cell office:value-type="float" office:value="0.99997047154198" calcext:value-type="float">
            <text:p>0.99997047154198</text:p>
          </table:table-cell>
          <table:table-cell office:value-type="float" office:value="0.5000847908603" calcext:value-type="float">
            <text:p>0.5000847908603</text:p>
          </table:table-cell>
          <table:table-cell office:value-type="float" office:value="0.99961364393275" calcext:value-type="float">
            <text:p>0.99961364393275</text:p>
          </table:table-cell>
          <table:table-cell office:value-type="float" office:value="0.49993490531347" calcext:value-type="float">
            <text:p>0.49993490531347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0001271700163" calcext:value-type="float">
            <text:p>1.0001271700163</text:p>
          </table:table-cell>
          <table:table-cell office:value-type="float" office:value="0.50003073241743" calcext:value-type="float">
            <text:p>0.50003073241743</text:p>
          </table:table-cell>
          <table:table-cell office:value-type="float" office:value="0.99999891612322" calcext:value-type="float">
            <text:p>0.99999891612322</text:p>
          </table:table-cell>
          <table:table-cell office:value-type="float" office:value="0.49980155230817" calcext:value-type="float">
            <text:p>0.49980155230817</text:p>
          </table:table-cell>
          <table:table-cell office:value-type="float" office:value="0.99996452967434" calcext:value-type="float">
            <text:p>0.99996452967434</text:p>
          </table:table-cell>
          <table:table-cell office:value-type="float" office:value="0.50007954801348" calcext:value-type="float">
            <text:p>0.50007954801348</text:p>
          </table:table-cell>
          <table:table-cell office:value-type="float" office:value="0.9996416189687" calcext:value-type="float">
            <text:p>0.9996416189687</text:p>
          </table:table-cell>
          <table:table-cell office:value-type="float" office:value="0.49992778117003" calcext:value-type="float">
            <text:p>0.49992778117003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.0001171179605" calcext:value-type="float">
            <text:p>1.0001171179605</text:p>
          </table:table-cell>
          <table:table-cell office:value-type="float" office:value="0.50003250684548" calcext:value-type="float">
            <text:p>0.50003250684548</text:p>
          </table:table-cell>
          <table:table-cell office:value-type="float" office:value="1.0000168441793" calcext:value-type="float">
            <text:p>1.0000168441793</text:p>
          </table:table-cell>
          <table:table-cell office:value-type="float" office:value="0.49981144095514" calcext:value-type="float">
            <text:p>0.49981144095514</text:p>
          </table:table-cell>
          <table:table-cell office:value-type="float" office:value="0.99995940010665" calcext:value-type="float">
            <text:p>0.99995940010665</text:p>
          </table:table-cell>
          <table:table-cell office:value-type="float" office:value="0.50007441779406" calcext:value-type="float">
            <text:p>0.50007441779406</text:p>
          </table:table-cell>
          <table:table-cell office:value-type="float" office:value="0.99966863471515" calcext:value-type="float">
            <text:p>0.99966863471515</text:p>
          </table:table-cell>
          <table:table-cell office:value-type="float" office:value="0.4999217920066" calcext:value-type="float">
            <text:p>0.4999217920066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0001074821077" calcext:value-type="float">
            <text:p>1.0001074821077</text:p>
          </table:table-cell>
          <table:table-cell office:value-type="float" office:value="0.50003393084289" calcext:value-type="float">
            <text:p>0.50003393084289</text:p>
          </table:table-cell>
          <table:table-cell office:value-type="float" office:value="1.0000328553207" calcext:value-type="float">
            <text:p>1.0000328553207</text:p>
          </table:table-cell>
          <table:table-cell office:value-type="float" office:value="0.49982130253312" calcext:value-type="float">
            <text:p>0.49982130253312</text:p>
          </table:table-cell>
          <table:table-cell office:value-type="float" office:value="0.99995502616561" calcext:value-type="float">
            <text:p>0.99995502616561</text:p>
          </table:table-cell>
          <table:table-cell office:value-type="float" office:value="0.50006941637273" calcext:value-type="float">
            <text:p>0.50006941637273</text:p>
          </table:table-cell>
          <table:table-cell office:value-type="float" office:value="0.99969464381323" calcext:value-type="float">
            <text:p>0.99969464381323</text:p>
          </table:table-cell>
          <table:table-cell office:value-type="float" office:value="0.49991685234938" calcext:value-type="float">
            <text:p>0.49991685234938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0000982701479" calcext:value-type="float">
            <text:p>1.0000982701479</text:p>
          </table:table-cell>
          <table:table-cell office:value-type="float" office:value="0.50003503277048" calcext:value-type="float">
            <text:p>0.50003503277048</text:p>
          </table:table-cell>
          <table:table-cell office:value-type="float" office:value="1.0000470616889" calcext:value-type="float">
            <text:p>1.0000470616889</text:p>
          </table:table-cell>
          <table:table-cell office:value-type="float" office:value="0.49983108843981" calcext:value-type="float">
            <text:p>0.49983108843981</text:p>
          </table:table-cell>
          <table:table-cell office:value-type="float" office:value="0.9999513529712" calcext:value-type="float">
            <text:p>0.9999513529712</text:p>
          </table:table-cell>
          <table:table-cell office:value-type="float" office:value="0.50006455754115" calcext:value-type="float">
            <text:p>0.50006455754115</text:p>
          </table:table-cell>
          <table:table-cell office:value-type="float" office:value="0.99971960929278" calcext:value-type="float">
            <text:p>0.99971960929278</text:p>
          </table:table-cell>
          <table:table-cell office:value-type="float" office:value="0.49991287454344" calcext:value-type="float">
            <text:p>0.49991287454344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0000894867781" calcext:value-type="float">
            <text:p>1.0000894867781</text:p>
          </table:table-cell>
          <table:table-cell office:value-type="float" office:value="0.50003583977057" calcext:value-type="float">
            <text:p>0.50003583977057</text:p>
          </table:table-cell>
          <table:table-cell office:value-type="float" office:value="1.0000595733979" calcext:value-type="float">
            <text:p>1.0000595733979</text:p>
          </table:table-cell>
          <table:table-cell office:value-type="float" office:value="0.4998407554233" calcext:value-type="float">
            <text:p>0.4998407554233</text:p>
          </table:table-cell>
          <table:table-cell office:value-type="float" office:value="0.99994832754764" calcext:value-type="float">
            <text:p>0.99994832754764</text:p>
          </table:table-cell>
          <table:table-cell office:value-type="float" office:value="0.50005985292644" calcext:value-type="float">
            <text:p>0.50005985292644</text:p>
          </table:table-cell>
          <table:table-cell office:value-type="float" office:value="0.99974350423055" calcext:value-type="float">
            <text:p>0.99974350423055</text:p>
          </table:table-cell>
          <table:table-cell office:value-type="float" office:value="0.49990978618772" calcext:value-type="float">
            <text:p>0.49990978618772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0000811339838" calcext:value-type="float">
            <text:p>1.0000811339838</text:p>
          </table:table-cell>
          <table:table-cell office:value-type="float" office:value="0.50003637775006" calcext:value-type="float">
            <text:p>0.50003637775006</text:p>
          </table:table-cell>
          <table:table-cell office:value-type="float" office:value="1.0000704981657" calcext:value-type="float">
            <text:p>1.0000704981657</text:p>
          </table:table-cell>
          <table:table-cell office:value-type="float" office:value="0.49985026526254" calcext:value-type="float">
            <text:p>0.49985026526254</text:p>
          </table:table-cell>
          <table:table-cell office:value-type="float" office:value="0.99994589890863" calcext:value-type="float">
            <text:p>0.99994589890863</text:p>
          </table:table-cell>
          <table:table-cell office:value-type="float" office:value="0.50005531210463" calcext:value-type="float">
            <text:p>0.50005531210463</text:p>
          </table:table-cell>
          <table:table-cell office:value-type="float" office:value="0.99976630974721" calcext:value-type="float">
            <text:p>0.99976630974721</text:p>
          </table:table-cell>
          <table:table-cell office:value-type="float" office:value="0.49990751151955" calcext:value-type="float">
            <text:p>0.49990751151955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0000732113054" calcext:value-type="float">
            <text:p>1.0000732113054</text:p>
          </table:table-cell>
          <table:table-cell office:value-type="float" office:value="0.50003667137163" calcext:value-type="float">
            <text:p>0.50003667137163</text:p>
          </table:table-cell>
          <table:table-cell office:value-type="float" office:value="1.0000799409954" calcext:value-type="float">
            <text:p>1.0000799409954</text:p>
          </table:table-cell>
          <table:table-cell office:value-type="float" office:value="0.49985958445387" calcext:value-type="float">
            <text:p>0.49985958445387</text:p>
          </table:table-cell>
          <table:table-cell office:value-type="float" office:value="0.99994401812765" calcext:value-type="float">
            <text:p>0.99994401812765</text:p>
          </table:table-cell>
          <table:table-cell office:value-type="float" office:value="0.50005094276215" calcext:value-type="float">
            <text:p>0.50005094276215</text:p>
          </table:table-cell>
          <table:table-cell office:value-type="float" office:value="0.99978801486658" calcext:value-type="float">
            <text:p>0.99978801486658</text:p>
          </table:table-cell>
          <table:table-cell office:value-type="float" office:value="0.49990597692601" calcext:value-type="float">
            <text:p>0.49990597692601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0000657160902" calcext:value-type="float">
            <text:p>1.0000657160902</text:p>
          </table:table-cell>
          <table:table-cell office:value-type="float" office:value="0.50003674405232" calcext:value-type="float">
            <text:p>0.50003674405232</text:p>
          </table:table-cell>
          <table:table-cell office:value-type="float" office:value="1.0000880039045" calcext:value-type="float">
            <text:p>1.0000880039045</text:p>
          </table:table-cell>
          <table:table-cell office:value-type="float" office:value="0.49986868390491" calcext:value-type="float">
            <text:p>0.49986868390491</text:p>
          </table:table-cell>
          <table:table-cell office:value-type="float" office:value="0.99994263838959" calcext:value-type="float">
            <text:p>0.99994263838959</text:p>
          </table:table-cell>
          <table:table-cell office:value-type="float" office:value="0.50004674501006" calcext:value-type="float">
            <text:p>0.50004674501006</text:p>
          </table:table-cell>
          <table:table-cell office:value-type="float" office:value="0.99980861588117" calcext:value-type="float">
            <text:p>0.99980861588117</text:p>
          </table:table-cell>
          <table:table-cell office:value-type="float" office:value="0.49990511595642" calcext:value-type="float">
            <text:p>0.4999051159564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000586437309" calcext:value-type="float">
            <text:p>1.0000586437309</text:p>
          </table:table-cell>
          <table:table-cell office:value-type="float" office:value="0.5000366179688" calcext:value-type="float">
            <text:p>0.5000366179688</text:p>
          </table:table-cell>
          <table:table-cell office:value-type="float" office:value="1.0000947856958" calcext:value-type="float">
            <text:p>1.0000947856958</text:p>
          </table:table-cell>
          <table:table-cell office:value-type="float" office:value="0.49987753863656" calcext:value-type="float">
            <text:p>0.49987753863656</text:p>
          </table:table-cell>
          <table:table-cell office:value-type="float" office:value="0.99994171555173" calcext:value-type="float">
            <text:p>0.99994171555173</text:p>
          </table:table-cell>
          <table:table-cell office:value-type="float" office:value="0.50004272963255" calcext:value-type="float">
            <text:p>0.50004272963255</text:p>
          </table:table-cell>
          <table:table-cell office:value-type="float" office:value="0.99982811531297" calcext:value-type="float">
            <text:p>0.99982811531297</text:p>
          </table:table-cell>
          <table:table-cell office:value-type="float" office:value="0.49990486598995" calcext:value-type="float">
            <text:p>0.49990486598995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0000519878883" calcext:value-type="float">
            <text:p>1.0000519878883</text:p>
          </table:table-cell>
          <table:table-cell office:value-type="float" office:value="0.50003631406856" calcext:value-type="float">
            <text:p>0.50003631406856</text:p>
          </table:table-cell>
          <table:table-cell office:value-type="float" office:value="1.00010038177" calcext:value-type="float">
            <text:p>1.00010038177</text:p>
          </table:table-cell>
          <table:table-cell office:value-type="float" office:value="0.49988612749375" calcext:value-type="float">
            <text:p>0.49988612749375</text:p>
          </table:table-cell>
          <table:table-cell office:value-type="float" office:value="0.99994120702932" calcext:value-type="float">
            <text:p>0.99994120702932</text:p>
          </table:table-cell>
          <table:table-cell office:value-type="float" office:value="0.50003889952985" calcext:value-type="float">
            <text:p>0.50003889952985</text:p>
          </table:table-cell>
          <table:table-cell office:value-type="float" office:value="0.99984652111567" calcext:value-type="float">
            <text:p>0.99984652111567</text:p>
          </table:table-cell>
          <table:table-cell office:value-type="float" office:value="0.4999051558203" calcext:value-type="float">
            <text:p>0.4999051558203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0000457407019" calcext:value-type="float">
            <text:p>1.0000457407019</text:p>
          </table:table-cell>
          <table:table-cell office:value-type="float" office:value="0.50003585208629" calcext:value-type="float">
            <text:p>0.50003585208629</text:p>
          </table:table-cell>
          <table:table-cell office:value-type="float" office:value="1.0001048839743" calcext:value-type="float">
            <text:p>1.0001048839743</text:p>
          </table:table-cell>
          <table:table-cell office:value-type="float" office:value="0.49989443286583" calcext:value-type="float">
            <text:p>0.49989443286583</text:p>
          </table:table-cell>
          <table:table-cell office:value-type="float" office:value="0.99994107241596" calcext:value-type="float">
            <text:p>0.99994107241596</text:p>
          </table:table-cell>
          <table:table-cell office:value-type="float" office:value="0.5000352562889" calcext:value-type="float">
            <text:p>0.5000352562889</text:p>
          </table:table-cell>
          <table:table-cell office:value-type="float" office:value="0.99986384721565" calcext:value-type="float">
            <text:p>0.99986384721565</text:p>
          </table:table-cell>
          <table:table-cell office:value-type="float" office:value="0.49990593680705" calcext:value-type="float">
            <text:p>0.49990593680705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0000398929859" calcext:value-type="float">
            <text:p>1.0000398929859</text:p>
          </table:table-cell>
          <table:table-cell office:value-type="float" office:value="0.50003525056503" calcext:value-type="float">
            <text:p>0.50003525056503</text:p>
          </table:table-cell>
          <table:table-cell office:value-type="float" office:value="1.0001083804857" calcext:value-type="float">
            <text:p>1.0001083804857</text:p>
          </table:table-cell>
          <table:table-cell office:value-type="float" office:value="0.49990244041682" calcext:value-type="float">
            <text:p>0.49990244041682</text:p>
          </table:table-cell>
          <table:table-cell office:value-type="float" office:value="0.99994127347688" calcext:value-type="float">
            <text:p>0.99994127347688</text:p>
          </table:table-cell>
          <table:table-cell office:value-type="float" office:value="0.50003180031209" calcext:value-type="float">
            <text:p>0.50003180031209</text:p>
          </table:table-cell>
          <table:table-cell office:value-type="float" office:value="0.9998801111822" calcext:value-type="float">
            <text:p>0.9998801111822</text:p>
          </table:table-cell>
          <table:table-cell office:value-type="float" office:value="0.49990715034922" calcext:value-type="float">
            <text:p>0.49990715034922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0000344344123" calcext:value-type="float">
            <text:p>1.0000344344123</text:p>
          </table:table-cell>
          <table:table-cell office:value-type="float" office:value="0.50003452688126" calcext:value-type="float">
            <text:p>0.50003452688126</text:p>
          </table:table-cell>
          <table:table-cell office:value-type="float" office:value="1.0001109557249" calcext:value-type="float">
            <text:p>1.0001109557249</text:p>
          </table:table-cell>
          <table:table-cell office:value-type="float" office:value="0.49991013882608" calcext:value-type="float">
            <text:p>0.49991013882608</text:p>
          </table:table-cell>
          <table:table-cell office:value-type="float" office:value="0.99994177413105" calcext:value-type="float">
            <text:p>0.99994177413105</text:p>
          </table:table-cell>
          <table:table-cell office:value-type="float" office:value="0.50002853093882" calcext:value-type="float">
            <text:p>0.50002853093882</text:p>
          </table:table-cell>
          <table:table-cell office:value-type="float" office:value="0.99989533483254" calcext:value-type="float">
            <text:p>0.99989533483254</text:p>
          </table:table-cell>
          <table:table-cell office:value-type="float" office:value="0.49990874523678" calcext:value-type="float">
            <text:p>0.49990874523678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0000293536814" calcext:value-type="float">
            <text:p>1.0000293536814</text:p>
          </table:table-cell>
          <table:table-cell office:value-type="float" office:value="0.50003369727355" calcext:value-type="float">
            <text:p>0.50003369727355</text:p>
          </table:table-cell>
          <table:table-cell office:value-type="float" office:value="1.0001126902991" calcext:value-type="float">
            <text:p>1.0001126902991</text:p>
          </table:table-cell>
          <table:table-cell office:value-type="float" office:value="0.49991751953969" calcext:value-type="float">
            <text:p>0.49991751953969</text:p>
          </table:table-cell>
          <table:table-cell office:value-type="float" office:value="0.99994254042343" calcext:value-type="float">
            <text:p>0.99994254042343</text:p>
          </table:table-cell>
          <table:table-cell office:value-type="float" office:value="0.50002544656019" calcext:value-type="float">
            <text:p>0.50002544656019</text:p>
          </table:table-cell>
          <table:table-cell office:value-type="float" office:value="0.99990954335353" calcext:value-type="float">
            <text:p>0.99990954335353</text:p>
          </table:table-cell>
          <table:table-cell office:value-type="float" office:value="0.49991067001027" calcext:value-type="float">
            <text:p>0.49991067001027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.00002463868" calcext:value-type="float">
            <text:p>1.00002463868</text:p>
          </table:table-cell>
          <table:table-cell office:value-type="float" office:value="0.50003277687422" calcext:value-type="float">
            <text:p>0.50003277687422</text:p>
          </table:table-cell>
          <table:table-cell office:value-type="float" office:value="1.0001136609705" calcext:value-type="float">
            <text:p>1.0001136609705</text:p>
          </table:table-cell>
          <table:table-cell office:value-type="float" office:value="0.49992457653268" calcext:value-type="float">
            <text:p>0.49992457653268</text:p>
          </table:table-cell>
          <table:table-cell office:value-type="float" office:value="0.99994354048843" calcext:value-type="float">
            <text:p>0.99994354048843</text:p>
          </table:table-cell>
          <table:table-cell office:value-type="float" office:value="0.50002254472672" calcext:value-type="float">
            <text:p>0.50002254472672</text:p>
          </table:table-cell>
          <table:table-cell office:value-type="float" office:value="0.99992276512573" calcext:value-type="float">
            <text:p>0.99992276512573</text:p>
          </table:table-cell>
          <table:table-cell office:value-type="float" office:value="0.49991288185227" calcext:value-type="float">
            <text:p>0.49991288185227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0000202766271" calcext:value-type="float">
            <text:p>1.0000202766271</text:p>
          </table:table-cell>
          <table:table-cell office:value-type="float" office:value="0.5000317797435" calcext:value-type="float">
            <text:p>0.5000317797435</text:p>
          </table:table-cell>
          <table:table-cell office:value-type="float" office:value="1.0001139406481" calcext:value-type="float">
            <text:p>1.0001139406481</text:p>
          </table:table-cell>
          <table:table-cell office:value-type="float" office:value="0.49993130608237" calcext:value-type="float">
            <text:p>0.49993130608237</text:p>
          </table:table-cell>
          <table:table-cell office:value-type="float" office:value="0.9999447445059" calcext:value-type="float">
            <text:p>0.9999447445059</text:p>
          </table:table-cell>
          <table:table-cell office:value-type="float" office:value="0.50001982224933" calcext:value-type="float">
            <text:p>0.50001982224933</text:p>
          </table:table-cell>
          <table:table-cell office:value-type="float" office:value="0.99993503076756" calcext:value-type="float">
            <text:p>0.99993503076756</text:p>
          </table:table-cell>
          <table:table-cell office:value-type="float" office:value="0.49991533878278" calcext:value-type="float">
            <text:p>0.49991533878278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0000162542089" calcext:value-type="float">
            <text:p>1.0000162542089</text:p>
          </table:table-cell>
          <table:table-cell office:value-type="float" office:value="0.50003071890577" calcext:value-type="float">
            <text:p>0.50003071890577</text:p>
          </table:table-cell>
          <table:table-cell office:value-type="float" office:value="1.0001135984006" calcext:value-type="float">
            <text:p>1.0001135984006</text:p>
          </table:table-cell>
          <table:table-cell office:value-type="float" office:value="0.49993770655275" calcext:value-type="float">
            <text:p>0.49993770655275</text:p>
          </table:table-cell>
          <table:table-cell office:value-type="float" office:value="0.99994612465049" calcext:value-type="float">
            <text:p>0.99994612465049</text:p>
          </table:table-cell>
          <table:table-cell office:value-type="float" office:value="0.5000172752937" calcext:value-type="float">
            <text:p>0.5000172752937</text:p>
          </table:table-cell>
          <table:table-cell office:value-type="float" office:value="0.99994637292944" calcext:value-type="float">
            <text:p>0.99994637292944</text:p>
          </table:table-cell>
          <table:table-cell office:value-type="float" office:value="0.49991800185577" calcext:value-type="float">
            <text:p>0.49991800185577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.0000125577025" calcext:value-type="float">
            <text:p>1.0000125577025</text:p>
          </table:table-cell>
          <table:table-cell office:value-type="float" office:value="0.50002960638755" calcext:value-type="float">
            <text:p>0.50002960638755</text:p>
          </table:table-cell>
          <table:table-cell office:value-type="float" office:value="1.0001126994878" calcext:value-type="float">
            <text:p>1.0001126994878</text:p>
          </table:table-cell>
          <table:table-cell office:value-type="float" office:value="0.49994377818999" calcext:value-type="float">
            <text:p>0.49994377818999</text:p>
          </table:table-cell>
          <table:table-cell office:value-type="float" office:value="0.99994765503547" calcext:value-type="float">
            <text:p>0.99994765503547</text:p>
          </table:table-cell>
          <table:table-cell office:value-type="float" office:value="0.50001489946824" calcext:value-type="float">
            <text:p>0.50001489946824</text:p>
          </table:table-cell>
          <table:table-cell office:value-type="float" office:value="0.9999568259039" calcext:value-type="float">
            <text:p>0.9999568259039</text:p>
          </table:table-cell>
          <table:table-cell office:value-type="float" office:value="0.49992083505605" calcext:value-type="float">
            <text:p>0.499920835056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00009173089" calcext:value-type="float">
            <text:p>1.000009173089</text:p>
          </table:table-cell>
          <table:table-cell office:value-type="float" office:value="0.50002845325677" calcext:value-type="float">
            <text:p>0.50002845325677</text:p>
          </table:table-cell>
          <table:table-cell office:value-type="float" office:value="1.0001113054096" calcext:value-type="float">
            <text:p>1.0001113054096</text:p>
          </table:table-cell>
          <table:table-cell office:value-type="float" office:value="0.499949522929" calcext:value-type="float">
            <text:p>0.499949522929</text:p>
          </table:table-cell>
          <table:table-cell office:value-type="float" office:value="0.99994931165184" calcext:value-type="float">
            <text:p>0.99994931165184</text:p>
          </table:table-cell>
          <table:table-cell office:value-type="float" office:value="0.50001268990595" calcext:value-type="float">
            <text:p>0.50001268990595</text:p>
          </table:table-cell>
          <table:table-cell office:value-type="float" office:value="0.9999664252672" calcext:value-type="float">
            <text:p>0.9999664252672</text:p>
          </table:table-cell>
          <table:table-cell office:value-type="float" office:value="0.49992380519084" calcext:value-type="float">
            <text:p>0.49992380519084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.0000060861569" calcext:value-type="float">
            <text:p>1.0000060861569</text:p>
          </table:table-cell>
          <table:table-cell office:value-type="float" office:value="0.50002726966298" calcext:value-type="float">
            <text:p>0.50002726966298</text:p>
          </table:table-cell>
          <table:table-cell office:value-type="float" office:value="1.0001094739681" calcext:value-type="float">
            <text:p>1.0001094739681</text:p>
          </table:table-cell>
          <table:table-cell office:value-type="float" office:value="0.49995494421092" calcext:value-type="float">
            <text:p>0.49995494421092</text:p>
          </table:table-cell>
          <table:table-cell office:value-type="float" office:value="0.99995107230356" calcext:value-type="float">
            <text:p>0.99995107230356</text:p>
          </table:table-cell>
          <table:table-cell office:value-type="float" office:value="0.50001064134028" calcext:value-type="float">
            <text:p>0.50001064134028</text:p>
          </table:table-cell>
          <table:table-cell office:value-type="float" office:value="0.99997520755131" calcext:value-type="float">
            <text:p>0.99997520755131</text:p>
          </table:table-cell>
          <table:table-cell office:value-type="float" office:value="0.49992688141837" calcext:value-type="float">
            <text:p>0.49992688141837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.0000032825952" calcext:value-type="float">
            <text:p>1.0000032825952</text:p>
          </table:table-cell>
          <table:table-cell office:value-type="float" office:value="0.50002606487831" calcext:value-type="float">
            <text:p>0.50002606487831</text:p>
          </table:table-cell>
          <table:table-cell office:value-type="float" office:value="1.0001072593444" calcext:value-type="float">
            <text:p>1.0001072593444</text:p>
          </table:table-cell>
          <table:table-cell office:value-type="float" office:value="0.49996004681136" calcext:value-type="float">
            <text:p>0.49996004681136</text:p>
          </table:table-cell>
          <table:table-cell office:value-type="float" office:value="0.99995291653973" calcext:value-type="float">
            <text:p>0.99995291653973</text:p>
          </table:table-cell>
          <table:table-cell office:value-type="float" office:value="0.50000874817534" calcext:value-type="float">
            <text:p>0.50000874817534</text:p>
          </table:table-cell>
          <table:table-cell office:value-type="float" office:value="0.99998320997696" calcext:value-type="float">
            <text:p>0.99998320997696</text:p>
          </table:table-cell>
          <table:table-cell office:value-type="float" office:value="0.49993003598994" calcext:value-type="float">
            <text:p>0.49993003598994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.0000007480787" calcext:value-type="float">
            <text:p>1.0000007480787</text:p>
          </table:table-cell>
          <table:table-cell office:value-type="float" office:value="0.50002484733875" calcext:value-type="float">
            <text:p>0.50002484733875</text:p>
          </table:table-cell>
          <table:table-cell office:value-type="float" office:value="1.0001047121853" calcext:value-type="float">
            <text:p>1.0001047121853</text:p>
          </table:table-cell>
          <table:table-cell office:value-type="float" office:value="0.4999648366792" calcext:value-type="float">
            <text:p>0.4999648366792</text:p>
          </table:table-cell>
          <table:table-cell office:value-type="float" office:value="0.99995482558427" calcext:value-type="float">
            <text:p>0.99995482558427</text:p>
          </table:table-cell>
          <table:table-cell office:value-type="float" office:value="0.50000700435084" calcext:value-type="float">
            <text:p>0.50000700435084</text:p>
          </table:table-cell>
          <table:table-cell office:value-type="float" office:value="0.99999047013537" calcext:value-type="float">
            <text:p>0.99999047013537</text:p>
          </table:table-cell>
          <table:table-cell office:value-type="float" office:value="0.4999332437324" calcext:value-type="float">
            <text:p>0.4999332437324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9999846834364" calcext:value-type="float">
            <text:p>0.99999846834364</text:p>
          </table:table-cell>
          <table:table-cell office:value-type="float" office:value="0.50002362468562" calcext:value-type="float">
            <text:p>0.50002362468562</text:p>
          </table:table-cell>
          <table:table-cell office:value-type="float" office:value="1.0001018797002" calcext:value-type="float">
            <text:p>1.0001018797002</text:p>
          </table:table-cell>
          <table:table-cell office:value-type="float" office:value="0.4999693207858" calcext:value-type="float">
            <text:p>0.4999693207858</text:p>
          </table:table-cell>
          <table:table-cell office:value-type="float" office:value="0.99995678228179" calcext:value-type="float">
            <text:p>0.99995678228179</text:p>
          </table:table-cell>
          <table:table-cell office:value-type="float" office:value="0.50000540182935" calcext:value-type="float">
            <text:p>0.50000540182935</text:p>
          </table:table-cell>
          <table:table-cell office:value-type="float" office:value="0.99999702573468" calcext:value-type="float">
            <text:p>0.99999702573468</text:p>
          </table:table-cell>
          <table:table-cell office:value-type="float" office:value="0.49993648159512" calcext:value-type="float">
            <text:p>0.49993648159512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9999642925563" calcext:value-type="float">
            <text:p>0.99999642925563</text:p>
          </table:table-cell>
          <table:table-cell office:value-type="float" office:value="0.50002240380689" calcext:value-type="float">
            <text:p>0.50002240380689</text:p>
          </table:table-cell>
          <table:table-cell office:value-type="float" office:value="1.0000988057658" calcext:value-type="float">
            <text:p>1.0000988057658</text:p>
          </table:table-cell>
          <table:table-cell office:value-type="float" office:value="0.49997350698417" calcext:value-type="float">
            <text:p>0.49997350698417</text:p>
          </table:table-cell>
          <table:table-cell office:value-type="float" office:value="0.99995877118287" calcext:value-type="float">
            <text:p>0.99995877118287</text:p>
          </table:table-cell>
          <table:table-cell office:value-type="float" office:value="0.50000393736614" calcext:value-type="float">
            <text:p>0.50000393736614</text:p>
          </table:table-cell>
          <table:table-cell office:value-type="float" office:value="1.0000029144018" calcext:value-type="float">
            <text:p>1.0000029144018</text:p>
          </table:table-cell>
          <table:table-cell office:value-type="float" office:value="0.49993972876438" calcext:value-type="float">
            <text:p>0.49993972876438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99999461687024" calcext:value-type="float">
            <text:p>0.99999461687024</text:p>
          </table:table-cell>
          <table:table-cell office:value-type="float" office:value="0.50002119087824" calcext:value-type="float">
            <text:p>0.50002119087824</text:p>
          </table:table-cell>
          <table:table-cell office:value-type="float" office:value="1.0000955310376" calcext:value-type="float">
            <text:p>1.0000955310376</text:p>
          </table:table-cell>
          <table:table-cell office:value-type="float" office:value="0.49997740387804" calcext:value-type="float">
            <text:p>0.49997740387804</text:p>
          </table:table-cell>
          <table:table-cell office:value-type="float" office:value="0.99996077801482" calcext:value-type="float">
            <text:p>0.99996077801482</text:p>
          </table:table-cell>
          <table:table-cell office:value-type="float" office:value="0.50000260409022" calcext:value-type="float">
            <text:p>0.50000260409022</text:p>
          </table:table-cell>
          <table:table-cell office:value-type="float" office:value="1.0000081734852" calcext:value-type="float">
            <text:p>1.0000081734852</text:p>
          </table:table-cell>
          <table:table-cell office:value-type="float" office:value="0.49994296654403" calcext:value-type="float">
            <text:p>0.49994296654403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99999301748599" calcext:value-type="float">
            <text:p>0.99999301748599</text:p>
          </table:table-cell>
          <table:table-cell office:value-type="float" office:value="0.50001999140361" calcext:value-type="float">
            <text:p>0.50001999140361</text:p>
          </table:table-cell>
          <table:table-cell office:value-type="float" office:value="1.000092093067" calcext:value-type="float">
            <text:p>1.000092093067</text:p>
          </table:table-cell>
          <table:table-cell office:value-type="float" office:value="0.49998102070025" calcext:value-type="float">
            <text:p>0.49998102070025</text:p>
          </table:table-cell>
          <table:table-cell office:value-type="float" office:value="0.99996278994081" calcext:value-type="float">
            <text:p>0.99996278994081</text:p>
          </table:table-cell>
          <table:table-cell office:value-type="float" office:value="0.50000139560864" calcext:value-type="float">
            <text:p>0.50000139560864</text:p>
          </table:table-cell>
          <table:table-cell office:value-type="float" office:value="1.0000128398798" calcext:value-type="float">
            <text:p>1.0000128398798</text:p>
          </table:table-cell>
          <table:table-cell office:value-type="float" office:value="0.49994617823712" calcext:value-type="float">
            <text:p>0.49994617823712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99999161769099" calcext:value-type="float">
            <text:p>0.99999161769099</text:p>
          </table:table-cell>
          <table:table-cell office:value-type="float" office:value="0.50001881025513" calcext:value-type="float">
            <text:p>0.50001881025513</text:p>
          </table:table-cell>
          <table:table-cell office:value-type="float" office:value="1.0000885264224" calcext:value-type="float">
            <text:p>1.0000885264224</text:p>
          </table:table-cell>
          <table:table-cell office:value-type="float" office:value="0.49998436720042" calcext:value-type="float">
            <text:p>0.49998436720042</text:p>
          </table:table-cell>
          <table:table-cell office:value-type="float" office:value="0.99996479543458" calcext:value-type="float">
            <text:p>0.99996479543458</text:p>
          </table:table-cell>
          <table:table-cell office:value-type="float" office:value="0.5000003055131" calcext:value-type="float">
            <text:p>0.5000003055131</text:p>
          </table:table-cell>
          <table:table-cell office:value-type="float" office:value="1.000016949873" calcext:value-type="float">
            <text:p>1.000016949873</text:p>
          </table:table-cell>
          <table:table-cell office:value-type="float" office:value="0.49994934902879" calcext:value-type="float">
            <text:p>0.49994934902879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99999040440312" calcext:value-type="float">
            <text:p>0.99999040440312</text:p>
          </table:table-cell>
          <table:table-cell office:value-type="float" office:value="0.50001765171225" calcext:value-type="float">
            <text:p>0.50001765171225</text:p>
          </table:table-cell>
          <table:table-cell office:value-type="float" office:value="1.0000848628134" calcext:value-type="float">
            <text:p>1.0000848628134</text:p>
          </table:table-cell>
          <table:table-cell office:value-type="float" office:value="0.4999874535413" calcext:value-type="float">
            <text:p>0.4999874535413</text:p>
          </table:table-cell>
          <table:table-cell office:value-type="float" office:value="0.99996678420681" calcext:value-type="float">
            <text:p>0.99996678420681</text:p>
          </table:table-cell>
          <table:table-cell office:value-type="float" office:value="0.49999932741661" calcext:value-type="float">
            <text:p>0.49999932741661</text:p>
          </table:table-cell>
          <table:table-cell office:value-type="float" office:value="1.000020539009" calcext:value-type="float">
            <text:p>1.000020539009</text:p>
          </table:table-cell>
          <table:table-cell office:value-type="float" office:value="0.49995246609704" calcext:value-type="float">
            <text:p>0.499952466097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998936490447" calcext:value-type="float">
            <text:p>0.99998936490447</text:p>
          </table:table-cell>
          <table:table-cell office:value-type="float" office:value="0.50001651949993" calcext:value-type="float">
            <text:p>0.50001651949993</text:p>
          </table:table-cell>
          <table:table-cell office:value-type="float" office:value="1.0000811312178" calcext:value-type="float">
            <text:p>1.0000811312178</text:p>
          </table:table-cell>
          <table:table-cell office:value-type="float" office:value="0.49999029020361" calcext:value-type="float">
            <text:p>0.49999029020361</text:p>
          </table:table-cell>
          <table:table-cell office:value-type="float" office:value="0.99996874713237" calcext:value-type="float">
            <text:p>0.99996874713237</text:p>
          </table:table-cell>
          <table:table-cell office:value-type="float" office:value="0.49999845498611" calcext:value-type="float">
            <text:p>0.49999845498611</text:p>
          </table:table-cell>
          <table:table-cell office:value-type="float" office:value="1.0000236419525" calcext:value-type="float">
            <text:p>1.0000236419525</text:p>
          </table:table-cell>
          <table:table-cell office:value-type="float" office:value="0.49995551753095" calcext:value-type="float">
            <text:p>0.49995551753095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9999884868704" calcext:value-type="float">
            <text:p>0.9999884868704</text:p>
          </table:table-cell>
          <table:table-cell office:value-type="float" office:value="0.5000154168259" calcext:value-type="float">
            <text:p>0.5000154168259</text:p>
          </table:table-cell>
          <table:table-cell office:value-type="float" office:value="1.0000773580092" calcext:value-type="float">
            <text:p>1.0000773580092</text:p>
          </table:table-cell>
          <table:table-cell office:value-type="float" office:value="0.49999288789891" calcext:value-type="float">
            <text:p>0.49999288789891</text:p>
          </table:table-cell>
          <table:table-cell office:value-type="float" office:value="0.99997067617882" calcext:value-type="float">
            <text:p>0.99997067617882</text:p>
          </table:table-cell>
          <table:table-cell office:value-type="float" office:value="0.49999768197147" calcext:value-type="float">
            <text:p>0.49999768197147</text:p>
          </table:table-cell>
          <table:table-cell office:value-type="float" office:value="1.0000262924561" calcext:value-type="float">
            <text:p>1.0000262924561</text:p>
          </table:table-cell>
          <table:table-cell office:value-type="float" office:value="0.49995849401752" calcext:value-type="float">
            <text:p>0.49995849401752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99998775839352" calcext:value-type="float">
            <text:p>0.99998775839352</text:p>
          </table:table-cell>
          <table:table-cell office:value-type="float" office:value="0.50001434641668" calcext:value-type="float">
            <text:p>0.50001434641668</text:p>
          </table:table-cell>
          <table:table-cell office:value-type="float" office:value="1.0000735670857" calcext:value-type="float">
            <text:p>1.0000735670857</text:p>
          </table:table-cell>
          <table:table-cell office:value-type="float" office:value="0.4999952574902" calcext:value-type="float">
            <text:p>0.4999952574902</text:p>
          </table:table-cell>
          <table:table-cell office:value-type="float" office:value="0.99997256433634" calcext:value-type="float">
            <text:p>0.99997256433634</text:p>
          </table:table-cell>
          <table:table-cell office:value-type="float" office:value="0.49999700223098" calcext:value-type="float">
            <text:p>0.49999700223098</text:p>
          </table:table-cell>
          <table:table-cell office:value-type="float" office:value="1.0000285231789" calcext:value-type="float">
            <text:p>1.0000285231789</text:p>
          </table:table-cell>
          <table:table-cell office:value-type="float" office:value="0.4999613868618" calcext:value-type="float">
            <text:p>0.4999613868618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99998716800309" calcext:value-type="float">
            <text:p>0.99998716800309</text:p>
          </table:table-cell>
          <table:table-cell office:value-type="float" office:value="0.50001331055257" calcext:value-type="float">
            <text:p>0.50001331055257</text:p>
          </table:table-cell>
          <table:table-cell office:value-type="float" office:value="1.0000697799979" calcext:value-type="float">
            <text:p>1.0000697799979</text:p>
          </table:table-cell>
          <table:table-cell office:value-type="float" office:value="0.49999740991982" calcext:value-type="float">
            <text:p>0.49999740991982</text:p>
          </table:table-cell>
          <table:table-cell office:value-type="float" office:value="0.99997440554948" calcext:value-type="float">
            <text:p>0.99997440554948</text:p>
          </table:table-cell>
          <table:table-cell office:value-type="float" office:value="0.49999640975362" calcext:value-type="float">
            <text:p>0.49999640975362</text:p>
          </table:table-cell>
          <table:table-cell office:value-type="float" office:value="1.0000303656929" calcext:value-type="float">
            <text:p>1.0000303656929</text:p>
          </table:table-cell>
          <table:table-cell office:value-type="float" office:value="0.49996418898708" calcext:value-type="float">
            <text:p>0.49996418898708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99998670468015" calcext:value-type="float">
            <text:p>0.99998670468015</text:p>
          </table:table-cell>
          <table:table-cell office:value-type="float" office:value="0.50001231110128" calcext:value-type="float">
            <text:p>0.50001231110128</text:p>
          </table:table-cell>
          <table:table-cell office:value-type="float" office:value="1.0000660160764" calcext:value-type="float">
            <text:p>1.0000660160764</text:p>
          </table:table-cell>
          <table:table-cell office:value-type="float" office:value="0.4999993561443" calcext:value-type="float">
            <text:p>0.4999993561443</text:p>
          </table:table-cell>
          <table:table-cell office:value-type="float" office:value="0.9999761946507" calcext:value-type="float">
            <text:p>0.9999761946507</text:p>
          </table:table-cell>
          <table:table-cell office:value-type="float" office:value="0.49999589867822" calcext:value-type="float">
            <text:p>0.49999589867822</text:p>
          </table:table-cell>
          <table:table-cell office:value-type="float" office:value="1.0000318503997" calcext:value-type="float">
            <text:p>1.0000318503997</text:p>
          </table:table-cell>
          <table:table-cell office:value-type="float" office:value="0.49996689455038" calcext:value-type="float">
            <text:p>0.49996689455038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99998635786881" calcext:value-type="float">
            <text:p>0.99998635786881</text:p>
          </table:table-cell>
          <table:table-cell office:value-type="float" office:value="0.50001134955035" calcext:value-type="float">
            <text:p>0.50001134955035</text:p>
          </table:table-cell>
          <table:table-cell office:value-type="float" office:value="1.000062292558" calcext:value-type="float">
            <text:p>1.000062292558</text:p>
          </table:table-cell>
          <table:table-cell office:value-type="float" office:value="0.50000110707583" calcext:value-type="float">
            <text:p>0.50000110707583</text:p>
          </table:table-cell>
          <table:table-cell office:value-type="float" office:value="0.99997792729603" calcext:value-type="float">
            <text:p>0.99997792729603</text:p>
          </table:table-cell>
          <table:table-cell office:value-type="float" office:value="0.49999546330994" calcext:value-type="float">
            <text:p>0.49999546330994</text:p>
          </table:table-cell>
          <table:table-cell office:value-type="float" office:value="1.0000330064863" calcext:value-type="float">
            <text:p>1.0000330064863</text:p>
          </table:table-cell>
          <table:table-cell office:value-type="float" office:value="0.49996949884577" calcext:value-type="float">
            <text:p>0.49996949884577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99998611748388" calcext:value-type="float">
            <text:p>0.99998611748388</text:p>
          </table:table-cell>
          <table:table-cell office:value-type="float" office:value="0.50001042703816" calcext:value-type="float">
            <text:p>0.50001042703816</text:p>
          </table:table-cell>
          <table:table-cell office:value-type="float" office:value="1.0000586247093" calcext:value-type="float">
            <text:p>1.0000586247093</text:p>
          </table:table-cell>
          <table:table-cell office:value-type="float" office:value="0.50000267352989" calcext:value-type="float">
            <text:p>0.50000267352989</text:p>
          </table:table-cell>
          <table:table-cell office:value-type="float" office:value="0.99997959990301" calcext:value-type="float">
            <text:p>0.99997959990301</text:p>
          </table:table-cell>
          <table:table-cell office:value-type="float" office:value="0.49999509813397" calcext:value-type="float">
            <text:p>0.49999509813397</text:p>
          </table:table-cell>
          <table:table-cell office:value-type="float" office:value="1.0000338618918" calcext:value-type="float">
            <text:p>1.0000338618918</text:p>
          </table:table-cell>
          <table:table-cell office:value-type="float" office:value="0.49997199821149" calcext:value-type="float">
            <text:p>0.49997199821149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99998597391536" calcext:value-type="float">
            <text:p>0.99998597391536</text:p>
          </table:table-cell>
          <table:table-cell office:value-type="float" office:value="0.50000954438369" calcext:value-type="float">
            <text:p>0.50000954438369</text:p>
          </table:table-cell>
          <table:table-cell office:value-type="float" office:value="1.0000550259485" calcext:value-type="float">
            <text:p>1.0000550259485</text:p>
          </table:table-cell>
          <table:table-cell office:value-type="float" office:value="0.50000406617879" calcext:value-type="float">
            <text:p>0.50000406617879</text:p>
          </table:table-cell>
          <table:table-cell office:value-type="float" office:value="0.999981209591" calcext:value-type="float">
            <text:p>0.999981209591</text:p>
          </table:table-cell>
          <table:table-cell office:value-type="float" office:value="0.49999480123107" calcext:value-type="float">
            <text:p>0.49999480123107</text:p>
          </table:table-cell>
          <table:table-cell office:value-type="float" office:value="1.0000344432853" calcext:value-type="float">
            <text:p>1.0000344432853</text:p>
          </table:table-cell>
          <table:table-cell office:value-type="float" office:value="0.49997439058468" calcext:value-type="float">
            <text:p>0.49997439058468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99998591802998" calcext:value-type="float">
            <text:p>0.99998591802998</text:p>
          </table:table-cell>
          <table:table-cell office:value-type="float" office:value="0.5000087021148" calcext:value-type="float">
            <text:p>0.5000087021148</text:p>
          </table:table-cell>
          <table:table-cell office:value-type="float" office:value="1.0000515079642" calcext:value-type="float">
            <text:p>1.0000515079642</text:p>
          </table:table-cell>
          <table:table-cell office:value-type="float" office:value="0.50000529551064" calcext:value-type="float">
            <text:p>0.50000529551064</text:p>
          </table:table-cell>
          <table:table-cell office:value-type="float" office:value="0.99998275381673" calcext:value-type="float">
            <text:p>0.99998275381673</text:p>
          </table:table-cell>
          <table:table-cell office:value-type="float" office:value="0.49999456321875" calcext:value-type="float">
            <text:p>0.49999456321875</text:p>
          </table:table-cell>
          <table:table-cell office:value-type="float" office:value="1.0000347759943" calcext:value-type="float">
            <text:p>1.0000347759943</text:p>
          </table:table-cell>
          <table:table-cell office:value-type="float" office:value="0.49997667341223" calcext:value-type="float">
            <text:p>0.49997667341223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99998594117006" calcext:value-type="float">
            <text:p>0.99998594117006</text:p>
          </table:table-cell>
          <table:table-cell office:value-type="float" office:value="0.50000790049526" calcext:value-type="float">
            <text:p>0.50000790049526</text:p>
          </table:table-cell>
          <table:table-cell office:value-type="float" office:value="1.0000480808312" calcext:value-type="float">
            <text:p>1.0000480808312</text:p>
          </table:table-cell>
          <table:table-cell office:value-type="float" office:value="0.50000637179356" calcext:value-type="float">
            <text:p>0.50000637179356</text:p>
          </table:table-cell>
          <table:table-cell office:value-type="float" office:value="0.99998423102744" calcext:value-type="float">
            <text:p>0.99998423102744</text:p>
          </table:table-cell>
          <table:table-cell office:value-type="float" office:value="0.49999437927385" calcext:value-type="float">
            <text:p>0.49999437927385</text:p>
          </table:table-cell>
          <table:table-cell office:value-type="float" office:value="1.0000348841253" calcext:value-type="float">
            <text:p>1.0000348841253</text:p>
          </table:table-cell>
          <table:table-cell office:value-type="float" office:value="0.49997884565486" calcext:value-type="float">
            <text:p>0.4999788456548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998603515005" calcext:value-type="float">
            <text:p>0.99998603515005</text:p>
          </table:table-cell>
          <table:table-cell office:value-type="float" office:value="0.50000713955025" calcext:value-type="float">
            <text:p>0.50000713955025</text:p>
          </table:table-cell>
          <table:table-cell office:value-type="float" office:value="1.0000447531227" calcext:value-type="float">
            <text:p>1.0000447531227</text:p>
          </table:table-cell>
          <table:table-cell office:value-type="float" office:value="0.50000730504459" calcext:value-type="float">
            <text:p>0.50000730504459</text:p>
          </table:table-cell>
          <table:table-cell office:value-type="float" office:value="0.99998564019358" calcext:value-type="float">
            <text:p>0.99998564019358</text:p>
          </table:table-cell>
          <table:table-cell office:value-type="float" office:value="0.49999424478142" calcext:value-type="float">
            <text:p>0.49999424478142</text:p>
          </table:table-cell>
          <table:table-cell office:value-type="float" office:value="1.0000347904982" calcext:value-type="float">
            <text:p>1.0000347904982</text:p>
          </table:table-cell>
          <table:table-cell office:value-type="float" office:value="0.49998090698518" calcext:value-type="float">
            <text:p>0.49998090698518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99998619225097" calcext:value-type="float">
            <text:p>0.99998619225097</text:p>
          </table:table-cell>
          <table:table-cell office:value-type="float" office:value="0.50000641909065" calcext:value-type="float">
            <text:p>0.50000641909065</text:p>
          </table:table-cell>
          <table:table-cell office:value-type="float" office:value="1.0000415320189" calcext:value-type="float">
            <text:p>1.0000415320189</text:p>
          </table:table-cell>
          <table:table-cell office:value-type="float" office:value="0.50000810500317" calcext:value-type="float">
            <text:p>0.50000810500317</text:p>
          </table:table-cell>
          <table:table-cell office:value-type="float" office:value="0.99998698076003" calcext:value-type="float">
            <text:p>0.99998698076003</text:p>
          </table:table-cell>
          <table:table-cell office:value-type="float" office:value="0.49999415533805" calcext:value-type="float">
            <text:p>0.49999415533805</text:p>
          </table:table-cell>
          <table:table-cell office:value-type="float" office:value="1.000034516655" calcext:value-type="float">
            <text:p>1.000034516655</text:p>
          </table:table-cell>
          <table:table-cell office:value-type="float" office:value="0.49998285771487" calcext:value-type="float">
            <text:p>0.49998285771487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99998640521297" calcext:value-type="float">
            <text:p>0.99998640521297</text:p>
          </table:table-cell>
          <table:table-cell office:value-type="float" office:value="0.50000573873584" calcext:value-type="float">
            <text:p>0.50000573873584</text:p>
          </table:table-cell>
          <table:table-cell office:value-type="float" office:value="1.000038423412" calcext:value-type="float">
            <text:p>1.000038423412</text:p>
          </table:table-cell>
          <table:table-cell office:value-type="float" office:value="0.50000878110872" calcext:value-type="float">
            <text:p>0.50000878110872</text:p>
          </table:table-cell>
          <table:table-cell office:value-type="float" office:value="0.99998825259989" calcext:value-type="float">
            <text:p>0.99998825259989</text:p>
          </table:table-cell>
          <table:table-cell office:value-type="float" office:value="0.49999410675377" calcext:value-type="float">
            <text:p>0.49999410675377</text:p>
          </table:table-cell>
          <table:table-cell office:value-type="float" office:value="1.0000340828759" calcext:value-type="float">
            <text:p>1.0000340828759</text:p>
          </table:table-cell>
          <table:table-cell office:value-type="float" office:value="0.49998469872595" calcext:value-type="float">
            <text:p>0.49998469872595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99998666722628" calcext:value-type="float">
            <text:p>0.99998666722628</text:p>
          </table:table-cell>
          <table:table-cell office:value-type="float" office:value="0.50000509793525" calcext:value-type="float">
            <text:p>0.50000509793525</text:p>
          </table:table-cell>
          <table:table-cell office:value-type="float" office:value="1.0000354320069" calcext:value-type="float">
            <text:p>1.0000354320069</text:p>
          </table:table-cell>
          <table:table-cell office:value-type="float" office:value="0.50000934248213" calcext:value-type="float">
            <text:p>0.50000934248213</text:p>
          </table:table-cell>
          <table:table-cell office:value-type="float" office:value="0.99998945597078" calcext:value-type="float">
            <text:p>0.99998945597078</text:p>
          </table:table-cell>
          <table:table-cell office:value-type="float" office:value="0.49999409505245" calcext:value-type="float">
            <text:p>0.49999409505245</text:p>
          </table:table-cell>
          <table:table-cell office:value-type="float" office:value="1.0000335082001" calcext:value-type="float">
            <text:p>1.0000335082001</text:p>
          </table:table-cell>
          <table:table-cell office:value-type="float" office:value="0.49998643140632" calcext:value-type="float">
            <text:p>0.49998643140632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99998697192069" calcext:value-type="float">
            <text:p>0.99998697192069</text:p>
          </table:table-cell>
          <table:table-cell office:value-type="float" office:value="0.50000449598858" calcext:value-type="float">
            <text:p>0.50000449598858</text:p>
          </table:table-cell>
          <table:table-cell office:value-type="float" office:value="1.0000325614178" calcext:value-type="float">
            <text:p>1.0000325614178</text:p>
          </table:table-cell>
          <table:table-cell office:value-type="float" office:value="0.50000979791075" calcext:value-type="float">
            <text:p>0.50000979791075</text:p>
          </table:table-cell>
          <table:table-cell office:value-type="float" office:value="0.99999059147355" calcext:value-type="float">
            <text:p>0.99999059147355</text:p>
          </table:table-cell>
          <table:table-cell office:value-type="float" office:value="0.49999411647119" calcext:value-type="float">
            <text:p>0.49999411647119</text:p>
          </table:table-cell>
          <table:table-cell office:value-type="float" office:value="1.0000328104512" calcext:value-type="float">
            <text:p>1.0000328104512</text:p>
          </table:table-cell>
          <table:table-cell office:value-type="float" office:value="0.49998805758938" calcext:value-type="float">
            <text:p>0.49998805758938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99998731335389" calcext:value-type="float">
            <text:p>0.99998731335389</text:p>
          </table:table-cell>
          <table:table-cell office:value-type="float" office:value="0.50000393206468" calcext:value-type="float">
            <text:p>0.50000393206468</text:p>
          </table:table-cell>
          <table:table-cell office:value-type="float" office:value="1.0000298142609" calcext:value-type="float">
            <text:p>1.0000298142609</text:p>
          </table:table-cell>
          <table:table-cell office:value-type="float" office:value="0.50001015583667" calcext:value-type="float">
            <text:p>0.50001015583667</text:p>
          </table:table-cell>
          <table:table-cell office:value-type="float" office:value="0.9999916600134" calcext:value-type="float">
            <text:p>0.9999916600134</text:p>
          </table:table-cell>
          <table:table-cell office:value-type="float" office:value="0.49999416745848" calcext:value-type="float">
            <text:p>0.49999416745848</text:p>
          </table:table-cell>
          <table:table-cell office:value-type="float" office:value="1.0000320062668" calcext:value-type="float">
            <text:p>1.0000320062668</text:p>
          </table:table-cell>
          <table:table-cell office:value-type="float" office:value="0.49998957949761" calcext:value-type="float">
            <text:p>0.49998957949761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99998768599875" calcext:value-type="float">
            <text:p>0.99998768599875</text:p>
          </table:table-cell>
          <table:table-cell office:value-type="float" office:value="0.5000034052193" calcext:value-type="float">
            <text:p>0.5000034052193</text:p>
          </table:table-cell>
          <table:table-cell office:value-type="float" office:value="1.0000271922427" calcext:value-type="float">
            <text:p>1.0000271922427</text:p>
          </table:table-cell>
          <table:table-cell office:value-type="float" office:value="0.50001042434801" calcext:value-type="float">
            <text:p>0.50001042434801</text:p>
          </table:table-cell>
          <table:table-cell office:value-type="float" office:value="0.99999266276346" calcext:value-type="float">
            <text:p>0.99999266276346</text:p>
          </table:table-cell>
          <table:table-cell office:value-type="float" office:value="0.49999424467147" calcext:value-type="float">
            <text:p>0.49999424467147</text:p>
          </table:table-cell>
          <table:table-cell office:value-type="float" office:value="1.0000311111316" calcext:value-type="float">
            <text:p>1.0000311111316</text:p>
          </table:table-cell>
          <table:table-cell office:value-type="float" office:value="0.49999099969004" calcext:value-type="float">
            <text:p>0.49999099969004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99998808472968" calcext:value-type="float">
            <text:p>0.99998808472968</text:p>
          </table:table-cell>
          <table:table-cell office:value-type="float" office:value="0.50000291441147" calcext:value-type="float">
            <text:p>0.50000291441147</text:p>
          </table:table-cell>
          <table:table-cell office:value-type="float" office:value="1.0000246962437" calcext:value-type="float">
            <text:p>1.0000246962437</text:p>
          </table:table-cell>
          <table:table-cell office:value-type="float" office:value="0.5000106111729" calcext:value-type="float">
            <text:p>0.5000106111729</text:p>
          </table:table-cell>
          <table:table-cell office:value-type="float" office:value="0.99999360113064" calcext:value-type="float">
            <text:p>0.99999360113064</text:p>
          </table:table-cell>
          <table:table-cell office:value-type="float" office:value="0.49999434497239" calcext:value-type="float">
            <text:p>0.49999434497239</text:p>
          </table:table-cell>
          <table:table-cell office:value-type="float" office:value="1.0000301394125" calcext:value-type="float">
            <text:p>1.0000301394125</text:p>
          </table:table-cell>
          <table:table-cell office:value-type="float" office:value="0.49999232101338" calcext:value-type="float">
            <text:p>0.49999232101338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99998850480836" calcext:value-type="float">
            <text:p>0.99998850480836</text:p>
          </table:table-cell>
          <table:table-cell office:value-type="float" office:value="0.50000245851886" calcext:value-type="float">
            <text:p>0.50000245851886</text:p>
          </table:table-cell>
          <table:table-cell office:value-type="float" office:value="1.0000223263985" calcext:value-type="float">
            <text:p>1.0000223263985</text:p>
          </table:table-cell>
          <table:table-cell office:value-type="float" office:value="0.50001072367603" calcext:value-type="float">
            <text:p>0.50001072367603</text:p>
          </table:table-cell>
          <table:table-cell office:value-type="float" office:value="0.99999447672375" calcext:value-type="float">
            <text:p>0.99999447672375</text:p>
          </table:table-cell>
          <table:table-cell office:value-type="float" office:value="0.49999446542421" calcext:value-type="float">
            <text:p>0.49999446542421</text:p>
          </table:table-cell>
          <table:table-cell office:value-type="float" office:value="1.0000291043975" calcext:value-type="float">
            <text:p>1.0000291043975</text:p>
          </table:table-cell>
          <table:table-cell office:value-type="float" office:value="0.49999354615722" calcext:value-type="float">
            <text:p>0.49999354615722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9999889418689" calcext:value-type="float">
            <text:p>0.9999889418689</text:p>
          </table:table-cell>
          <table:table-cell office:value-type="float" office:value="0.50000203635188" calcext:value-type="float">
            <text:p>0.50000203635188</text:p>
          </table:table-cell>
          <table:table-cell office:value-type="float" office:value="1.000020082171" calcext:value-type="float">
            <text:p>1.000020082171</text:p>
          </table:table-cell>
          <table:table-cell office:value-type="float" office:value="0.50001076885735" calcext:value-type="float">
            <text:p>0.50001076885735</text:p>
          </table:table-cell>
          <table:table-cell office:value-type="float" office:value="0.99999529132391" calcext:value-type="float">
            <text:p>0.99999529132391</text:p>
          </table:table-cell>
          <table:table-cell office:value-type="float" office:value="0.49999460328573" calcext:value-type="float">
            <text:p>0.49999460328573</text:p>
          </table:table-cell>
          <table:table-cell office:value-type="float" office:value="1.0000280183711" calcext:value-type="float">
            <text:p>1.0000280183711</text:p>
          </table:table-cell>
          <table:table-cell office:value-type="float" office:value="0.49999467884812" calcext:value-type="float">
            <text:p>0.499994678848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998939190253" calcext:value-type="float">
            <text:p>0.99998939190253</text:p>
          </table:table-cell>
          <table:table-cell office:value-type="float" office:value="0.50000164666674" calcext:value-type="float">
            <text:p>0.50000164666674</text:p>
          </table:table-cell>
          <table:table-cell office:value-type="float" office:value="1.0000179624257" calcext:value-type="float">
            <text:p>1.0000179624257</text:p>
          </table:table-cell>
          <table:table-cell office:value-type="float" office:value="0.50001075335288" calcext:value-type="float">
            <text:p>0.50001075335288</text:p>
          </table:table-cell>
          <table:table-cell office:value-type="float" office:value="0.99999604685702" calcext:value-type="float">
            <text:p>0.99999604685702</text:p>
          </table:table-cell>
          <table:table-cell office:value-type="float" office:value="0.49999475600602" calcext:value-type="float">
            <text:p>0.49999475600602</text:p>
          </table:table-cell>
          <table:table-cell office:value-type="float" office:value="1.0000268925787" calcext:value-type="float">
            <text:p>1.0000268925787</text:p>
          </table:table-cell>
          <table:table-cell office:value-type="float" office:value="0.49999572377078" calcext:value-type="float">
            <text:p>0.49999572377078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99998985124206" calcext:value-type="float">
            <text:p>0.99998985124206</text:p>
          </table:table-cell>
          <table:table-cell office:value-type="float" office:value="0.50000128817749" calcext:value-type="float">
            <text:p>0.50000128817749</text:p>
          </table:table-cell>
          <table:table-cell office:value-type="float" office:value="1.0000159654948" calcext:value-type="float">
            <text:p>1.0000159654948</text:p>
          </table:table-cell>
          <table:table-cell office:value-type="float" office:value="0.50001068343731" calcext:value-type="float">
            <text:p>0.50001068343731</text:p>
          </table:table-cell>
          <table:table-cell office:value-type="float" office:value="0.99999674536837" calcext:value-type="float">
            <text:p>0.99999674536837</text:p>
          </table:table-cell>
          <table:table-cell office:value-type="float" office:value="0.49999492121851" calcext:value-type="float">
            <text:p>0.49999492121851</text:p>
          </table:table-cell>
          <table:table-cell office:value-type="float" office:value="1.0000257371997" calcext:value-type="float">
            <text:p>1.0000257371997</text:p>
          </table:table-cell>
          <table:table-cell office:value-type="float" office:value="0.49999668309854" calcext:value-type="float">
            <text:p>0.49999668309854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9999903165461" calcext:value-type="float">
            <text:p>0.9999903165461</text:p>
          </table:table-cell>
          <table:table-cell office:value-type="float" office:value="0.50000095956697" calcext:value-type="float">
            <text:p>0.50000095956697</text:p>
          </table:table-cell>
          <table:table-cell office:value-type="float" office:value="1.0000140892414" calcext:value-type="float">
            <text:p>1.0000140892414</text:p>
          </table:table-cell>
          <table:table-cell office:value-type="float" office:value="0.50001056502817" calcext:value-type="float">
            <text:p>0.50001056502817</text:p>
          </table:table-cell>
          <table:table-cell office:value-type="float" office:value="0.99999738899914" calcext:value-type="float">
            <text:p>0.99999738899914</text:p>
          </table:table-cell>
          <table:table-cell office:value-type="float" office:value="0.49999509673462" calcext:value-type="float">
            <text:p>0.49999509673462</text:p>
          </table:table-cell>
          <table:table-cell office:value-type="float" office:value="1.0000245616346" calcext:value-type="float">
            <text:p>1.0000245616346</text:p>
          </table:table-cell>
          <table:table-cell office:value-type="float" office:value="0.49999756051398" calcext:value-type="float">
            <text:p>0.49999756051398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99999078478319" calcext:value-type="float">
            <text:p>0.99999078478319</text:p>
          </table:table-cell>
          <table:table-cell office:value-type="float" office:value="0.50000065949688" calcext:value-type="float">
            <text:p>0.50000065949688</text:p>
          </table:table-cell>
          <table:table-cell office:value-type="float" office:value="1.0000123311181" calcext:value-type="float">
            <text:p>1.0000123311181</text:p>
          </table:table-cell>
          <table:table-cell office:value-type="float" office:value="0.50001040369151" calcext:value-type="float">
            <text:p>0.50001040369151</text:p>
          </table:table-cell>
          <table:table-cell office:value-type="float" office:value="0.99999797996495" calcext:value-type="float">
            <text:p>0.99999797996495</text:p>
          </table:table-cell>
          <table:table-cell office:value-type="float" office:value="0.49999528053715" calcext:value-type="float">
            <text:p>0.49999528053715</text:p>
          </table:table-cell>
          <table:table-cell office:value-type="float" office:value="1.0000233744141" calcext:value-type="float">
            <text:p>1.0000233744141</text:p>
          </table:table-cell>
          <table:table-cell office:value-type="float" office:value="0.4999983597634" calcext:value-type="float">
            <text:p>0.4999983597634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99999125321599" calcext:value-type="float">
            <text:p>0.99999125321599</text:p>
          </table:table-cell>
          <table:table-cell office:value-type="float" office:value="0.50000038661692" calcext:value-type="float">
            <text:p>0.50000038661692</text:p>
          </table:table-cell>
          <table:table-cell office:value-type="float" office:value="1.0000106882228" calcext:value-type="float">
            <text:p>1.0000106882228</text:p>
          </table:table-cell>
          <table:table-cell office:value-type="float" office:value="0.50001020464878" calcext:value-type="float">
            <text:p>0.50001020464878</text:p>
          </table:table-cell>
          <table:table-cell office:value-type="float" office:value="0.99999852053612" calcext:value-type="float">
            <text:p>0.99999852053612</text:p>
          </table:table-cell>
          <table:table-cell office:value-type="float" office:value="0.49999547077339" calcext:value-type="float">
            <text:p>0.49999547077339</text:p>
          </table:table-cell>
          <table:table-cell office:value-type="float" office:value="1.0000221832429" calcext:value-type="float">
            <text:p>1.0000221832429</text:p>
          </table:table-cell>
          <table:table-cell office:value-type="float" office:value="0.49999908462969" calcext:value-type="float">
            <text:p>0.49999908462969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99999171938549" calcext:value-type="float">
            <text:p>0.99999171938549</text:p>
          </table:table-cell>
          <table:table-cell office:value-type="float" office:value="0.50000013957301" calcext:value-type="float">
            <text:p>0.50000013957301</text:p>
          </table:table-cell>
          <table:table-cell office:value-type="float" office:value="1.0000091573491" calcext:value-type="float">
            <text:p>1.0000091573491</text:p>
          </table:table-cell>
          <table:table-cell office:value-type="float" office:value="0.50000997278484" calcext:value-type="float">
            <text:p>0.50000997278484</text:p>
          </table:table-cell>
          <table:table-cell office:value-type="float" office:value="0.99999901301977" calcext:value-type="float">
            <text:p>0.99999901301977</text:p>
          </table:table-cell>
          <table:table-cell office:value-type="float" office:value="0.49999566574804" calcext:value-type="float">
            <text:p>0.49999566574804</text:p>
          </table:table-cell>
          <table:table-cell office:value-type="float" office:value="1.0000209950437" calcext:value-type="float">
            <text:p>1.0000209950437</text:p>
          </table:table-cell>
          <table:table-cell office:value-type="float" office:value="0.49999973890782" calcext:value-type="float">
            <text:p>0.49999973890782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99999218109541" calcext:value-type="float">
            <text:p>0.99999218109541</text:p>
          </table:table-cell>
          <table:table-cell office:value-type="float" office:value="0.49999991701473" calcext:value-type="float">
            <text:p>0.49999991701473</text:p>
          </table:table-cell>
          <table:table-cell office:value-type="float" office:value="1.0000077350351" calcext:value-type="float">
            <text:p>1.0000077350351</text:p>
          </table:table-cell>
          <table:table-cell office:value-type="float" office:value="0.50000971265683" calcext:value-type="float">
            <text:p>0.50000971265683</text:p>
          </table:table-cell>
          <table:table-cell office:value-type="float" office:value="0.99999945974347" calcext:value-type="float">
            <text:p>0.99999945974347</text:p>
          </table:table-cell>
          <table:table-cell office:value-type="float" office:value="0.49999586391608" calcext:value-type="float">
            <text:p>0.49999586391608</text:p>
          </table:table-cell>
          <table:table-cell office:value-type="float" office:value="1.000019816001" calcext:value-type="float">
            <text:p>1.000019816001</text:p>
          </table:table-cell>
          <table:table-cell office:value-type="float" office:value="0.50000032638287" calcext:value-type="float">
            <text:p>0.50000032638287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99999263639683" calcext:value-type="float">
            <text:p>0.99999263639683</text:p>
          </table:table-cell>
          <table:table-cell office:value-type="float" office:value="0.49999971760201" calcext:value-type="float">
            <text:p>0.49999971760201</text:p>
          </table:table-cell>
          <table:table-cell office:value-type="float" office:value="1.0000064176068" calcext:value-type="float">
            <text:p>1.0000064176068</text:p>
          </table:table-cell>
          <table:table-cell office:value-type="float" office:value="0.50000942850395" calcext:value-type="float">
            <text:p>0.50000942850395</text:p>
          </table:table-cell>
          <table:table-cell office:value-type="float" office:value="0.99999986304063" calcext:value-type="float">
            <text:p>0.99999986304063</text:p>
          </table:table-cell>
          <table:table-cell office:value-type="float" office:value="0.49999606387553" calcext:value-type="float">
            <text:p>0.49999606387553</text:p>
          </table:table-cell>
          <table:table-cell office:value-type="float" office:value="1.0000186516044" calcext:value-type="float">
            <text:p>1.0000186516044</text:p>
          </table:table-cell>
          <table:table-cell office:value-type="float" office:value="0.5000008508103" calcext:value-type="float">
            <text:p>0.5000008508103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99999308357312" calcext:value-type="float">
            <text:p>0.99999308357312</text:p>
          </table:table-cell>
          <table:table-cell office:value-type="float" office:value="0.49999954001102" calcext:value-type="float">
            <text:p>0.49999954001102</text:p>
          </table:table-cell>
          <table:table-cell office:value-type="float" office:value="1.000005201219" calcext:value-type="float">
            <text:p>1.000005201219</text:p>
          </table:table-cell>
          <table:table-cell office:value-type="float" office:value="0.50000912425781" calcext:value-type="float">
            <text:p>0.50000912425781</text:p>
          </table:table-cell>
          <table:table-cell office:value-type="float" office:value="1.0000002252372" calcext:value-type="float">
            <text:p>1.0000002252372</text:p>
          </table:table-cell>
          <table:table-cell office:value-type="float" office:value="0.49999626436013" calcext:value-type="float">
            <text:p>0.49999626436013</text:p>
          </table:table-cell>
          <table:table-cell office:value-type="float" office:value="1.0000175066908" calcext:value-type="float">
            <text:p>1.0000175066908</text:p>
          </table:table-cell>
          <table:table-cell office:value-type="float" office:value="0.50000131589859" calcext:value-type="float">
            <text:p>0.50000131589859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9999935211251" calcext:value-type="float">
            <text:p>0.9999935211251</text:p>
          </table:table-cell>
          <table:table-cell office:value-type="float" office:value="0.4999993829394" calcext:value-type="float">
            <text:p>0.4999993829394</text:p>
          </table:table-cell>
          <table:table-cell office:value-type="float" office:value="1.000004081893" calcext:value-type="float">
            <text:p>1.000004081893</text:p>
          </table:table-cell>
          <table:table-cell office:value-type="float" office:value="0.50000880355336" calcext:value-type="float">
            <text:p>0.50000880355336</text:p>
          </table:table-cell>
          <table:table-cell office:value-type="float" office:value="1.00000054864" calcext:value-type="float">
            <text:p>1.00000054864</text:p>
          </table:table-cell>
          <table:table-cell office:value-type="float" office:value="0.49999646423218" calcext:value-type="float">
            <text:p>0.49999646423218</text:p>
          </table:table-cell>
          <table:table-cell office:value-type="float" office:value="1.0000163854863" calcext:value-type="float">
            <text:p>1.0000163854863</text:p>
          </table:table-cell>
          <table:table-cell office:value-type="float" office:value="0.50000172529379" calcext:value-type="float">
            <text:p>0.5000017252937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999394775673" calcext:value-type="float">
            <text:p>0.99999394775673</text:p>
          </table:table-cell>
          <table:table-cell office:value-type="float" office:value="0.49999924511088" calcext:value-type="float">
            <text:p>0.49999924511088</text:p>
          </table:table-cell>
          <table:table-cell office:value-type="float" office:value="1.0000030555506" calcext:value-type="float">
            <text:p>1.0000030555506</text:p>
          </table:table-cell>
          <table:table-cell office:value-type="float" office:value="0.50000846974025" calcext:value-type="float">
            <text:p>0.50000846974025</text:p>
          </table:table-cell>
          <table:table-cell office:value-type="float" office:value="1.0000008355259" calcext:value-type="float">
            <text:p>1.0000008355259</text:p>
          </table:table-cell>
          <table:table-cell office:value-type="float" office:value="0.49999666247528" calcext:value-type="float">
            <text:p>0.49999666247528</text:p>
          </table:table-cell>
          <table:table-cell office:value-type="float" office:value="1.0000152916465" calcext:value-type="float">
            <text:p>1.0000152916465</text:p>
          </table:table-cell>
          <table:table-cell office:value-type="float" office:value="0.50000208256615" calcext:value-type="float">
            <text:p>0.500002082566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8T19:15:39.718324549</dc:date>
    <meta:editing-duration>PT7M5S</meta:editing-duration>
    <meta:editing-cycles>1</meta:editing-cycles>
    <meta:generator>LibreOffice/6.4.7.2$Linux_X86_64 LibreOffice_project/40$Build-2</meta:generator>
    <meta:document-statistic meta:table-count="1" meta:cell-count="182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3.454cm" style:legend-expansion="high" chart:style-name="ch2"/>
        <chart:plot-area chart:style-name="ch3" table:cell-range-address="Sheet2.A1:Sheet2.B202 Sheet2.D1:Sheet2.D202 Sheet2.F1:Sheet2.F202 Sheet2.H1:Sheet2.H202" chart:data-source-has-labels="row" svg:x="0.32cm" svg:y="0.18cm" svg:width="12.164cm" svg:height="8.64cm">
          <chartooo:coordinate-region svg:x="1.047cm" svg:y="0.379cm" svg:width="11.2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02" chart:label-cell-address="Sheet2.B1:Sheet2.B1" chart:class="chart:scatter">
            <chart:domain table:cell-range-address="Sheet2.A2:Sheet2.A202"/>
            <chart:data-point chart:repeated="201"/>
          </chart:series>
          <chart:series chart:style-name="ch7" chart:values-cell-range-address="Sheet2.D2:Sheet2.D202" chart:label-cell-address="Sheet2.D1:Sheet2.D1" chart:class="chart:scatter">
            <chart:data-point chart:repeated="201"/>
          </chart:series>
          <chart:series chart:style-name="ch8" chart:values-cell-range-address="Sheet2.F2:Sheet2.F202" chart:label-cell-address="Sheet2.F1:Sheet2.F1" chart:class="chart:scatter">
            <chart:data-point chart:repeated="201"/>
          </chart:series>
          <chart:series chart:style-name="ch9" chart:values-cell-range-address="Sheet2.H2:Sheet2.H202" chart:label-cell-address="Sheet2.H1:Sheet2.H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cold_thick</text:p>
                <draw:g>
                  <svg:desc>Sheet2.B1:Sheet2.B1</svg:desc>
                </draw:g>
              </table:table-cell>
              <table:table-cell office:value-type="string">
                <text:p>f_cold_thin</text:p>
                <draw:g>
                  <svg:desc>Sheet2.D1:Sheet2.D1</svg:desc>
                </draw:g>
              </table:table-cell>
              <table:table-cell office:value-type="string">
                <text:p>f_hot_thick</text:p>
                <draw:g>
                  <svg:desc>Sheet2.F1:Sheet2.F1</svg:desc>
                </draw:g>
              </table:table-cell>
              <table:table-cell office:value-type="string">
                <text:p>f_hot_thin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202</svg:desc>
                </draw:g>
              </table:table-cell>
              <table:table-cell office:value-type="float" office:value="1.4">
                <text:p>1.4</text:p>
                <draw:g>
                  <svg:desc>Sheet2.B2:Sheet2.B202</svg:desc>
                </draw:g>
              </table:table-cell>
              <table:table-cell office:value-type="float" office:value="0.6">
                <text:p>0.6</text:p>
                <draw:g>
                  <svg:desc>Sheet2.D2:Sheet2.D202</svg:desc>
                </draw:g>
              </table:table-cell>
              <table:table-cell office:value-type="float" office:value="1.4">
                <text:p>1.4</text:p>
                <draw:g>
                  <svg:desc>Sheet2.F2:Sheet2.F202</svg:desc>
                </draw:g>
              </table:table-cell>
              <table:table-cell office:value-type="float" office:value="0.6">
                <text:p>0.6</text:p>
                <draw:g>
                  <svg:desc>Sheet2.H2:Sheet2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3810099128707">
                <text:p>1.3810099128707</text:p>
              </table:table-cell>
              <table:table-cell office:value-type="float" office:value="0.62032383649383">
                <text:p>0.62032383649383</text:p>
              </table:table-cell>
              <table:table-cell office:value-type="float" office:value="1.3452605276916">
                <text:p>1.3452605276916</text:p>
              </table:table-cell>
              <table:table-cell office:value-type="float" office:value="0.60298185322202">
                <text:p>0.60298185322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3616915212508">
                <text:p>1.3616915212508</text:p>
              </table:table-cell>
              <table:table-cell office:value-type="float" office:value="0.64120275652817">
                <text:p>0.64120275652817</text:p>
              </table:table-cell>
              <table:table-cell office:value-type="float" office:value="1.2980863974284">
                <text:p>1.2980863974284</text:p>
              </table:table-cell>
              <table:table-cell office:value-type="float" office:value="0.60679075332717">
                <text:p>0.60679075332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3423071267708">
                <text:p>1.3423071267708</text:p>
              </table:table-cell>
              <table:table-cell office:value-type="float" office:value="0.6625832456797">
                <text:p>0.6625832456797</text:p>
              </table:table-cell>
              <table:table-cell office:value-type="float" office:value="1.2570964929644">
                <text:p>1.2570964929644</text:p>
              </table:table-cell>
              <table:table-cell office:value-type="float" office:value="0.61137208291224">
                <text:p>0.61137208291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3230662133243">
                <text:p>1.3230662133243</text:p>
              </table:table-cell>
              <table:table-cell office:value-type="float" office:value="0.68440176537149">
                <text:p>0.68440176537149</text:p>
              </table:table-cell>
              <table:table-cell office:value-type="float" office:value="1.2212446893909">
                <text:p>1.2212446893909</text:p>
              </table:table-cell>
              <table:table-cell office:value-type="float" office:value="0.61667726965585">
                <text:p>0.61667726965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3041333801544">
                <text:p>1.3041333801544</text:p>
              </table:table-cell>
              <table:table-cell office:value-type="float" office:value="0.70658450444846">
                <text:p>0.70658450444846</text:p>
              </table:table-cell>
              <table:table-cell office:value-type="float" office:value="1.1897205748287">
                <text:p>1.1897205748287</text:p>
              </table:table-cell>
              <table:table-cell office:value-type="float" office:value="0.62266250598615">
                <text:p>0.62266250598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2856356108239">
                <text:p>1.2856356108239</text:p>
              </table:table-cell>
              <table:table-cell office:value-type="float" office:value="0.72904739614742">
                <text:p>0.72904739614742</text:p>
              </table:table-cell>
              <table:table-cell office:value-type="float" office:value="1.1618842140598">
                <text:p>1.1618842140598</text:p>
              </table:table-cell>
              <table:table-cell office:value-type="float" office:value="0.62928768012639">
                <text:p>0.62928768012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2676687231947">
                <text:p>1.2676687231947</text:p>
              </table:table-cell>
              <table:table-cell office:value-type="float" office:value="0.75169645048377">
                <text:p>0.75169645048377</text:p>
              </table:table-cell>
              <table:table-cell office:value-type="float" office:value="1.1372218862069">
                <text:p>1.1372218862069</text:p>
              </table:table-cell>
              <table:table-cell office:value-type="float" office:value="0.63651547507565">
                <text:p>0.63651547507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503029626962">
                <text:p>1.2503029626962</text:p>
              </table:table-cell>
              <table:table-cell office:value-type="float" office:value="0.7744284443259">
                <text:p>0.7744284443259</text:p>
              </table:table-cell>
              <table:table-cell office:value-type="float" office:value="1.1153152172965">
                <text:p>1.1153152172965</text:p>
              </table:table-cell>
              <table:table-cell office:value-type="float" office:value="0.64431060305114">
                <text:p>0.64431060305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2335877708519">
                <text:p>1.2335877708519</text:p>
              </table:table-cell>
              <table:table-cell office:value-type="float" office:value="0.79713199842839">
                <text:p>0.79713199842839</text:p>
              </table:table-cell>
              <table:table-cell office:value-type="float" office:value="1.0958191356723">
                <text:p>1.0958191356723</text:p>
              </table:table-cell>
              <table:table-cell office:value-type="float" office:value="0.65263915119813">
                <text:p>0.65263915119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217555798431">
                <text:p>1.217555798431</text:p>
              </table:table-cell>
              <table:table-cell office:value-type="float" office:value="0.8196890523833">
                <text:p>0.8196890523833</text:p>
              </table:table-cell>
              <table:table-cell office:value-type="float" office:value="1.07844579719">
                <text:p>1.07844579719</text:p>
              </table:table-cell>
              <table:table-cell office:value-type="float" office:value="0.66146802070697">
                <text:p>0.66146802070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2022262490691">
                <text:p>1.2022262490691</text:p>
              </table:table-cell>
              <table:table-cell office:value-type="float" office:value="0.8419767254237">
                <text:p>0.8419767254237</text:p>
              </table:table-cell>
              <table:table-cell office:value-type="float" office:value="1.0629526463665">
                <text:p>1.0629526463665</text:p>
              </table:table-cell>
              <table:table-cell office:value-type="float" office:value="0.67076444633804">
                <text:p>0.67076444633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1876076428406">
                <text:p>1.1876076428406</text:p>
              </table:table-cell>
              <table:table-cell office:value-type="float" office:value="0.86386952463824">
                <text:p>0.86386952463824</text:p>
              </table:table-cell>
              <table:table-cell office:value-type="float" office:value="1.0491334036263">
                <text:p>1.0491334036263</text:p>
              </table:table-cell>
              <table:table-cell office:value-type="float" office:value="0.68049558718222">
                <text:p>0.68049558718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1737000855242">
                <text:p>1.1737000855242</text:p>
              </table:table-cell>
              <table:table-cell office:value-type="float" office:value="0.88524183454926">
                <text:p>0.88524183454926</text:p>
              </table:table-cell>
              <table:table-cell office:value-type="float" office:value="1.0368111618843">
                <text:p>1.0368111618843</text:p>
              </table:table-cell>
              <table:table-cell office:value-type="float" office:value="0.69062818253331">
                <text:p>0.69062818253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1604971217503">
                <text:p>1.1604971217503</text:p>
              </table:table-cell>
              <table:table-cell office:value-type="float" office:value="0.90597059589831">
                <text:p>0.90597059589831</text:p>
              </table:table-cell>
              <table:table-cell office:value-type="float" office:value="1.0258330294143">
                <text:p>1.0258330294143</text:p>
              </table:table-cell>
              <table:table-cell office:value-type="float" office:value="0.70112826880478">
                <text:p>0.70112826880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1479872410861">
                <text:p>1.1479872410861</text:p>
              </table:table-cell>
              <table:table-cell office:value-type="float" office:value="0.92593805989821">
                <text:p>0.92593805989821</text:p>
              </table:table-cell>
              <table:table-cell office:value-type="float" office:value="1.0160659236598">
                <text:p>1.0160659236598</text:p>
              </table:table-cell>
              <table:table-cell office:value-type="float" office:value="0.71196095542119">
                <text:p>0.71196095542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.1361550967101">
                <text:p>1.1361550967101</text:p>
              </table:table-cell>
              <table:table-cell office:value-type="float" office:value="0.94503449005036">
                <text:p>0.94503449005036</text:p>
              </table:table-cell>
              <table:table-cell office:value-type="float" office:value="1.0073932336417">
                <text:p>1.0073932336417</text:p>
              </table:table-cell>
              <table:table-cell office:value-type="float" office:value="0.72309025873797">
                <text:p>0.72309025873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.12498248741">
                <text:p>1.12498248741</text:p>
              </table:table-cell>
              <table:table-cell office:value-type="float" office:value="0.96316067917771">
                <text:p>0.96316067917771</text:p>
              </table:table-cell>
              <table:table-cell office:value-type="float" office:value="0.999712146211">
                <text:p>0.999712146211</text:p>
              </table:table-cell>
              <table:table-cell office:value-type="float" office:value="0.73447899389265">
                <text:p>0.73447899389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.1144491455539">
                <text:p>1.1144491455539</text:p>
              </table:table-cell>
              <table:table-cell office:value-type="float" office:value="0.98023015581897">
                <text:p>0.98023015581897</text:p>
              </table:table-cell>
              <table:table-cell office:value-type="float" office:value="0.99293148556933">
                <text:p>0.99293148556933</text:p>
              </table:table-cell>
              <table:table-cell office:value-type="float" office:value="0.74608872491013">
                <text:p>0.74608872491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.1045333665875">
                <text:p>1.1045333665875</text:p>
              </table:table-cell>
              <table:table-cell office:value-type="float" office:value="0.99617097145412">
                <text:p>0.99617097145412</text:p>
              </table:table-cell>
              <table:table-cell office:value-type="float" office:value="0.98696995388262">
                <text:p>0.98696995388262</text:p>
              </table:table-cell>
              <table:table-cell office:value-type="float" office:value="0.75787977342402">
                <text:p>0.75787977342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0952125095014">
                <text:p>1.0952125095014</text:p>
              </table:table-cell>
              <table:table-cell office:value-type="float" office:value="1.0109269866514">
                <text:p>1.0109269866514</text:p>
              </table:table-cell>
              <table:table-cell office:value-type="float" office:value="0.98175468842615">
                <text:p>0.98175468842615</text:p>
              </table:table-cell>
              <table:table-cell office:value-type="float" office:value="0.76981128605661">
                <text:p>0.769811286056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0864633925355">
                <text:p>1.0864633925355</text:p>
              </table:table-cell>
              <table:table-cell office:value-type="float" office:value="1.0244586073877">
                <text:p>1.0244586073877</text:p>
              </table:table-cell>
              <table:table-cell office:value-type="float" office:value="0.97722007080574">
                <text:p>0.97722007080574</text:p>
              </table:table-cell>
              <table:table-cell office:value-type="float" office:value="0.78184135984577">
                <text:p>0.78184135984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078262604043">
                <text:p>1.078262604043</text:p>
              </table:table-cell>
              <table:table-cell office:value-type="float" office:value="1.0367429589364">
                <text:p>1.0367429589364</text:p>
              </table:table-cell>
              <table:table-cell office:value-type="float" office:value="0.97330673862588">
                <text:p>0.97330673862588</text:p>
              </table:table-cell>
              <table:table-cell office:value-type="float" office:value="0.79392722415387">
                <text:p>0.79392722415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0705867448256">
                <text:p>1.0705867448256</text:p>
              </table:table-cell>
              <table:table-cell office:value-type="float" office:value="1.0477735200386">
                <text:p>1.0477735200386</text:p>
              </table:table-cell>
              <table:table-cell office:value-type="float" office:value="0.96996076097934">
                <text:p>0.96996076097934</text:p>
              </table:table-cell>
              <table:table-cell office:value-type="float" office:value="0.80602547628675">
                <text:p>0.80602547628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0634126152591">
                <text:p>1.0634126152591</text:p>
              </table:table-cell>
              <table:table-cell office:value-type="float" office:value="1.0575592711079">
                <text:p>1.0575592711079</text:p>
              </table:table-cell>
              <table:table-cell office:value-type="float" office:value="0.96713294753217">
                <text:p>0.96713294753217</text:p>
              </table:table-cell>
              <table:table-cell office:value-type="float" office:value="0.81809236665301">
                <text:p>0.818092366653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0567173580684">
                <text:p>1.0567173580684</text:p>
              </table:table-cell>
              <table:table-cell office:value-type="float" office:value="1.0661234343082">
                <text:p>1.0661234343082</text:p>
              </table:table-cell>
              <table:table-cell office:value-type="float" office:value="0.96477826718581">
                <text:p>0.96477826718581</text:p>
              </table:table-cell>
              <table:table-cell office:value-type="float" office:value="0.83008412781876">
                <text:p>0.83008412781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0504785655892">
                <text:p>1.0504785655892</text:p>
              </table:table-cell>
              <table:table-cell office:value-type="float" office:value="1.073501898954">
                <text:p>1.073501898954</text:p>
              </table:table-cell>
              <table:table-cell office:value-type="float" office:value="0.9628553572199">
                <text:p>0.9628553572199</text:p>
              </table:table-cell>
              <table:table-cell office:value-type="float" office:value="0.84195734000582">
                <text:p>0.84195734000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0446743586949">
                <text:p>1.0446743586949</text:p>
              </table:table-cell>
              <table:table-cell office:value-type="float" office:value="1.0797414324384">
                <text:p>1.0797414324384</text:p>
              </table:table-cell>
              <table:table-cell office:value-type="float" office:value="0.9613261074539">
                <text:p>0.9613261074539</text:p>
              </table:table-cell>
              <table:table-cell office:value-type="float" office:value="0.85366932491342">
                <text:p>0.85366932491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0392834432198">
                <text:p>1.0392834432198</text:p>
              </table:table-cell>
              <table:table-cell office:value-type="float" office:value="1.0848977754828">
                <text:p>1.0848977754828</text:p>
              </table:table-cell>
              <table:table-cell office:value-type="float" office:value="0.96015530721082">
                <text:p>0.96015530721082</text:p>
              </table:table-cell>
              <table:table-cell office:value-type="float" office:value="0.86517855675667">
                <text:p>0.86517855675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0342851485953">
                <text:p>1.0342851485953</text:p>
              </table:table-cell>
              <table:table-cell office:value-type="float" office:value="1.0890337123944">
                <text:p>1.0890337123944</text:p>
              </table:table-cell>
              <table:table-cell office:value-type="float" office:value="0.95931034454869">
                <text:p>0.95931034454869</text:p>
              </table:table-cell>
              <table:table-cell office:value-type="float" office:value="0.87644508295346">
                <text:p>0.87644508295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0296594525223">
                <text:p>1.0296594525223</text:p>
              </table:table-cell>
              <table:table-cell office:value-type="float" office:value="1.092217194098">
                <text:p>1.092217194098</text:p>
              </table:table-cell>
              <table:table-cell office:value-type="float" office:value="0.95876094962997">
                <text:p>0.95876094962997</text:p>
              </table:table-cell>
              <table:table-cell office:value-type="float" office:value="0.88743093549011">
                <text:p>0.88743093549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0253869947602">
                <text:p>1.0253869947602</text:p>
              </table:table-cell>
              <table:table-cell office:value-type="float" office:value="1.0945195760056">
                <text:p>1.0945195760056</text:p>
              </table:table-cell>
              <table:table-cell office:value-type="float" office:value="0.95847897524102">
                <text:p>0.95847897524102</text:p>
              </table:table-cell>
              <table:table-cell office:value-type="float" office:value="0.89810052986274">
                <text:p>0.89810052986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0214490825174">
                <text:p>1.0214490825174</text:p>
              </table:table-cell>
              <table:table-cell office:value-type="float" office:value="1.0960140161329">
                <text:p>1.0960140161329</text:p>
              </table:table-cell>
              <table:table-cell office:value-type="float" office:value="0.95843820868885">
                <text:p>0.95843820868885</text:p>
              </table:table-cell>
              <table:table-cell office:value-type="float" office:value="0.90842103503084">
                <text:p>0.90842103503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.0178276894378">
                <text:p>1.0178276894378</text:p>
              </table:table-cell>
              <table:table-cell office:value-type="float" office:value="1.0967740627976">
                <text:p>1.0967740627976</text:p>
              </table:table-cell>
              <table:table-cell office:value-type="float" office:value="0.95861421023505">
                <text:p>0.95861421023505</text:p>
              </table:table-cell>
              <table:table-cell office:value-type="float" office:value="0.91836270487149">
                <text:p>0.91836270487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.0145054497794">
                <text:p>1.0145054497794</text:p>
              </table:table-cell>
              <table:table-cell office:value-type="float" office:value="1.096872446812">
                <text:p>1.096872446812</text:p>
              </table:table-cell>
              <table:table-cell office:value-type="float" office:value="0.95898417398475">
                <text:p>0.95898417398475</text:p>
              </table:table-cell>
              <table:table-cell office:value-type="float" office:value="0.92789916160708">
                <text:p>0.92789916160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.0114656490573">
                <text:p>1.0114656490573</text:p>
              </table:table-cell>
              <table:table-cell office:value-type="float" office:value="1.0963800809899">
                <text:p>1.0963800809899</text:p>
              </table:table-cell>
              <table:table-cell office:value-type="float" office:value="0.95952680776917">
                <text:p>0.95952680776917</text:p>
              </table:table-cell>
              <table:table-cell office:value-type="float" office:value="0.93700762348513">
                <text:p>0.93700762348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0086922121577">
                <text:p>1.0086922121577</text:p>
              </table:table-cell>
              <table:table-cell office:value-type="float" office:value="1.0953652602959">
                <text:p>1.0953652602959</text:p>
              </table:table-cell>
              <table:table-cell office:value-type="float" office:value="0.96022222907334">
                <text:p>0.96022222907334</text:p>
              </table:table-cell>
              <table:table-cell office:value-type="float" office:value="0.94566907106021">
                <text:p>0.94566907106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0061696897181">
                <text:p>1.0061696897181</text:p>
              </table:table-cell>
              <table:table-cell office:value-type="float" office:value="1.0938930490672">
                <text:p>1.0938930490672</text:p>
              </table:table-cell>
              <table:table-cell office:value-type="float" office:value="0.96105187448685">
                <text:p>0.96105187448685</text:p>
              </table:table-cell>
              <table:table-cell office:value-type="float" office:value="0.95386834844495">
                <text:p>0.95386834844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003883243389">
                <text:p>1.003883243389</text:p>
              </table:table-cell>
              <table:table-cell office:value-type="float" office:value="1.0920248372075">
                <text:p>1.0920248372075</text:p>
              </table:table-cell>
              <table:table-cell office:value-type="float" office:value="0.96199842051394">
                <text:p>0.96199842051394</text:p>
              </table:table-cell>
              <table:table-cell office:value-type="float" office:value="0.96159419842126">
                <text:p>0.96159419842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0018186304549">
                <text:p>1.0018186304549</text:p>
              </table:table-cell>
              <table:table-cell office:value-type="float" office:value="1.0898180447458">
                <text:p>1.0898180447458</text:p>
              </table:table-cell>
              <table:table-cell office:value-type="float" office:value="0.96304571388253">
                <text:p>0.96304571388253</text:p>
              </table:table-cell>
              <table:table-cell office:value-type="float" office:value="0.96883923144843">
                <text:p>0.968839231448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99996218817585">
                <text:p>0.99996218817585</text:p>
              </table:table-cell>
              <table:table-cell office:value-type="float" office:value="1.0873259532764">
                <text:p>1.0873259532764</text:p>
              </table:table-cell>
              <table:table-cell office:value-type="float" office:value="0.96417870975087">
                <text:p>0.96417870975087</text:p>
              </table:table-cell>
              <table:table-cell office:value-type="float" office:value="0.97559983360916">
                <text:p>0.97559983360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99830081811628">
                <text:p>0.99830081811628</text:p>
              </table:table-cell>
              <table:table-cell office:value-type="float" office:value="1.0845976431433">
                <text:p>1.0845976431433</text:p>
              </table:table-cell>
              <table:table-cell office:value-type="float" office:value="0.96538341643386">
                <text:p>0.96538341643386</text:p>
              </table:table-cell>
              <table:table-cell office:value-type="float" office:value="0.98187601723511">
                <text:p>0.98187601723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99682197065659">
                <text:p>0.99682197065659</text:p>
              </table:table-cell>
              <table:table-cell office:value-type="float" office:value="1.0816780164516">
                <text:p>1.0816780164516</text:p>
              </table:table-cell>
              <table:table-cell office:value-type="float" office:value="0.96664684546549">
                <text:p>0.96664684546549</text:p>
              </table:table-cell>
              <table:table-cell office:value-type="float" office:value="0.98767122113608">
                <text:p>0.98767122113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99551362981934">
                <text:p>0.99551362981934</text:p>
              </table:table-cell>
              <table:table-cell office:value-type="float" office:value="1.0786078877552">
                <text:p>1.0786078877552</text:p>
              </table:table-cell>
              <table:table-cell office:value-type="float" office:value="0.96795696598218">
                <text:p>0.96795696598218</text:p>
              </table:table-cell>
              <table:table-cell office:value-type="float" office:value="0.99299206817758">
                <text:p>0.99299206817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99436429849679">
                <text:p>0.99436429849679</text:p>
              </table:table-cell>
              <table:table-cell office:value-type="float" office:value="1.0754241263412">
                <text:p>1.0754241263412</text:p>
              </table:table-cell>
              <table:table-cell office:value-type="float" office:value="0.96930266257798">
                <text:p>0.96930266257798</text:p>
              </table:table-cell>
              <table:table-cell office:value-type="float" office:value="0.99784808868879">
                <text:p>0.997848088688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99336298412763">
                <text:p>0.99336298412763</text:p>
              </table:table-cell>
              <table:table-cell office:value-type="float" office:value="1.0721598362136">
                <text:p>1.0721598362136</text:p>
              </table:table-cell>
              <table:table-cell office:value-type="float" office:value="0.97067369585437">
                <text:p>0.97067369585437</text:p>
              </table:table-cell>
              <table:table-cell office:value-type="float" office:value="1.002251418511">
                <text:p>1.002251418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99249918484212">
                <text:p>0.99249918484212</text:p>
              </table:table-cell>
              <table:table-cell office:value-type="float" office:value="1.0688445620256">
                <text:p>1.0688445620256</text:p>
              </table:table-cell>
              <table:table-cell office:value-type="float" office:value="0.97206066510903">
                <text:p>0.97206066510903</text:p>
              </table:table-cell>
              <table:table-cell office:value-type="float" office:value="1.006216480444">
                <text:p>1.006216480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99176287607215">
                <text:p>0.99176287607215</text:p>
              </table:table-cell>
              <table:table-cell office:value-type="float" office:value="1.065504511241">
                <text:p>1.065504511241</text:p>
              </table:table-cell>
              <table:table-cell office:value-type="float" office:value="0.9734549734838">
                <text:p>0.9734549734838</text:p>
              </table:table-cell>
              <table:table-cell office:value-type="float" office:value="1.0097596574623">
                <text:p>1.00975965746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99114449760631">
                <text:p>0.99114449760631</text:p>
              </table:table-cell>
              <table:table-cell office:value-type="float" office:value="1.0621627846475">
                <text:p>1.0621627846475</text:p>
              </table:table-cell>
              <table:table-cell office:value-type="float" office:value="0.97484879160764">
                <text:p>0.97484879160764</text:p>
              </table:table-cell>
              <table:table-cell office:value-type="float" office:value="1.0128989654172">
                <text:p>1.0128989654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99063494105793">
                <text:p>0.99063494105793</text:p>
              </table:table-cell>
              <table:table-cell office:value-type="float" office:value="1.0588396089824">
                <text:p>1.0588396089824</text:p>
              </table:table-cell>
              <table:table-cell office:value-type="float" office:value="0.9762350249649">
                <text:p>0.9762350249649</text:p>
              </table:table-cell>
              <table:table-cell office:value-type="float" office:value="1.0156537320748">
                <text:p>1.0156537320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99022553770594">
                <text:p>0.99022553770594</text:p>
              </table:table-cell>
              <table:table-cell office:value-type="float" office:value="1.0555525668487">
                <text:p>1.0555525668487</text:p>
              </table:table-cell>
              <table:table-cell office:value-type="float" office:value="0.9776072808664">
                <text:p>0.9776072808664</text:p>
              </table:table-cell>
              <table:table-cell office:value-type="float" office:value="1.018044288349">
                <text:p>1.018044288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9899080466636">
                <text:p>0.9899080466636</text:p>
              </table:table-cell>
              <table:table-cell office:value-type="float" office:value="1.0523168202985">
                <text:p>1.0523168202985</text:p>
              </table:table-cell>
              <table:table-cell office:value-type="float" office:value="0.97895983581509">
                <text:p>0.97895983581509</text:p>
              </table:table-cell>
              <table:table-cell office:value-type="float" office:value="1.0200916765143">
                <text:p>1.0200916765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98967464332744">
                <text:p>0.98967464332744</text:p>
              </table:table-cell>
              <table:table-cell office:value-type="float" office:value="1.0491453254672">
                <text:p>1.0491453254672</text:p>
              </table:table-cell>
              <table:table-cell office:value-type="float" office:value="0.98028760318842">
                <text:p>0.98028760318842</text:p>
              </table:table-cell>
              <table:table-cell office:value-type="float" office:value="1.0218173791227">
                <text:p>1.0218173791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98951790805903">
                <text:p>0.98951790805903</text:p>
              </table:table-cell>
              <table:table-cell office:value-type="float" office:value="1.0460490364579">
                <text:p>1.0460490364579</text:p>
              </table:table-cell>
              <table:table-cell office:value-type="float" office:value="0.9815861011169">
                <text:p>0.9815861011169</text:p>
              </table:table-cell>
              <table:table-cell office:value-type="float" office:value="1.0232430712316">
                <text:p>1.02324307123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98943081505302">
                <text:p>0.98943081505302</text:p>
              </table:table-cell>
              <table:table-cell office:value-type="float" office:value="1.043037097338">
                <text:p>1.043037097338</text:p>
              </table:table-cell>
              <table:table-cell office:value-type="float" office:value="0.9828514205292">
                <text:p>0.9828514205292</text:p>
              </table:table-cell>
              <table:table-cell office:value-type="float" office:value="1.0243903977298">
                <text:p>1.02439039772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98940672134805">
                <text:p>0.98940672134805</text:p>
              </table:table-cell>
              <table:table-cell office:value-type="float" office:value="1.0401170216316">
                <text:p>1.0401170216316</text:p>
              </table:table-cell>
              <table:table-cell office:value-type="float" office:value="0.98408019336207">
                <text:p>0.98408019336207</text:p>
              </table:table-cell>
              <table:table-cell office:value-type="float" office:value="1.025280776528">
                <text:p>1.0252807765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98943935594063">
                <text:p>0.98943935594063</text:p>
              </table:table-cell>
              <table:table-cell office:value-type="float" office:value="1.0372948590963">
                <text:p>1.0372948590963</text:p>
              </table:table-cell>
              <table:table-cell office:value-type="float" office:value="0.985269560921">
                <text:p>0.985269560921</text:p>
              </table:table-cell>
              <table:table-cell office:value-type="float" office:value="1.0259352277074">
                <text:p>1.0259352277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9895228089667">
                <text:p>0.9895228089667</text:p>
              </table:table-cell>
              <table:table-cell office:value-type="float" office:value="1.0345753498787">
                <text:p>1.0345753498787</text:p>
              </table:table-cell>
              <table:table-cell office:value-type="float" office:value="0.98641714258149">
                <text:p>0.98641714258149</text:p>
              </table:table-cell>
              <table:table-cell office:value-type="float" office:value="1.0263742280806">
                <text:p>1.0263742280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98965152092044">
                <text:p>0.98965152092044</text:p>
              </table:table-cell>
              <table:table-cell office:value-type="float" office:value="1.0319620663704">
                <text:p>1.0319620663704</text:p>
              </table:table-cell>
              <table:table-cell office:value-type="float" office:value="0.9875210046871">
                <text:p>0.9875210046871</text:p>
              </table:table-cell>
              <table:table-cell office:value-type="float" office:value="1.0266175901179">
                <text:p>1.0266175901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98982027188527">
                <text:p>0.98982027188527</text:p>
              </table:table-cell>
              <table:table-cell office:value-type="float" office:value="1.0294575432472">
                <text:p>1.0294575432472</text:p>
              </table:table-cell>
              <table:table-cell office:value-type="float" office:value="0.98857962986942">
                <text:p>0.98857962986942</text:p>
              </table:table-cell>
              <table:table-cell office:value-type="float" office:value="1.0266843638105">
                <text:p>1.0266843638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9900241707575">
                <text:p>0.9900241707575</text:p>
              </table:table-cell>
              <table:table-cell office:value-type="float" office:value="1.0270633962829">
                <text:p>1.0270633962829</text:p>
              </table:table-cell>
              <table:table-cell office:value-type="float" office:value="0.98959188684098">
                <text:p>0.98959188684098</text:p>
              </table:table-cell>
              <table:table-cell office:value-type="float" office:value="1.0265927597735">
                <text:p>1.0265927597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9902586444483">
                <text:p>0.9902586444483</text:p>
              </table:table-cell>
              <table:table-cell office:value-type="float" office:value="1.0247804305968">
                <text:p>1.0247804305968</text:p>
              </table:table-cell>
              <table:table-cell office:value-type="float" office:value="0.99055700075477">
                <text:p>0.99055700075477</text:p>
              </table:table-cell>
              <table:table-cell office:value-type="float" office:value="1.0263600917165">
                <text:p>1.0263600917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99051942705533">
                <text:p>0.99051942705533</text:p>
              </table:table-cell>
              <table:table-cell office:value-type="float" office:value="1.0226087390298">
                <text:p>1.0226087390298</text:p>
              </table:table-cell>
              <table:table-cell office:value-type="float" office:value="0.99147452718092">
                <text:p>0.99147452718092</text:p>
              </table:table-cell>
              <table:table-cell office:value-type="float" office:value="1.0260027363184">
                <text:p>1.0260027363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99080254900009">
                <text:p>0.99080254900009</text:p>
              </table:table-cell>
              <table:table-cell office:value-type="float" office:value="1.0205477913562">
                <text:p>1.0205477913562</text:p>
              </table:table-cell>
              <table:table-cell office:value-type="float" office:value="0.99234431446152">
                <text:p>0.99234431446152</text:p>
              </table:table-cell>
              <table:table-cell office:value-type="float" office:value="1.0255361085247">
                <text:p>1.02553610852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99110432613213">
                <text:p>0.99110432613213</text:p>
              </table:table-cell>
              <table:table-cell office:value-type="float" office:value="1.0185965150312">
                <text:p>1.0185965150312</text:p>
              </table:table-cell>
              <table:table-cell office:value-type="float" office:value="0.99316648711258">
                <text:p>0.99316648711258</text:p>
              </table:table-cell>
              <table:table-cell office:value-type="float" office:value="1.0249746503157">
                <text:p>1.02497465031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99142134880549">
                <text:p>0.99142134880549</text:p>
              </table:table-cell>
              <table:table-cell office:value-type="float" office:value="1.0167533681537">
                <text:p>1.0167533681537</text:p>
              </table:table-cell>
              <table:table-cell office:value-type="float" office:value="0.99394141336952">
                <text:p>0.99394141336952</text:p>
              </table:table-cell>
              <table:table-cell office:value-type="float" office:value="1.0243318310738">
                <text:p>1.0243318310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99175047093682">
                <text:p>0.99175047093682</text:p>
              </table:table-cell>
              <table:table-cell office:value-type="float" office:value="1.0150164052967">
                <text:p>1.0150164052967</text:p>
              </table:table-cell>
              <table:table-cell office:value-type="float" office:value="0.9946696819648">
                <text:p>0.9946696819648</text:p>
              </table:table-cell>
              <table:table-cell office:value-type="float" office:value="1.0236201577848">
                <text:p>1.02362015778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99208879905812">
                <text:p>0.99208879905812</text:p>
              </table:table-cell>
              <table:table-cell office:value-type="float" office:value="1.0133833368223">
                <text:p>1.0133833368223</text:p>
              </table:table-cell>
              <table:table-cell office:value-type="float" office:value="0.99535207569544">
                <text:p>0.99535207569544</text:p>
              </table:table-cell>
              <table:table-cell office:value-type="float" office:value="1.0228511934357">
                <text:p>1.0228511934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99243368137995">
                <text:p>0.99243368137995</text:p>
              </table:table-cell>
              <table:table-cell office:value-type="float" office:value="1.0118515822569">
                <text:p>1.0118515822569</text:p>
              </table:table-cell>
              <table:table-cell office:value-type="float" office:value="0.99598955433317">
                <text:p>0.99598955433317</text:p>
              </table:table-cell>
              <table:table-cell office:value-type="float" office:value="1.022035582115">
                <text:p>1.022035582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99278269688372">
                <text:p>0.99278269688372</text:p>
              </table:table-cell>
              <table:table-cell office:value-type="float" office:value="1.0104183182664">
                <text:p>1.0104183182664</text:p>
              </table:table-cell>
              <table:table-cell office:value-type="float" office:value="0.99658322496881">
                <text:p>0.99658322496881</text:p>
              </table:table-cell>
              <table:table-cell office:value-type="float" office:value="1.0211830794665">
                <text:p>1.02118307946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99313364446339">
                <text:p>0.99313364446339</text:p>
              </table:table-cell>
              <table:table-cell office:value-type="float" office:value="1.009080521727">
                <text:p>1.009080521727</text:p>
              </table:table-cell>
              <table:table-cell office:value-type="float" office:value="0.99713432398459">
                <text:p>0.99713432398459</text:p>
              </table:table-cell>
              <table:table-cell office:value-type="float" office:value="1.0203025873013">
                <text:p>1.0203025873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99348453213879">
                <text:p>0.99348453213879</text:p>
              </table:table-cell>
              <table:table-cell office:value-type="float" office:value="1.007835008347">
                <text:p>1.007835008347</text:p>
              </table:table-cell>
              <table:table-cell office:value-type="float" office:value="0.99764419737995">
                <text:p>0.99764419737995</text:p>
              </table:table-cell>
              <table:table-cell office:value-type="float" office:value="1.0194021904557">
                <text:p>1.01940219045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9938335663634">
                <text:p>0.9938335663634</text:p>
              </table:table-cell>
              <table:table-cell office:value-type="float" office:value="1.0066784672584">
                <text:p>1.0066784672584</text:p>
              </table:table-cell>
              <table:table-cell office:value-type="float" office:value="0.99811428233585">
                <text:p>0.99811428233585</text:p>
              </table:table-cell>
              <table:table-cell office:value-type="float" office:value="1.0184891985452">
                <text:p>1.0184891985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9941791414504">
                <text:p>0.9941791414504</text:p>
              </table:table-cell>
              <table:table-cell office:value-type="float" office:value="1.0056074919574">
                <text:p>1.0056074919574</text:p>
              </table:table-cell>
              <table:table-cell office:value-type="float" office:value="0.99854609002109">
                <text:p>0.99854609002109</text:p>
              </table:table-cell>
              <table:table-cell office:value-type="float" office:value="1.0175701862165">
                <text:p>1.0175701862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99451982914071">
                <text:p>0.99451982914071</text:p>
              </table:table-cell>
              <table:table-cell office:value-type="float" office:value="1.00461860794">
                <text:p>1.00461860794</text:p>
              </table:table-cell>
              <table:table-cell office:value-type="float" office:value="0.99894118963512">
                <text:p>0.99894118963512</text:p>
              </table:table-cell>
              <table:table-cell office:value-type="float" office:value="1.0166510351459">
                <text:p>1.01665103514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99485436833665">
                <text:p>0.99485436833665</text:p>
              </table:table-cell>
              <table:table-cell office:value-type="float" office:value="1.0037082973441">
                <text:p>1.0037082973441</text:p>
              </table:table-cell>
              <table:table-cell office:value-type="float" office:value="0.99930119367341">
                <text:p>0.99930119367341</text:p>
              </table:table-cell>
              <table:table-cell office:value-type="float" office:value="1.0157369762244">
                <text:p>1.0157369762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99518165502426">
                <text:p>0.99518165502426</text:p>
              </table:table-cell>
              <table:table-cell office:value-type="float" office:value="1.002873020883">
                <text:p>1.002873020883</text:p>
              </table:table-cell>
              <table:table-cell office:value-type="float" office:value="0.99962774439332">
                <text:p>0.99962774439332</text:p>
              </table:table-cell>
              <table:table-cell office:value-type="float" office:value="1.0148326314084">
                <text:p>1.01483263140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99550073240621">
                <text:p>0.99550073240621</text:p>
              </table:table-cell>
              <table:table-cell office:value-type="float" office:value="1.0021092373221">
                <text:p>1.0021092373221</text:p>
              </table:table-cell>
              <table:table-cell office:value-type="float" office:value="0.99992250145202">
                <text:p>0.99992250145202</text:p>
              </table:table-cell>
              <table:table-cell office:value-type="float" office:value="1.0139420548959">
                <text:p>1.0139420548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99581078126647">
                <text:p>0.99581078126647</text:p>
              </table:table-cell>
              <table:table-cell office:value-type="float" office:value="1.0014134207327">
                <text:p>1.0014134207327</text:p>
              </table:table-cell>
              <table:table-cell office:value-type="float" office:value="1.0001871306815">
                <text:p>1.0001871306815</text:p>
              </table:table-cell>
              <table:table-cell office:value-type="float" office:value="1.0130687733135">
                <text:p>1.0130687733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9961111105861">
                <text:p>0.9961111105861</text:p>
              </table:table-cell>
              <table:table-cell office:value-type="float" office:value="1.0007820757255">
                <text:p>1.0007820757255</text:p>
              </table:table-cell>
              <table:table-cell office:value-type="float" office:value="1.000423293961">
                <text:p>1.000423293961</text:p>
              </table:table-cell>
              <table:table-cell office:value-type="float" office:value="1.012215824676">
                <text:p>1.012215824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99640114842807">
                <text:p>0.99640114842807</text:p>
              </table:table-cell>
              <table:table-cell office:value-type="float" office:value="1.0002117508529">
                <text:p>1.0002117508529</text:p>
              </table:table-cell>
              <table:table-cell office:value-type="float" office:value="1.0006326401429">
                <text:p>1.0006326401429</text:p>
              </table:table-cell>
              <table:table-cell office:value-type="float" office:value="1.011385795967">
                <text:p>1.011385795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99668043310742">
                <text:p>0.99668043310742</text:p>
              </table:table-cell>
              <table:table-cell office:value-type="float" office:value="0.99969905034707">
                <text:p>0.99969905034707</text:p>
              </table:table-cell>
              <table:table-cell office:value-type="float" office:value="1.0008167969837">
                <text:p>1.0008167969837</text:p>
              </table:table-cell>
              <table:table-cell office:value-type="float" office:value="1.0105808590827">
                <text:p>1.0105808590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99694860466093">
                <text:p>0.99694860466093</text:p>
              </table:table-cell>
              <table:table-cell office:value-type="float" office:value="0.99924064434345">
                <text:p>0.99924064434345</text:p>
              </table:table-cell>
              <table:table-cell office:value-type="float" office:value="1.0009773640307">
                <text:p>1.0009773640307</text:p>
              </table:table-cell>
              <table:table-cell office:value-type="float" office:value="1.0098028052455">
                <text:p>1.0098028052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99720539662865">
                <text:p>0.99720539662865</text:p>
              </table:table-cell>
              <table:table-cell office:value-type="float" office:value="0.9988332777269">
                <text:p>0.9988332777269</text:p>
              </table:table-cell>
              <table:table-cell office:value-type="float" office:value="1.0011159064117">
                <text:p>1.0011159064117</text:p>
              </table:table-cell>
              <table:table-cell office:value-type="float" office:value="1.0090530776896">
                <text:p>1.0090530776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99745062815781">
                <text:p>0.99745062815781</text:p>
              </table:table-cell>
              <table:table-cell office:value-type="float" office:value="0.99847377772255">
                <text:p>0.99847377772255</text:p>
              </table:table-cell>
              <table:table-cell office:value-type="float" office:value="1.0012339494913">
                <text:p>1.0012339494913</text:p>
              </table:table-cell>
              <table:table-cell office:value-type="float" office:value="1.0083328026264">
                <text:p>1.00833280262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99768419643734">
                <text:p>0.99768419643734</text:p>
              </table:table-cell>
              <table:table-cell office:value-type="float" office:value="0.99815906034231">
                <text:p>0.99815906034231</text:p>
              </table:table-cell>
              <table:table-cell office:value-type="float" office:value="1.0013329742675">
                <text:p>1.0013329742675</text:p>
              </table:table-cell>
              <table:table-cell office:value-type="float" office:value="1.0076428184843">
                <text:p>1.00764281848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99790606946938">
                <text:p>0.99790606946938</text:p>
              </table:table-cell>
              <table:table-cell office:value-type="float" office:value="0.99788613578732">
                <text:p>0.99788613578732</text:p>
              </table:table-cell>
              <table:table-cell office:value-type="float" office:value="1.0014144135714">
                <text:p>1.0014144135714</text:p>
              </table:table-cell>
              <table:table-cell office:value-type="float" office:value="1.0069837034355">
                <text:p>1.0069837034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99811627918236">
                <text:p>0.99811627918236</text:p>
              </table:table-cell>
              <table:table-cell office:value-type="float" office:value="0.99765211289759">
                <text:p>0.99765211289759</text:p>
              </table:table-cell>
              <table:table-cell office:value-type="float" office:value="1.0014796489288">
                <text:p>1.0014796489288</text:p>
              </table:table-cell>
              <table:table-cell office:value-type="float" office:value="1.0063558012393">
                <text:p>1.0063558012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99831491488803">
                <text:p>0.99831491488803</text:p>
              </table:table-cell>
              <table:table-cell office:value-type="float" office:value="0.99745420273168">
                <text:p>0.99745420273168</text:p>
              </table:table-cell>
              <table:table-cell office:value-type="float" office:value="1.0015300080588">
                <text:p>1.0015300080588</text:p>
              </table:table-cell>
              <table:table-cell office:value-type="float" office:value="1.0057592466504">
                <text:p>1.0057592466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99850211708334">
                <text:p>0.99850211708334</text:p>
              </table:table-cell>
              <table:table-cell office:value-type="float" office:value="0.99728972135214">
                <text:p>0.99728972135214</text:p>
              </table:table-cell>
              <table:table-cell office:value-type="float" office:value="1.0015667629545">
                <text:p>1.0015667629545</text:p>
              </table:table-cell>
              <table:table-cell office:value-type="float" office:value="1.0051939836734">
                <text:p>1.0051939836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99867807159606">
                <text:p>0.99867807159606</text:p>
              </table:table-cell>
              <table:table-cell office:value-type="float" office:value="0.9971560918862">
                <text:p>0.9971560918862</text:p>
              </table:table-cell>
              <table:table-cell office:value-type="float" office:value="1.0015911284964">
                <text:p>1.0015911284964</text:p>
              </table:table-cell>
              <table:table-cell office:value-type="float" office:value="1.004659791855">
                <text:p>1.0046597918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99884300407178">
                <text:p>0.99884300407178</text:p>
              </table:table-cell>
              <table:table-cell office:value-type="float" office:value="0.99705084592538">
                <text:p>0.99705084592538</text:p>
              </table:table-cell>
              <table:table-cell office:value-type="float" office:value="1.0016042615497">
                <text:p>1.0016042615497</text:p>
              </table:table-cell>
              <table:table-cell office:value-type="float" office:value="1.0041563041516">
                <text:p>1.0041563041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99899717479801">
                <text:p>0.99899717479801</text:p>
              </table:table-cell>
              <table:table-cell office:value-type="float" office:value="0.99697162432282">
                <text:p>0.99697162432282</text:p>
              </table:table-cell>
              <table:table-cell office:value-type="float" office:value="1.0016072604993">
                <text:p>1.0016072604993</text:p>
              </table:table-cell>
              <table:table-cell office:value-type="float" office:value="1.0036830242937">
                <text:p>1.00368302429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99914087386017">
                <text:p>0.99914087386017</text:p>
              </table:table-cell>
              <table:table-cell office:value-type="float" office:value="0.99691617744278">
                <text:p>0.99691617744278</text:p>
              </table:table-cell>
              <table:table-cell office:value-type="float" office:value="1.0016011651772">
                <text:p>1.0016011651772</text:p>
              </table:table-cell>
              <table:table-cell office:value-type="float" office:value="1.0032393440065">
                <text:p>1.0032393440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99927441662269">
                <text:p>0.99927441662269</text:p>
              </table:table-cell>
              <table:table-cell office:value-type="float" office:value="0.99688236491282">
                <text:p>0.99688236491282</text:p>
              </table:table-cell>
              <table:table-cell office:value-type="float" office:value="1.0015869571414">
                <text:p>1.0015869571414</text:p>
              </table:table-cell>
              <table:table-cell office:value-type="float" office:value="1.0028245586801">
                <text:p>1.0028245586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99939813952761">
                <text:p>0.99939813952761</text:p>
              </table:table-cell>
              <table:table-cell office:value-type="float" office:value="0.99686815492557">
                <text:p>0.99686815492557</text:p>
              </table:table-cell>
              <table:table-cell office:value-type="float" office:value="1.0015655602653">
                <text:p>1.0015655602653</text:p>
              </table:table-cell>
              <table:table-cell office:value-type="float" office:value="1.0024378814394">
                <text:p>1.0024378814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9995123962018">
                <text:p>0.9995123962018</text:p>
              </table:table-cell>
              <table:table-cell office:value-type="float" office:value="0.99687162313423">
                <text:p>0.99687162313423</text:p>
              </table:table-cell>
              <table:table-cell office:value-type="float" office:value="1.0015378416006">
                <text:p>1.0015378416006</text:p>
              </table:table-cell>
              <table:table-cell office:value-type="float" office:value="1.002078455925">
                <text:p>1.0020784559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99961755386337">
                <text:p>0.99961755386337</text:p>
              </table:table-cell>
              <table:table-cell office:value-type="float" office:value="0.99689095118262">
                <text:p>0.99689095118262</text:p>
              </table:table-cell>
              <table:table-cell office:value-type="float" office:value="1.0015046124791">
                <text:p>1.0015046124791</text:p>
              </table:table-cell>
              <table:table-cell office:value-type="float" office:value="1.0017453688831">
                <text:p>1.0017453688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99971399001692">
                <text:p>0.99971399001692</text:p>
              </table:table-cell>
              <table:table-cell office:value-type="float" office:value="0.99692442490852">
                <text:p>0.99692442490852</text:p>
              </table:table-cell>
              <table:table-cell office:value-type="float" office:value="1.0014666298189">
                <text:p>1.0014666298189</text:p>
              </table:table-cell>
              <table:table-cell office:value-type="float" office:value="1.0014376615065">
                <text:p>1.00143766150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99980208942677">
                <text:p>0.99980208942677</text:p>
              </table:table-cell>
              <table:table-cell office:value-type="float" office:value="0.99697043225639">
                <text:p>0.99697043225639</text:p>
              </table:table-cell>
              <table:table-cell office:value-type="float" office:value="1.0014245976075">
                <text:p>1.0014245976075</text:p>
              </table:table-cell>
              <table:table-cell office:value-type="float" office:value="1.0011543391493">
                <text:p>1.00115433914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99988224135679">
                <text:p>0.99988224135679</text:p>
              </table:table-cell>
              <table:table-cell office:value-type="float" office:value="0.99702746093358">
                <text:p>0.99702746093358</text:p>
              </table:table-cell>
              <table:table-cell office:value-type="float" office:value="1.0013791685302">
                <text:p>1.0013791685302</text:p>
              </table:table-cell>
              <table:table-cell office:value-type="float" office:value="1.0008943804805">
                <text:p>1.00089438048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99995483706516">
                <text:p>0.99995483706516</text:p>
              </table:table-cell>
              <table:table-cell office:value-type="float" office:value="0.997094095842">
                <text:p>0.997094095842</text:p>
              </table:table-cell>
              <table:table-cell office:value-type="float" office:value="1.0013309457289">
                <text:p>1.0013309457289</text:p>
              </table:table-cell>
              <table:table-cell office:value-type="float" office:value="1.0006567457818">
                <text:p>1.0006567457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.0000202675419">
                <text:p>1.0000202675419</text:p>
              </table:table-cell>
              <table:table-cell office:value-type="float" office:value="0.99716901631547">
                <text:p>0.99716901631547</text:p>
              </table:table-cell>
              <table:table-cell office:value-type="float" office:value="1.0012804838214">
                <text:p>1.0012804838214</text:p>
              </table:table-cell>
              <table:table-cell office:value-type="float" office:value="1.0004403844439">
                <text:p>1.00044038444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.0000789214774">
                <text:p>1.0000789214774</text:p>
              </table:table-cell>
              <table:table-cell office:value-type="float" office:value="0.99725099319097">
                <text:p>0.99725099319097</text:p>
              </table:table-cell>
              <table:table-cell office:value-type="float" office:value="1.0012282926075">
                <text:p>1.0012282926075</text:p>
              </table:table-cell>
              <table:table-cell office:value-type="float" office:value="1.0002442417132">
                <text:p>1.0002442417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.0001311834488">
                <text:p>1.0001311834488</text:p>
              </table:table-cell>
              <table:table-cell office:value-type="float" office:value="0.99733888574066">
                <text:p>0.99733888574066</text:p>
              </table:table-cell>
              <table:table-cell office:value-type="float" office:value="1.0011748380632">
                <text:p>1.0011748380632</text:p>
              </table:table-cell>
              <table:table-cell office:value-type="float" office:value="1.0000672647364">
                <text:p>1.0000672647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.0001774323133">
                <text:p>1.0001774323133</text:p>
              </table:table-cell>
              <table:table-cell office:value-type="float" office:value="0.99743163848955">
                <text:p>0.99743163848955</text:p>
              </table:table-cell>
              <table:table-cell office:value-type="float" office:value="1.0011205443745">
                <text:p>1.0011205443745</text:p>
              </table:table-cell>
              <table:table-cell office:value-type="float" office:value="0.99990840795053">
                <text:p>0.99990840795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.000218039795">
                <text:p>1.000218039795</text:p>
              </table:table-cell>
              <table:table-cell office:value-type="float" office:value="0.99752827794229">
                <text:p>0.99752827794229</text:p>
              </table:table-cell>
              <table:table-cell office:value-type="float" office:value="1.001065795976">
                <text:p>1.001065795976</text:p>
              </table:table-cell>
              <table:table-cell office:value-type="float" office:value="0.99976663786274">
                <text:p>0.99976663786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.0002533692537">
                <text:p>1.0002533692537</text:p>
              </table:table-cell>
              <table:table-cell office:value-type="float" office:value="0.99762790924113">
                <text:p>0.99762790924113</text:p>
              </table:table-cell>
              <table:table-cell office:value-type="float" office:value="1.0010109395948">
                <text:p>1.0010109395948</text:p>
              </table:table-cell>
              <table:table-cell office:value-type="float" office:value="0.99964093726196">
                <text:p>0.99964093726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.0002837746244">
                <text:p>1.0002837746244</text:p>
              </table:table-cell>
              <table:table-cell office:value-type="float" office:value="0.99772971277536">
                <text:p>0.99772971277536</text:p>
              </table:table-cell>
              <table:table-cell office:value-type="float" office:value="1.0009562862938">
                <text:p>1.0009562862938</text:p>
              </table:table-cell>
              <table:table-cell office:value-type="float" office:value="0.99953030890224">
                <text:p>0.99953030890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1.0003095995144">
                <text:p>1.0003095995144</text:p>
              </table:table-cell>
              <table:table-cell office:value-type="float" office:value="0.99783294076147">
                <text:p>0.99783294076147</text:p>
              </table:table-cell>
              <table:table-cell office:value-type="float" office:value="1.0009021134989">
                <text:p>1.0009021134989</text:p>
              </table:table-cell>
              <table:table-cell office:value-type="float" office:value="0.9994337786964">
                <text:p>0.99943377869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.0003311764481">
                <text:p>1.0003311764481</text:p>
              </table:table-cell>
              <table:table-cell office:value-type="float" office:value="0.99793691381142">
                <text:p>0.99793691381142</text:p>
              </table:table-cell>
              <table:table-cell office:value-type="float" office:value="1.0008486670005">
                <text:p>1.0008486670005</text:p>
              </table:table-cell>
              <table:table-cell office:value-type="float" office:value="0.99935039845569">
                <text:p>0.999350398455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1.0003488262486">
                <text:p>1.0003488262486</text:p>
              </table:table-cell>
              <table:table-cell office:value-type="float" office:value="0.99804101750542">
                <text:p>0.99804101750542</text:p>
              </table:table-cell>
              <table:table-cell office:value-type="float" office:value="1.000796162937">
                <text:p>1.000796162937</text:p>
              </table:table-cell>
              <table:table-cell office:value-type="float" office:value="0.99927924820011">
                <text:p>0.999279248200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1.0003628575435">
                <text:p>1.0003628575435</text:p>
              </table:table-cell>
              <table:table-cell office:value-type="float" office:value="0.99814469898421">
                <text:p>0.99814469898421</text:p>
              </table:table-cell>
              <table:table-cell office:value-type="float" office:value="1.0007447897042">
                <text:p>1.0007447897042</text:p>
              </table:table-cell>
              <table:table-cell office:value-type="float" office:value="0.99921943811423">
                <text:p>0.999219438114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1.0003735663875">
                <text:p>1.0003735663875</text:p>
              </table:table-cell>
              <table:table-cell office:value-type="float" office:value="0.9982474635743">
                <text:p>0.9982474635743</text:p>
              </table:table-cell>
              <table:table-cell office:value-type="float" office:value="1.0006947097896">
                <text:p>1.0006947097896</text:p>
              </table:table-cell>
              <table:table-cell office:value-type="float" office:value="0.99917011011024">
                <text:p>0.99917011011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1.0003812359898">
                <text:p>1.0003812359898</text:p>
              </table:table-cell>
              <table:table-cell office:value-type="float" office:value="0.99834887145872">
                <text:p>0.99834887145872</text:p>
              </table:table-cell>
              <table:table-cell office:value-type="float" office:value="1.000646061629">
                <text:p>1.000646061629</text:p>
              </table:table-cell>
              <table:table-cell office:value-type="float" office:value="0.99913043907894">
                <text:p>0.99913043907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1.000386136538">
                <text:p>1.000386136538</text:p>
              </table:table-cell>
              <table:table-cell office:value-type="float" office:value="0.99844853440437">
                <text:p>0.99844853440437</text:p>
              </table:table-cell>
              <table:table-cell office:value-type="float" office:value="1.000598961367">
                <text:p>1.000598961367</text:p>
              </table:table-cell>
              <table:table-cell office:value-type="float" office:value="0.99909963384011">
                <text:p>0.99909963384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1.0003885251089">
                <text:p>1.0003885251089</text:p>
              </table:table-cell>
              <table:table-cell office:value-type="float" office:value="0.99854611255597">
                <text:p>0.99854611255597</text:p>
              </table:table-cell>
              <table:table-cell office:value-type="float" office:value="1.0005535045565">
                <text:p>1.0005535045565</text:p>
              </table:table-cell>
              <table:table-cell office:value-type="float" office:value="0.99907693781951">
                <text:p>0.99907693781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1.0003886456583">
                <text:p>1.0003886456583</text:p>
              </table:table-cell>
              <table:table-cell office:value-type="float" office:value="0.99864131130542">
                <text:p>0.99864131130542</text:p>
              </table:table-cell>
              <table:table-cell office:value-type="float" office:value="1.0005097677913">
                <text:p>1.0005097677913</text:p>
              </table:table-cell>
              <table:table-cell office:value-type="float" office:value="0.99906162947718">
                <text:p>0.99906162947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1.0003867290816">
                <text:p>1.0003867290816</text:p>
              </table:table-cell>
              <table:table-cell office:value-type="float" office:value="0.99873387824446">
                <text:p>0.99873387824446</text:p>
              </table:table-cell>
              <table:table-cell office:value-type="float" office:value="1.0004678102721">
                <text:p>1.0004678102721</text:p>
              </table:table-cell>
              <table:table-cell office:value-type="float" office:value="0.99905302251024">
                <text:p>0.99905302251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.0003829933369">
                <text:p>1.0003829933369</text:p>
              </table:table-cell>
              <table:table-cell office:value-type="float" office:value="0.99882360020721">
                <text:p>0.99882360020721</text:p>
              </table:table-cell>
              <table:table-cell office:value-type="float" office:value="1.0004276753035">
                <text:p>1.0004276753035</text:p>
              </table:table-cell>
              <table:table-cell office:value-type="float" office:value="0.99905046585211">
                <text:p>0.999050465852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.0003776436244">
                <text:p>1.0003776436244</text:p>
              </table:table-cell>
              <table:table-cell office:value-type="float" office:value="0.99891030040835">
                <text:p>0.99891030040835</text:p>
              </table:table-cell>
              <table:table-cell office:value-type="float" office:value="1.0003893916787">
                <text:p>1.0003893916787</text:p>
              </table:table-cell>
              <table:table-cell office:value-type="float" office:value="0.99905334433868">
                <text:p>0.999053344338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.0003708726147">
                <text:p>1.0003708726147</text:p>
              </table:table-cell>
              <table:table-cell office:value-type="float" office:value="0.99899383568178">
                <text:p>0.99899383568178</text:p>
              </table:table-cell>
              <table:table-cell office:value-type="float" office:value="1.0003529747233">
                <text:p>1.0003529747233</text:p>
              </table:table-cell>
              <table:table-cell office:value-type="float" office:value="0.99906107652515">
                <text:p>0.99906107652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.0003628607204">
                <text:p>1.0003628607204</text:p>
              </table:table-cell>
              <table:table-cell office:value-type="float" office:value="0.99907409382362">
                <text:p>0.99907409382362</text:p>
              </table:table-cell>
              <table:table-cell office:value-type="float" office:value="1.0003184284791">
                <text:p>1.0003184284791</text:p>
              </table:table-cell>
              <table:table-cell office:value-type="float" office:value="0.99907311519064">
                <text:p>0.99907311519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.0003537764037">
                <text:p>1.0003537764037</text:p>
              </table:table-cell>
              <table:table-cell office:value-type="float" office:value="0.99915099104254">
                <text:p>0.99915099104254</text:p>
              </table:table-cell>
              <table:table-cell office:value-type="float" office:value="1.0002857463926">
                <text:p>1.0002857463926</text:p>
              </table:table-cell>
              <table:table-cell office:value-type="float" office:value="0.99908894671773">
                <text:p>0.99908894671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.0003437765166">
                <text:p>1.0003437765166</text:p>
              </table:table-cell>
              <table:table-cell office:value-type="float" office:value="0.99922446951975">
                <text:p>0.99922446951975</text:p>
              </table:table-cell>
              <table:table-cell office:value-type="float" office:value="1.0002549126481">
                <text:p>1.0002549126481</text:p>
              </table:table-cell>
              <table:table-cell office:value-type="float" office:value="0.99910809036002">
                <text:p>0.99910809036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.0003330066667">
                <text:p>1.0003330066667</text:p>
              </table:table-cell>
              <table:table-cell office:value-type="float" office:value="0.99929449508013">
                <text:p>0.99929449508013</text:p>
              </table:table-cell>
              <table:table-cell office:value-type="float" office:value="1.0002259026551">
                <text:p>1.0002259026551</text:p>
              </table:table-cell>
              <table:table-cell office:value-type="float" office:value="0.99913009741252">
                <text:p>0.99913009741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.0003216016048">
                <text:p>1.0003216016048</text:p>
              </table:table-cell>
              <table:table-cell office:value-type="float" office:value="0.99936105497543">
                <text:p>0.99936105497543</text:p>
              </table:table-cell>
              <table:table-cell office:value-type="float" office:value="1.0001986846347">
                <text:p>1.0001986846347</text:p>
              </table:table-cell>
              <table:table-cell office:value-type="float" office:value="0.99915455029904">
                <text:p>0.999154550299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.0003096856305">
                <text:p>1.0003096856305</text:p>
              </table:table-cell>
              <table:table-cell office:value-type="float" office:value="0.99942415577955">
                <text:p>0.99942415577955</text:p>
              </table:table-cell>
              <table:table-cell office:value-type="float" office:value="1.0001732201169">
                <text:p>1.0001732201169</text:p>
              </table:table-cell>
              <table:table-cell office:value-type="float" office:value="0.99918106158941">
                <text:p>0.99918106158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1.0002973730107">
                <text:p>1.0002973730107</text:p>
              </table:table-cell>
              <table:table-cell office:value-type="float" office:value="0.99948382139588">
                <text:p>0.99948382139588</text:p>
              </table:table-cell>
              <table:table-cell office:value-type="float" office:value="1.0001494652169">
                <text:p>1.0001494652169</text:p>
              </table:table-cell>
              <table:table-cell office:value-type="float" office:value="0.99920927295876">
                <text:p>0.99920927295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1.0002847684081">
                <text:p>1.0002847684081</text:p>
              </table:table-cell>
              <table:table-cell office:value-type="float" office:value="0.99954009117538">
                <text:p>0.99954009117538</text:p>
              </table:table-cell>
              <table:table-cell office:value-type="float" office:value="1.0001273712408">
                <text:p>1.0001273712408</text:p>
              </table:table-cell>
              <table:table-cell office:value-type="float" office:value="0.99923885409983">
                <text:p>0.999238854099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.0002719673161">
                <text:p>1.0002719673161</text:p>
              </table:table-cell>
              <table:table-cell office:value-type="float" office:value="0.99959301814455">
                <text:p>0.99959301814455</text:p>
              </table:table-cell>
              <table:table-cell office:value-type="float" office:value="1.0001068855598">
                <text:p>1.0001068855598</text:p>
              </table:table-cell>
              <table:table-cell office:value-type="float" office:value="0.99926950159887">
                <text:p>0.999269501598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.0002590564976">
                <text:p>1.0002590564976</text:p>
              </table:table-cell>
              <table:table-cell office:value-type="float" office:value="0.99964266734102">
                <text:p>0.99964266734102</text:p>
              </table:table-cell>
              <table:table-cell office:value-type="float" office:value="1.0000879522706">
                <text:p>1.0000879522706</text:p>
              </table:table-cell>
              <table:table-cell office:value-type="float" office:value="0.99930093779196">
                <text:p>0.99930093779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.0002461144244">
                <text:p>1.0002461144244</text:p>
              </table:table-cell>
              <table:table-cell office:value-type="float" office:value="0.99968911425493">
                <text:p>0.99968911425493</text:p>
              </table:table-cell>
              <table:table-cell office:value-type="float" office:value="1.0000705122624">
                <text:p>1.0000705122624</text:p>
              </table:table-cell>
              <table:table-cell office:value-type="float" office:value="0.99933290957913">
                <text:p>0.999332909579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.0002332117151">
                <text:p>1.0002332117151</text:p>
              </table:table-cell>
              <table:table-cell office:value-type="float" office:value="0.99973244337355">
                <text:p>0.99973244337355</text:p>
              </table:table-cell>
              <table:table-cell office:value-type="float" office:value="1.0000545049692">
                <text:p>1.0000545049692</text:p>
              </table:table-cell>
              <table:table-cell office:value-type="float" office:value="0.9993651872316">
                <text:p>0.9993651872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.0002204115693">
                <text:p>1.0002204115693</text:p>
              </table:table-cell>
              <table:table-cell office:value-type="float" office:value="0.99977274682624">
                <text:p>0.99977274682624</text:p>
              </table:table-cell>
              <table:table-cell office:value-type="float" office:value="1.0000398683331">
                <text:p>1.0000398683331</text:p>
              </table:table-cell>
              <table:table-cell office:value-type="float" office:value="0.9993975632248">
                <text:p>0.99939756322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.0002077701963">
                <text:p>1.0002077701963</text:p>
              </table:table-cell>
              <table:table-cell office:value-type="float" office:value="0.99981012312685">
                <text:p>0.99981012312685</text:p>
              </table:table-cell>
              <table:table-cell office:value-type="float" office:value="1.0000265392973">
                <text:p>1.0000265392973</text:p>
              </table:table-cell>
              <table:table-cell office:value-type="float" office:value="0.99942985109833">
                <text:p>0.999429851098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.0001953372361">
                <text:p>1.0001953372361</text:p>
              </table:table-cell>
              <table:table-cell office:value-type="float" office:value="0.99984467601031">
                <text:p>0.99984467601031</text:p>
              </table:table-cell>
              <table:table-cell office:value-type="float" office:value="1.0000144542541">
                <text:p>1.0000144542541</text:p>
              </table:table-cell>
              <table:table-cell office:value-type="float" office:value="0.99946188424831">
                <text:p>0.999461884248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.0001831561725">
                <text:p>1.0001831561725</text:p>
              </table:table-cell>
              <table:table-cell office:value-type="float" office:value="0.99987651335991">
                <text:p>0.99987651335991</text:p>
              </table:table-cell>
              <table:table-cell office:value-type="float" office:value="1.000003549448">
                <text:p>1.000003549448</text:p>
              </table:table-cell>
              <table:table-cell office:value-type="float" office:value="0.99949351477053">
                <text:p>0.999493514770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.0001712647349">
                <text:p>1.0001712647349</text:p>
              </table:table-cell>
              <table:table-cell office:value-type="float" office:value="0.99990574622192">
                <text:p>0.99990574622192</text:p>
              </table:table-cell>
              <table:table-cell office:value-type="float" office:value="0.99999376133833">
                <text:p>0.99999376133833</text:p>
              </table:table-cell>
              <table:table-cell office:value-type="float" office:value="0.99952461232247">
                <text:p>0.999524612322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.0001596952902">
                <text:p>1.0001596952902</text:p>
              </table:table-cell>
              <table:table-cell office:value-type="float" office:value="0.99993248790366">
                <text:p>0.99993248790366</text:p>
              </table:table-cell>
              <table:table-cell office:value-type="float" office:value="0.99998502692281">
                <text:p>0.99998502692281</text:p>
              </table:table-cell>
              <table:table-cell office:value-type="float" office:value="0.99955506300845">
                <text:p>0.999555063008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1.0001484752217">
                <text:p>1.0001484752217</text:p>
              </table:table-cell>
              <table:table-cell office:value-type="float" office:value="0.99995685315154">
                <text:p>0.99995685315154</text:p>
              </table:table-cell>
              <table:table-cell office:value-type="float" office:value="0.99997728402402">
                <text:p>0.99997728402402</text:p>
              </table:table-cell>
              <table:table-cell office:value-type="float" office:value="0.99958476829111">
                <text:p>0.999584768291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1.0001376272962">
                <text:p>1.0001376272962</text:p>
              </table:table-cell>
              <table:table-cell office:value-type="float" office:value="0.99997895740506">
                <text:p>0.99997895740506</text:p>
              </table:table-cell>
              <table:table-cell office:value-type="float" office:value="0.99997047154198">
                <text:p>0.99997047154198</text:p>
              </table:table-cell>
              <table:table-cell office:value-type="float" office:value="0.99961364393275">
                <text:p>0.999613643932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1.0001271700163">
                <text:p>1.0001271700163</text:p>
              </table:table-cell>
              <table:table-cell office:value-type="float" office:value="0.99999891612322">
                <text:p>0.99999891612322</text:p>
              </table:table-cell>
              <table:table-cell office:value-type="float" office:value="0.99996452967434">
                <text:p>0.99996452967434</text:p>
              </table:table-cell>
              <table:table-cell office:value-type="float" office:value="0.9996416189687">
                <text:p>0.99964161896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1.0001171179605">
                <text:p>1.0001171179605</text:p>
              </table:table-cell>
              <table:table-cell office:value-type="float" office:value="1.0000168441793">
                <text:p>1.0000168441793</text:p>
              </table:table-cell>
              <table:table-cell office:value-type="float" office:value="0.99995940010665">
                <text:p>0.99995940010665</text:p>
              </table:table-cell>
              <table:table-cell office:value-type="float" office:value="0.99966863471515">
                <text:p>0.999668634715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1.0001074821077">
                <text:p>1.0001074821077</text:p>
              </table:table-cell>
              <table:table-cell office:value-type="float" office:value="1.0000328553207">
                <text:p>1.0000328553207</text:p>
              </table:table-cell>
              <table:table-cell office:value-type="float" office:value="0.99995502616561">
                <text:p>0.99995502616561</text:p>
              </table:table-cell>
              <table:table-cell office:value-type="float" office:value="0.99969464381323">
                <text:p>0.99969464381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1.0000982701479">
                <text:p>1.0000982701479</text:p>
              </table:table-cell>
              <table:table-cell office:value-type="float" office:value="1.0000470616889">
                <text:p>1.0000470616889</text:p>
              </table:table-cell>
              <table:table-cell office:value-type="float" office:value="0.9999513529712">
                <text:p>0.9999513529712</text:p>
              </table:table-cell>
              <table:table-cell office:value-type="float" office:value="0.99971960929278">
                <text:p>0.999719609292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1.0000894867781">
                <text:p>1.0000894867781</text:p>
              </table:table-cell>
              <table:table-cell office:value-type="float" office:value="1.0000595733979">
                <text:p>1.0000595733979</text:p>
              </table:table-cell>
              <table:table-cell office:value-type="float" office:value="0.99994832754764">
                <text:p>0.99994832754764</text:p>
              </table:table-cell>
              <table:table-cell office:value-type="float" office:value="0.99974350423055">
                <text:p>0.99974350423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1.0000811339838">
                <text:p>1.0000811339838</text:p>
              </table:table-cell>
              <table:table-cell office:value-type="float" office:value="1.0000704981657">
                <text:p>1.0000704981657</text:p>
              </table:table-cell>
              <table:table-cell office:value-type="float" office:value="0.99994589890863">
                <text:p>0.99994589890863</text:p>
              </table:table-cell>
              <table:table-cell office:value-type="float" office:value="0.99976630974721">
                <text:p>0.999766309747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1.0000732113054">
                <text:p>1.0000732113054</text:p>
              </table:table-cell>
              <table:table-cell office:value-type="float" office:value="1.0000799409954">
                <text:p>1.0000799409954</text:p>
              </table:table-cell>
              <table:table-cell office:value-type="float" office:value="0.99994401812765">
                <text:p>0.99994401812765</text:p>
              </table:table-cell>
              <table:table-cell office:value-type="float" office:value="0.99978801486658">
                <text:p>0.999788014866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1.0000657160902">
                <text:p>1.0000657160902</text:p>
              </table:table-cell>
              <table:table-cell office:value-type="float" office:value="1.0000880039045">
                <text:p>1.0000880039045</text:p>
              </table:table-cell>
              <table:table-cell office:value-type="float" office:value="0.99994263838959">
                <text:p>0.99994263838959</text:p>
              </table:table-cell>
              <table:table-cell office:value-type="float" office:value="0.99980861588117">
                <text:p>0.99980861588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1.0000586437309">
                <text:p>1.0000586437309</text:p>
              </table:table-cell>
              <table:table-cell office:value-type="float" office:value="1.0000947856958">
                <text:p>1.0000947856958</text:p>
              </table:table-cell>
              <table:table-cell office:value-type="float" office:value="0.99994171555173">
                <text:p>0.99994171555173</text:p>
              </table:table-cell>
              <table:table-cell office:value-type="float" office:value="0.99982811531297">
                <text:p>0.999828115312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1.0000519878883">
                <text:p>1.0000519878883</text:p>
              </table:table-cell>
              <table:table-cell office:value-type="float" office:value="1.00010038177">
                <text:p>1.00010038177</text:p>
              </table:table-cell>
              <table:table-cell office:value-type="float" office:value="0.99994120702932">
                <text:p>0.99994120702932</text:p>
              </table:table-cell>
              <table:table-cell office:value-type="float" office:value="0.99984652111567">
                <text:p>0.999846521115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1.0000457407019">
                <text:p>1.0000457407019</text:p>
              </table:table-cell>
              <table:table-cell office:value-type="float" office:value="1.0001048839743">
                <text:p>1.0001048839743</text:p>
              </table:table-cell>
              <table:table-cell office:value-type="float" office:value="0.99994107241596">
                <text:p>0.99994107241596</text:p>
              </table:table-cell>
              <table:table-cell office:value-type="float" office:value="0.99986384721565">
                <text:p>0.999863847215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1.0000398929859">
                <text:p>1.0000398929859</text:p>
              </table:table-cell>
              <table:table-cell office:value-type="float" office:value="1.0001083804857">
                <text:p>1.0001083804857</text:p>
              </table:table-cell>
              <table:table-cell office:value-type="float" office:value="0.99994127347688">
                <text:p>0.99994127347688</text:p>
              </table:table-cell>
              <table:table-cell office:value-type="float" office:value="0.9998801111822">
                <text:p>0.99988011118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1.0000344344123">
                <text:p>1.0000344344123</text:p>
              </table:table-cell>
              <table:table-cell office:value-type="float" office:value="1.0001109557249">
                <text:p>1.0001109557249</text:p>
              </table:table-cell>
              <table:table-cell office:value-type="float" office:value="0.99994177413105">
                <text:p>0.99994177413105</text:p>
              </table:table-cell>
              <table:table-cell office:value-type="float" office:value="0.99989533483254">
                <text:p>0.999895334832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1.0000293536814">
                <text:p>1.0000293536814</text:p>
              </table:table-cell>
              <table:table-cell office:value-type="float" office:value="1.0001126902991">
                <text:p>1.0001126902991</text:p>
              </table:table-cell>
              <table:table-cell office:value-type="float" office:value="0.99994254042343">
                <text:p>0.99994254042343</text:p>
              </table:table-cell>
              <table:table-cell office:value-type="float" office:value="0.99990954335353">
                <text:p>0.999909543353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1.00002463868">
                <text:p>1.00002463868</text:p>
              </table:table-cell>
              <table:table-cell office:value-type="float" office:value="1.0001136609705">
                <text:p>1.0001136609705</text:p>
              </table:table-cell>
              <table:table-cell office:value-type="float" office:value="0.99994354048843">
                <text:p>0.99994354048843</text:p>
              </table:table-cell>
              <table:table-cell office:value-type="float" office:value="0.99992276512573">
                <text:p>0.999922765125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1.0000202766271">
                <text:p>1.0000202766271</text:p>
              </table:table-cell>
              <table:table-cell office:value-type="float" office:value="1.0001139406481">
                <text:p>1.0001139406481</text:p>
              </table:table-cell>
              <table:table-cell office:value-type="float" office:value="0.9999447445059">
                <text:p>0.9999447445059</text:p>
              </table:table-cell>
              <table:table-cell office:value-type="float" office:value="0.99993503076756">
                <text:p>0.999935030767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1.0000162542089">
                <text:p>1.0000162542089</text:p>
              </table:table-cell>
              <table:table-cell office:value-type="float" office:value="1.0001135984006">
                <text:p>1.0001135984006</text:p>
              </table:table-cell>
              <table:table-cell office:value-type="float" office:value="0.99994612465049">
                <text:p>0.99994612465049</text:p>
              </table:table-cell>
              <table:table-cell office:value-type="float" office:value="0.99994637292944">
                <text:p>0.999946372929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1.0000125577025">
                <text:p>1.0000125577025</text:p>
              </table:table-cell>
              <table:table-cell office:value-type="float" office:value="1.0001126994878">
                <text:p>1.0001126994878</text:p>
              </table:table-cell>
              <table:table-cell office:value-type="float" office:value="0.99994765503547">
                <text:p>0.99994765503547</text:p>
              </table:table-cell>
              <table:table-cell office:value-type="float" office:value="0.9999568259039">
                <text:p>0.99995682590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1.000009173089">
                <text:p>1.000009173089</text:p>
              </table:table-cell>
              <table:table-cell office:value-type="float" office:value="1.0001113054096">
                <text:p>1.0001113054096</text:p>
              </table:table-cell>
              <table:table-cell office:value-type="float" office:value="0.99994931165184">
                <text:p>0.99994931165184</text:p>
              </table:table-cell>
              <table:table-cell office:value-type="float" office:value="0.9999664252672">
                <text:p>0.99996642526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.0000060861569">
                <text:p>1.0000060861569</text:p>
              </table:table-cell>
              <table:table-cell office:value-type="float" office:value="1.0001094739681">
                <text:p>1.0001094739681</text:p>
              </table:table-cell>
              <table:table-cell office:value-type="float" office:value="0.99995107230356">
                <text:p>0.99995107230356</text:p>
              </table:table-cell>
              <table:table-cell office:value-type="float" office:value="0.99997520755131">
                <text:p>0.999975207551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.0000032825952">
                <text:p>1.0000032825952</text:p>
              </table:table-cell>
              <table:table-cell office:value-type="float" office:value="1.0001072593444">
                <text:p>1.0001072593444</text:p>
              </table:table-cell>
              <table:table-cell office:value-type="float" office:value="0.99995291653973">
                <text:p>0.99995291653973</text:p>
              </table:table-cell>
              <table:table-cell office:value-type="float" office:value="0.99998320997696">
                <text:p>0.999983209976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.0000007480787">
                <text:p>1.0000007480787</text:p>
              </table:table-cell>
              <table:table-cell office:value-type="float" office:value="1.0001047121853">
                <text:p>1.0001047121853</text:p>
              </table:table-cell>
              <table:table-cell office:value-type="float" office:value="0.99995482558427">
                <text:p>0.99995482558427</text:p>
              </table:table-cell>
              <table:table-cell office:value-type="float" office:value="0.99999047013537">
                <text:p>0.999990470135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99999846834364">
                <text:p>0.99999846834364</text:p>
              </table:table-cell>
              <table:table-cell office:value-type="float" office:value="1.0001018797002">
                <text:p>1.0001018797002</text:p>
              </table:table-cell>
              <table:table-cell office:value-type="float" office:value="0.99995678228179">
                <text:p>0.99995678228179</text:p>
              </table:table-cell>
              <table:table-cell office:value-type="float" office:value="0.99999702573468">
                <text:p>0.999997025734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99999642925563">
                <text:p>0.99999642925563</text:p>
              </table:table-cell>
              <table:table-cell office:value-type="float" office:value="1.0000988057658">
                <text:p>1.0000988057658</text:p>
              </table:table-cell>
              <table:table-cell office:value-type="float" office:value="0.99995877118287">
                <text:p>0.99995877118287</text:p>
              </table:table-cell>
              <table:table-cell office:value-type="float" office:value="1.0000029144018">
                <text:p>1.00000291440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99999461687024">
                <text:p>0.99999461687024</text:p>
              </table:table-cell>
              <table:table-cell office:value-type="float" office:value="1.0000955310376">
                <text:p>1.0000955310376</text:p>
              </table:table-cell>
              <table:table-cell office:value-type="float" office:value="0.99996077801482">
                <text:p>0.99996077801482</text:p>
              </table:table-cell>
              <table:table-cell office:value-type="float" office:value="1.0000081734852">
                <text:p>1.0000081734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99999301748599">
                <text:p>0.99999301748599</text:p>
              </table:table-cell>
              <table:table-cell office:value-type="float" office:value="1.000092093067">
                <text:p>1.000092093067</text:p>
              </table:table-cell>
              <table:table-cell office:value-type="float" office:value="0.99996278994081">
                <text:p>0.99996278994081</text:p>
              </table:table-cell>
              <table:table-cell office:value-type="float" office:value="1.0000128398798">
                <text:p>1.00001283987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99999161769099">
                <text:p>0.99999161769099</text:p>
              </table:table-cell>
              <table:table-cell office:value-type="float" office:value="1.0000885264224">
                <text:p>1.0000885264224</text:p>
              </table:table-cell>
              <table:table-cell office:value-type="float" office:value="0.99996479543458">
                <text:p>0.99996479543458</text:p>
              </table:table-cell>
              <table:table-cell office:value-type="float" office:value="1.000016949873">
                <text:p>1.0000169498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99999040440312">
                <text:p>0.99999040440312</text:p>
              </table:table-cell>
              <table:table-cell office:value-type="float" office:value="1.0000848628134">
                <text:p>1.0000848628134</text:p>
              </table:table-cell>
              <table:table-cell office:value-type="float" office:value="0.99996678420681">
                <text:p>0.99996678420681</text:p>
              </table:table-cell>
              <table:table-cell office:value-type="float" office:value="1.000020539009">
                <text:p>1.0000205390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99998936490447">
                <text:p>0.99998936490447</text:p>
              </table:table-cell>
              <table:table-cell office:value-type="float" office:value="1.0000811312178">
                <text:p>1.0000811312178</text:p>
              </table:table-cell>
              <table:table-cell office:value-type="float" office:value="0.99996874713237">
                <text:p>0.99996874713237</text:p>
              </table:table-cell>
              <table:table-cell office:value-type="float" office:value="1.0000236419525">
                <text:p>1.00002364195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9999884868704">
                <text:p>0.9999884868704</text:p>
              </table:table-cell>
              <table:table-cell office:value-type="float" office:value="1.0000773580092">
                <text:p>1.0000773580092</text:p>
              </table:table-cell>
              <table:table-cell office:value-type="float" office:value="0.99997067617882">
                <text:p>0.99997067617882</text:p>
              </table:table-cell>
              <table:table-cell office:value-type="float" office:value="1.0000262924561">
                <text:p>1.00002629245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99998775839352">
                <text:p>0.99998775839352</text:p>
              </table:table-cell>
              <table:table-cell office:value-type="float" office:value="1.0000735670857">
                <text:p>1.0000735670857</text:p>
              </table:table-cell>
              <table:table-cell office:value-type="float" office:value="0.99997256433634">
                <text:p>0.99997256433634</text:p>
              </table:table-cell>
              <table:table-cell office:value-type="float" office:value="1.0000285231789">
                <text:p>1.00002852317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99998716800309">
                <text:p>0.99998716800309</text:p>
              </table:table-cell>
              <table:table-cell office:value-type="float" office:value="1.0000697799979">
                <text:p>1.0000697799979</text:p>
              </table:table-cell>
              <table:table-cell office:value-type="float" office:value="0.99997440554948">
                <text:p>0.99997440554948</text:p>
              </table:table-cell>
              <table:table-cell office:value-type="float" office:value="1.0000303656929">
                <text:p>1.00003036569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99998670468015">
                <text:p>0.99998670468015</text:p>
              </table:table-cell>
              <table:table-cell office:value-type="float" office:value="1.0000660160764">
                <text:p>1.0000660160764</text:p>
              </table:table-cell>
              <table:table-cell office:value-type="float" office:value="0.9999761946507">
                <text:p>0.9999761946507</text:p>
              </table:table-cell>
              <table:table-cell office:value-type="float" office:value="1.0000318503997">
                <text:p>1.00003185039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99998635786881">
                <text:p>0.99998635786881</text:p>
              </table:table-cell>
              <table:table-cell office:value-type="float" office:value="1.000062292558">
                <text:p>1.000062292558</text:p>
              </table:table-cell>
              <table:table-cell office:value-type="float" office:value="0.99997792729603">
                <text:p>0.99997792729603</text:p>
              </table:table-cell>
              <table:table-cell office:value-type="float" office:value="1.0000330064863">
                <text:p>1.00003300648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99998611748388">
                <text:p>0.99998611748388</text:p>
              </table:table-cell>
              <table:table-cell office:value-type="float" office:value="1.0000586247093">
                <text:p>1.0000586247093</text:p>
              </table:table-cell>
              <table:table-cell office:value-type="float" office:value="0.99997959990301">
                <text:p>0.99997959990301</text:p>
              </table:table-cell>
              <table:table-cell office:value-type="float" office:value="1.0000338618918">
                <text:p>1.00003386189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99998597391536">
                <text:p>0.99998597391536</text:p>
              </table:table-cell>
              <table:table-cell office:value-type="float" office:value="1.0000550259485">
                <text:p>1.0000550259485</text:p>
              </table:table-cell>
              <table:table-cell office:value-type="float" office:value="0.999981209591">
                <text:p>0.999981209591</text:p>
              </table:table-cell>
              <table:table-cell office:value-type="float" office:value="1.0000344432853">
                <text:p>1.00003444328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99998591802998">
                <text:p>0.99998591802998</text:p>
              </table:table-cell>
              <table:table-cell office:value-type="float" office:value="1.0000515079642">
                <text:p>1.0000515079642</text:p>
              </table:table-cell>
              <table:table-cell office:value-type="float" office:value="0.99998275381673">
                <text:p>0.99998275381673</text:p>
              </table:table-cell>
              <table:table-cell office:value-type="float" office:value="1.0000347759943">
                <text:p>1.00003477599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99998594117006">
                <text:p>0.99998594117006</text:p>
              </table:table-cell>
              <table:table-cell office:value-type="float" office:value="1.0000480808312">
                <text:p>1.0000480808312</text:p>
              </table:table-cell>
              <table:table-cell office:value-type="float" office:value="0.99998423102744">
                <text:p>0.99998423102744</text:p>
              </table:table-cell>
              <table:table-cell office:value-type="float" office:value="1.0000348841253">
                <text:p>1.00003488412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99998603515005">
                <text:p>0.99998603515005</text:p>
              </table:table-cell>
              <table:table-cell office:value-type="float" office:value="1.0000447531227">
                <text:p>1.0000447531227</text:p>
              </table:table-cell>
              <table:table-cell office:value-type="float" office:value="0.99998564019358">
                <text:p>0.99998564019358</text:p>
              </table:table-cell>
              <table:table-cell office:value-type="float" office:value="1.0000347904982">
                <text:p>1.00003479049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99998619225097">
                <text:p>0.99998619225097</text:p>
              </table:table-cell>
              <table:table-cell office:value-type="float" office:value="1.0000415320189">
                <text:p>1.0000415320189</text:p>
              </table:table-cell>
              <table:table-cell office:value-type="float" office:value="0.99998698076003">
                <text:p>0.99998698076003</text:p>
              </table:table-cell>
              <table:table-cell office:value-type="float" office:value="1.000034516655">
                <text:p>1.0000345166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99998640521297">
                <text:p>0.99998640521297</text:p>
              </table:table-cell>
              <table:table-cell office:value-type="float" office:value="1.000038423412">
                <text:p>1.000038423412</text:p>
              </table:table-cell>
              <table:table-cell office:value-type="float" office:value="0.99998825259989">
                <text:p>0.99998825259989</text:p>
              </table:table-cell>
              <table:table-cell office:value-type="float" office:value="1.0000340828759">
                <text:p>1.00003408287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99998666722628">
                <text:p>0.99998666722628</text:p>
              </table:table-cell>
              <table:table-cell office:value-type="float" office:value="1.0000354320069">
                <text:p>1.0000354320069</text:p>
              </table:table-cell>
              <table:table-cell office:value-type="float" office:value="0.99998945597078">
                <text:p>0.99998945597078</text:p>
              </table:table-cell>
              <table:table-cell office:value-type="float" office:value="1.0000335082001">
                <text:p>1.0000335082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99998697192069">
                <text:p>0.99998697192069</text:p>
              </table:table-cell>
              <table:table-cell office:value-type="float" office:value="1.0000325614178">
                <text:p>1.0000325614178</text:p>
              </table:table-cell>
              <table:table-cell office:value-type="float" office:value="0.99999059147355">
                <text:p>0.99999059147355</text:p>
              </table:table-cell>
              <table:table-cell office:value-type="float" office:value="1.0000328104512">
                <text:p>1.00003281045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99998731335389">
                <text:p>0.99998731335389</text:p>
              </table:table-cell>
              <table:table-cell office:value-type="float" office:value="1.0000298142609">
                <text:p>1.0000298142609</text:p>
              </table:table-cell>
              <table:table-cell office:value-type="float" office:value="0.9999916600134">
                <text:p>0.9999916600134</text:p>
              </table:table-cell>
              <table:table-cell office:value-type="float" office:value="1.0000320062668">
                <text:p>1.00003200626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99998768599875">
                <text:p>0.99998768599875</text:p>
              </table:table-cell>
              <table:table-cell office:value-type="float" office:value="1.0000271922427">
                <text:p>1.0000271922427</text:p>
              </table:table-cell>
              <table:table-cell office:value-type="float" office:value="0.99999266276346">
                <text:p>0.99999266276346</text:p>
              </table:table-cell>
              <table:table-cell office:value-type="float" office:value="1.0000311111316">
                <text:p>1.00003111113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99998808472968">
                <text:p>0.99998808472968</text:p>
              </table:table-cell>
              <table:table-cell office:value-type="float" office:value="1.0000246962437">
                <text:p>1.0000246962437</text:p>
              </table:table-cell>
              <table:table-cell office:value-type="float" office:value="0.99999360113064">
                <text:p>0.99999360113064</text:p>
              </table:table-cell>
              <table:table-cell office:value-type="float" office:value="1.0000301394125">
                <text:p>1.0000301394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99998850480836">
                <text:p>0.99998850480836</text:p>
              </table:table-cell>
              <table:table-cell office:value-type="float" office:value="1.0000223263985">
                <text:p>1.0000223263985</text:p>
              </table:table-cell>
              <table:table-cell office:value-type="float" office:value="0.99999447672375">
                <text:p>0.99999447672375</text:p>
              </table:table-cell>
              <table:table-cell office:value-type="float" office:value="1.0000291043975">
                <text:p>1.00002910439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9999889418689">
                <text:p>0.9999889418689</text:p>
              </table:table-cell>
              <table:table-cell office:value-type="float" office:value="1.000020082171">
                <text:p>1.000020082171</text:p>
              </table:table-cell>
              <table:table-cell office:value-type="float" office:value="0.99999529132391">
                <text:p>0.99999529132391</text:p>
              </table:table-cell>
              <table:table-cell office:value-type="float" office:value="1.0000280183711">
                <text:p>1.00002801837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99998939190253">
                <text:p>0.99998939190253</text:p>
              </table:table-cell>
              <table:table-cell office:value-type="float" office:value="1.0000179624257">
                <text:p>1.0000179624257</text:p>
              </table:table-cell>
              <table:table-cell office:value-type="float" office:value="0.99999604685702">
                <text:p>0.99999604685702</text:p>
              </table:table-cell>
              <table:table-cell office:value-type="float" office:value="1.0000268925787">
                <text:p>1.00002689257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99998985124206">
                <text:p>0.99998985124206</text:p>
              </table:table-cell>
              <table:table-cell office:value-type="float" office:value="1.0000159654948">
                <text:p>1.0000159654948</text:p>
              </table:table-cell>
              <table:table-cell office:value-type="float" office:value="0.99999674536837">
                <text:p>0.99999674536837</text:p>
              </table:table-cell>
              <table:table-cell office:value-type="float" office:value="1.0000257371997">
                <text:p>1.0000257371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9999903165461">
                <text:p>0.9999903165461</text:p>
              </table:table-cell>
              <table:table-cell office:value-type="float" office:value="1.0000140892414">
                <text:p>1.0000140892414</text:p>
              </table:table-cell>
              <table:table-cell office:value-type="float" office:value="0.99999738899914">
                <text:p>0.99999738899914</text:p>
              </table:table-cell>
              <table:table-cell office:value-type="float" office:value="1.0000245616346">
                <text:p>1.00002456163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99999078478319">
                <text:p>0.99999078478319</text:p>
              </table:table-cell>
              <table:table-cell office:value-type="float" office:value="1.0000123311181">
                <text:p>1.0000123311181</text:p>
              </table:table-cell>
              <table:table-cell office:value-type="float" office:value="0.99999797996495">
                <text:p>0.99999797996495</text:p>
              </table:table-cell>
              <table:table-cell office:value-type="float" office:value="1.0000233744141">
                <text:p>1.00002337441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99999125321599">
                <text:p>0.99999125321599</text:p>
              </table:table-cell>
              <table:table-cell office:value-type="float" office:value="1.0000106882228">
                <text:p>1.0000106882228</text:p>
              </table:table-cell>
              <table:table-cell office:value-type="float" office:value="0.99999852053612">
                <text:p>0.99999852053612</text:p>
              </table:table-cell>
              <table:table-cell office:value-type="float" office:value="1.0000221832429">
                <text:p>1.00002218324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99999171938549">
                <text:p>0.99999171938549</text:p>
              </table:table-cell>
              <table:table-cell office:value-type="float" office:value="1.0000091573491">
                <text:p>1.0000091573491</text:p>
              </table:table-cell>
              <table:table-cell office:value-type="float" office:value="0.99999901301977">
                <text:p>0.99999901301977</text:p>
              </table:table-cell>
              <table:table-cell office:value-type="float" office:value="1.0000209950437">
                <text:p>1.00002099504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99999218109541">
                <text:p>0.99999218109541</text:p>
              </table:table-cell>
              <table:table-cell office:value-type="float" office:value="1.0000077350351">
                <text:p>1.0000077350351</text:p>
              </table:table-cell>
              <table:table-cell office:value-type="float" office:value="0.99999945974347">
                <text:p>0.99999945974347</text:p>
              </table:table-cell>
              <table:table-cell office:value-type="float" office:value="1.000019816001">
                <text:p>1.000019816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99999263639683">
                <text:p>0.99999263639683</text:p>
              </table:table-cell>
              <table:table-cell office:value-type="float" office:value="1.0000064176068">
                <text:p>1.0000064176068</text:p>
              </table:table-cell>
              <table:table-cell office:value-type="float" office:value="0.99999986304063">
                <text:p>0.99999986304063</text:p>
              </table:table-cell>
              <table:table-cell office:value-type="float" office:value="1.0000186516044">
                <text:p>1.00001865160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99999308357312">
                <text:p>0.99999308357312</text:p>
              </table:table-cell>
              <table:table-cell office:value-type="float" office:value="1.000005201219">
                <text:p>1.000005201219</text:p>
              </table:table-cell>
              <table:table-cell office:value-type="float" office:value="1.0000002252372">
                <text:p>1.0000002252372</text:p>
              </table:table-cell>
              <table:table-cell office:value-type="float" office:value="1.0000175066908">
                <text:p>1.00001750669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9999935211251">
                <text:p>0.9999935211251</text:p>
              </table:table-cell>
              <table:table-cell office:value-type="float" office:value="1.000004081893">
                <text:p>1.000004081893</text:p>
              </table:table-cell>
              <table:table-cell office:value-type="float" office:value="1.00000054864">
                <text:p>1.00000054864</text:p>
              </table:table-cell>
              <table:table-cell office:value-type="float" office:value="1.0000163854863">
                <text:p>1.00001638548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99999394775673">
                <text:p>0.99999394775673</text:p>
              </table:table-cell>
              <table:table-cell office:value-type="float" office:value="1.0000030555506">
                <text:p>1.0000030555506</text:p>
              </table:table-cell>
              <table:table-cell office:value-type="float" office:value="1.0000008355259">
                <text:p>1.0000008355259</text:p>
              </table:table-cell>
              <table:table-cell office:value-type="float" office:value="1.0000152916465">
                <text:p>1.0000152916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454cm" style:legend-expansion="high" chart:style-name="ch2"/>
        <chart:plot-area chart:style-name="ch3" table:cell-range-address="Sheet2.A1:Sheet2.A202 Sheet2.C1:Sheet2.C202 Sheet2.E1:Sheet2.E202 Sheet2.G1:Sheet2.G202 Sheet2.I1:Sheet2.I202" chart:data-source-has-labels="row" svg:x="0.32cm" svg:y="0.18cm" svg:width="12.058cm" svg:height="8.64cm">
          <chartooo:coordinate-region svg:x="1.047cm" svg:y="0.379cm" svg:width="11.1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202" chart:label-cell-address="Sheet2.C1:Sheet2.C1" chart:class="chart:scatter">
            <chart:domain table:cell-range-address="Sheet2.A2:Sheet2.A202"/>
            <chart:data-point chart:repeated="201"/>
          </chart:series>
          <chart:series chart:style-name="ch7" chart:values-cell-range-address="Sheet2.E2:Sheet2.E202" chart:label-cell-address="Sheet2.E1:Sheet2.E1" chart:class="chart:scatter">
            <chart:data-point chart:repeated="201"/>
          </chart:series>
          <chart:series chart:style-name="ch8" chart:values-cell-range-address="Sheet2.G2:Sheet2.G202" chart:label-cell-address="Sheet2.G1:Sheet2.G1" chart:class="chart:scatter">
            <chart:data-point chart:repeated="201"/>
          </chart:series>
          <chart:series chart:style-name="ch9" chart:values-cell-range-address="Sheet2.I2:Sheet2.I202" chart:label-cell-address="Sheet2.I1:Sheet2.I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cold_thick</text:p>
                <draw:g>
                  <svg:desc>Sheet2.C1:Sheet2.C1</svg:desc>
                </draw:g>
              </table:table-cell>
              <table:table-cell office:value-type="string">
                <text:p>T_cold_thin</text:p>
                <draw:g>
                  <svg:desc>Sheet2.E1:Sheet2.E1</svg:desc>
                </draw:g>
              </table:table-cell>
              <table:table-cell office:value-type="string">
                <text:p>T_hot_thick</text:p>
                <draw:g>
                  <svg:desc>Sheet2.G1:Sheet2.G1</svg:desc>
                </draw:g>
              </table:table-cell>
              <table:table-cell office:value-type="string">
                <text:p>T_hot_thin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202</svg:desc>
                </draw:g>
              </table:table-cell>
              <table:table-cell office:value-type="float" office:value="0.35">
                <text:p>0.35</text:p>
                <draw:g>
                  <svg:desc>Sheet2.C2:Sheet2.C202</svg:desc>
                </draw:g>
              </table:table-cell>
              <table:table-cell office:value-type="float" office:value="0.35">
                <text:p>0.35</text:p>
                <draw:g>
                  <svg:desc>Sheet2.E2:Sheet2.E202</svg:desc>
                </draw:g>
              </table:table-cell>
              <table:table-cell office:value-type="float" office:value="0.65">
                <text:p>0.65</text:p>
                <draw:g>
                  <svg:desc>Sheet2.G2:Sheet2.G202</svg:desc>
                </draw:g>
              </table:table-cell>
              <table:table-cell office:value-type="float" office:value="0.65">
                <text:p>0.65</text:p>
                <draw:g>
                  <svg:desc>Sheet2.I2:Sheet2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3714931955147">
                <text:p>0.3714931955147</text:p>
              </table:table-cell>
              <table:table-cell office:value-type="float" office:value="0.34410053606131">
                <text:p>0.34410053606131</text:p>
              </table:table-cell>
              <table:table-cell office:value-type="float" office:value="0.64902907807307">
                <text:p>0.64902907807307</text:p>
              </table:table-cell>
              <table:table-cell office:value-type="float" office:value="0.63403555130759">
                <text:p>0.63403555130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39102971818216">
                <text:p>0.39102971818216</text:p>
              </table:table-cell>
              <table:table-cell office:value-type="float" office:value="0.33869738364808">
                <text:p>0.33869738364808</text:p>
              </table:table-cell>
              <table:table-cell office:value-type="float" office:value="0.64680866097141">
                <text:p>0.64680866097141</text:p>
              </table:table-cell>
              <table:table-cell office:value-type="float" office:value="0.61904103081029">
                <text:p>0.61904103081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40869887113606">
                <text:p>0.40869887113606</text:p>
              </table:table-cell>
              <table:table-cell office:value-type="float" office:value="0.33381890708011">
                <text:p>0.33381890708011</text:p>
              </table:table-cell>
              <table:table-cell office:value-type="float" office:value="0.6436721591722">
                <text:p>0.6436721591722</text:p>
              </table:table-cell>
              <table:table-cell office:value-type="float" office:value="0.60493380588663">
                <text:p>0.60493380588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42460603174358">
                <text:p>0.42460603174358</text:p>
              </table:table-cell>
              <table:table-cell office:value-type="float" office:value="0.32949398141902">
                <text:p>0.32949398141902</text:p>
              </table:table-cell>
              <table:table-cell office:value-type="float" office:value="0.63986563193446">
                <text:p>0.63986563193446</text:p>
              </table:table-cell>
              <table:table-cell office:value-type="float" office:value="0.59164336746836">
                <text:p>0.59164336746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388657556285">
                <text:p>0.4388657556285</text:p>
              </table:table-cell>
              <table:table-cell office:value-type="float" office:value="0.32575127463078">
                <text:p>0.32575127463078</text:p>
              </table:table-cell>
              <table:table-cell office:value-type="float" office:value="0.63557373737812">
                <text:p>0.63557373737812</text:p>
              </table:table-cell>
              <table:table-cell office:value-type="float" office:value="0.57910946778486">
                <text:p>0.57910946778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45159654847891">
                <text:p>0.45159654847891</text:p>
              </table:table-cell>
              <table:table-cell office:value-type="float" office:value="0.32261843070319">
                <text:p>0.32261843070319</text:p>
              </table:table-cell>
              <table:table-cell office:value-type="float" office:value="0.63093694940895">
                <text:p>0.63093694940895</text:p>
              </table:table-cell>
              <table:table-cell office:value-type="float" office:value="0.56728059433745">
                <text:p>0.56728059433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46291701664472">
                <text:p>0.46291701664472</text:p>
              </table:table-cell>
              <table:table-cell office:value-type="float" office:value="0.32012116657622">
                <text:p>0.32012116657622</text:p>
              </table:table-cell>
              <table:table-cell office:value-type="float" office:value="0.62606331996081">
                <text:p>0.62606331996081</text:p>
              </table:table-cell>
              <table:table-cell office:value-type="float" office:value="0.55611270735837">
                <text:p>0.55611270735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7294312469614">
                <text:p>0.47294312469614</text:p>
              </table:table-cell>
              <table:table-cell office:value-type="float" office:value="0.31828230433609">
                <text:p>0.31828230433609</text:p>
              </table:table-cell>
              <table:table-cell office:value-type="float" office:value="0.62103671611222">
                <text:p>0.62103671611222</text:p>
              </table:table-cell>
              <table:table-cell office:value-type="float" office:value="0.54556818472615">
                <text:p>0.54556818472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8178632057252">
                <text:p>0.48178632057252</text:p>
              </table:table-cell>
              <table:table-cell office:value-type="float" office:value="0.31712076912296">
                <text:p>0.31712076912296</text:p>
              </table:table-cell>
              <table:table-cell office:value-type="float" office:value="0.61592271056682">
                <text:p>0.61592271056682</text:p>
              </table:table-cell>
              <table:table-cell office:value-type="float" office:value="0.53561493070638">
                <text:p>0.53561493070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8955232651566">
                <text:p>0.48955232651566</text:p>
              </table:table-cell>
              <table:table-cell office:value-type="float" office:value="0.31665059179971">
                <text:p>0.31665059179971</text:p>
              </table:table-cell>
              <table:table-cell office:value-type="float" office:value="0.61077287010188">
                <text:p>0.61077287010188</text:p>
              </table:table-cell>
              <table:table-cell office:value-type="float" office:value="0.52622561482852">
                <text:p>0.52622561482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9634043086792">
                <text:p>0.49634043086792</text:p>
              </table:table-cell>
              <table:table-cell office:value-type="float" office:value="0.31687996263174">
                <text:p>0.31687996263174</text:p>
              </table:table-cell>
              <table:table-cell office:value-type="float" office:value="0.60562792669216">
                <text:p>0.60562792669216</text:p>
              </table:table-cell>
              <table:table-cell office:value-type="float" office:value="0.51737701347659">
                <text:p>0.51737701347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5022431491101">
                <text:p>0.5022431491101</text:p>
              </table:table-cell>
              <table:table-cell office:value-type="float" office:value="0.31781038695397">
                <text:p>0.31781038695397</text:p>
              </table:table-cell>
              <table:table-cell office:value-type="float" office:value="0.60052015321445">
                <text:p>0.60052015321445</text:p>
              </table:table-cell>
              <table:table-cell office:value-type="float" office:value="0.5090494319391">
                <text:p>0.5090494319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50734615106271">
                <text:p>0.50734615106271</text:p>
              </table:table-cell>
              <table:table-cell office:value-type="float" office:value="0.3194359950272">
                <text:p>0.3194359950272</text:p>
              </table:table-cell>
              <table:table-cell office:value-type="float" office:value="0.59547516480704">
                <text:p>0.59547516480704</text:p>
              </table:table-cell>
              <table:table-cell office:value-type="float" office:value="0.50122619333954">
                <text:p>0.50122619333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51172837481978">
                <text:p>0.51172837481978</text:p>
              </table:table-cell>
              <table:table-cell office:value-type="float" office:value="0.32174305522943">
                <text:p>0.32174305522943</text:p>
              </table:table-cell>
              <table:table-cell office:value-type="float" office:value="0.59051329834448">
                <text:p>0.59051329834448</text:p>
              </table:table-cell>
              <table:table-cell office:value-type="float" office:value="0.49389317726854">
                <text:p>0.49389317726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51546226708722">
                <text:p>0.51546226708722</text:p>
              </table:table-cell>
              <table:table-cell office:value-type="float" office:value="0.32470973201807">
                <text:p>0.32470973201807</text:p>
              </table:table-cell>
              <table:table-cell office:value-type="float" office:value="0.58565067831672">
                <text:p>0.58565067831672</text:p>
              </table:table-cell>
              <table:table-cell office:value-type="float" office:value="0.48703839962553">
                <text:p>0.48703839962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51861410474235">
                <text:p>0.51861410474235</text:p>
              </table:table-cell>
              <table:table-cell office:value-type="float" office:value="0.3283061179298">
                <text:p>0.3283061179298</text:p>
              </table:table-cell>
              <table:table-cell office:value-type="float" office:value="0.58090004682222">
                <text:p>0.58090004682222</text:p>
              </table:table-cell>
              <table:table-cell office:value-type="float" office:value="0.48065162517161">
                <text:p>0.48065162517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52124436425901">
                <text:p>0.52124436425901</text:p>
              </table:table-cell>
              <table:table-cell office:value-type="float" office:value="0.33249455306442">
                <text:p>0.33249455306442</text:p>
              </table:table-cell>
              <table:table-cell office:value-type="float" office:value="0.57627141428002">
                <text:p>0.57627141428002</text:p>
              </table:table-cell>
              <table:table-cell office:value-type="float" office:value="0.47472400673517">
                <text:p>0.47472400673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52340811476544">
                <text:p>0.52340811476544</text:p>
              </table:table-cell>
              <table:table-cell office:value-type="float" office:value="0.33723022741133">
                <text:p>0.33723022741133</text:p>
              </table:table-cell>
              <table:table-cell office:value-type="float" office:value="0.57177257261742">
                <text:p>0.57177257261742</text:p>
              </table:table-cell>
              <table:table-cell office:value-type="float" office:value="0.46924774678064">
                <text:p>0.46924774678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52515541746221">
                <text:p>0.52515541746221</text:p>
              </table:table-cell>
              <table:table-cell office:value-type="float" office:value="0.34246204281801">
                <text:p>0.34246204281801</text:p>
              </table:table-cell>
              <table:table-cell office:value-type="float" office:value="0.56740950209341">
                <text:p>0.56740950209341</text:p>
              </table:table-cell>
              <table:table-cell office:value-type="float" office:value="0.46421577859087">
                <text:p>0.46421577859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2653171938401">
                <text:p>0.52653171938401</text:p>
              </table:table-cell>
              <table:table-cell office:value-type="float" office:value="0.34813369432185">
                <text:p>0.34813369432185</text:p>
              </table:table-cell>
              <table:table-cell office:value-type="float" office:value="0.56318669525576">
                <text:p>0.56318669525576</text:p>
              </table:table-cell>
              <table:table-cell office:value-type="float" office:value="0.45962146566631">
                <text:p>0.45962146566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52757823341918">
                <text:p>0.52757823341918</text:p>
              </table:table-cell>
              <table:table-cell office:value-type="float" office:value="0.35418491678429">
                <text:p>0.35418491678429</text:p>
              </table:table-cell>
              <table:table-cell office:value-type="float" office:value="0.55910741584762">
                <text:p>0.55910741584762</text:p>
              </table:table-cell>
              <table:table-cell office:value-type="float" office:value="0.45545831912393">
                <text:p>0.45545831912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52833229940863">
                <text:p>0.52833229940863</text:p>
              </table:table-cell>
              <table:table-cell office:value-type="float" office:value="0.36055283367115">
                <text:p>0.36055283367115</text:p>
              </table:table-cell>
              <table:table-cell office:value-type="float" office:value="0.55517390683586">
                <text:p>0.55517390683586</text:p>
              </table:table-cell>
              <table:table-cell office:value-type="float" office:value="0.45171973388756">
                <text:p>0.45171973388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52882772327223">
                <text:p>0.52882772327223</text:p>
              </table:table-cell>
              <table:table-cell office:value-type="float" office:value="0.36717334118215">
                <text:p>0.36717334118215</text:p>
              </table:table-cell>
              <table:table-cell office:value-type="float" office:value="0.55138755722395">
                <text:p>0.55138755722395</text:p>
              </table:table-cell>
              <table:table-cell office:value-type="float" office:value="0.4483987452901">
                <text:p>0.4483987452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52909509264404">
                <text:p>0.52909509264404</text:p>
              </table:table-cell>
              <table:table-cell office:value-type="float" office:value="0.37398246279972">
                <text:p>0.37398246279972</text:p>
              </table:table-cell>
              <table:table-cell office:value-type="float" office:value="0.54774903715592">
                <text:p>0.54774903715592</text:p>
              </table:table-cell>
              <table:table-cell office:value-type="float" office:value="0.44548780834204">
                <text:p>0.44548780834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52916206858452">
                <text:p>0.52916206858452</text:p>
              </table:table-cell>
              <table:table-cell office:value-type="float" office:value="0.38091761608698">
                <text:p>0.38091761608698</text:p>
              </table:table-cell>
              <table:table-cell office:value-type="float" office:value="0.54425840696997">
                <text:p>0.54425840696997</text:p>
              </table:table-cell>
              <table:table-cell office:value-type="float" office:value="0.4429786029486">
                <text:p>0.4429786029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5290536536909">
                <text:p>0.5290536536909</text:p>
              </table:table-cell>
              <table:table-cell office:value-type="float" office:value="0.38791874408358">
                <text:p>0.38791874408358</text:p>
              </table:table-cell>
              <table:table-cell office:value-type="float" office:value="0.54091520659855">
                <text:p>0.54091520659855</text:p>
              </table:table-cell>
              <table:table-cell office:value-type="float" office:value="0.44086186488583">
                <text:p>0.44086186488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52879243743206">
                <text:p>0.52879243743206</text:p>
              </table:table-cell>
              <table:table-cell office:value-type="float" office:value="0.39492927649727">
                <text:p>0.39492927649727</text:p>
              </table:table-cell>
              <table:table-cell office:value-type="float" office:value="0.53771852567071">
                <text:p>0.53771852567071</text:p>
              </table:table-cell>
              <table:table-cell office:value-type="float" office:value="0.43912725152854">
                <text:p>0.439127251528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52839881985737">
                <text:p>0.52839881985737</text:p>
              </table:table-cell>
              <table:table-cell office:value-type="float" office:value="0.40189689957731">
                <text:p>0.40189689957731</text:p>
              </table:table-cell>
              <table:table-cell office:value-type="float" office:value="0.53466706448427">
                <text:p>0.53466706448427</text:p>
              </table:table-cell>
              <table:table-cell office:value-type="float" office:value="0.43776323268381">
                <text:p>0.43776323268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52789121501967">
                <text:p>0.52789121501967</text:p>
              </table:table-cell>
              <table:table-cell office:value-type="float" office:value="0.40877412674171">
                <text:p>0.40877412674171</text:p>
              </table:table-cell>
              <table:table-cell office:value-type="float" office:value="0.5317591818235">
                <text:p>0.5317591818235</text:p>
              </table:table-cell>
              <table:table-cell office:value-type="float" office:value="0.43675704321262">
                <text:p>0.43675704321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5272862355479">
                <text:p>0.5272862355479</text:p>
              </table:table-cell>
              <table:table-cell office:value-type="float" office:value="0.4155186736615">
                <text:p>0.4155186736615</text:p>
              </table:table-cell>
              <table:table-cell office:value-type="float" office:value="0.52899293507618">
                <text:p>0.52899293507618</text:p>
              </table:table-cell>
              <table:table-cell office:value-type="float" office:value="0.43609463186955">
                <text:p>0.43609463186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52659885983269">
                <text:p>0.52659885983269</text:p>
              </table:table-cell>
              <table:table-cell office:value-type="float" office:value="0.42209365089728">
                <text:p>0.42209365089728</text:p>
              </table:table-cell>
              <table:table-cell office:value-type="float" office:value="0.52636611371736">
                <text:p>0.52636611371736</text:p>
              </table:table-cell>
              <table:table-cell office:value-type="float" office:value="0.43576067621814">
                <text:p>0.43576067621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52584258327032">
                <text:p>0.52584258327032</text:p>
              </table:table-cell>
              <table:table-cell office:value-type="float" office:value="0.42846759401509">
                <text:p>0.42846759401509</text:p>
              </table:table-cell>
              <table:table-cell office:value-type="float" office:value="0.52387626756728">
                <text:p>0.52387626756728</text:p>
              </table:table-cell>
              <table:table-cell office:value-type="float" office:value="0.43573862593924">
                <text:p>0.43573862593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52502955495996">
                <text:p>0.52502955495996</text:p>
              </table:table-cell>
              <table:table-cell office:value-type="float" office:value="0.43461435538095">
                <text:p>0.43461435538095</text:p>
              </table:table-cell>
              <table:table-cell office:value-type="float" office:value="0.52152073096708">
                <text:p>0.52152073096708</text:p>
              </table:table-cell>
              <table:table-cell office:value-type="float" office:value="0.4360107830404">
                <text:p>0.4360107830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52417070118024">
                <text:p>0.52417070118024</text:p>
              </table:table-cell>
              <table:table-cell office:value-type="float" office:value="0.44051288378499">
                <text:p>0.44051288378499</text:p>
              </table:table-cell>
              <table:table-cell office:value-type="float" office:value="0.5192966438006">
                <text:p>0.5192966438006</text:p>
              </table:table-cell>
              <table:table-cell office:value-type="float" office:value="0.43655841327406">
                <text:p>0.436558413274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52327583688885">
                <text:p>0.52327583688885</text:p>
              </table:table-cell>
              <table:table-cell office:value-type="float" office:value="0.44614691806594">
                <text:p>0.44614691806594</text:p>
              </table:table-cell>
              <table:table-cell office:value-type="float" office:value="0.5172009701142">
                <text:p>0.5172009701142</text:p>
              </table:table-cell>
              <table:table-cell office:value-type="float" office:value="0.43736188527933">
                <text:p>0.43736188527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52235376640213">
                <text:p>0.52235376640213</text:p>
              </table:table-cell>
              <table:table-cell office:value-type="float" office:value="0.4515046194546">
                <text:p>0.4515046194546</text:p>
              </table:table-cell>
              <table:table-cell office:value-type="float" office:value="0.51523051493997">
                <text:p>0.51523051493997</text:p>
              </table:table-cell>
              <table:table-cell office:value-type="float" office:value="0.43840083546367">
                <text:p>0.438400835463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52141237432153">
                <text:p>0.52141237432153</text:p>
              </table:table-cell>
              <table:table-cell office:value-type="float" office:value="0.45657816489175">
                <text:p>0.45657816489175</text:p>
              </table:table-cell>
              <table:table-cell office:value-type="float" office:value="0.51338193980627">
                <text:p>0.51338193980627</text:p>
              </table:table-cell>
              <table:table-cell office:value-type="float" office:value="0.43965434514088">
                <text:p>0.43965434514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52045870768594">
                <text:p>0.52045870768594</text:p>
              </table:table-cell>
              <table:table-cell office:value-type="float" office:value="0.46136332051891">
                <text:p>0.46136332051891</text:p>
              </table:table-cell>
              <table:table-cell office:value-type="float" office:value="0.5116517773173">
                <text:p>0.5116517773173</text:p>
              </table:table-cell>
              <table:table-cell office:value-type="float" office:value="0.44110115319569">
                <text:p>0.44110115319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51949905024292">
                <text:p>0.51949905024292</text:p>
              </table:table-cell>
              <table:table-cell office:value-type="float" office:value="0.46585901123802">
                <text:p>0.46585901123802</text:p>
              </table:table-cell>
              <table:table-cell office:value-type="float" office:value="0.51003644509771">
                <text:p>0.51003644509771</text:p>
              </table:table-cell>
              <table:table-cell office:value-type="float" office:value="0.4427198435418">
                <text:p>0.44271984354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51853898965083">
                <text:p>0.51853898965083</text:p>
              </table:table-cell>
              <table:table-cell office:value-type="float" office:value="0.47006689895513">
                <text:p>0.47006689895513</text:p>
              </table:table-cell>
              <table:table-cell office:value-type="float" office:value="0.5085322593257">
                <text:p>0.5085322593257</text:p>
              </table:table-cell>
              <table:table-cell office:value-type="float" office:value="0.44448905457567">
                <text:p>0.444489054575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51758347834676">
                <text:p>0.51758347834676</text:p>
              </table:table-cell>
              <table:table-cell office:value-type="float" office:value="0.47399097905155">
                <text:p>0.47399097905155</text:p>
              </table:table-cell>
              <table:table-cell office:value-type="float" office:value="0.50713544801683">
                <text:p>0.50713544801683</text:p>
              </table:table-cell>
              <table:table-cell office:value-type="float" office:value="0.44638767943474">
                <text:p>0.44638767943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51663688874407">
                <text:p>0.51663688874407</text:p>
              </table:table-cell>
              <table:table-cell office:value-type="float" office:value="0.47763720188234">
                <text:p>0.47763720188234</text:p>
              </table:table-cell>
              <table:table-cell office:value-type="float" office:value="0.50584216418368">
                <text:p>0.50584216418368</text:p>
              </table:table-cell>
              <table:table-cell office:value-type="float" office:value="0.44839505688169">
                <text:p>0.44839505688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51570306335708">
                <text:p>0.51570306335708</text:p>
              </table:table-cell>
              <table:table-cell office:value-type="float" office:value="0.48101312374636">
                <text:p>0.48101312374636</text:p>
              </table:table-cell>
              <table:table-cell office:value-type="float" office:value="0.50464849875939">
                <text:p>0.50464849875939</text:p>
              </table:table-cell>
              <table:table-cell office:value-type="float" office:value="0.4504911483884">
                <text:p>0.4504911483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51478536038939">
                <text:p>0.51478536038939</text:p>
              </table:table-cell>
              <table:table-cell office:value-type="float" office:value="0.48412758982242">
                <text:p>0.48412758982242</text:p>
              </table:table-cell>
              <table:table-cell office:value-type="float" office:value="0.50355049400066">
                <text:p>0.50355049400066</text:p>
              </table:table-cell>
              <table:table-cell office:value-type="float" office:value="0.45265669778629">
                <text:p>0.45265669778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51388669526678">
                <text:p>0.51388669526678</text:p>
              </table:table-cell>
              <table:table-cell office:value-type="float" office:value="0.48699045000851">
                <text:p>0.48699045000851</text:p>
              </table:table-cell>
              <table:table-cell office:value-type="float" office:value="0.50254415613262">
                <text:p>0.50254415613262</text:p>
              </table:table-cell>
              <table:table-cell office:value-type="float" office:value="0.45487337071568">
                <text:p>0.45487337071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51300957854443">
                <text:p>0.51300957854443</text:p>
              </table:table-cell>
              <table:table-cell office:value-type="float" office:value="0.4896123074022">
                <text:p>0.4896123074022</text:p>
              </table:table-cell>
              <table:table-cell office:value-type="float" office:value="0.50162545892799">
                <text:p>0.50162545892799</text:p>
              </table:table-cell>
              <table:table-cell office:value-type="float" office:value="0.4571238719975">
                <text:p>0.4571238719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51215615057186">
                <text:p>0.51215615057186</text:p>
              </table:table-cell>
              <table:table-cell office:value-type="float" office:value="0.49200429827682">
                <text:p>0.49200429827682</text:p>
              </table:table-cell>
              <table:table-cell office:value-type="float" office:value="0.50079038627541">
                <text:p>0.50079038627541</text:p>
              </table:table-cell>
              <table:table-cell office:value-type="float" office:value="0.45939203991866">
                <text:p>0.459392039918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51132821325703">
                <text:p>0.51132821325703</text:p>
              </table:table-cell>
              <table:table-cell office:value-type="float" office:value="0.49417790179139">
                <text:p>0.49417790179139</text:p>
              </table:table-cell>
              <table:table-cell office:value-type="float" office:value="0.50003491366457">
                <text:p>0.50003491366457</text:p>
              </table:table-cell>
              <table:table-cell office:value-type="float" office:value="0.46166291723068">
                <text:p>0.461662917230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51052725923274">
                <text:p>0.51052725923274</text:p>
              </table:table-cell>
              <table:table-cell office:value-type="float" office:value="0.49614477727427">
                <text:p>0.49614477727427</text:p>
              </table:table-cell>
              <table:table-cell office:value-type="float" office:value="0.49935503143936">
                <text:p>0.49935503143936</text:p>
              </table:table-cell>
              <table:table-cell office:value-type="float" office:value="0.46392279937815">
                <text:p>0.46392279937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50975449869408">
                <text:p>0.50975449869408</text:p>
              </table:table-cell>
              <table:table-cell office:value-type="float" office:value="0.49791662669722">
                <text:p>0.49791662669722</text:p>
              </table:table-cell>
              <table:table-cell office:value-type="float" office:value="0.49874675722924">
                <text:p>0.49874675722924</text:p>
              </table:table-cell>
              <table:table-cell office:value-type="float" office:value="0.46615926107981">
                <text:p>0.46615926107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50901088414469">
                <text:p>0.50901088414469</text:p>
              </table:table-cell>
              <table:table-cell office:value-type="float" office:value="0.49950507986741">
                <text:p>0.49950507986741</text:p>
              </table:table-cell>
              <table:table-cell office:value-type="float" office:value="0.49820614740534">
                <text:p>0.49820614740534</text:p>
              </table:table-cell>
              <table:table-cell office:value-type="float" office:value="0.46836116271928">
                <text:p>0.46836116271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50829713326161">
                <text:p>0.50829713326161</text:p>
              </table:table-cell>
              <table:table-cell office:value-type="float" office:value="0.50092159987665">
                <text:p>0.50092159987665</text:p>
              </table:table-cell>
              <table:table-cell office:value-type="float" office:value="0.49772930850082">
                <text:p>0.49772930850082</text:p>
              </table:table-cell>
              <table:table-cell office:value-type="float" office:value="0.47051863927633">
                <text:p>0.47051863927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5076137500636">
                <text:p>0.5076137500636</text:p>
              </table:table-cell>
              <table:table-cell office:value-type="float" office:value="0.50217740643011">
                <text:p>0.50217740643011</text:p>
              </table:table-cell>
              <table:table-cell office:value-type="float" office:value="0.4973124079978">
                <text:p>0.4973124079978</text:p>
              </table:table-cell>
              <table:table-cell office:value-type="float" office:value="0.47262307243197">
                <text:p>0.47262307243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50696104454517">
                <text:p>0.50696104454517</text:p>
              </table:table-cell>
              <table:table-cell office:value-type="float" office:value="0.50328341480913">
                <text:p>0.50328341480913</text:p>
              </table:table-cell>
              <table:table-cell office:value-type="float" office:value="0.49695168449342">
                <text:p>0.49695168449342</text:p>
              </table:table-cell>
              <table:table-cell office:value-type="float" office:value="0.47466704978178">
                <text:p>0.474667049781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50633915091887">
                <text:p>0.50633915091887</text:p>
              </table:table-cell>
              <table:table-cell office:value-type="float" office:value="0.50425018838551">
                <text:p>0.50425018838551</text:p>
              </table:table-cell>
              <table:table-cell office:value-type="float" office:value="0.4966434576498">
                <text:p>0.4966434576498</text:p>
              </table:table-cell>
              <table:table-cell office:value-type="float" office:value="0.47664431269458">
                <text:p>0.476644312694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5057480445904">
                <text:p>0.5057480445904</text:p>
              </table:table-cell>
              <table:table-cell office:value-type="float" office:value="0.50508790278393">
                <text:p>0.50508790278393</text:p>
              </table:table-cell>
              <table:table-cell office:value-type="float" office:value="0.49638413586924">
                <text:p>0.49638413586924</text:p>
              </table:table-cell>
              <table:table-cell office:value-type="float" office:value="0.47854969528911">
                <text:p>0.47854969528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50518755797548">
                <text:p>0.50518755797548</text:p>
              </table:table-cell>
              <table:table-cell office:value-type="float" office:value="0.50580631997441">
                <text:p>0.50580631997441</text:p>
              </table:table-cell>
              <table:table-cell office:value-type="float" office:value="0.49617022552226">
                <text:p>0.49617022552226</text:p>
              </table:table-cell>
              <table:table-cell office:value-type="float" office:value="0.48037905671728">
                <text:p>0.48037905671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50465739525359">
                <text:p>0.50465739525359</text:p>
              </table:table-cell>
              <table:table-cell office:value-type="float" office:value="0.50641477076058">
                <text:p>0.50641477076058</text:p>
              </table:table-cell>
              <table:table-cell office:value-type="float" office:value="0.49599833781056">
                <text:p>0.49599833781056</text:p>
              </table:table-cell>
              <table:table-cell office:value-type="float" office:value="0.48212920877702">
                <text:p>0.482129208777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50415714614126">
                <text:p>0.50415714614126</text:p>
              </table:table-cell>
              <table:table-cell office:value-type="float" office:value="0.50692214430638">
                <text:p>0.50692214430638</text:p>
              </table:table-cell>
              <table:table-cell office:value-type="float" office:value="0.49586519521114">
                <text:p>0.49586519521114</text:p>
              </table:table-cell>
              <table:table-cell office:value-type="float" office:value="0.48379784068011">
                <text:p>0.48379784068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50368629875718">
                <text:p>0.50368629875718</text:p>
              </table:table-cell>
              <table:table-cell office:value-type="float" office:value="0.50733688351011">
                <text:p>0.50733688351011</text:p>
              </table:table-cell>
              <table:table-cell office:value-type="float" office:value="0.49576763707942">
                <text:p>0.49576763707942</text:p>
              </table:table-cell>
              <table:table-cell office:value-type="float" office:value="0.48538344258301">
                <text:p>0.4853834425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50324425164199">
                <text:p>0.50324425164199</text:p>
              </table:table-cell>
              <table:table-cell office:value-type="float" office:value="0.50766698518899">
                <text:p>0.50766698518899</text:p>
              </table:table-cell>
              <table:table-cell office:value-type="float" office:value="0.49570262440375">
                <text:p>0.49570262440375</text:p>
              </table:table-cell>
              <table:table-cell office:value-type="float" office:value="0.4868852292645">
                <text:p>0.4868852292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50283032498765">
                <text:p>0.50283032498765</text:p>
              </table:table-cell>
              <table:table-cell office:value-type="float" office:value="0.50792000417743">
                <text:p>0.50792000417743</text:p>
              </table:table-cell>
              <table:table-cell office:value-type="float" office:value="0.4956672380254">
                <text:p>0.4956672380254</text:p>
              </table:table-cell>
              <table:table-cell office:value-type="float" office:value="0.48830306511077">
                <text:p>0.48830306511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50244377112437">
                <text:p>0.50244377112437</text:p>
              </table:table-cell>
              <table:table-cell office:value-type="float" office:value="0.50810306056912">
                <text:p>0.50810306056912</text:p>
              </table:table-cell>
              <table:table-cell office:value-type="float" office:value="0.49565870325172">
                <text:p>0.49565870325172</text:p>
              </table:table-cell>
              <table:table-cell office:value-type="float" office:value="0.48963739135499">
                <text:p>0.48963739135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50208378430731">
                <text:p>0.50208378430731</text:p>
              </table:table-cell>
              <table:table-cell office:value-type="float" office:value="0.50822284944563">
                <text:p>0.50822284944563</text:p>
              </table:table-cell>
              <table:table-cell office:value-type="float" office:value="0.49567436572461">
                <text:p>0.49567436572461</text:p>
              </table:table-cell>
              <table:table-cell office:value-type="float" office:value="0.49088915631908">
                <text:p>0.49088915631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5017495098403">
                <text:p>0.5017495098403</text:p>
              </table:table-cell>
              <table:table-cell office:value-type="float" office:value="0.50828565253439">
                <text:p>0.50828565253439</text:p>
              </table:table-cell>
              <table:table-cell office:value-type="float" office:value="0.49571170319736">
                <text:p>0.49571170319736</text:p>
              </table:table-cell>
              <table:table-cell office:value-type="float" office:value="0.4920597492237">
                <text:p>0.4920597492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50144005256964">
                <text:p>0.50144005256964</text:p>
              </table:table-cell>
              <table:table-cell office:value-type="float" office:value="0.50829735132632">
                <text:p>0.50829735132632</text:p>
              </table:table-cell>
              <table:table-cell office:value-type="float" office:value="0.49576832624595">
                <text:p>0.49576832624595</text:p>
              </table:table-cell>
              <table:table-cell office:value-type="float" office:value="0.49315093797093">
                <text:p>0.49315093797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5011544847778">
                <text:p>0.5011544847778</text:p>
              </table:table-cell>
              <table:table-cell office:value-type="float" office:value="0.50826344126016">
                <text:p>0.50826344126016</text:p>
              </table:table-cell>
              <table:table-cell office:value-type="float" office:value="0.49584196727876">
                <text:p>0.49584196727876</text:p>
              </table:table-cell>
              <table:table-cell office:value-type="float" office:value="0.49416481116312">
                <text:p>0.494164811163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50089185350388">
                <text:p>0.50089185350388</text:p>
              </table:table-cell>
              <table:table-cell office:value-type="float" office:value="0.50818904664653">
                <text:p>0.50818904664653</text:p>
              </table:table-cell>
              <table:table-cell office:value-type="float" office:value="0.49593051238846">
                <text:p>0.49593051238846</text:p>
              </table:table-cell>
              <table:table-cell office:value-type="float" office:value="0.49510372450094">
                <text:p>0.495103724500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5006511873157">
                <text:p>0.5006511873157</text:p>
              </table:table-cell>
              <table:table-cell office:value-type="float" office:value="0.50807893606183">
                <text:p>0.50807893606183</text:p>
              </table:table-cell>
              <table:table-cell office:value-type="float" office:value="0.49603196940955">
                <text:p>0.49603196940955</text:p>
              </table:table-cell>
              <table:table-cell office:value-type="float" office:value="0.49597025160308">
                <text:p>0.49597025160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50043150255634">
                <text:p>0.50043150255634</text:p>
              </table:table-cell>
              <table:table-cell office:value-type="float" office:value="0.5079375379912">
                <text:p>0.5079375379912</text:p>
              </table:table-cell>
              <table:table-cell office:value-type="float" office:value="0.496144475334">
                <text:p>0.496144475334</text:p>
              </table:table-cell>
              <table:table-cell office:value-type="float" office:value="0.49676714842995">
                <text:p>0.49676714842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50023180908698">
                <text:p>0.50023180908698</text:p>
              </table:table-cell>
              <table:table-cell office:value-type="float" office:value="0.50776895654093">
                <text:p>0.50776895654093</text:p>
              </table:table-cell>
              <table:table-cell office:value-type="float" office:value="0.49626629390073">
                <text:p>0.49626629390073</text:p>
              </table:table-cell>
              <table:table-cell office:value-type="float" office:value="0.497497283844">
                <text:p>0.497497283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50005111554644">
                <text:p>0.50005111554644</text:p>
              </table:table-cell>
              <table:table-cell office:value-type="float" office:value="0.50757698707649">
                <text:p>0.50757698707649</text:p>
              </table:table-cell>
              <table:table-cell office:value-type="float" office:value="0.49639581271402">
                <text:p>0.49639581271402</text:p>
              </table:table-cell>
              <table:table-cell office:value-type="float" office:value="0.49816363344595">
                <text:p>0.49816363344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49988843414749">
                <text:p>0.49988843414749</text:p>
              </table:table-cell>
              <table:table-cell office:value-type="float" office:value="0.50736513167153">
                <text:p>0.50736513167153</text:p>
              </table:table-cell>
              <table:table-cell office:value-type="float" office:value="0.49653153994439">
                <text:p>0.49653153994439</text:p>
              </table:table-cell>
              <table:table-cell office:value-type="float" office:value="0.49876923664661">
                <text:p>0.498769236646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49974278502919">
                <text:p>0.49974278502919</text:p>
              </table:table-cell>
              <table:table-cell office:value-type="float" office:value="0.50713661427851">
                <text:p>0.50713661427851</text:p>
              </table:table-cell>
              <table:table-cell office:value-type="float" office:value="0.49667210066531">
                <text:p>0.49667210066531</text:p>
              </table:table-cell>
              <table:table-cell office:value-type="float" office:value="0.49931716761639">
                <text:p>0.499317167616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49961320018427">
                <text:p>0.49961320018427</text:p>
              </table:table-cell>
              <table:table-cell office:value-type="float" office:value="0.50689439555208">
                <text:p>0.50689439555208</text:p>
              </table:table-cell>
              <table:table-cell office:value-type="float" office:value="0.49681623287789">
                <text:p>0.49681623287789</text:p>
              </table:table-cell>
              <table:table-cell office:value-type="float" office:value="0.49981051027553">
                <text:p>0.49981051027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49949872698042">
                <text:p>0.49949872698042</text:p>
              </table:table-cell>
              <table:table-cell office:value-type="float" office:value="0.5066411872736">
                <text:p>0.5066411872736</text:p>
              </table:table-cell>
              <table:table-cell office:value-type="float" office:value="0.49696278327437">
                <text:p>0.49696278327437</text:p>
              </table:table-cell>
              <table:table-cell office:value-type="float" office:value="0.50025233611128">
                <text:p>0.50025233611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49939843129408">
                <text:p>0.49939843129408</text:p>
              </table:table-cell>
              <table:table-cell office:value-type="float" office:value="0.50637946633928">
                <text:p>0.50637946633928</text:p>
              </table:table-cell>
              <table:table-cell office:value-type="float" office:value="0.49711070278917">
                <text:p>0.49711070278917</text:p>
              </table:table-cell>
              <table:table-cell office:value-type="float" office:value="0.50064568507092">
                <text:p>0.50064568507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49931140027539">
                <text:p>0.49931140027539</text:p>
              </table:table-cell>
              <table:table-cell office:value-type="float" office:value="0.50611148828578">
                <text:p>0.50611148828578</text:p>
              </table:table-cell>
              <table:table-cell office:value-type="float" office:value="0.4972590419838">
                <text:p>0.4972590419838</text:p>
              </table:table-cell>
              <table:table-cell office:value-type="float" office:value="0.50099354918115">
                <text:p>0.50099354918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49923674476282">
                <text:p>0.49923674476282</text:p>
              </table:table-cell>
              <table:table-cell office:value-type="float" office:value="0.50583930033672">
                <text:p>0.50583930033672</text:p>
              </table:table-cell>
              <table:table-cell office:value-type="float" office:value="0.49740694630936">
                <text:p>0.49740694630936</text:p>
              </table:table-cell>
              <table:table-cell office:value-type="float" office:value="0.50129885832973">
                <text:p>0.501298858329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49917360136604">
                <text:p>0.49917360136604</text:p>
              </table:table-cell>
              <table:table-cell office:value-type="float" office:value="0.50556475396064">
                <text:p>0.50556475396064</text:p>
              </table:table-cell>
              <table:table-cell office:value-type="float" office:value="0.49755365128757">
                <text:p>0.49755365128757</text:p>
              </table:table-cell>
              <table:table-cell office:value-type="float" office:value="0.50156446965254">
                <text:p>0.501564469652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49912113423554">
                <text:p>0.49912113423554</text:p>
              </table:table-cell>
              <table:table-cell office:value-type="float" office:value="0.50528951693716">
                <text:p>0.50528951693716</text:p>
              </table:table-cell>
              <table:table-cell office:value-type="float" office:value="0.49769847764793">
                <text:p>0.49769847764793</text:p>
              </table:table-cell>
              <table:table-cell office:value-type="float" office:value="0.50179315683153">
                <text:p>0.50179315683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49907853653741">
                <text:p>0.49907853653741</text:p>
              </table:table-cell>
              <table:table-cell office:value-type="float" office:value="0.50501508493249">
                <text:p>0.50501508493249</text:p>
              </table:table-cell>
              <table:table-cell office:value-type="float" office:value="0.49784082645578">
                <text:p>0.49784082645578</text:p>
              </table:table-cell>
              <table:table-cell office:value-type="float" office:value="0.5019876026991">
                <text:p>0.5019876026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49904503165155">
                <text:p>0.49904503165155</text:p>
              </table:table-cell>
              <table:table-cell office:value-type="float" office:value="0.50474279258912">
                <text:p>0.50474279258912</text:p>
              </table:table-cell>
              <table:table-cell office:value-type="float" office:value="0.49798017407945">
                <text:p>0.49798017407945</text:p>
              </table:table-cell>
              <table:table-cell office:value-type="float" office:value="0.50215039308495">
                <text:p>0.502150393084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49901987411158">
                <text:p>0.49901987411158</text:p>
              </table:table-cell>
              <table:table-cell office:value-type="float" office:value="0.50447382413714">
                <text:p>0.50447382413714</text:p>
              </table:table-cell>
              <table:table-cell office:value-type="float" office:value="0.49811606798059">
                <text:p>0.49811606798059</text:p>
              </table:table-cell>
              <table:table-cell office:value-type="float" office:value="0.50228401211276">
                <text:p>0.50228401211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4990023503043">
                <text:p>0.4990023503043</text:p>
              </table:table-cell>
              <table:table-cell office:value-type="float" office:value="0.50420922353671">
                <text:p>0.50420922353671</text:p>
              </table:table-cell>
              <table:table-cell office:value-type="float" office:value="0.49824812134227">
                <text:p>0.49824812134227</text:p>
              </table:table-cell>
              <table:table-cell office:value-type="float" office:value="0.50239083877985">
                <text:p>0.50239083877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4989917789464">
                <text:p>0.4989917789464</text:p>
              </table:table-cell>
              <table:table-cell office:value-type="float" office:value="0.5039499041623">
                <text:p>0.5039499041623</text:p>
              </table:table-cell>
              <table:table-cell office:value-type="float" office:value="0.49837600870317">
                <text:p>0.49837600870317</text:p>
              </table:table-cell>
              <table:table-cell office:value-type="float" office:value="0.50247314466689">
                <text:p>0.50247314466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49898751135584">
                <text:p>0.49898751135584</text:p>
              </table:table-cell>
              <table:table-cell office:value-type="float" office:value="0.50369665804076">
                <text:p>0.50369665804076</text:p>
              </table:table-cell>
              <table:table-cell office:value-type="float" office:value="0.49849946143071">
                <text:p>0.49849946143071</text:p>
              </table:table-cell>
              <table:table-cell office:value-type="float" office:value="0.50253309263791">
                <text:p>0.50253309263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49898893153471">
                <text:p>0.49898893153471</text:p>
              </table:table-cell>
              <table:table-cell office:value-type="float" office:value="0.50345016465531">
                <text:p>0.50345016465531</text:p>
              </table:table-cell>
              <table:table-cell office:value-type="float" office:value="0.49861826334548">
                <text:p>0.49861826334548</text:p>
              </table:table-cell>
              <table:table-cell office:value-type="float" office:value="0.50257274299484">
                <text:p>0.50257274299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49899545608029">
                <text:p>0.49899545608029</text:p>
              </table:table-cell>
              <table:table-cell office:value-type="float" office:value="0.50321099932827">
                <text:p>0.50321099932827</text:p>
              </table:table-cell>
              <table:table-cell office:value-type="float" office:value="0.4987322464926">
                <text:p>0.4987322464926</text:p>
              </table:table-cell>
              <table:table-cell office:value-type="float" office:value="0.50259403014153">
                <text:p>0.50259403014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49900653394012">
                <text:p>0.49900653394012</text:p>
              </table:table-cell>
              <table:table-cell office:value-type="float" office:value="0.50297964119516">
                <text:p>0.50297964119516</text:p>
              </table:table-cell>
              <table:table-cell office:value-type="float" office:value="0.49884128707122">
                <text:p>0.49884128707122</text:p>
              </table:table-cell>
              <table:table-cell office:value-type="float" office:value="0.50259879257095">
                <text:p>0.50259879257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49902164602671">
                <text:p>0.49902164602671</text:p>
              </table:table-cell>
              <table:table-cell office:value-type="float" office:value="0.50275648078302">
                <text:p>0.50275648078302</text:p>
              </table:table-cell>
              <table:table-cell office:value-type="float" office:value="0.49894530153097">
                <text:p>0.49894530153097</text:p>
              </table:table-cell>
              <table:table-cell office:value-type="float" office:value="0.50258876094409">
                <text:p>0.502588760944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49904030470673">
                <text:p>0.49904030470673</text:p>
              </table:table-cell>
              <table:table-cell office:value-type="float" office:value="0.50254182720524">
                <text:p>0.50254182720524</text:p>
              </table:table-cell>
              <table:table-cell office:value-type="float" office:value="0.49904424284218">
                <text:p>0.49904424284218</text:p>
              </table:table-cell>
              <table:table-cell office:value-type="float" office:value="0.50256556169994">
                <text:p>0.50256556169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49906205317891">
                <text:p>0.49906205317891</text:p>
              </table:table-cell>
              <table:table-cell office:value-type="float" office:value="0.5023359149855">
                <text:p>0.5023359149855</text:p>
              </table:table-cell>
              <table:table-cell office:value-type="float" office:value="0.49913809694462">
                <text:p>0.49913809694462</text:p>
              </table:table-cell>
              <table:table-cell office:value-type="float" office:value="0.50253071913853">
                <text:p>0.502530719138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49908646475424">
                <text:p>0.49908646475424</text:p>
              </table:table-cell>
              <table:table-cell office:value-type="float" office:value="0.50213891052248">
                <text:p>0.50213891052248</text:p>
              </table:table-cell>
              <table:table-cell office:value-type="float" office:value="0.49922687937793">
                <text:p>0.49922687937793</text:p>
              </table:table-cell>
              <table:table-cell office:value-type="float" office:value="0.50248565859042">
                <text:p>0.502485658590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49911314205152">
                <text:p>0.49911314205152</text:p>
              </table:table-cell>
              <table:table-cell office:value-type="float" office:value="0.5019509182074">
                <text:p>0.5019509182074</text:p>
              </table:table-cell>
              <table:table-cell office:value-type="float" office:value="0.49931063209504">
                <text:p>0.49931063209504</text:p>
              </table:table-cell>
              <table:table-cell office:value-type="float" office:value="0.5024317088903">
                <text:p>0.5024317088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49914171612031">
                <text:p>0.49914171612031</text:p>
              </table:table-cell>
              <table:table-cell office:value-type="float" office:value="0.50177198620547">
                <text:p>0.50177198620547</text:p>
              </table:table-cell>
              <table:table-cell office:value-type="float" office:value="0.49938942045874">
                <text:p>0.49938942045874</text:p>
              </table:table-cell>
              <table:table-cell office:value-type="float" office:value="0.50237011549363">
                <text:p>0.50237011549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49917184550286">
                <text:p>0.49917184550286</text:p>
              </table:table-cell>
              <table:table-cell office:value-type="float" office:value="0.50160211191265">
                <text:p>0.50160211191265</text:p>
              </table:table-cell>
              <table:table-cell office:value-type="float" office:value="0.49946333042011">
                <text:p>0.49946333042011</text:p>
              </table:table-cell>
              <table:table-cell office:value-type="float" office:value="0.50230201441624">
                <text:p>0.50230201441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49920321524586">
                <text:p>0.49920321524586</text:p>
              </table:table-cell>
              <table:table-cell office:value-type="float" office:value="0.50144124709833">
                <text:p>0.50144124709833</text:p>
              </table:table-cell>
              <table:table-cell office:value-type="float" office:value="0.49953246587661">
                <text:p>0.49953246587661</text:p>
              </table:table-cell>
              <table:table-cell office:value-type="float" office:value="0.50222846457167">
                <text:p>0.50222846457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49923553587195">
                <text:p>0.49923553587195</text:p>
              </table:table-cell>
              <table:table-cell office:value-type="float" office:value="0.50128930274462">
                <text:p>0.50128930274462</text:p>
              </table:table-cell>
              <table:table-cell office:value-type="float" office:value="0.4995969462065">
                <text:p>0.4995969462065</text:p>
              </table:table-cell>
              <table:table-cell office:value-type="float" office:value="0.50215044202532">
                <text:p>0.50215044202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4992685423204">
                <text:p>0.4992685423204</text:p>
              </table:table-cell>
              <table:table-cell office:value-type="float" office:value="0.50114615359258">
                <text:p>0.50114615359258</text:p>
              </table:table-cell>
              <table:table-cell office:value-type="float" office:value="0.49965690397555">
                <text:p>0.49965690397555</text:p>
              </table:table-cell>
              <table:table-cell office:value-type="float" office:value="0.50206884361237">
                <text:p>0.502068843612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49930199286565">
                <text:p>0.49930199286565</text:p>
              </table:table-cell>
              <table:table-cell office:value-type="float" office:value="0.50101164240548">
                <text:p>0.50101164240548</text:p>
              </table:table-cell>
              <table:table-cell office:value-type="float" office:value="0.49971249174001">
                <text:p>0.49971249174001</text:p>
              </table:table-cell>
              <table:table-cell office:value-type="float" office:value="0.50198449058719">
                <text:p>0.50198449058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49933566802147">
                <text:p>0.49933566802147</text:p>
              </table:table-cell>
              <table:table-cell office:value-type="float" office:value="0.50088558395917">
                <text:p>0.50088558395917</text:p>
              </table:table-cell>
              <table:table-cell office:value-type="float" office:value="0.49976385214831">
                <text:p>0.49976385214831</text:p>
              </table:table-cell>
              <table:table-cell office:value-type="float" office:value="0.50189813228027">
                <text:p>0.50189813228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49936936943822">
                <text:p>0.49936936943822</text:p>
              </table:table-cell>
              <table:table-cell office:value-type="float" office:value="0.50076776876919">
                <text:p>0.50076776876919</text:p>
              </table:table-cell>
              <table:table-cell office:value-type="float" office:value="0.49981114538057">
                <text:p>0.49981114538057</text:p>
              </table:table-cell>
              <table:table-cell office:value-type="float" office:value="0.50181044974153">
                <text:p>0.50181044974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49940291879953">
                <text:p>0.49940291879953</text:p>
              </table:table-cell>
              <table:table-cell office:value-type="float" office:value="0.50065796656446">
                <text:p>0.50065796656446</text:p>
              </table:table-cell>
              <table:table-cell office:value-type="float" office:value="0.49985453708676">
                <text:p>0.49985453708676</text:p>
              </table:table-cell>
              <table:table-cell office:value-type="float" office:value="0.50172205935186">
                <text:p>0.50172205935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49943615672463">
                <text:p>0.49943615672463</text:p>
              </table:table-cell>
              <table:table-cell office:value-type="float" office:value="0.50055592951707">
                <text:p>0.50055592951707</text:p>
              </table:table-cell>
              <table:table-cell office:value-type="float" office:value="0.49989419705855">
                <text:p>0.49989419705855</text:p>
              </table:table-cell>
              <table:table-cell office:value-type="float" office:value="0.50163351638725">
                <text:p>0.50163351638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49946894168147">
                <text:p>0.49946894168147</text:p>
              </table:table-cell>
              <table:table-cell office:value-type="float" office:value="0.50046139523754">
                <text:p>0.50046139523754</text:p>
              </table:table-cell>
              <table:table-cell office:value-type="float" office:value="0.4999302978806">
                <text:p>0.4999302978806</text:p>
              </table:table-cell>
              <table:table-cell office:value-type="float" office:value="0.50154531852196">
                <text:p>0.501545318521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49950114891543">
                <text:p>0.49950114891543</text:p>
              </table:table-cell>
              <table:table-cell office:value-type="float" office:value="0.50037408954506">
                <text:p>0.50037408954506</text:p>
              </table:table-cell>
              <table:table-cell office:value-type="float" office:value="0.49996301363753">
                <text:p>0.49996301363753</text:p>
              </table:table-cell>
              <table:table-cell office:value-type="float" office:value="0.50145790925928">
                <text:p>0.50145790925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49953266939788">
                <text:p>0.49953266939788</text:p>
              </table:table-cell>
              <table:table-cell office:value-type="float" office:value="0.50029372902186">
                <text:p>0.50029372902186</text:p>
              </table:table-cell>
              <table:table-cell office:value-type="float" office:value="0.49999251879167">
                <text:p>0.49999251879167</text:p>
              </table:table-cell>
              <table:table-cell office:value-type="float" office:value="0.50137168128018">
                <text:p>0.50137168128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49956340879811">
                <text:p>0.49956340879811</text:p>
              </table:table-cell>
              <table:table-cell office:value-type="float" office:value="0.5002200233611">
                <text:p>0.5002200233611</text:p>
              </table:table-cell>
              <table:table-cell office:value-type="float" office:value="0.5000189871778">
                <text:p>0.5000189871778</text:p>
              </table:table-cell>
              <table:table-cell office:value-type="float" office:value="0.50128697970167">
                <text:p>0.50128697970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499593286482">
                <text:p>0.499593286482</text:p>
              </table:table-cell>
              <table:table-cell office:value-type="float" office:value="0.50015267751716">
                <text:p>0.50015267751716</text:p>
              </table:table-cell>
              <table:table-cell office:value-type="float" office:value="0.50004259087958">
                <text:p>0.50004259087958</text:p>
              </table:table-cell>
              <table:table-cell office:value-type="float" office:value="0.50120410534861">
                <text:p>0.501204105348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49962223453991">
                <text:p>0.49962223453991</text:p>
              </table:table-cell>
              <table:table-cell office:value-type="float" office:value="0.50009139366768">
                <text:p>0.50009139366768</text:p>
              </table:table-cell>
              <table:table-cell office:value-type="float" office:value="0.50006349983936">
                <text:p>0.50006349983936</text:p>
              </table:table-cell>
              <table:table-cell office:value-type="float" office:value="0.50112331745677">
                <text:p>0.50112331745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4996501968462">
                <text:p>0.4996501968462</text:p>
              </table:table-cell>
              <table:table-cell office:value-type="float" office:value="0.50003587299601">
                <text:p>0.50003587299601</text:p>
              </table:table-cell>
              <table:table-cell office:value-type="float" office:value="0.50008188141926">
                <text:p>0.50008188141926</text:p>
              </table:table-cell>
              <table:table-cell office:value-type="float" office:value="0.50104483701611">
                <text:p>0.501044837016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49967712815218">
                <text:p>0.49967712815218</text:p>
              </table:table-cell>
              <table:table-cell office:value-type="float" office:value="0.49998581730318">
                <text:p>0.49998581730318</text:p>
              </table:table-cell>
              <table:table-cell office:value-type="float" office:value="0.50009789898554">
                <text:p>0.50009789898554</text:p>
              </table:table-cell>
              <table:table-cell office:value-type="float" office:value="0.50096884945534">
                <text:p>0.500968849455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49970299321397">
                <text:p>0.49970299321397</text:p>
              </table:table-cell>
              <table:table-cell office:value-type="float" office:value="0.49994093045796">
                <text:p>0.49994093045796</text:p>
              </table:table-cell>
              <table:table-cell office:value-type="float" office:value="0.50011171177016">
                <text:p>0.50011171177016</text:p>
              </table:table-cell>
              <table:table-cell office:value-type="float" office:value="0.5008955073815">
                <text:p>0.50089550738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49972776595642">
                <text:p>0.49972776595642</text:p>
              </table:table-cell>
              <table:table-cell office:value-type="float" office:value="0.49990091969383">
                <text:p>0.49990091969383</text:p>
              </table:table-cell>
              <table:table-cell office:value-type="float" office:value="0.50012347442833">
                <text:p>0.50012347442833</text:p>
              </table:table-cell>
              <table:table-cell office:value-type="float" office:value="0.50082493319407">
                <text:p>0.500824933194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49975142867392">
                <text:p>0.49975142867392</text:p>
              </table:table-cell>
              <table:table-cell office:value-type="float" office:value="0.49986549676113">
                <text:p>0.49986549676113</text:p>
              </table:table-cell>
              <table:table-cell office:value-type="float" office:value="0.50013333666838">
                <text:p>0.50013333666838</text:p>
              </table:table-cell>
              <table:table-cell office:value-type="float" office:value="0.50075722158347">
                <text:p>0.500757221583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49977397126852">
                <text:p>0.49977397126852</text:p>
              </table:table-cell>
              <table:table-cell office:value-type="float" office:value="0.49983437894301">
                <text:p>0.49983437894301</text:p>
              </table:table-cell>
              <table:table-cell office:value-type="float" office:value="0.50014144294801">
                <text:p>0.50014144294801</text:p>
              </table:table-cell>
              <table:table-cell office:value-type="float" office:value="0.50069244191365">
                <text:p>0.500692441913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49979539052582">
                <text:p>0.49979539052582</text:p>
              </table:table-cell>
              <table:table-cell office:value-type="float" office:value="0.49980728994318">
                <text:p>0.49980728994318</text:p>
              </table:table-cell>
              <table:table-cell office:value-type="float" office:value="0.50014793223182">
                <text:p>0.50014793223182</text:p>
              </table:table-cell>
              <table:table-cell office:value-type="float" office:value="0.50063064048888">
                <text:p>0.50063064048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4998156894285">
                <text:p>0.4998156894285</text:p>
              </table:table-cell>
              <table:table-cell office:value-type="float" office:value="0.49978396065354">
                <text:p>0.49978396065354</text:p>
              </table:table-cell>
              <table:table-cell office:value-type="float" office:value="0.50015293780463">
                <text:p>0.50015293780463</text:p>
              </table:table-cell>
              <table:table-cell office:value-type="float" office:value="0.50057183325716">
                <text:p>0.500571833257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49983487650731">
                <text:p>0.49983487650731</text:p>
              </table:table-cell>
              <table:table-cell office:value-type="float" office:value="0.49976412980959">
                <text:p>0.49976412980959</text:p>
              </table:table-cell>
              <table:table-cell office:value-type="float" office:value="0.50015659205726">
                <text:p>0.50015659205726</text:p>
              </table:table-cell>
              <table:table-cell office:value-type="float" office:value="0.50051603717394">
                <text:p>0.500516037173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49985296522928">
                <text:p>0.49985296522928</text:p>
              </table:table-cell>
              <table:table-cell office:value-type="float" office:value="0.49974754454115">
                <text:p>0.49974754454115</text:p>
              </table:table-cell>
              <table:table-cell office:value-type="float" office:value="0.50015901017521">
                <text:p>0.50015901017521</text:p>
              </table:table-cell>
              <table:table-cell office:value-type="float" office:value="0.5004632417912">
                <text:p>0.50046324179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4998699734225">
                <text:p>0.4998699734225</text:p>
              </table:table-cell>
              <table:table-cell office:value-type="float" office:value="0.49973396082586">
                <text:p>0.49973396082586</text:p>
              </table:table-cell>
              <table:table-cell office:value-type="float" office:value="0.50016030870068">
                <text:p>0.50016030870068</text:p>
              </table:table-cell>
              <table:table-cell office:value-type="float" office:value="0.50041342152688">
                <text:p>0.500413421526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49988592273676">
                <text:p>0.49988592273676</text:p>
              </table:table-cell>
              <table:table-cell office:value-type="float" office:value="0.49972314385263">
                <text:p>0.49972314385263</text:p>
              </table:table-cell>
              <table:table-cell office:value-type="float" office:value="0.50016059177423">
                <text:p>0.50016059177423</text:p>
              </table:table-cell>
              <table:table-cell office:value-type="float" office:value="0.50036653737246">
                <text:p>0.500366537372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49990083813937">
                <text:p>0.49990083813937</text:p>
              </table:table-cell>
              <table:table-cell office:value-type="float" office:value="0.49971486830201">
                <text:p>0.49971486830201</text:p>
              </table:table-cell>
              <table:table-cell office:value-type="float" office:value="0.50015997018677">
                <text:p>0.50015997018677</text:p>
              </table:table-cell>
              <table:table-cell office:value-type="float" office:value="0.50032253849483">
                <text:p>0.50032253849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49991474744508">
                <text:p>0.49991474744508</text:p>
              </table:table-cell>
              <table:table-cell office:value-type="float" office:value="0.49970891855014">
                <text:p>0.49970891855014</text:p>
              </table:table-cell>
              <table:table-cell office:value-type="float" office:value="0.50015853872625">
                <text:p>0.50015853872625</text:p>
              </table:table-cell>
              <table:table-cell office:value-type="float" office:value="0.50028136373495">
                <text:p>0.50028136373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49992768087929">
                <text:p>0.49992768087929</text:p>
              </table:table-cell>
              <table:table-cell office:value-type="float" office:value="0.49970508880275">
                <text:p>0.49970508880275</text:p>
              </table:table-cell>
              <table:table-cell office:value-type="float" office:value="0.50015639203822">
                <text:p>0.50015639203822</text:p>
              </table:table-cell>
              <table:table-cell office:value-type="float" office:value="0.50024294300645">
                <text:p>0.500242943006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49993967067323">
                <text:p>0.49993967067323</text:p>
              </table:table-cell>
              <table:table-cell office:value-type="float" office:value="0.49970318316539">
                <text:p>0.49970318316539</text:p>
              </table:table-cell>
              <table:table-cell office:value-type="float" office:value="0.50015361505523">
                <text:p>0.50015361505523</text:p>
              </table:table-cell>
              <table:table-cell office:value-type="float" office:value="0.50020719859713">
                <text:p>0.500207198597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49995075069013">
                <text:p>0.49995075069013</text:p>
              </table:table-cell>
              <table:table-cell office:value-type="float" office:value="0.49970301565574">
                <text:p>0.49970301565574</text:p>
              </table:table-cell>
              <table:table-cell office:value-type="float" office:value="0.50015028933379">
                <text:p>0.50015028933379</text:p>
              </table:table-cell>
              <table:table-cell office:value-type="float" office:value="0.50017404637666">
                <text:p>0.50017404637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49996095608113">
                <text:p>0.49996095608113</text:p>
              </table:table-cell>
              <table:table-cell office:value-type="float" office:value="0.49970441016375">
                <text:p>0.49970441016375</text:p>
              </table:table-cell>
              <table:table-cell office:value-type="float" office:value="0.50014648978367">
                <text:p>0.50014648978367</text:p>
              </table:table-cell>
              <table:table-cell office:value-type="float" office:value="0.50014339691378">
                <text:p>0.500143396913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49997032296969">
                <text:p>0.49997032296969</text:p>
              </table:table-cell>
              <table:table-cell office:value-type="float" office:value="0.49970720036483">
                <text:p>0.49970720036483</text:p>
              </table:table-cell>
              <table:table-cell office:value-type="float" office:value="0.50014228657632">
                <text:p>0.50014228657632</text:p>
              </table:table-cell>
              <table:table-cell office:value-type="float" office:value="0.50011515642122">
                <text:p>0.50011515642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49997888816323">
                <text:p>0.49997888816323</text:p>
              </table:table-cell>
              <table:table-cell office:value-type="float" office:value="0.49971122959131">
                <text:p>0.49971122959131</text:p>
              </table:table-cell>
              <table:table-cell office:value-type="float" office:value="0.50013775085256">
                <text:p>0.50013775085256</text:p>
              </table:table-cell>
              <table:table-cell office:value-type="float" office:value="0.50008922796724">
                <text:p>0.500089227967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49998668889076">
                <text:p>0.49998668889076</text:p>
              </table:table-cell>
              <table:table-cell office:value-type="float" office:value="0.49971635066685">
                <text:p>0.49971635066685</text:p>
              </table:table-cell>
              <table:table-cell office:value-type="float" office:value="0.50013293669299">
                <text:p>0.50013293669299</text:p>
              </table:table-cell>
              <table:table-cell office:value-type="float" office:value="0.50006551229895">
                <text:p>0.500065512298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49999376256518">
                <text:p>0.49999376256518</text:p>
              </table:table-cell>
              <table:table-cell office:value-type="float" office:value="0.49972242570839">
                <text:p>0.49972242570839</text:p>
              </table:table-cell>
              <table:table-cell office:value-type="float" office:value="0.5001278993648">
                <text:p>0.5001278993648</text:p>
              </table:table-cell>
              <table:table-cell office:value-type="float" office:value="0.50004390833746">
                <text:p>0.500043908337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50000014656897">
                <text:p>0.50000014656897</text:p>
              </table:table-cell>
              <table:table-cell office:value-type="float" office:value="0.49972932589989">
                <text:p>0.49972932589989</text:p>
              </table:table-cell>
              <table:table-cell office:value-type="float" office:value="0.50012268958882">
                <text:p>0.50012268958882</text:p>
              </table:table-cell>
              <table:table-cell office:value-type="float" office:value="0.50002431360868">
                <text:p>0.500024313608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50000587806203">
                <text:p>0.50000587806203</text:p>
              </table:table-cell>
              <table:table-cell office:value-type="float" office:value="0.49973693124187">
                <text:p>0.49973693124187</text:p>
              </table:table-cell>
              <table:table-cell office:value-type="float" office:value="0.50011735373753">
                <text:p>0.50011735373753</text:p>
              </table:table-cell>
              <table:table-cell office:value-type="float" office:value="0.50000662572304">
                <text:p>0.500006625723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50001099381033">
                <text:p>0.50001099381033</text:p>
              </table:table-cell>
              <table:table-cell office:value-type="float" office:value="0.49974513028039">
                <text:p>0.49974513028039</text:p>
              </table:table-cell>
              <table:table-cell office:value-type="float" office:value="0.50011193403609">
                <text:p>0.50011193403609</text:p>
              </table:table-cell>
              <table:table-cell office:value-type="float" office:value="0.49999074257642">
                <text:p>0.499990742576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50001553003427">
                <text:p>0.50001553003427</text:p>
              </table:table-cell>
              <table:table-cell office:value-type="float" office:value="0.49975381981901">
                <text:p>0.49975381981901</text:p>
              </table:table-cell>
              <table:table-cell office:value-type="float" office:value="0.50010646876497">
                <text:p>0.50010646876497</text:p>
              </table:table-cell>
              <table:table-cell office:value-type="float" office:value="0.49997656287243">
                <text:p>0.499976562872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50001952227531">
                <text:p>0.50001952227531</text:p>
              </table:table-cell>
              <table:table-cell office:value-type="float" office:value="0.4997629046169">
                <text:p>0.4997629046169</text:p>
              </table:table-cell>
              <table:table-cell office:value-type="float" office:value="0.50010099246283">
                <text:p>0.50010099246283</text:p>
              </table:table-cell>
              <table:table-cell office:value-type="float" office:value="0.49996398658655">
                <text:p>0.499963986586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50002300527992">
                <text:p>0.50002300527992</text:p>
              </table:table-cell>
              <table:table-cell office:value-type="float" office:value="0.49977229707609">
                <text:p>0.49977229707609</text:p>
              </table:table-cell>
              <table:table-cell office:value-type="float" office:value="0.50009553612865">
                <text:p>0.50009553612865</text:p>
              </table:table-cell>
              <table:table-cell office:value-type="float" office:value="0.49995291537558">
                <text:p>0.499952915375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50002601289953">
                <text:p>0.50002601289953</text:p>
              </table:table-cell>
              <table:table-cell office:value-type="float" office:value="0.49978191692056">
                <text:p>0.49978191692056</text:p>
              </table:table-cell>
              <table:table-cell office:value-type="float" office:value="0.50009012742193">
                <text:p>0.50009012742193</text:p>
              </table:table-cell>
              <table:table-cell office:value-type="float" office:value="0.49994325293584">
                <text:p>0.499943252935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50002857800542">
                <text:p>0.50002857800542</text:p>
              </table:table-cell>
              <table:table-cell office:value-type="float" office:value="0.49979169086965">
                <text:p>0.49979169086965</text:p>
              </table:table-cell>
              <table:table-cell office:value-type="float" office:value="0.5000847908603">
                <text:p>0.5000847908603</text:p>
              </table:table-cell>
              <table:table-cell office:value-type="float" office:value="0.49993490531347">
                <text:p>0.499934905313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50003073241743">
                <text:p>0.50003073241743</text:p>
              </table:table-cell>
              <table:table-cell office:value-type="float" office:value="0.49980155230817">
                <text:p>0.49980155230817</text:p>
              </table:table-cell>
              <table:table-cell office:value-type="float" office:value="0.50007954801348">
                <text:p>0.50007954801348</text:p>
              </table:table-cell>
              <table:table-cell office:value-type="float" office:value="0.49992778117003">
                <text:p>0.499927781170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50003250684548">
                <text:p>0.50003250684548</text:p>
              </table:table-cell>
              <table:table-cell office:value-type="float" office:value="0.49981144095514">
                <text:p>0.49981144095514</text:p>
              </table:table-cell>
              <table:table-cell office:value-type="float" office:value="0.50007441779406">
                <text:p>0.50007441779406</text:p>
              </table:table-cell>
              <table:table-cell office:value-type="float" office:value="0.4999217920066">
                <text:p>0.49992179200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50003393084289">
                <text:p>0.50003393084289</text:p>
              </table:table-cell>
              <table:table-cell office:value-type="float" office:value="0.49982130253312">
                <text:p>0.49982130253312</text:p>
              </table:table-cell>
              <table:table-cell office:value-type="float" office:value="0.50006941637273">
                <text:p>0.50006941637273</text:p>
              </table:table-cell>
              <table:table-cell office:value-type="float" office:value="0.49991685234938">
                <text:p>0.49991685234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50003503277048">
                <text:p>0.50003503277048</text:p>
              </table:table-cell>
              <table:table-cell office:value-type="float" office:value="0.49983108843981">
                <text:p>0.49983108843981</text:p>
              </table:table-cell>
              <table:table-cell office:value-type="float" office:value="0.50006455754115">
                <text:p>0.50006455754115</text:p>
              </table:table-cell>
              <table:table-cell office:value-type="float" office:value="0.49991287454344">
                <text:p>0.499912874543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50003583977057">
                <text:p>0.50003583977057</text:p>
              </table:table-cell>
              <table:table-cell office:value-type="float" office:value="0.4998407554233">
                <text:p>0.4998407554233</text:p>
              </table:table-cell>
              <table:table-cell office:value-type="float" office:value="0.50005985292644">
                <text:p>0.50005985292644</text:p>
              </table:table-cell>
              <table:table-cell office:value-type="float" office:value="0.49990978618772">
                <text:p>0.49990978618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50003637775006">
                <text:p>0.50003637775006</text:p>
              </table:table-cell>
              <table:table-cell office:value-type="float" office:value="0.49985026526254">
                <text:p>0.49985026526254</text:p>
              </table:table-cell>
              <table:table-cell office:value-type="float" office:value="0.50005531210463">
                <text:p>0.50005531210463</text:p>
              </table:table-cell>
              <table:table-cell office:value-type="float" office:value="0.49990751151955">
                <text:p>0.499907511519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50003667137163">
                <text:p>0.50003667137163</text:p>
              </table:table-cell>
              <table:table-cell office:value-type="float" office:value="0.49985958445387">
                <text:p>0.49985958445387</text:p>
              </table:table-cell>
              <table:table-cell office:value-type="float" office:value="0.50005094276215">
                <text:p>0.50005094276215</text:p>
              </table:table-cell>
              <table:table-cell office:value-type="float" office:value="0.49990597692601">
                <text:p>0.499905976926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50003674405232">
                <text:p>0.50003674405232</text:p>
              </table:table-cell>
              <table:table-cell office:value-type="float" office:value="0.49986868390491">
                <text:p>0.49986868390491</text:p>
              </table:table-cell>
              <table:table-cell office:value-type="float" office:value="0.50004674501006">
                <text:p>0.50004674501006</text:p>
              </table:table-cell>
              <table:table-cell office:value-type="float" office:value="0.49990511595642">
                <text:p>0.49990511595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5000366179688">
                <text:p>0.5000366179688</text:p>
              </table:table-cell>
              <table:table-cell office:value-type="float" office:value="0.49987753863656">
                <text:p>0.49987753863656</text:p>
              </table:table-cell>
              <table:table-cell office:value-type="float" office:value="0.50004272963255">
                <text:p>0.50004272963255</text:p>
              </table:table-cell>
              <table:table-cell office:value-type="float" office:value="0.49990486598995">
                <text:p>0.49990486598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50003631406856">
                <text:p>0.50003631406856</text:p>
              </table:table-cell>
              <table:table-cell office:value-type="float" office:value="0.49988612749375">
                <text:p>0.49988612749375</text:p>
              </table:table-cell>
              <table:table-cell office:value-type="float" office:value="0.50003889952985">
                <text:p>0.50003889952985</text:p>
              </table:table-cell>
              <table:table-cell office:value-type="float" office:value="0.4999051558203">
                <text:p>0.49990515582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50003585208629">
                <text:p>0.50003585208629</text:p>
              </table:table-cell>
              <table:table-cell office:value-type="float" office:value="0.49989443286583">
                <text:p>0.49989443286583</text:p>
              </table:table-cell>
              <table:table-cell office:value-type="float" office:value="0.5000352562889">
                <text:p>0.5000352562889</text:p>
              </table:table-cell>
              <table:table-cell office:value-type="float" office:value="0.49990593680705">
                <text:p>0.499905936807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50003525056503">
                <text:p>0.50003525056503</text:p>
              </table:table-cell>
              <table:table-cell office:value-type="float" office:value="0.49990244041682">
                <text:p>0.49990244041682</text:p>
              </table:table-cell>
              <table:table-cell office:value-type="float" office:value="0.50003180031209">
                <text:p>0.50003180031209</text:p>
              </table:table-cell>
              <table:table-cell office:value-type="float" office:value="0.49990715034922">
                <text:p>0.499907150349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50003452688126">
                <text:p>0.50003452688126</text:p>
              </table:table-cell>
              <table:table-cell office:value-type="float" office:value="0.49991013882608">
                <text:p>0.49991013882608</text:p>
              </table:table-cell>
              <table:table-cell office:value-type="float" office:value="0.50002853093882">
                <text:p>0.50002853093882</text:p>
              </table:table-cell>
              <table:table-cell office:value-type="float" office:value="0.49990874523678">
                <text:p>0.499908745236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50003369727355">
                <text:p>0.50003369727355</text:p>
              </table:table-cell>
              <table:table-cell office:value-type="float" office:value="0.49991751953969">
                <text:p>0.49991751953969</text:p>
              </table:table-cell>
              <table:table-cell office:value-type="float" office:value="0.50002544656019">
                <text:p>0.50002544656019</text:p>
              </table:table-cell>
              <table:table-cell office:value-type="float" office:value="0.49991067001027">
                <text:p>0.499910670010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50003277687422">
                <text:p>0.50003277687422</text:p>
              </table:table-cell>
              <table:table-cell office:value-type="float" office:value="0.49992457653268">
                <text:p>0.49992457653268</text:p>
              </table:table-cell>
              <table:table-cell office:value-type="float" office:value="0.50002254472672">
                <text:p>0.50002254472672</text:p>
              </table:table-cell>
              <table:table-cell office:value-type="float" office:value="0.49991288185227">
                <text:p>0.499912881852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5000317797435">
                <text:p>0.5000317797435</text:p>
              </table:table-cell>
              <table:table-cell office:value-type="float" office:value="0.49993130608237">
                <text:p>0.49993130608237</text:p>
              </table:table-cell>
              <table:table-cell office:value-type="float" office:value="0.50001982224933">
                <text:p>0.50001982224933</text:p>
              </table:table-cell>
              <table:table-cell office:value-type="float" office:value="0.49991533878278">
                <text:p>0.499915338782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50003071890577">
                <text:p>0.50003071890577</text:p>
              </table:table-cell>
              <table:table-cell office:value-type="float" office:value="0.49993770655275">
                <text:p>0.49993770655275</text:p>
              </table:table-cell>
              <table:table-cell office:value-type="float" office:value="0.5000172752937">
                <text:p>0.5000172752937</text:p>
              </table:table-cell>
              <table:table-cell office:value-type="float" office:value="0.49991800185577">
                <text:p>0.499918001855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50002960638755">
                <text:p>0.50002960638755</text:p>
              </table:table-cell>
              <table:table-cell office:value-type="float" office:value="0.49994377818999">
                <text:p>0.49994377818999</text:p>
              </table:table-cell>
              <table:table-cell office:value-type="float" office:value="0.50001489946824">
                <text:p>0.50001489946824</text:p>
              </table:table-cell>
              <table:table-cell office:value-type="float" office:value="0.49992083505605">
                <text:p>0.499920835056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50002845325677">
                <text:p>0.50002845325677</text:p>
              </table:table-cell>
              <table:table-cell office:value-type="float" office:value="0.499949522929">
                <text:p>0.499949522929</text:p>
              </table:table-cell>
              <table:table-cell office:value-type="float" office:value="0.50001268990595">
                <text:p>0.50001268990595</text:p>
              </table:table-cell>
              <table:table-cell office:value-type="float" office:value="0.49992380519084">
                <text:p>0.499923805190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50002726966298">
                <text:p>0.50002726966298</text:p>
              </table:table-cell>
              <table:table-cell office:value-type="float" office:value="0.49995494421092">
                <text:p>0.49995494421092</text:p>
              </table:table-cell>
              <table:table-cell office:value-type="float" office:value="0.50001064134028">
                <text:p>0.50001064134028</text:p>
              </table:table-cell>
              <table:table-cell office:value-type="float" office:value="0.49992688141837">
                <text:p>0.499926881418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50002606487831">
                <text:p>0.50002606487831</text:p>
              </table:table-cell>
              <table:table-cell office:value-type="float" office:value="0.49996004681136">
                <text:p>0.49996004681136</text:p>
              </table:table-cell>
              <table:table-cell office:value-type="float" office:value="0.50000874817534">
                <text:p>0.50000874817534</text:p>
              </table:table-cell>
              <table:table-cell office:value-type="float" office:value="0.49993003598994">
                <text:p>0.499930035989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50002484733875">
                <text:p>0.50002484733875</text:p>
              </table:table-cell>
              <table:table-cell office:value-type="float" office:value="0.4999648366792">
                <text:p>0.4999648366792</text:p>
              </table:table-cell>
              <table:table-cell office:value-type="float" office:value="0.50000700435084">
                <text:p>0.50000700435084</text:p>
              </table:table-cell>
              <table:table-cell office:value-type="float" office:value="0.4999332437324">
                <text:p>0.49993324373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50002362468562">
                <text:p>0.50002362468562</text:p>
              </table:table-cell>
              <table:table-cell office:value-type="float" office:value="0.4999693207858">
                <text:p>0.4999693207858</text:p>
              </table:table-cell>
              <table:table-cell office:value-type="float" office:value="0.50000540182935">
                <text:p>0.50000540182935</text:p>
              </table:table-cell>
              <table:table-cell office:value-type="float" office:value="0.49993648159512">
                <text:p>0.499936481595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50002240380689">
                <text:p>0.50002240380689</text:p>
              </table:table-cell>
              <table:table-cell office:value-type="float" office:value="0.49997350698417">
                <text:p>0.49997350698417</text:p>
              </table:table-cell>
              <table:table-cell office:value-type="float" office:value="0.50000393736614">
                <text:p>0.50000393736614</text:p>
              </table:table-cell>
              <table:table-cell office:value-type="float" office:value="0.49993972876438">
                <text:p>0.49993972876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50002119087824">
                <text:p>0.50002119087824</text:p>
              </table:table-cell>
              <table:table-cell office:value-type="float" office:value="0.49997740387804">
                <text:p>0.49997740387804</text:p>
              </table:table-cell>
              <table:table-cell office:value-type="float" office:value="0.50000260409022">
                <text:p>0.50000260409022</text:p>
              </table:table-cell>
              <table:table-cell office:value-type="float" office:value="0.49994296654403">
                <text:p>0.499942966544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50001999140361">
                <text:p>0.50001999140361</text:p>
              </table:table-cell>
              <table:table-cell office:value-type="float" office:value="0.49998102070025">
                <text:p>0.49998102070025</text:p>
              </table:table-cell>
              <table:table-cell office:value-type="float" office:value="0.50000139560864">
                <text:p>0.50000139560864</text:p>
              </table:table-cell>
              <table:table-cell office:value-type="float" office:value="0.49994617823712">
                <text:p>0.499946178237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50001881025513">
                <text:p>0.50001881025513</text:p>
              </table:table-cell>
              <table:table-cell office:value-type="float" office:value="0.49998436720042">
                <text:p>0.49998436720042</text:p>
              </table:table-cell>
              <table:table-cell office:value-type="float" office:value="0.5000003055131">
                <text:p>0.5000003055131</text:p>
              </table:table-cell>
              <table:table-cell office:value-type="float" office:value="0.49994934902879">
                <text:p>0.499949349028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50001765171225">
                <text:p>0.50001765171225</text:p>
              </table:table-cell>
              <table:table-cell office:value-type="float" office:value="0.4999874535413">
                <text:p>0.4999874535413</text:p>
              </table:table-cell>
              <table:table-cell office:value-type="float" office:value="0.49999932741661">
                <text:p>0.49999932741661</text:p>
              </table:table-cell>
              <table:table-cell office:value-type="float" office:value="0.49995246609704">
                <text:p>0.49995246609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50001651949993">
                <text:p>0.50001651949993</text:p>
              </table:table-cell>
              <table:table-cell office:value-type="float" office:value="0.49999029020361">
                <text:p>0.49999029020361</text:p>
              </table:table-cell>
              <table:table-cell office:value-type="float" office:value="0.49999845498611">
                <text:p>0.49999845498611</text:p>
              </table:table-cell>
              <table:table-cell office:value-type="float" office:value="0.49995551753095">
                <text:p>0.499955517530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5000154168259">
                <text:p>0.5000154168259</text:p>
              </table:table-cell>
              <table:table-cell office:value-type="float" office:value="0.49999288789891">
                <text:p>0.49999288789891</text:p>
              </table:table-cell>
              <table:table-cell office:value-type="float" office:value="0.49999768197147">
                <text:p>0.49999768197147</text:p>
              </table:table-cell>
              <table:table-cell office:value-type="float" office:value="0.49995849401752">
                <text:p>0.499958494017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50001434641668">
                <text:p>0.50001434641668</text:p>
              </table:table-cell>
              <table:table-cell office:value-type="float" office:value="0.4999952574902">
                <text:p>0.4999952574902</text:p>
              </table:table-cell>
              <table:table-cell office:value-type="float" office:value="0.49999700223098">
                <text:p>0.49999700223098</text:p>
              </table:table-cell>
              <table:table-cell office:value-type="float" office:value="0.4999613868618">
                <text:p>0.49996138686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50001331055257">
                <text:p>0.50001331055257</text:p>
              </table:table-cell>
              <table:table-cell office:value-type="float" office:value="0.49999740991982">
                <text:p>0.49999740991982</text:p>
              </table:table-cell>
              <table:table-cell office:value-type="float" office:value="0.49999640975362">
                <text:p>0.49999640975362</text:p>
              </table:table-cell>
              <table:table-cell office:value-type="float" office:value="0.49996418898708">
                <text:p>0.499964188987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50001231110128">
                <text:p>0.50001231110128</text:p>
              </table:table-cell>
              <table:table-cell office:value-type="float" office:value="0.4999993561443">
                <text:p>0.4999993561443</text:p>
              </table:table-cell>
              <table:table-cell office:value-type="float" office:value="0.49999589867822">
                <text:p>0.49999589867822</text:p>
              </table:table-cell>
              <table:table-cell office:value-type="float" office:value="0.49996689455038">
                <text:p>0.499966894550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50001134955035">
                <text:p>0.50001134955035</text:p>
              </table:table-cell>
              <table:table-cell office:value-type="float" office:value="0.50000110707583">
                <text:p>0.50000110707583</text:p>
              </table:table-cell>
              <table:table-cell office:value-type="float" office:value="0.49999546330994">
                <text:p>0.49999546330994</text:p>
              </table:table-cell>
              <table:table-cell office:value-type="float" office:value="0.49996949884577">
                <text:p>0.499969498845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50001042703816">
                <text:p>0.50001042703816</text:p>
              </table:table-cell>
              <table:table-cell office:value-type="float" office:value="0.50000267352989">
                <text:p>0.50000267352989</text:p>
              </table:table-cell>
              <table:table-cell office:value-type="float" office:value="0.49999509813397">
                <text:p>0.49999509813397</text:p>
              </table:table-cell>
              <table:table-cell office:value-type="float" office:value="0.49997199821149">
                <text:p>0.499971998211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50000954438369">
                <text:p>0.50000954438369</text:p>
              </table:table-cell>
              <table:table-cell office:value-type="float" office:value="0.50000406617879">
                <text:p>0.50000406617879</text:p>
              </table:table-cell>
              <table:table-cell office:value-type="float" office:value="0.49999480123107">
                <text:p>0.49999480123107</text:p>
              </table:table-cell>
              <table:table-cell office:value-type="float" office:value="0.49997439058468">
                <text:p>0.499974390584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5000087021148">
                <text:p>0.5000087021148</text:p>
              </table:table-cell>
              <table:table-cell office:value-type="float" office:value="0.50000529551064">
                <text:p>0.50000529551064</text:p>
              </table:table-cell>
              <table:table-cell office:value-type="float" office:value="0.49999456321875">
                <text:p>0.49999456321875</text:p>
              </table:table-cell>
              <table:table-cell office:value-type="float" office:value="0.49997667341223">
                <text:p>0.49997667341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50000790049526">
                <text:p>0.50000790049526</text:p>
              </table:table-cell>
              <table:table-cell office:value-type="float" office:value="0.50000637179356">
                <text:p>0.50000637179356</text:p>
              </table:table-cell>
              <table:table-cell office:value-type="float" office:value="0.49999437927385">
                <text:p>0.49999437927385</text:p>
              </table:table-cell>
              <table:table-cell office:value-type="float" office:value="0.49997884565486">
                <text:p>0.49997884565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50000713955025">
                <text:p>0.50000713955025</text:p>
              </table:table-cell>
              <table:table-cell office:value-type="float" office:value="0.50000730504459">
                <text:p>0.50000730504459</text:p>
              </table:table-cell>
              <table:table-cell office:value-type="float" office:value="0.49999424478142">
                <text:p>0.49999424478142</text:p>
              </table:table-cell>
              <table:table-cell office:value-type="float" office:value="0.49998090698518">
                <text:p>0.499980906985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50000641909065">
                <text:p>0.50000641909065</text:p>
              </table:table-cell>
              <table:table-cell office:value-type="float" office:value="0.50000810500317">
                <text:p>0.50000810500317</text:p>
              </table:table-cell>
              <table:table-cell office:value-type="float" office:value="0.49999415533805">
                <text:p>0.49999415533805</text:p>
              </table:table-cell>
              <table:table-cell office:value-type="float" office:value="0.49998285771487">
                <text:p>0.499982857714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50000573873584">
                <text:p>0.50000573873584</text:p>
              </table:table-cell>
              <table:table-cell office:value-type="float" office:value="0.50000878110872">
                <text:p>0.50000878110872</text:p>
              </table:table-cell>
              <table:table-cell office:value-type="float" office:value="0.49999410675377">
                <text:p>0.49999410675377</text:p>
              </table:table-cell>
              <table:table-cell office:value-type="float" office:value="0.49998469872595">
                <text:p>0.499984698725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50000509793525">
                <text:p>0.50000509793525</text:p>
              </table:table-cell>
              <table:table-cell office:value-type="float" office:value="0.50000934248213">
                <text:p>0.50000934248213</text:p>
              </table:table-cell>
              <table:table-cell office:value-type="float" office:value="0.49999409505245">
                <text:p>0.49999409505245</text:p>
              </table:table-cell>
              <table:table-cell office:value-type="float" office:value="0.49998643140632">
                <text:p>0.499986431406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50000449598858">
                <text:p>0.50000449598858</text:p>
              </table:table-cell>
              <table:table-cell office:value-type="float" office:value="0.50000979791075">
                <text:p>0.50000979791075</text:p>
              </table:table-cell>
              <table:table-cell office:value-type="float" office:value="0.49999411647119">
                <text:p>0.49999411647119</text:p>
              </table:table-cell>
              <table:table-cell office:value-type="float" office:value="0.49998805758938">
                <text:p>0.499988057589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50000393206468">
                <text:p>0.50000393206468</text:p>
              </table:table-cell>
              <table:table-cell office:value-type="float" office:value="0.50001015583667">
                <text:p>0.50001015583667</text:p>
              </table:table-cell>
              <table:table-cell office:value-type="float" office:value="0.49999416745848">
                <text:p>0.49999416745848</text:p>
              </table:table-cell>
              <table:table-cell office:value-type="float" office:value="0.49998957949761">
                <text:p>0.499989579497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5000034052193">
                <text:p>0.5000034052193</text:p>
              </table:table-cell>
              <table:table-cell office:value-type="float" office:value="0.50001042434801">
                <text:p>0.50001042434801</text:p>
              </table:table-cell>
              <table:table-cell office:value-type="float" office:value="0.49999424467147">
                <text:p>0.49999424467147</text:p>
              </table:table-cell>
              <table:table-cell office:value-type="float" office:value="0.49999099969004">
                <text:p>0.49999099969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50000291441147">
                <text:p>0.50000291441147</text:p>
              </table:table-cell>
              <table:table-cell office:value-type="float" office:value="0.5000106111729">
                <text:p>0.5000106111729</text:p>
              </table:table-cell>
              <table:table-cell office:value-type="float" office:value="0.49999434497239">
                <text:p>0.49999434497239</text:p>
              </table:table-cell>
              <table:table-cell office:value-type="float" office:value="0.49999232101338">
                <text:p>0.499992321013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50000245851886">
                <text:p>0.50000245851886</text:p>
              </table:table-cell>
              <table:table-cell office:value-type="float" office:value="0.50001072367603">
                <text:p>0.50001072367603</text:p>
              </table:table-cell>
              <table:table-cell office:value-type="float" office:value="0.49999446542421">
                <text:p>0.49999446542421</text:p>
              </table:table-cell>
              <table:table-cell office:value-type="float" office:value="0.49999354615722">
                <text:p>0.499993546157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50000203635188">
                <text:p>0.50000203635188</text:p>
              </table:table-cell>
              <table:table-cell office:value-type="float" office:value="0.50001076885735">
                <text:p>0.50001076885735</text:p>
              </table:table-cell>
              <table:table-cell office:value-type="float" office:value="0.49999460328573">
                <text:p>0.49999460328573</text:p>
              </table:table-cell>
              <table:table-cell office:value-type="float" office:value="0.49999467884812">
                <text:p>0.499994678848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50000164666674">
                <text:p>0.50000164666674</text:p>
              </table:table-cell>
              <table:table-cell office:value-type="float" office:value="0.50001075335288">
                <text:p>0.50001075335288</text:p>
              </table:table-cell>
              <table:table-cell office:value-type="float" office:value="0.49999475600602">
                <text:p>0.49999475600602</text:p>
              </table:table-cell>
              <table:table-cell office:value-type="float" office:value="0.49999572377078">
                <text:p>0.499995723770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50000128817749">
                <text:p>0.50000128817749</text:p>
              </table:table-cell>
              <table:table-cell office:value-type="float" office:value="0.50001068343731">
                <text:p>0.50001068343731</text:p>
              </table:table-cell>
              <table:table-cell office:value-type="float" office:value="0.49999492121851">
                <text:p>0.49999492121851</text:p>
              </table:table-cell>
              <table:table-cell office:value-type="float" office:value="0.49999668309854">
                <text:p>0.499996683098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50000095956697">
                <text:p>0.50000095956697</text:p>
              </table:table-cell>
              <table:table-cell office:value-type="float" office:value="0.50001056502817">
                <text:p>0.50001056502817</text:p>
              </table:table-cell>
              <table:table-cell office:value-type="float" office:value="0.49999509673462">
                <text:p>0.49999509673462</text:p>
              </table:table-cell>
              <table:table-cell office:value-type="float" office:value="0.49999756051398">
                <text:p>0.499997560513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50000065949688">
                <text:p>0.50000065949688</text:p>
              </table:table-cell>
              <table:table-cell office:value-type="float" office:value="0.50001040369151">
                <text:p>0.50001040369151</text:p>
              </table:table-cell>
              <table:table-cell office:value-type="float" office:value="0.49999528053715">
                <text:p>0.49999528053715</text:p>
              </table:table-cell>
              <table:table-cell office:value-type="float" office:value="0.4999983597634">
                <text:p>0.49999835976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50000038661692">
                <text:p>0.50000038661692</text:p>
              </table:table-cell>
              <table:table-cell office:value-type="float" office:value="0.50001020464878">
                <text:p>0.50001020464878</text:p>
              </table:table-cell>
              <table:table-cell office:value-type="float" office:value="0.49999547077339">
                <text:p>0.49999547077339</text:p>
              </table:table-cell>
              <table:table-cell office:value-type="float" office:value="0.49999908462969">
                <text:p>0.499999084629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50000013957301">
                <text:p>0.50000013957301</text:p>
              </table:table-cell>
              <table:table-cell office:value-type="float" office:value="0.50000997278484">
                <text:p>0.50000997278484</text:p>
              </table:table-cell>
              <table:table-cell office:value-type="float" office:value="0.49999566574804">
                <text:p>0.49999566574804</text:p>
              </table:table-cell>
              <table:table-cell office:value-type="float" office:value="0.49999973890782">
                <text:p>0.499999738907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49999991701473">
                <text:p>0.49999991701473</text:p>
              </table:table-cell>
              <table:table-cell office:value-type="float" office:value="0.50000971265683">
                <text:p>0.50000971265683</text:p>
              </table:table-cell>
              <table:table-cell office:value-type="float" office:value="0.49999586391608">
                <text:p>0.49999586391608</text:p>
              </table:table-cell>
              <table:table-cell office:value-type="float" office:value="0.50000032638287">
                <text:p>0.500000326382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49999971760201">
                <text:p>0.49999971760201</text:p>
              </table:table-cell>
              <table:table-cell office:value-type="float" office:value="0.50000942850395">
                <text:p>0.50000942850395</text:p>
              </table:table-cell>
              <table:table-cell office:value-type="float" office:value="0.49999606387553">
                <text:p>0.49999606387553</text:p>
              </table:table-cell>
              <table:table-cell office:value-type="float" office:value="0.5000008508103">
                <text:p>0.5000008508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49999954001102">
                <text:p>0.49999954001102</text:p>
              </table:table-cell>
              <table:table-cell office:value-type="float" office:value="0.50000912425781">
                <text:p>0.50000912425781</text:p>
              </table:table-cell>
              <table:table-cell office:value-type="float" office:value="0.49999626436013">
                <text:p>0.49999626436013</text:p>
              </table:table-cell>
              <table:table-cell office:value-type="float" office:value="0.50000131589859">
                <text:p>0.500001315898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4999993829394">
                <text:p>0.4999993829394</text:p>
              </table:table-cell>
              <table:table-cell office:value-type="float" office:value="0.50000880355336">
                <text:p>0.50000880355336</text:p>
              </table:table-cell>
              <table:table-cell office:value-type="float" office:value="0.49999646423218">
                <text:p>0.49999646423218</text:p>
              </table:table-cell>
              <table:table-cell office:value-type="float" office:value="0.50000172529379">
                <text:p>0.500001725293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49999924511088">
                <text:p>0.49999924511088</text:p>
              </table:table-cell>
              <table:table-cell office:value-type="float" office:value="0.50000846974025">
                <text:p>0.50000846974025</text:p>
              </table:table-cell>
              <table:table-cell office:value-type="float" office:value="0.49999666247528">
                <text:p>0.49999666247528</text:p>
              </table:table-cell>
              <table:table-cell office:value-type="float" office:value="0.50000208256615">
                <text:p>0.50000208256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5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ed_20__28_var_29_" svg:stroke-width="0.025cm" svg:stroke-color="#666666" draw:fill-color="#66666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98cm" svg:y="3.205cm" style:legend-expansion="high" chart:style-name="ch2"/>
        <chart:plot-area chart:style-name="ch3" table:cell-range-address="Sheet2.B1:Sheet2.C202 Sheet2.K1:Sheet2.K202 Sheet2.E1:Sheet2.E202 Sheet2.G1:Sheet2.G202 Sheet2.I1:Sheet2.I202" chart:data-source-has-labels="row" svg:x="0.32cm" svg:y="0.18cm" svg:width="11.258cm" svg:height="8.64cm">
          <chartooo:coordinate-region svg:x="1.047cm" svg:y="0.379cm" svg:width="10.2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202" chart:label-cell-address="Sheet2.C1:Sheet2.C1" chart:class="chart:scatter">
            <chart:domain table:cell-range-address="Sheet2.B2:Sheet2.B202"/>
            <chart:data-point chart:repeated="201"/>
          </chart:series>
          <chart:series chart:style-name="ch8" chart:values-cell-range-address="Sheet2.K2:Sheet2.K202" chart:label-cell-address="Sheet2.K1:Sheet2.K1" chart:class="chart:scatter">
            <chart:domain table:cell-range-address="Sheet2.J2:Sheet2.J202"/>
            <chart:data-point chart:repeated="201"/>
          </chart:series>
          <chart:series chart:style-name="ch9" chart:values-cell-range-address="Sheet2.E2:Sheet2.E202" chart:label-cell-address="Sheet2.E1:Sheet2.E1" chart:class="chart:scatter">
            <chart:domain table:cell-range-address="Sheet2.D2:Sheet2.D202"/>
            <chart:data-point chart:repeated="201"/>
          </chart:series>
          <chart:series chart:style-name="ch10" chart:values-cell-range-address="Sheet2.G2:Sheet2.G202" chart:label-cell-address="Sheet2.G1:Sheet2.G1" chart:class="chart:scatter">
            <chart:domain table:cell-range-address="Sheet2.F2:Sheet2.F202"/>
            <chart:data-point chart:repeated="201"/>
          </chart:series>
          <chart:series chart:style-name="ch11" chart:values-cell-range-address="Sheet2.I2:Sheet2.I202" chart:label-cell-address="Sheet2.I1:Sheet2.I1" chart:class="chart:scatter">
            <chart:domain table:cell-range-address="Sheet2.H2:Sheet2.H202"/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_cold_thick</text:p>
                <draw:g>
                  <svg:desc>Sheet2.C1:Sheet2.C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_stable</text:p>
                <draw:g>
                  <svg:desc>Sheet2.K1:Sheet2.K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_cold_thin</text:p>
                <draw:g>
                  <svg:desc>Sheet2.E1:Sheet2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_hot_thick</text:p>
                <draw:g>
                  <svg:desc>Sheet2.G1:Sheet2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_hot_thin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2.B2:Sheet2.B202</svg:desc>
                </draw:g>
              </table:table-cell>
              <table:table-cell office:value-type="float" office:value="0.35">
                <text:p>0.35</text:p>
                <draw:g>
                  <svg:desc>Sheet2.C2:Sheet2.C202</svg:desc>
                </draw:g>
              </table:table-cell>
              <table:table-cell office:value-type="float" office:value="0.5">
                <text:p>0.5</text:p>
                <draw:g>
                  <svg:desc>Sheet2.J2:Sheet2.J202</svg:desc>
                </draw:g>
              </table:table-cell>
              <table:table-cell office:value-type="float" office:value="0.5">
                <text:p>0.5</text:p>
                <draw:g>
                  <svg:desc>Sheet2.K2:Sheet2.K202</svg:desc>
                </draw:g>
              </table:table-cell>
              <table:table-cell office:value-type="float" office:value="0.6">
                <text:p>0.6</text:p>
                <draw:g>
                  <svg:desc>Sheet2.D2:Sheet2.D202</svg:desc>
                </draw:g>
              </table:table-cell>
              <table:table-cell office:value-type="float" office:value="0.35">
                <text:p>0.35</text:p>
                <draw:g>
                  <svg:desc>Sheet2.E2:Sheet2.E202</svg:desc>
                </draw:g>
              </table:table-cell>
              <table:table-cell office:value-type="float" office:value="1.4">
                <text:p>1.4</text:p>
                <draw:g>
                  <svg:desc>Sheet2.F2:Sheet2.F202</svg:desc>
                </draw:g>
              </table:table-cell>
              <table:table-cell office:value-type="float" office:value="0.65">
                <text:p>0.65</text:p>
                <draw:g>
                  <svg:desc>Sheet2.G2:Sheet2.G202</svg:desc>
                </draw:g>
              </table:table-cell>
              <table:table-cell office:value-type="float" office:value="0.6">
                <text:p>0.6</text:p>
                <draw:g>
                  <svg:desc>Sheet2.H2:Sheet2.H202</svg:desc>
                </draw:g>
              </table:table-cell>
              <table:table-cell office:value-type="float" office:value="0.65">
                <text:p>0.65</text:p>
                <draw:g>
                  <svg:desc>Sheet2.I2:Sheet2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810099128707">
                <text:p>1.3810099128707</text:p>
              </table:table-cell>
              <table:table-cell office:value-type="float" office:value="0.3714931955147">
                <text:p>0.3714931955147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62032383649383">
                <text:p>0.62032383649383</text:p>
              </table:table-cell>
              <table:table-cell office:value-type="float" office:value="0.34410053606131">
                <text:p>0.34410053606131</text:p>
              </table:table-cell>
              <table:table-cell office:value-type="float" office:value="1.3452605276916">
                <text:p>1.3452605276916</text:p>
              </table:table-cell>
              <table:table-cell office:value-type="float" office:value="0.64902907807307">
                <text:p>0.64902907807307</text:p>
              </table:table-cell>
              <table:table-cell office:value-type="float" office:value="0.60298185322202">
                <text:p>0.60298185322202</text:p>
              </table:table-cell>
              <table:table-cell office:value-type="float" office:value="0.63403555130759">
                <text:p>0.63403555130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616915212508">
                <text:p>1.3616915212508</text:p>
              </table:table-cell>
              <table:table-cell office:value-type="float" office:value="0.39102971818216">
                <text:p>0.3910297181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20275652817">
                <text:p>0.64120275652817</text:p>
              </table:table-cell>
              <table:table-cell office:value-type="float" office:value="0.33869738364808">
                <text:p>0.33869738364808</text:p>
              </table:table-cell>
              <table:table-cell office:value-type="float" office:value="1.2980863974284">
                <text:p>1.2980863974284</text:p>
              </table:table-cell>
              <table:table-cell office:value-type="float" office:value="0.64680866097141">
                <text:p>0.64680866097141</text:p>
              </table:table-cell>
              <table:table-cell office:value-type="float" office:value="0.60679075332717">
                <text:p>0.60679075332717</text:p>
              </table:table-cell>
              <table:table-cell office:value-type="float" office:value="0.61904103081029">
                <text:p>0.61904103081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23071267708">
                <text:p>1.3423071267708</text:p>
              </table:table-cell>
              <table:table-cell office:value-type="float" office:value="0.40869887113606">
                <text:p>0.4086988711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25832456797">
                <text:p>0.6625832456797</text:p>
              </table:table-cell>
              <table:table-cell office:value-type="float" office:value="0.33381890708011">
                <text:p>0.33381890708011</text:p>
              </table:table-cell>
              <table:table-cell office:value-type="float" office:value="1.2570964929644">
                <text:p>1.2570964929644</text:p>
              </table:table-cell>
              <table:table-cell office:value-type="float" office:value="0.6436721591722">
                <text:p>0.6436721591722</text:p>
              </table:table-cell>
              <table:table-cell office:value-type="float" office:value="0.61137208291224">
                <text:p>0.61137208291224</text:p>
              </table:table-cell>
              <table:table-cell office:value-type="float" office:value="0.60493380588663">
                <text:p>0.60493380588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30662133243">
                <text:p>1.3230662133243</text:p>
              </table:table-cell>
              <table:table-cell office:value-type="float" office:value="0.42460603174358">
                <text:p>0.4246060317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40176537149">
                <text:p>0.68440176537149</text:p>
              </table:table-cell>
              <table:table-cell office:value-type="float" office:value="0.32949398141902">
                <text:p>0.32949398141902</text:p>
              </table:table-cell>
              <table:table-cell office:value-type="float" office:value="1.2212446893909">
                <text:p>1.2212446893909</text:p>
              </table:table-cell>
              <table:table-cell office:value-type="float" office:value="0.63986563193446">
                <text:p>0.63986563193446</text:p>
              </table:table-cell>
              <table:table-cell office:value-type="float" office:value="0.61667726965585">
                <text:p>0.61667726965585</text:p>
              </table:table-cell>
              <table:table-cell office:value-type="float" office:value="0.59164336746836">
                <text:p>0.59164336746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41333801544">
                <text:p>1.3041333801544</text:p>
              </table:table-cell>
              <table:table-cell office:value-type="float" office:value="0.4388657556285">
                <text:p>0.438865755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58450444846">
                <text:p>0.70658450444846</text:p>
              </table:table-cell>
              <table:table-cell office:value-type="float" office:value="0.32575127463078">
                <text:p>0.32575127463078</text:p>
              </table:table-cell>
              <table:table-cell office:value-type="float" office:value="1.1897205748287">
                <text:p>1.1897205748287</text:p>
              </table:table-cell>
              <table:table-cell office:value-type="float" office:value="0.63557373737812">
                <text:p>0.63557373737812</text:p>
              </table:table-cell>
              <table:table-cell office:value-type="float" office:value="0.62266250598615">
                <text:p>0.62266250598615</text:p>
              </table:table-cell>
              <table:table-cell office:value-type="float" office:value="0.57910946778486">
                <text:p>0.57910946778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856356108239">
                <text:p>1.2856356108239</text:p>
              </table:table-cell>
              <table:table-cell office:value-type="float" office:value="0.45159654847891">
                <text:p>0.4515965484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904739614742">
                <text:p>0.72904739614742</text:p>
              </table:table-cell>
              <table:table-cell office:value-type="float" office:value="0.32261843070319">
                <text:p>0.32261843070319</text:p>
              </table:table-cell>
              <table:table-cell office:value-type="float" office:value="1.1618842140598">
                <text:p>1.1618842140598</text:p>
              </table:table-cell>
              <table:table-cell office:value-type="float" office:value="0.63093694940895">
                <text:p>0.63093694940895</text:p>
              </table:table-cell>
              <table:table-cell office:value-type="float" office:value="0.62928768012639">
                <text:p>0.62928768012639</text:p>
              </table:table-cell>
              <table:table-cell office:value-type="float" office:value="0.56728059433745">
                <text:p>0.56728059433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76687231947">
                <text:p>1.2676687231947</text:p>
              </table:table-cell>
              <table:table-cell office:value-type="float" office:value="0.46291701664472">
                <text:p>0.4629170166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169645048377">
                <text:p>0.75169645048377</text:p>
              </table:table-cell>
              <table:table-cell office:value-type="float" office:value="0.32012116657622">
                <text:p>0.32012116657622</text:p>
              </table:table-cell>
              <table:table-cell office:value-type="float" office:value="1.1372218862069">
                <text:p>1.1372218862069</text:p>
              </table:table-cell>
              <table:table-cell office:value-type="float" office:value="0.62606331996081">
                <text:p>0.62606331996081</text:p>
              </table:table-cell>
              <table:table-cell office:value-type="float" office:value="0.63651547507565">
                <text:p>0.63651547507565</text:p>
              </table:table-cell>
              <table:table-cell office:value-type="float" office:value="0.55611270735837">
                <text:p>0.55611270735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03029626962">
                <text:p>1.2503029626962</text:p>
              </table:table-cell>
              <table:table-cell office:value-type="float" office:value="0.47294312469614">
                <text:p>0.4729431246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44284443259">
                <text:p>0.7744284443259</text:p>
              </table:table-cell>
              <table:table-cell office:value-type="float" office:value="0.31828230433609">
                <text:p>0.31828230433609</text:p>
              </table:table-cell>
              <table:table-cell office:value-type="float" office:value="1.1153152172965">
                <text:p>1.1153152172965</text:p>
              </table:table-cell>
              <table:table-cell office:value-type="float" office:value="0.62103671611222">
                <text:p>0.62103671611222</text:p>
              </table:table-cell>
              <table:table-cell office:value-type="float" office:value="0.64431060305114">
                <text:p>0.64431060305114</text:p>
              </table:table-cell>
              <table:table-cell office:value-type="float" office:value="0.54556818472615">
                <text:p>0.54556818472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35877708519">
                <text:p>1.2335877708519</text:p>
              </table:table-cell>
              <table:table-cell office:value-type="float" office:value="0.48178632057252">
                <text:p>0.4817863205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13199842839">
                <text:p>0.79713199842839</text:p>
              </table:table-cell>
              <table:table-cell office:value-type="float" office:value="0.31712076912296">
                <text:p>0.31712076912296</text:p>
              </table:table-cell>
              <table:table-cell office:value-type="float" office:value="1.0958191356723">
                <text:p>1.0958191356723</text:p>
              </table:table-cell>
              <table:table-cell office:value-type="float" office:value="0.61592271056682">
                <text:p>0.61592271056682</text:p>
              </table:table-cell>
              <table:table-cell office:value-type="float" office:value="0.65263915119813">
                <text:p>0.65263915119813</text:p>
              </table:table-cell>
              <table:table-cell office:value-type="float" office:value="0.53561493070638">
                <text:p>0.53561493070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7555798431">
                <text:p>1.217555798431</text:p>
              </table:table-cell>
              <table:table-cell office:value-type="float" office:value="0.48955232651566">
                <text:p>0.4895523265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6890523833">
                <text:p>0.8196890523833</text:p>
              </table:table-cell>
              <table:table-cell office:value-type="float" office:value="0.31665059179971">
                <text:p>0.31665059179971</text:p>
              </table:table-cell>
              <table:table-cell office:value-type="float" office:value="1.07844579719">
                <text:p>1.07844579719</text:p>
              </table:table-cell>
              <table:table-cell office:value-type="float" office:value="0.61077287010188">
                <text:p>0.61077287010188</text:p>
              </table:table-cell>
              <table:table-cell office:value-type="float" office:value="0.66146802070697">
                <text:p>0.66146802070697</text:p>
              </table:table-cell>
              <table:table-cell office:value-type="float" office:value="0.52622561482852">
                <text:p>0.52622561482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022262490691">
                <text:p>1.2022262490691</text:p>
              </table:table-cell>
              <table:table-cell office:value-type="float" office:value="0.49634043086792">
                <text:p>0.4963404308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19767254237">
                <text:p>0.8419767254237</text:p>
              </table:table-cell>
              <table:table-cell office:value-type="float" office:value="0.31687996263174">
                <text:p>0.31687996263174</text:p>
              </table:table-cell>
              <table:table-cell office:value-type="float" office:value="1.0629526463665">
                <text:p>1.0629526463665</text:p>
              </table:table-cell>
              <table:table-cell office:value-type="float" office:value="0.60562792669216">
                <text:p>0.60562792669216</text:p>
              </table:table-cell>
              <table:table-cell office:value-type="float" office:value="0.67076444633804">
                <text:p>0.67076444633804</text:p>
              </table:table-cell>
              <table:table-cell office:value-type="float" office:value="0.51737701347659">
                <text:p>0.51737701347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876076428406">
                <text:p>1.1876076428406</text:p>
              </table:table-cell>
              <table:table-cell office:value-type="float" office:value="0.5022431491101">
                <text:p>0.502243149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386952463824">
                <text:p>0.86386952463824</text:p>
              </table:table-cell>
              <table:table-cell office:value-type="float" office:value="0.31781038695397">
                <text:p>0.31781038695397</text:p>
              </table:table-cell>
              <table:table-cell office:value-type="float" office:value="1.0491334036263">
                <text:p>1.0491334036263</text:p>
              </table:table-cell>
              <table:table-cell office:value-type="float" office:value="0.60052015321445">
                <text:p>0.60052015321445</text:p>
              </table:table-cell>
              <table:table-cell office:value-type="float" office:value="0.68049558718222">
                <text:p>0.68049558718222</text:p>
              </table:table-cell>
              <table:table-cell office:value-type="float" office:value="0.5090494319391">
                <text:p>0.5090494319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37000855242">
                <text:p>1.1737000855242</text:p>
              </table:table-cell>
              <table:table-cell office:value-type="float" office:value="0.50734615106271">
                <text:p>0.5073461510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524183454926">
                <text:p>0.88524183454926</text:p>
              </table:table-cell>
              <table:table-cell office:value-type="float" office:value="0.3194359950272">
                <text:p>0.3194359950272</text:p>
              </table:table-cell>
              <table:table-cell office:value-type="float" office:value="1.0368111618843">
                <text:p>1.0368111618843</text:p>
              </table:table-cell>
              <table:table-cell office:value-type="float" office:value="0.59547516480704">
                <text:p>0.59547516480704</text:p>
              </table:table-cell>
              <table:table-cell office:value-type="float" office:value="0.69062818253331">
                <text:p>0.69062818253331</text:p>
              </table:table-cell>
              <table:table-cell office:value-type="float" office:value="0.50122619333954">
                <text:p>0.50122619333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04971217503">
                <text:p>1.1604971217503</text:p>
              </table:table-cell>
              <table:table-cell office:value-type="float" office:value="0.51172837481978">
                <text:p>0.5117283748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97059589831">
                <text:p>0.90597059589831</text:p>
              </table:table-cell>
              <table:table-cell office:value-type="float" office:value="0.32174305522943">
                <text:p>0.32174305522943</text:p>
              </table:table-cell>
              <table:table-cell office:value-type="float" office:value="1.0258330294143">
                <text:p>1.0258330294143</text:p>
              </table:table-cell>
              <table:table-cell office:value-type="float" office:value="0.59051329834448">
                <text:p>0.59051329834448</text:p>
              </table:table-cell>
              <table:table-cell office:value-type="float" office:value="0.70112826880478">
                <text:p>0.70112826880478</text:p>
              </table:table-cell>
              <table:table-cell office:value-type="float" office:value="0.49389317726854">
                <text:p>0.49389317726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79872410861">
                <text:p>1.1479872410861</text:p>
              </table:table-cell>
              <table:table-cell office:value-type="float" office:value="0.51546226708722">
                <text:p>0.5154622670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593805989821">
                <text:p>0.92593805989821</text:p>
              </table:table-cell>
              <table:table-cell office:value-type="float" office:value="0.32470973201807">
                <text:p>0.32470973201807</text:p>
              </table:table-cell>
              <table:table-cell office:value-type="float" office:value="1.0160659236598">
                <text:p>1.0160659236598</text:p>
              </table:table-cell>
              <table:table-cell office:value-type="float" office:value="0.58565067831672">
                <text:p>0.58565067831672</text:p>
              </table:table-cell>
              <table:table-cell office:value-type="float" office:value="0.71196095542119">
                <text:p>0.71196095542119</text:p>
              </table:table-cell>
              <table:table-cell office:value-type="float" office:value="0.48703839962553">
                <text:p>0.48703839962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361550967101">
                <text:p>1.1361550967101</text:p>
              </table:table-cell>
              <table:table-cell office:value-type="float" office:value="0.51861410474235">
                <text:p>0.51861410474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503449005036">
                <text:p>0.94503449005036</text:p>
              </table:table-cell>
              <table:table-cell office:value-type="float" office:value="0.3283061179298">
                <text:p>0.3283061179298</text:p>
              </table:table-cell>
              <table:table-cell office:value-type="float" office:value="1.0073932336417">
                <text:p>1.0073932336417</text:p>
              </table:table-cell>
              <table:table-cell office:value-type="float" office:value="0.58090004682222">
                <text:p>0.58090004682222</text:p>
              </table:table-cell>
              <table:table-cell office:value-type="float" office:value="0.72309025873797">
                <text:p>0.72309025873797</text:p>
              </table:table-cell>
              <table:table-cell office:value-type="float" office:value="0.48065162517161">
                <text:p>0.48065162517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2498248741">
                <text:p>1.12498248741</text:p>
              </table:table-cell>
              <table:table-cell office:value-type="float" office:value="0.52124436425901">
                <text:p>0.5212443642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316067917771">
                <text:p>0.96316067917771</text:p>
              </table:table-cell>
              <table:table-cell office:value-type="float" office:value="0.33249455306442">
                <text:p>0.33249455306442</text:p>
              </table:table-cell>
              <table:table-cell office:value-type="float" office:value="0.999712146211">
                <text:p>0.999712146211</text:p>
              </table:table-cell>
              <table:table-cell office:value-type="float" office:value="0.57627141428002">
                <text:p>0.57627141428002</text:p>
              </table:table-cell>
              <table:table-cell office:value-type="float" office:value="0.73447899389265">
                <text:p>0.73447899389265</text:p>
              </table:table-cell>
              <table:table-cell office:value-type="float" office:value="0.47472400673517">
                <text:p>0.47472400673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44491455539">
                <text:p>1.1144491455539</text:p>
              </table:table-cell>
              <table:table-cell office:value-type="float" office:value="0.52340811476544">
                <text:p>0.5234081147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023015581897">
                <text:p>0.98023015581897</text:p>
              </table:table-cell>
              <table:table-cell office:value-type="float" office:value="0.33723022741133">
                <text:p>0.33723022741133</text:p>
              </table:table-cell>
              <table:table-cell office:value-type="float" office:value="0.99293148556933">
                <text:p>0.99293148556933</text:p>
              </table:table-cell>
              <table:table-cell office:value-type="float" office:value="0.57177257261742">
                <text:p>0.57177257261742</text:p>
              </table:table-cell>
              <table:table-cell office:value-type="float" office:value="0.74608872491013">
                <text:p>0.74608872491013</text:p>
              </table:table-cell>
              <table:table-cell office:value-type="float" office:value="0.46924774678064">
                <text:p>0.46924774678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45333665875">
                <text:p>1.1045333665875</text:p>
              </table:table-cell>
              <table:table-cell office:value-type="float" office:value="0.52515541746221">
                <text:p>0.52515541746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17097145412">
                <text:p>0.99617097145412</text:p>
              </table:table-cell>
              <table:table-cell office:value-type="float" office:value="0.34246204281801">
                <text:p>0.34246204281801</text:p>
              </table:table-cell>
              <table:table-cell office:value-type="float" office:value="0.98696995388262">
                <text:p>0.98696995388262</text:p>
              </table:table-cell>
              <table:table-cell office:value-type="float" office:value="0.56740950209341">
                <text:p>0.56740950209341</text:p>
              </table:table-cell>
              <table:table-cell office:value-type="float" office:value="0.75787977342402">
                <text:p>0.75787977342402</text:p>
              </table:table-cell>
              <table:table-cell office:value-type="float" office:value="0.46421577859087">
                <text:p>0.46421577859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52125095014">
                <text:p>1.0952125095014</text:p>
              </table:table-cell>
              <table:table-cell office:value-type="float" office:value="0.52653171938401">
                <text:p>0.5265317193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9269866514">
                <text:p>1.0109269866514</text:p>
              </table:table-cell>
              <table:table-cell office:value-type="float" office:value="0.34813369432185">
                <text:p>0.34813369432185</text:p>
              </table:table-cell>
              <table:table-cell office:value-type="float" office:value="0.98175468842615">
                <text:p>0.98175468842615</text:p>
              </table:table-cell>
              <table:table-cell office:value-type="float" office:value="0.56318669525576">
                <text:p>0.56318669525576</text:p>
              </table:table-cell>
              <table:table-cell office:value-type="float" office:value="0.76981128605661">
                <text:p>0.76981128605661</text:p>
              </table:table-cell>
              <table:table-cell office:value-type="float" office:value="0.45962146566631">
                <text:p>0.45962146566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64633925355">
                <text:p>1.0864633925355</text:p>
              </table:table-cell>
              <table:table-cell office:value-type="float" office:value="0.52757823341918">
                <text:p>0.5275782334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44586073877">
                <text:p>1.0244586073877</text:p>
              </table:table-cell>
              <table:table-cell office:value-type="float" office:value="0.35418491678429">
                <text:p>0.35418491678429</text:p>
              </table:table-cell>
              <table:table-cell office:value-type="float" office:value="0.97722007080574">
                <text:p>0.97722007080574</text:p>
              </table:table-cell>
              <table:table-cell office:value-type="float" office:value="0.55910741584762">
                <text:p>0.55910741584762</text:p>
              </table:table-cell>
              <table:table-cell office:value-type="float" office:value="0.78184135984577">
                <text:p>0.78184135984577</text:p>
              </table:table-cell>
              <table:table-cell office:value-type="float" office:value="0.45545831912393">
                <text:p>0.45545831912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8262604043">
                <text:p>1.078262604043</text:p>
              </table:table-cell>
              <table:table-cell office:value-type="float" office:value="0.52833229940863">
                <text:p>0.5283322994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67429589364">
                <text:p>1.0367429589364</text:p>
              </table:table-cell>
              <table:table-cell office:value-type="float" office:value="0.36055283367115">
                <text:p>0.36055283367115</text:p>
              </table:table-cell>
              <table:table-cell office:value-type="float" office:value="0.97330673862588">
                <text:p>0.97330673862588</text:p>
              </table:table-cell>
              <table:table-cell office:value-type="float" office:value="0.55517390683586">
                <text:p>0.55517390683586</text:p>
              </table:table-cell>
              <table:table-cell office:value-type="float" office:value="0.79392722415387">
                <text:p>0.79392722415387</text:p>
              </table:table-cell>
              <table:table-cell office:value-type="float" office:value="0.45171973388756">
                <text:p>0.45171973388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705867448256">
                <text:p>1.0705867448256</text:p>
              </table:table-cell>
              <table:table-cell office:value-type="float" office:value="0.52882772327223">
                <text:p>0.52882772327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77735200386">
                <text:p>1.0477735200386</text:p>
              </table:table-cell>
              <table:table-cell office:value-type="float" office:value="0.36717334118215">
                <text:p>0.36717334118215</text:p>
              </table:table-cell>
              <table:table-cell office:value-type="float" office:value="0.96996076097934">
                <text:p>0.96996076097934</text:p>
              </table:table-cell>
              <table:table-cell office:value-type="float" office:value="0.55138755722395">
                <text:p>0.55138755722395</text:p>
              </table:table-cell>
              <table:table-cell office:value-type="float" office:value="0.80602547628675">
                <text:p>0.80602547628675</text:p>
              </table:table-cell>
              <table:table-cell office:value-type="float" office:value="0.4483987452901">
                <text:p>0.4483987452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634126152591">
                <text:p>1.0634126152591</text:p>
              </table:table-cell>
              <table:table-cell office:value-type="float" office:value="0.52909509264404">
                <text:p>0.5290950926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75592711079">
                <text:p>1.0575592711079</text:p>
              </table:table-cell>
              <table:table-cell office:value-type="float" office:value="0.37398246279972">
                <text:p>0.37398246279972</text:p>
              </table:table-cell>
              <table:table-cell office:value-type="float" office:value="0.96713294753217">
                <text:p>0.96713294753217</text:p>
              </table:table-cell>
              <table:table-cell office:value-type="float" office:value="0.54774903715592">
                <text:p>0.54774903715592</text:p>
              </table:table-cell>
              <table:table-cell office:value-type="float" office:value="0.81809236665301">
                <text:p>0.81809236665301</text:p>
              </table:table-cell>
              <table:table-cell office:value-type="float" office:value="0.44548780834204">
                <text:p>0.44548780834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67173580684">
                <text:p>1.0567173580684</text:p>
              </table:table-cell>
              <table:table-cell office:value-type="float" office:value="0.52916206858452">
                <text:p>0.5291620685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61234343082">
                <text:p>1.0661234343082</text:p>
              </table:table-cell>
              <table:table-cell office:value-type="float" office:value="0.38091761608698">
                <text:p>0.38091761608698</text:p>
              </table:table-cell>
              <table:table-cell office:value-type="float" office:value="0.96477826718581">
                <text:p>0.96477826718581</text:p>
              </table:table-cell>
              <table:table-cell office:value-type="float" office:value="0.54425840696997">
                <text:p>0.54425840696997</text:p>
              </table:table-cell>
              <table:table-cell office:value-type="float" office:value="0.83008412781876">
                <text:p>0.83008412781876</text:p>
              </table:table-cell>
              <table:table-cell office:value-type="float" office:value="0.4429786029486">
                <text:p>0.4429786029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04785655892">
                <text:p>1.0504785655892</text:p>
              </table:table-cell>
              <table:table-cell office:value-type="float" office:value="0.5290536536909">
                <text:p>0.529053653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3501898954">
                <text:p>1.073501898954</text:p>
              </table:table-cell>
              <table:table-cell office:value-type="float" office:value="0.38791874408358">
                <text:p>0.38791874408358</text:p>
              </table:table-cell>
              <table:table-cell office:value-type="float" office:value="0.9628553572199">
                <text:p>0.9628553572199</text:p>
              </table:table-cell>
              <table:table-cell office:value-type="float" office:value="0.54091520659855">
                <text:p>0.54091520659855</text:p>
              </table:table-cell>
              <table:table-cell office:value-type="float" office:value="0.84195734000582">
                <text:p>0.84195734000582</text:p>
              </table:table-cell>
              <table:table-cell office:value-type="float" office:value="0.44086186488583">
                <text:p>0.44086186488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46743586949">
                <text:p>1.0446743586949</text:p>
              </table:table-cell>
              <table:table-cell office:value-type="float" office:value="0.52879243743206">
                <text:p>0.5287924374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97414324384">
                <text:p>1.0797414324384</text:p>
              </table:table-cell>
              <table:table-cell office:value-type="float" office:value="0.39492927649727">
                <text:p>0.39492927649727</text:p>
              </table:table-cell>
              <table:table-cell office:value-type="float" office:value="0.9613261074539">
                <text:p>0.9613261074539</text:p>
              </table:table-cell>
              <table:table-cell office:value-type="float" office:value="0.53771852567071">
                <text:p>0.53771852567071</text:p>
              </table:table-cell>
              <table:table-cell office:value-type="float" office:value="0.85366932491342">
                <text:p>0.85366932491342</text:p>
              </table:table-cell>
              <table:table-cell office:value-type="float" office:value="0.43912725152854">
                <text:p>0.439127251528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392834432198">
                <text:p>1.0392834432198</text:p>
              </table:table-cell>
              <table:table-cell office:value-type="float" office:value="0.52839881985737">
                <text:p>0.5283988198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48977754828">
                <text:p>1.0848977754828</text:p>
              </table:table-cell>
              <table:table-cell office:value-type="float" office:value="0.40189689957731">
                <text:p>0.40189689957731</text:p>
              </table:table-cell>
              <table:table-cell office:value-type="float" office:value="0.96015530721082">
                <text:p>0.96015530721082</text:p>
              </table:table-cell>
              <table:table-cell office:value-type="float" office:value="0.53466706448427">
                <text:p>0.53466706448427</text:p>
              </table:table-cell>
              <table:table-cell office:value-type="float" office:value="0.86517855675667">
                <text:p>0.86517855675667</text:p>
              </table:table-cell>
              <table:table-cell office:value-type="float" office:value="0.43776323268381">
                <text:p>0.43776323268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42851485953">
                <text:p>1.0342851485953</text:p>
              </table:table-cell>
              <table:table-cell office:value-type="float" office:value="0.52789121501967">
                <text:p>0.5278912150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90337123944">
                <text:p>1.0890337123944</text:p>
              </table:table-cell>
              <table:table-cell office:value-type="float" office:value="0.40877412674171">
                <text:p>0.40877412674171</text:p>
              </table:table-cell>
              <table:table-cell office:value-type="float" office:value="0.95931034454869">
                <text:p>0.95931034454869</text:p>
              </table:table-cell>
              <table:table-cell office:value-type="float" office:value="0.5317591818235">
                <text:p>0.5317591818235</text:p>
              </table:table-cell>
              <table:table-cell office:value-type="float" office:value="0.87644508295346">
                <text:p>0.87644508295346</text:p>
              </table:table-cell>
              <table:table-cell office:value-type="float" office:value="0.43675704321262">
                <text:p>0.43675704321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296594525223">
                <text:p>1.0296594525223</text:p>
              </table:table-cell>
              <table:table-cell office:value-type="float" office:value="0.5272862355479">
                <text:p>0.527286235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2217194098">
                <text:p>1.092217194098</text:p>
              </table:table-cell>
              <table:table-cell office:value-type="float" office:value="0.4155186736615">
                <text:p>0.4155186736615</text:p>
              </table:table-cell>
              <table:table-cell office:value-type="float" office:value="0.95876094962997">
                <text:p>0.95876094962997</text:p>
              </table:table-cell>
              <table:table-cell office:value-type="float" office:value="0.52899293507618">
                <text:p>0.52899293507618</text:p>
              </table:table-cell>
              <table:table-cell office:value-type="float" office:value="0.88743093549011">
                <text:p>0.88743093549011</text:p>
              </table:table-cell>
              <table:table-cell office:value-type="float" office:value="0.43609463186955">
                <text:p>0.43609463186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253869947602">
                <text:p>1.0253869947602</text:p>
              </table:table-cell>
              <table:table-cell office:value-type="float" office:value="0.52659885983269">
                <text:p>0.5265988598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5195760056">
                <text:p>1.0945195760056</text:p>
              </table:table-cell>
              <table:table-cell office:value-type="float" office:value="0.42209365089728">
                <text:p>0.42209365089728</text:p>
              </table:table-cell>
              <table:table-cell office:value-type="float" office:value="0.95847897524102">
                <text:p>0.95847897524102</text:p>
              </table:table-cell>
              <table:table-cell office:value-type="float" office:value="0.52636611371736">
                <text:p>0.52636611371736</text:p>
              </table:table-cell>
              <table:table-cell office:value-type="float" office:value="0.89810052986274">
                <text:p>0.89810052986274</text:p>
              </table:table-cell>
              <table:table-cell office:value-type="float" office:value="0.43576067621814">
                <text:p>0.43576067621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214490825174">
                <text:p>1.0214490825174</text:p>
              </table:table-cell>
              <table:table-cell office:value-type="float" office:value="0.52584258327032">
                <text:p>0.5258425832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60140161329">
                <text:p>1.0960140161329</text:p>
              </table:table-cell>
              <table:table-cell office:value-type="float" office:value="0.42846759401509">
                <text:p>0.42846759401509</text:p>
              </table:table-cell>
              <table:table-cell office:value-type="float" office:value="0.95843820868885">
                <text:p>0.95843820868885</text:p>
              </table:table-cell>
              <table:table-cell office:value-type="float" office:value="0.52387626756728">
                <text:p>0.52387626756728</text:p>
              </table:table-cell>
              <table:table-cell office:value-type="float" office:value="0.90842103503084">
                <text:p>0.90842103503084</text:p>
              </table:table-cell>
              <table:table-cell office:value-type="float" office:value="0.43573862593924">
                <text:p>0.43573862593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78276894378">
                <text:p>1.0178276894378</text:p>
              </table:table-cell>
              <table:table-cell office:value-type="float" office:value="0.52502955495996">
                <text:p>0.5250295549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67740627976">
                <text:p>1.0967740627976</text:p>
              </table:table-cell>
              <table:table-cell office:value-type="float" office:value="0.43461435538095">
                <text:p>0.43461435538095</text:p>
              </table:table-cell>
              <table:table-cell office:value-type="float" office:value="0.95861421023505">
                <text:p>0.95861421023505</text:p>
              </table:table-cell>
              <table:table-cell office:value-type="float" office:value="0.52152073096708">
                <text:p>0.52152073096708</text:p>
              </table:table-cell>
              <table:table-cell office:value-type="float" office:value="0.91836270487149">
                <text:p>0.91836270487149</text:p>
              </table:table-cell>
              <table:table-cell office:value-type="float" office:value="0.4360107830404">
                <text:p>0.4360107830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45054497794">
                <text:p>1.0145054497794</text:p>
              </table:table-cell>
              <table:table-cell office:value-type="float" office:value="0.52417070118024">
                <text:p>0.52417070118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6872446812">
                <text:p>1.096872446812</text:p>
              </table:table-cell>
              <table:table-cell office:value-type="float" office:value="0.44051288378499">
                <text:p>0.44051288378499</text:p>
              </table:table-cell>
              <table:table-cell office:value-type="float" office:value="0.95898417398475">
                <text:p>0.95898417398475</text:p>
              </table:table-cell>
              <table:table-cell office:value-type="float" office:value="0.5192966438006">
                <text:p>0.5192966438006</text:p>
              </table:table-cell>
              <table:table-cell office:value-type="float" office:value="0.92789916160708">
                <text:p>0.92789916160708</text:p>
              </table:table-cell>
              <table:table-cell office:value-type="float" office:value="0.43655841327406">
                <text:p>0.436558413274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14656490573">
                <text:p>1.0114656490573</text:p>
              </table:table-cell>
              <table:table-cell office:value-type="float" office:value="0.52327583688885">
                <text:p>0.52327583688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63800809899">
                <text:p>1.0963800809899</text:p>
              </table:table-cell>
              <table:table-cell office:value-type="float" office:value="0.44614691806594">
                <text:p>0.44614691806594</text:p>
              </table:table-cell>
              <table:table-cell office:value-type="float" office:value="0.95952680776917">
                <text:p>0.95952680776917</text:p>
              </table:table-cell>
              <table:table-cell office:value-type="float" office:value="0.5172009701142">
                <text:p>0.5172009701142</text:p>
              </table:table-cell>
              <table:table-cell office:value-type="float" office:value="0.93700762348513">
                <text:p>0.93700762348513</text:p>
              </table:table-cell>
              <table:table-cell office:value-type="float" office:value="0.43736188527933">
                <text:p>0.43736188527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86922121577">
                <text:p>1.0086922121577</text:p>
              </table:table-cell>
              <table:table-cell office:value-type="float" office:value="0.52235376640213">
                <text:p>0.5223537664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53652602959">
                <text:p>1.0953652602959</text:p>
              </table:table-cell>
              <table:table-cell office:value-type="float" office:value="0.4515046194546">
                <text:p>0.4515046194546</text:p>
              </table:table-cell>
              <table:table-cell office:value-type="float" office:value="0.96022222907334">
                <text:p>0.96022222907334</text:p>
              </table:table-cell>
              <table:table-cell office:value-type="float" office:value="0.51523051493997">
                <text:p>0.51523051493997</text:p>
              </table:table-cell>
              <table:table-cell office:value-type="float" office:value="0.94566907106021">
                <text:p>0.94566907106021</text:p>
              </table:table-cell>
              <table:table-cell office:value-type="float" office:value="0.43840083546367">
                <text:p>0.438400835463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61696897181">
                <text:p>1.0061696897181</text:p>
              </table:table-cell>
              <table:table-cell office:value-type="float" office:value="0.52141237432153">
                <text:p>0.5214123743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38930490672">
                <text:p>1.0938930490672</text:p>
              </table:table-cell>
              <table:table-cell office:value-type="float" office:value="0.45657816489175">
                <text:p>0.45657816489175</text:p>
              </table:table-cell>
              <table:table-cell office:value-type="float" office:value="0.96105187448685">
                <text:p>0.96105187448685</text:p>
              </table:table-cell>
              <table:table-cell office:value-type="float" office:value="0.51338193980627">
                <text:p>0.51338193980627</text:p>
              </table:table-cell>
              <table:table-cell office:value-type="float" office:value="0.95386834844495">
                <text:p>0.95386834844495</text:p>
              </table:table-cell>
              <table:table-cell office:value-type="float" office:value="0.43965434514088">
                <text:p>0.43965434514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3883243389">
                <text:p>1.003883243389</text:p>
              </table:table-cell>
              <table:table-cell office:value-type="float" office:value="0.52045870768594">
                <text:p>0.5204587076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20248372075">
                <text:p>1.0920248372075</text:p>
              </table:table-cell>
              <table:table-cell office:value-type="float" office:value="0.46136332051891">
                <text:p>0.46136332051891</text:p>
              </table:table-cell>
              <table:table-cell office:value-type="float" office:value="0.96199842051394">
                <text:p>0.96199842051394</text:p>
              </table:table-cell>
              <table:table-cell office:value-type="float" office:value="0.5116517773173">
                <text:p>0.5116517773173</text:p>
              </table:table-cell>
              <table:table-cell office:value-type="float" office:value="0.96159419842126">
                <text:p>0.96159419842126</text:p>
              </table:table-cell>
              <table:table-cell office:value-type="float" office:value="0.44110115319569">
                <text:p>0.44110115319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18186304549">
                <text:p>1.0018186304549</text:p>
              </table:table-cell>
              <table:table-cell office:value-type="float" office:value="0.51949905024292">
                <text:p>0.5194990502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98180447458">
                <text:p>1.0898180447458</text:p>
              </table:table-cell>
              <table:table-cell office:value-type="float" office:value="0.46585901123802">
                <text:p>0.46585901123802</text:p>
              </table:table-cell>
              <table:table-cell office:value-type="float" office:value="0.96304571388253">
                <text:p>0.96304571388253</text:p>
              </table:table-cell>
              <table:table-cell office:value-type="float" office:value="0.51003644509771">
                <text:p>0.51003644509771</text:p>
              </table:table-cell>
              <table:table-cell office:value-type="float" office:value="0.96883923144843">
                <text:p>0.96883923144843</text:p>
              </table:table-cell>
              <table:table-cell office:value-type="float" office:value="0.4427198435418">
                <text:p>0.44271984354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96218817585">
                <text:p>0.99996218817585</text:p>
              </table:table-cell>
              <table:table-cell office:value-type="float" office:value="0.51853898965083">
                <text:p>0.5185389896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3259532764">
                <text:p>1.0873259532764</text:p>
              </table:table-cell>
              <table:table-cell office:value-type="float" office:value="0.47006689895513">
                <text:p>0.47006689895513</text:p>
              </table:table-cell>
              <table:table-cell office:value-type="float" office:value="0.96417870975087">
                <text:p>0.96417870975087</text:p>
              </table:table-cell>
              <table:table-cell office:value-type="float" office:value="0.5085322593257">
                <text:p>0.5085322593257</text:p>
              </table:table-cell>
              <table:table-cell office:value-type="float" office:value="0.97559983360916">
                <text:p>0.97559983360916</text:p>
              </table:table-cell>
              <table:table-cell office:value-type="float" office:value="0.44448905457567">
                <text:p>0.444489054575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830081811628">
                <text:p>0.99830081811628</text:p>
              </table:table-cell>
              <table:table-cell office:value-type="float" office:value="0.51758347834676">
                <text:p>0.5175834783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45976431433">
                <text:p>1.0845976431433</text:p>
              </table:table-cell>
              <table:table-cell office:value-type="float" office:value="0.47399097905155">
                <text:p>0.47399097905155</text:p>
              </table:table-cell>
              <table:table-cell office:value-type="float" office:value="0.96538341643386">
                <text:p>0.96538341643386</text:p>
              </table:table-cell>
              <table:table-cell office:value-type="float" office:value="0.50713544801683">
                <text:p>0.50713544801683</text:p>
              </table:table-cell>
              <table:table-cell office:value-type="float" office:value="0.98187601723511">
                <text:p>0.98187601723511</text:p>
              </table:table-cell>
              <table:table-cell office:value-type="float" office:value="0.44638767943474">
                <text:p>0.44638767943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682197065659">
                <text:p>0.99682197065659</text:p>
              </table:table-cell>
              <table:table-cell office:value-type="float" office:value="0.51663688874407">
                <text:p>0.5166368887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16780164516">
                <text:p>1.0816780164516</text:p>
              </table:table-cell>
              <table:table-cell office:value-type="float" office:value="0.47763720188234">
                <text:p>0.47763720188234</text:p>
              </table:table-cell>
              <table:table-cell office:value-type="float" office:value="0.96664684546549">
                <text:p>0.96664684546549</text:p>
              </table:table-cell>
              <table:table-cell office:value-type="float" office:value="0.50584216418368">
                <text:p>0.50584216418368</text:p>
              </table:table-cell>
              <table:table-cell office:value-type="float" office:value="0.98767122113608">
                <text:p>0.98767122113608</text:p>
              </table:table-cell>
              <table:table-cell office:value-type="float" office:value="0.44839505688169">
                <text:p>0.44839505688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51362981934">
                <text:p>0.99551362981934</text:p>
              </table:table-cell>
              <table:table-cell office:value-type="float" office:value="0.51570306335708">
                <text:p>0.5157030633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86078877552">
                <text:p>1.0786078877552</text:p>
              </table:table-cell>
              <table:table-cell office:value-type="float" office:value="0.48101312374636">
                <text:p>0.48101312374636</text:p>
              </table:table-cell>
              <table:table-cell office:value-type="float" office:value="0.96795696598218">
                <text:p>0.96795696598218</text:p>
              </table:table-cell>
              <table:table-cell office:value-type="float" office:value="0.50464849875939">
                <text:p>0.50464849875939</text:p>
              </table:table-cell>
              <table:table-cell office:value-type="float" office:value="0.99299206817758">
                <text:p>0.99299206817758</text:p>
              </table:table-cell>
              <table:table-cell office:value-type="float" office:value="0.4504911483884">
                <text:p>0.4504911483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436429849679">
                <text:p>0.99436429849679</text:p>
              </table:table-cell>
              <table:table-cell office:value-type="float" office:value="0.51478536038939">
                <text:p>0.51478536038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54241263412">
                <text:p>1.0754241263412</text:p>
              </table:table-cell>
              <table:table-cell office:value-type="float" office:value="0.48412758982242">
                <text:p>0.48412758982242</text:p>
              </table:table-cell>
              <table:table-cell office:value-type="float" office:value="0.96930266257798">
                <text:p>0.96930266257798</text:p>
              </table:table-cell>
              <table:table-cell office:value-type="float" office:value="0.50355049400066">
                <text:p>0.50355049400066</text:p>
              </table:table-cell>
              <table:table-cell office:value-type="float" office:value="0.99784808868879">
                <text:p>0.99784808868879</text:p>
              </table:table-cell>
              <table:table-cell office:value-type="float" office:value="0.45265669778629">
                <text:p>0.45265669778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336298412763">
                <text:p>0.99336298412763</text:p>
              </table:table-cell>
              <table:table-cell office:value-type="float" office:value="0.51388669526678">
                <text:p>0.5138866952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21598362136">
                <text:p>1.0721598362136</text:p>
              </table:table-cell>
              <table:table-cell office:value-type="float" office:value="0.48699045000851">
                <text:p>0.48699045000851</text:p>
              </table:table-cell>
              <table:table-cell office:value-type="float" office:value="0.97067369585437">
                <text:p>0.97067369585437</text:p>
              </table:table-cell>
              <table:table-cell office:value-type="float" office:value="0.50254415613262">
                <text:p>0.50254415613262</text:p>
              </table:table-cell>
              <table:table-cell office:value-type="float" office:value="1.002251418511">
                <text:p>1.002251418511</text:p>
              </table:table-cell>
              <table:table-cell office:value-type="float" office:value="0.45487337071568">
                <text:p>0.45487337071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249918484212">
                <text:p>0.99249918484212</text:p>
              </table:table-cell>
              <table:table-cell office:value-type="float" office:value="0.51300957854443">
                <text:p>0.513009578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88445620256">
                <text:p>1.0688445620256</text:p>
              </table:table-cell>
              <table:table-cell office:value-type="float" office:value="0.4896123074022">
                <text:p>0.4896123074022</text:p>
              </table:table-cell>
              <table:table-cell office:value-type="float" office:value="0.97206066510903">
                <text:p>0.97206066510903</text:p>
              </table:table-cell>
              <table:table-cell office:value-type="float" office:value="0.50162545892799">
                <text:p>0.50162545892799</text:p>
              </table:table-cell>
              <table:table-cell office:value-type="float" office:value="1.006216480444">
                <text:p>1.006216480444</text:p>
              </table:table-cell>
              <table:table-cell office:value-type="float" office:value="0.4571238719975">
                <text:p>0.45712387199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176287607215">
                <text:p>0.99176287607215</text:p>
              </table:table-cell>
              <table:table-cell office:value-type="float" office:value="0.51215615057186">
                <text:p>0.51215615057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5504511241">
                <text:p>1.065504511241</text:p>
              </table:table-cell>
              <table:table-cell office:value-type="float" office:value="0.49200429827682">
                <text:p>0.49200429827682</text:p>
              </table:table-cell>
              <table:table-cell office:value-type="float" office:value="0.9734549734838">
                <text:p>0.9734549734838</text:p>
              </table:table-cell>
              <table:table-cell office:value-type="float" office:value="0.50079038627541">
                <text:p>0.50079038627541</text:p>
              </table:table-cell>
              <table:table-cell office:value-type="float" office:value="1.0097596574623">
                <text:p>1.0097596574623</text:p>
              </table:table-cell>
              <table:table-cell office:value-type="float" office:value="0.45939203991866">
                <text:p>0.459392039918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114449760631">
                <text:p>0.99114449760631</text:p>
              </table:table-cell>
              <table:table-cell office:value-type="float" office:value="0.51132821325703">
                <text:p>0.5113282132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21627846475">
                <text:p>1.0621627846475</text:p>
              </table:table-cell>
              <table:table-cell office:value-type="float" office:value="0.49417790179139">
                <text:p>0.49417790179139</text:p>
              </table:table-cell>
              <table:table-cell office:value-type="float" office:value="0.97484879160764">
                <text:p>0.97484879160764</text:p>
              </table:table-cell>
              <table:table-cell office:value-type="float" office:value="0.50003491366457">
                <text:p>0.50003491366457</text:p>
              </table:table-cell>
              <table:table-cell office:value-type="float" office:value="1.0128989654172">
                <text:p>1.0128989654172</text:p>
              </table:table-cell>
              <table:table-cell office:value-type="float" office:value="0.46166291723068">
                <text:p>0.461662917230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063494105793">
                <text:p>0.99063494105793</text:p>
              </table:table-cell>
              <table:table-cell office:value-type="float" office:value="0.51052725923274">
                <text:p>0.5105272592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88396089824">
                <text:p>1.0588396089824</text:p>
              </table:table-cell>
              <table:table-cell office:value-type="float" office:value="0.49614477727427">
                <text:p>0.49614477727427</text:p>
              </table:table-cell>
              <table:table-cell office:value-type="float" office:value="0.9762350249649">
                <text:p>0.9762350249649</text:p>
              </table:table-cell>
              <table:table-cell office:value-type="float" office:value="0.49935503143936">
                <text:p>0.49935503143936</text:p>
              </table:table-cell>
              <table:table-cell office:value-type="float" office:value="1.0156537320748">
                <text:p>1.0156537320748</text:p>
              </table:table-cell>
              <table:table-cell office:value-type="float" office:value="0.46392279937815">
                <text:p>0.46392279937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022553770594">
                <text:p>0.99022553770594</text:p>
              </table:table-cell>
              <table:table-cell office:value-type="float" office:value="0.50975449869408">
                <text:p>0.5097544986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55525668487">
                <text:p>1.0555525668487</text:p>
              </table:table-cell>
              <table:table-cell office:value-type="float" office:value="0.49791662669722">
                <text:p>0.49791662669722</text:p>
              </table:table-cell>
              <table:table-cell office:value-type="float" office:value="0.9776072808664">
                <text:p>0.9776072808664</text:p>
              </table:table-cell>
              <table:table-cell office:value-type="float" office:value="0.49874675722924">
                <text:p>0.49874675722924</text:p>
              </table:table-cell>
              <table:table-cell office:value-type="float" office:value="1.018044288349">
                <text:p>1.018044288349</text:p>
              </table:table-cell>
              <table:table-cell office:value-type="float" office:value="0.46615926107981">
                <text:p>0.46615926107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99080466636">
                <text:p>0.9899080466636</text:p>
              </table:table-cell>
              <table:table-cell office:value-type="float" office:value="0.50901088414469">
                <text:p>0.5090108841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23168202985">
                <text:p>1.0523168202985</text:p>
              </table:table-cell>
              <table:table-cell office:value-type="float" office:value="0.49950507986741">
                <text:p>0.49950507986741</text:p>
              </table:table-cell>
              <table:table-cell office:value-type="float" office:value="0.97895983581509">
                <text:p>0.97895983581509</text:p>
              </table:table-cell>
              <table:table-cell office:value-type="float" office:value="0.49820614740534">
                <text:p>0.49820614740534</text:p>
              </table:table-cell>
              <table:table-cell office:value-type="float" office:value="1.0200916765143">
                <text:p>1.0200916765143</text:p>
              </table:table-cell>
              <table:table-cell office:value-type="float" office:value="0.46836116271928">
                <text:p>0.46836116271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967464332744">
                <text:p>0.98967464332744</text:p>
              </table:table-cell>
              <table:table-cell office:value-type="float" office:value="0.50829713326161">
                <text:p>0.5082971332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91453254672">
                <text:p>1.0491453254672</text:p>
              </table:table-cell>
              <table:table-cell office:value-type="float" office:value="0.50092159987665">
                <text:p>0.50092159987665</text:p>
              </table:table-cell>
              <table:table-cell office:value-type="float" office:value="0.98028760318842">
                <text:p>0.98028760318842</text:p>
              </table:table-cell>
              <table:table-cell office:value-type="float" office:value="0.49772930850082">
                <text:p>0.49772930850082</text:p>
              </table:table-cell>
              <table:table-cell office:value-type="float" office:value="1.0218173791227">
                <text:p>1.0218173791227</text:p>
              </table:table-cell>
              <table:table-cell office:value-type="float" office:value="0.47051863927633">
                <text:p>0.47051863927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951790805903">
                <text:p>0.98951790805903</text:p>
              </table:table-cell>
              <table:table-cell office:value-type="float" office:value="0.5076137500636">
                <text:p>0.507613750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60490364579">
                <text:p>1.0460490364579</text:p>
              </table:table-cell>
              <table:table-cell office:value-type="float" office:value="0.50217740643011">
                <text:p>0.50217740643011</text:p>
              </table:table-cell>
              <table:table-cell office:value-type="float" office:value="0.9815861011169">
                <text:p>0.9815861011169</text:p>
              </table:table-cell>
              <table:table-cell office:value-type="float" office:value="0.4973124079978">
                <text:p>0.4973124079978</text:p>
              </table:table-cell>
              <table:table-cell office:value-type="float" office:value="1.0232430712316">
                <text:p>1.0232430712316</text:p>
              </table:table-cell>
              <table:table-cell office:value-type="float" office:value="0.47262307243197">
                <text:p>0.47262307243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943081505302">
                <text:p>0.98943081505302</text:p>
              </table:table-cell>
              <table:table-cell office:value-type="float" office:value="0.50696104454517">
                <text:p>0.5069610445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3037097338">
                <text:p>1.043037097338</text:p>
              </table:table-cell>
              <table:table-cell office:value-type="float" office:value="0.50328341480913">
                <text:p>0.50328341480913</text:p>
              </table:table-cell>
              <table:table-cell office:value-type="float" office:value="0.9828514205292">
                <text:p>0.9828514205292</text:p>
              </table:table-cell>
              <table:table-cell office:value-type="float" office:value="0.49695168449342">
                <text:p>0.49695168449342</text:p>
              </table:table-cell>
              <table:table-cell office:value-type="float" office:value="1.0243903977298">
                <text:p>1.0243903977298</text:p>
              </table:table-cell>
              <table:table-cell office:value-type="float" office:value="0.47466704978178">
                <text:p>0.474667049781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8940672134805">
                <text:p>0.98940672134805</text:p>
              </table:table-cell>
              <table:table-cell office:value-type="float" office:value="0.50633915091887">
                <text:p>0.5063391509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170216316">
                <text:p>1.0401170216316</text:p>
              </table:table-cell>
              <table:table-cell office:value-type="float" office:value="0.50425018838551">
                <text:p>0.50425018838551</text:p>
              </table:table-cell>
              <table:table-cell office:value-type="float" office:value="0.98408019336207">
                <text:p>0.98408019336207</text:p>
              </table:table-cell>
              <table:table-cell office:value-type="float" office:value="0.4966434576498">
                <text:p>0.4966434576498</text:p>
              </table:table-cell>
              <table:table-cell office:value-type="float" office:value="1.025280776528">
                <text:p>1.025280776528</text:p>
              </table:table-cell>
              <table:table-cell office:value-type="float" office:value="0.47664431269458">
                <text:p>0.476644312694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943935594063">
                <text:p>0.98943935594063</text:p>
              </table:table-cell>
              <table:table-cell office:value-type="float" office:value="0.5057480445904">
                <text:p>0.505748044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72948590963">
                <text:p>1.0372948590963</text:p>
              </table:table-cell>
              <table:table-cell office:value-type="float" office:value="0.50508790278393">
                <text:p>0.50508790278393</text:p>
              </table:table-cell>
              <table:table-cell office:value-type="float" office:value="0.985269560921">
                <text:p>0.985269560921</text:p>
              </table:table-cell>
              <table:table-cell office:value-type="float" office:value="0.49638413586924">
                <text:p>0.49638413586924</text:p>
              </table:table-cell>
              <table:table-cell office:value-type="float" office:value="1.0259352277074">
                <text:p>1.0259352277074</text:p>
              </table:table-cell>
              <table:table-cell office:value-type="float" office:value="0.47854969528911">
                <text:p>0.47854969528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95228089667">
                <text:p>0.9895228089667</text:p>
              </table:table-cell>
              <table:table-cell office:value-type="float" office:value="0.50518755797548">
                <text:p>0.5051875579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45753498787">
                <text:p>1.0345753498787</text:p>
              </table:table-cell>
              <table:table-cell office:value-type="float" office:value="0.50580631997441">
                <text:p>0.50580631997441</text:p>
              </table:table-cell>
              <table:table-cell office:value-type="float" office:value="0.98641714258149">
                <text:p>0.98641714258149</text:p>
              </table:table-cell>
              <table:table-cell office:value-type="float" office:value="0.49617022552226">
                <text:p>0.49617022552226</text:p>
              </table:table-cell>
              <table:table-cell office:value-type="float" office:value="1.0263742280806">
                <text:p>1.0263742280806</text:p>
              </table:table-cell>
              <table:table-cell office:value-type="float" office:value="0.48037905671728">
                <text:p>0.48037905671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965152092044">
                <text:p>0.98965152092044</text:p>
              </table:table-cell>
              <table:table-cell office:value-type="float" office:value="0.50465739525359">
                <text:p>0.5046573952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19620663704">
                <text:p>1.0319620663704</text:p>
              </table:table-cell>
              <table:table-cell office:value-type="float" office:value="0.50641477076058">
                <text:p>0.50641477076058</text:p>
              </table:table-cell>
              <table:table-cell office:value-type="float" office:value="0.9875210046871">
                <text:p>0.9875210046871</text:p>
              </table:table-cell>
              <table:table-cell office:value-type="float" office:value="0.49599833781056">
                <text:p>0.49599833781056</text:p>
              </table:table-cell>
              <table:table-cell office:value-type="float" office:value="1.0266175901179">
                <text:p>1.0266175901179</text:p>
              </table:table-cell>
              <table:table-cell office:value-type="float" office:value="0.48212920877702">
                <text:p>0.482129208777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982027188527">
                <text:p>0.98982027188527</text:p>
              </table:table-cell>
              <table:table-cell office:value-type="float" office:value="0.50415714614126">
                <text:p>0.5041571461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94575432472">
                <text:p>1.0294575432472</text:p>
              </table:table-cell>
              <table:table-cell office:value-type="float" office:value="0.50692214430638">
                <text:p>0.50692214430638</text:p>
              </table:table-cell>
              <table:table-cell office:value-type="float" office:value="0.98857962986942">
                <text:p>0.98857962986942</text:p>
              </table:table-cell>
              <table:table-cell office:value-type="float" office:value="0.49586519521114">
                <text:p>0.49586519521114</text:p>
              </table:table-cell>
              <table:table-cell office:value-type="float" office:value="1.0266843638105">
                <text:p>1.0266843638105</text:p>
              </table:table-cell>
              <table:table-cell office:value-type="float" office:value="0.48379784068011">
                <text:p>0.48379784068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00241707575">
                <text:p>0.9900241707575</text:p>
              </table:table-cell>
              <table:table-cell office:value-type="float" office:value="0.50368629875718">
                <text:p>0.5036862987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70633962829">
                <text:p>1.0270633962829</text:p>
              </table:table-cell>
              <table:table-cell office:value-type="float" office:value="0.50733688351011">
                <text:p>0.50733688351011</text:p>
              </table:table-cell>
              <table:table-cell office:value-type="float" office:value="0.98959188684098">
                <text:p>0.98959188684098</text:p>
              </table:table-cell>
              <table:table-cell office:value-type="float" office:value="0.49576763707942">
                <text:p>0.49576763707942</text:p>
              </table:table-cell>
              <table:table-cell office:value-type="float" office:value="1.0265927597735">
                <text:p>1.0265927597735</text:p>
              </table:table-cell>
              <table:table-cell office:value-type="float" office:value="0.48538344258301">
                <text:p>0.4853834425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02586444483">
                <text:p>0.9902586444483</text:p>
              </table:table-cell>
              <table:table-cell office:value-type="float" office:value="0.50324425164199">
                <text:p>0.5032442516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47804305968">
                <text:p>1.0247804305968</text:p>
              </table:table-cell>
              <table:table-cell office:value-type="float" office:value="0.50766698518899">
                <text:p>0.50766698518899</text:p>
              </table:table-cell>
              <table:table-cell office:value-type="float" office:value="0.99055700075477">
                <text:p>0.99055700075477</text:p>
              </table:table-cell>
              <table:table-cell office:value-type="float" office:value="0.49570262440375">
                <text:p>0.49570262440375</text:p>
              </table:table-cell>
              <table:table-cell office:value-type="float" office:value="1.0263600917165">
                <text:p>1.0263600917165</text:p>
              </table:table-cell>
              <table:table-cell office:value-type="float" office:value="0.4868852292645">
                <text:p>0.4868852292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051942705533">
                <text:p>0.99051942705533</text:p>
              </table:table-cell>
              <table:table-cell office:value-type="float" office:value="0.50283032498765">
                <text:p>0.5028303249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26087390298">
                <text:p>1.0226087390298</text:p>
              </table:table-cell>
              <table:table-cell office:value-type="float" office:value="0.50792000417743">
                <text:p>0.50792000417743</text:p>
              </table:table-cell>
              <table:table-cell office:value-type="float" office:value="0.99147452718092">
                <text:p>0.99147452718092</text:p>
              </table:table-cell>
              <table:table-cell office:value-type="float" office:value="0.4956672380254">
                <text:p>0.4956672380254</text:p>
              </table:table-cell>
              <table:table-cell office:value-type="float" office:value="1.0260027363184">
                <text:p>1.0260027363184</text:p>
              </table:table-cell>
              <table:table-cell office:value-type="float" office:value="0.48830306511077">
                <text:p>0.48830306511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080254900009">
                <text:p>0.99080254900009</text:p>
              </table:table-cell>
              <table:table-cell office:value-type="float" office:value="0.50244377112437">
                <text:p>0.5024437711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05477913562">
                <text:p>1.0205477913562</text:p>
              </table:table-cell>
              <table:table-cell office:value-type="float" office:value="0.50810306056912">
                <text:p>0.50810306056912</text:p>
              </table:table-cell>
              <table:table-cell office:value-type="float" office:value="0.99234431446152">
                <text:p>0.99234431446152</text:p>
              </table:table-cell>
              <table:table-cell office:value-type="float" office:value="0.49565870325172">
                <text:p>0.49565870325172</text:p>
              </table:table-cell>
              <table:table-cell office:value-type="float" office:value="1.0255361085247">
                <text:p>1.0255361085247</text:p>
              </table:table-cell>
              <table:table-cell office:value-type="float" office:value="0.48963739135499">
                <text:p>0.48963739135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110432613213">
                <text:p>0.99110432613213</text:p>
              </table:table-cell>
              <table:table-cell office:value-type="float" office:value="0.50208378430731">
                <text:p>0.5020837843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85965150312">
                <text:p>1.0185965150312</text:p>
              </table:table-cell>
              <table:table-cell office:value-type="float" office:value="0.50822284944563">
                <text:p>0.50822284944563</text:p>
              </table:table-cell>
              <table:table-cell office:value-type="float" office:value="0.99316648711258">
                <text:p>0.99316648711258</text:p>
              </table:table-cell>
              <table:table-cell office:value-type="float" office:value="0.49567436572461">
                <text:p>0.49567436572461</text:p>
              </table:table-cell>
              <table:table-cell office:value-type="float" office:value="1.0249746503157">
                <text:p>1.0249746503157</text:p>
              </table:table-cell>
              <table:table-cell office:value-type="float" office:value="0.49088915631908">
                <text:p>0.49088915631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142134880549">
                <text:p>0.99142134880549</text:p>
              </table:table-cell>
              <table:table-cell office:value-type="float" office:value="0.5017495098403">
                <text:p>0.5017495098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7533681537">
                <text:p>1.0167533681537</text:p>
              </table:table-cell>
              <table:table-cell office:value-type="float" office:value="0.50828565253439">
                <text:p>0.50828565253439</text:p>
              </table:table-cell>
              <table:table-cell office:value-type="float" office:value="0.99394141336952">
                <text:p>0.99394141336952</text:p>
              </table:table-cell>
              <table:table-cell office:value-type="float" office:value="0.49571170319736">
                <text:p>0.49571170319736</text:p>
              </table:table-cell>
              <table:table-cell office:value-type="float" office:value="1.0243318310738">
                <text:p>1.0243318310738</text:p>
              </table:table-cell>
              <table:table-cell office:value-type="float" office:value="0.4920597492237">
                <text:p>0.4920597492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175047093682">
                <text:p>0.99175047093682</text:p>
              </table:table-cell>
              <table:table-cell office:value-type="float" office:value="0.50144005256964">
                <text:p>0.5014400525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50164052967">
                <text:p>1.0150164052967</text:p>
              </table:table-cell>
              <table:table-cell office:value-type="float" office:value="0.50829735132632">
                <text:p>0.50829735132632</text:p>
              </table:table-cell>
              <table:table-cell office:value-type="float" office:value="0.9946696819648">
                <text:p>0.9946696819648</text:p>
              </table:table-cell>
              <table:table-cell office:value-type="float" office:value="0.49576832624595">
                <text:p>0.49576832624595</text:p>
              </table:table-cell>
              <table:table-cell office:value-type="float" office:value="1.0236201577848">
                <text:p>1.0236201577848</text:p>
              </table:table-cell>
              <table:table-cell office:value-type="float" office:value="0.49315093797093">
                <text:p>0.49315093797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208879905812">
                <text:p>0.99208879905812</text:p>
              </table:table-cell>
              <table:table-cell office:value-type="float" office:value="0.5011544847778">
                <text:p>0.501154484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33833368223">
                <text:p>1.0133833368223</text:p>
              </table:table-cell>
              <table:table-cell office:value-type="float" office:value="0.50826344126016">
                <text:p>0.50826344126016</text:p>
              </table:table-cell>
              <table:table-cell office:value-type="float" office:value="0.99535207569544">
                <text:p>0.99535207569544</text:p>
              </table:table-cell>
              <table:table-cell office:value-type="float" office:value="0.49584196727876">
                <text:p>0.49584196727876</text:p>
              </table:table-cell>
              <table:table-cell office:value-type="float" office:value="1.0228511934357">
                <text:p>1.0228511934357</text:p>
              </table:table-cell>
              <table:table-cell office:value-type="float" office:value="0.49416481116312">
                <text:p>0.494164811163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243368137995">
                <text:p>0.99243368137995</text:p>
              </table:table-cell>
              <table:table-cell office:value-type="float" office:value="0.50089185350388">
                <text:p>0.50089185350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18515822569">
                <text:p>1.0118515822569</text:p>
              </table:table-cell>
              <table:table-cell office:value-type="float" office:value="0.50818904664653">
                <text:p>0.50818904664653</text:p>
              </table:table-cell>
              <table:table-cell office:value-type="float" office:value="0.99598955433317">
                <text:p>0.99598955433317</text:p>
              </table:table-cell>
              <table:table-cell office:value-type="float" office:value="0.49593051238846">
                <text:p>0.49593051238846</text:p>
              </table:table-cell>
              <table:table-cell office:value-type="float" office:value="1.022035582115">
                <text:p>1.022035582115</text:p>
              </table:table-cell>
              <table:table-cell office:value-type="float" office:value="0.49510372450094">
                <text:p>0.495103724500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278269688372">
                <text:p>0.99278269688372</text:p>
              </table:table-cell>
              <table:table-cell office:value-type="float" office:value="0.5006511873157">
                <text:p>0.500651187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04183182664">
                <text:p>1.0104183182664</text:p>
              </table:table-cell>
              <table:table-cell office:value-type="float" office:value="0.50807893606183">
                <text:p>0.50807893606183</text:p>
              </table:table-cell>
              <table:table-cell office:value-type="float" office:value="0.99658322496881">
                <text:p>0.99658322496881</text:p>
              </table:table-cell>
              <table:table-cell office:value-type="float" office:value="0.49603196940955">
                <text:p>0.49603196940955</text:p>
              </table:table-cell>
              <table:table-cell office:value-type="float" office:value="1.0211830794665">
                <text:p>1.0211830794665</text:p>
              </table:table-cell>
              <table:table-cell office:value-type="float" office:value="0.49597025160308">
                <text:p>0.49597025160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313364446339">
                <text:p>0.99313364446339</text:p>
              </table:table-cell>
              <table:table-cell office:value-type="float" office:value="0.50043150255634">
                <text:p>0.50043150255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9080521727">
                <text:p>1.009080521727</text:p>
              </table:table-cell>
              <table:table-cell office:value-type="float" office:value="0.5079375379912">
                <text:p>0.5079375379912</text:p>
              </table:table-cell>
              <table:table-cell office:value-type="float" office:value="0.99713432398459">
                <text:p>0.99713432398459</text:p>
              </table:table-cell>
              <table:table-cell office:value-type="float" office:value="0.496144475334">
                <text:p>0.496144475334</text:p>
              </table:table-cell>
              <table:table-cell office:value-type="float" office:value="1.0203025873013">
                <text:p>1.0203025873013</text:p>
              </table:table-cell>
              <table:table-cell office:value-type="float" office:value="0.49676714842995">
                <text:p>0.49676714842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348453213879">
                <text:p>0.99348453213879</text:p>
              </table:table-cell>
              <table:table-cell office:value-type="float" office:value="0.50023180908698">
                <text:p>0.5002318090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7835008347">
                <text:p>1.007835008347</text:p>
              </table:table-cell>
              <table:table-cell office:value-type="float" office:value="0.50776895654093">
                <text:p>0.50776895654093</text:p>
              </table:table-cell>
              <table:table-cell office:value-type="float" office:value="0.99764419737995">
                <text:p>0.99764419737995</text:p>
              </table:table-cell>
              <table:table-cell office:value-type="float" office:value="0.49626629390073">
                <text:p>0.49626629390073</text:p>
              </table:table-cell>
              <table:table-cell office:value-type="float" office:value="1.0194021904557">
                <text:p>1.0194021904557</text:p>
              </table:table-cell>
              <table:table-cell office:value-type="float" office:value="0.497497283844">
                <text:p>0.497497283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38335663634">
                <text:p>0.9938335663634</text:p>
              </table:table-cell>
              <table:table-cell office:value-type="float" office:value="0.50005111554644">
                <text:p>0.5000511155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66784672584">
                <text:p>1.0066784672584</text:p>
              </table:table-cell>
              <table:table-cell office:value-type="float" office:value="0.50757698707649">
                <text:p>0.50757698707649</text:p>
              </table:table-cell>
              <table:table-cell office:value-type="float" office:value="0.99811428233585">
                <text:p>0.99811428233585</text:p>
              </table:table-cell>
              <table:table-cell office:value-type="float" office:value="0.49639581271402">
                <text:p>0.49639581271402</text:p>
              </table:table-cell>
              <table:table-cell office:value-type="float" office:value="1.0184891985452">
                <text:p>1.0184891985452</text:p>
              </table:table-cell>
              <table:table-cell office:value-type="float" office:value="0.49816363344595">
                <text:p>0.49816363344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41791414504">
                <text:p>0.9941791414504</text:p>
              </table:table-cell>
              <table:table-cell office:value-type="float" office:value="0.49988843414749">
                <text:p>0.4998884341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6074919574">
                <text:p>1.0056074919574</text:p>
              </table:table-cell>
              <table:table-cell office:value-type="float" office:value="0.50736513167153">
                <text:p>0.50736513167153</text:p>
              </table:table-cell>
              <table:table-cell office:value-type="float" office:value="0.99854609002109">
                <text:p>0.99854609002109</text:p>
              </table:table-cell>
              <table:table-cell office:value-type="float" office:value="0.49653153994439">
                <text:p>0.49653153994439</text:p>
              </table:table-cell>
              <table:table-cell office:value-type="float" office:value="1.0175701862165">
                <text:p>1.0175701862165</text:p>
              </table:table-cell>
              <table:table-cell office:value-type="float" office:value="0.49876923664661">
                <text:p>0.498769236646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451982914071">
                <text:p>0.99451982914071</text:p>
              </table:table-cell>
              <table:table-cell office:value-type="float" office:value="0.49974278502919">
                <text:p>0.4997427850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461860794">
                <text:p>1.00461860794</text:p>
              </table:table-cell>
              <table:table-cell office:value-type="float" office:value="0.50713661427851">
                <text:p>0.50713661427851</text:p>
              </table:table-cell>
              <table:table-cell office:value-type="float" office:value="0.99894118963512">
                <text:p>0.99894118963512</text:p>
              </table:table-cell>
              <table:table-cell office:value-type="float" office:value="0.49667210066531">
                <text:p>0.49667210066531</text:p>
              </table:table-cell>
              <table:table-cell office:value-type="float" office:value="1.0166510351459">
                <text:p>1.0166510351459</text:p>
              </table:table-cell>
              <table:table-cell office:value-type="float" office:value="0.49931716761639">
                <text:p>0.499317167616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485436833665">
                <text:p>0.99485436833665</text:p>
              </table:table-cell>
              <table:table-cell office:value-type="float" office:value="0.49961320018427">
                <text:p>0.4996132001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37082973441">
                <text:p>1.0037082973441</text:p>
              </table:table-cell>
              <table:table-cell office:value-type="float" office:value="0.50689439555208">
                <text:p>0.50689439555208</text:p>
              </table:table-cell>
              <table:table-cell office:value-type="float" office:value="0.99930119367341">
                <text:p>0.99930119367341</text:p>
              </table:table-cell>
              <table:table-cell office:value-type="float" office:value="0.49681623287789">
                <text:p>0.49681623287789</text:p>
              </table:table-cell>
              <table:table-cell office:value-type="float" office:value="1.0157369762244">
                <text:p>1.0157369762244</text:p>
              </table:table-cell>
              <table:table-cell office:value-type="float" office:value="0.49981051027553">
                <text:p>0.49981051027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518165502426">
                <text:p>0.99518165502426</text:p>
              </table:table-cell>
              <table:table-cell office:value-type="float" office:value="0.49949872698042">
                <text:p>0.4994987269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873020883">
                <text:p>1.002873020883</text:p>
              </table:table-cell>
              <table:table-cell office:value-type="float" office:value="0.5066411872736">
                <text:p>0.5066411872736</text:p>
              </table:table-cell>
              <table:table-cell office:value-type="float" office:value="0.99962774439332">
                <text:p>0.99962774439332</text:p>
              </table:table-cell>
              <table:table-cell office:value-type="float" office:value="0.49696278327437">
                <text:p>0.49696278327437</text:p>
              </table:table-cell>
              <table:table-cell office:value-type="float" office:value="1.0148326314084">
                <text:p>1.0148326314084</text:p>
              </table:table-cell>
              <table:table-cell office:value-type="float" office:value="0.50025233611128">
                <text:p>0.50025233611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550073240621">
                <text:p>0.99550073240621</text:p>
              </table:table-cell>
              <table:table-cell office:value-type="float" office:value="0.49939843129408">
                <text:p>0.49939843129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21092373221">
                <text:p>1.0021092373221</text:p>
              </table:table-cell>
              <table:table-cell office:value-type="float" office:value="0.50637946633928">
                <text:p>0.50637946633928</text:p>
              </table:table-cell>
              <table:table-cell office:value-type="float" office:value="0.99992250145202">
                <text:p>0.99992250145202</text:p>
              </table:table-cell>
              <table:table-cell office:value-type="float" office:value="0.49711070278917">
                <text:p>0.49711070278917</text:p>
              </table:table-cell>
              <table:table-cell office:value-type="float" office:value="1.0139420548959">
                <text:p>1.0139420548959</text:p>
              </table:table-cell>
              <table:table-cell office:value-type="float" office:value="0.50064568507092">
                <text:p>0.50064568507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581078126647">
                <text:p>0.99581078126647</text:p>
              </table:table-cell>
              <table:table-cell office:value-type="float" office:value="0.49931140027539">
                <text:p>0.4993114002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4134207327">
                <text:p>1.0014134207327</text:p>
              </table:table-cell>
              <table:table-cell office:value-type="float" office:value="0.50611148828578">
                <text:p>0.50611148828578</text:p>
              </table:table-cell>
              <table:table-cell office:value-type="float" office:value="1.0001871306815">
                <text:p>1.0001871306815</text:p>
              </table:table-cell>
              <table:table-cell office:value-type="float" office:value="0.4972590419838">
                <text:p>0.4972590419838</text:p>
              </table:table-cell>
              <table:table-cell office:value-type="float" office:value="1.0130687733135">
                <text:p>1.0130687733135</text:p>
              </table:table-cell>
              <table:table-cell office:value-type="float" office:value="0.50099354918115">
                <text:p>0.50099354918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61111105861">
                <text:p>0.9961111105861</text:p>
              </table:table-cell>
              <table:table-cell office:value-type="float" office:value="0.49923674476282">
                <text:p>0.4992367447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7820757255">
                <text:p>1.0007820757255</text:p>
              </table:table-cell>
              <table:table-cell office:value-type="float" office:value="0.50583930033672">
                <text:p>0.50583930033672</text:p>
              </table:table-cell>
              <table:table-cell office:value-type="float" office:value="1.000423293961">
                <text:p>1.000423293961</text:p>
              </table:table-cell>
              <table:table-cell office:value-type="float" office:value="0.49740694630936">
                <text:p>0.49740694630936</text:p>
              </table:table-cell>
              <table:table-cell office:value-type="float" office:value="1.012215824676">
                <text:p>1.012215824676</text:p>
              </table:table-cell>
              <table:table-cell office:value-type="float" office:value="0.50129885832973">
                <text:p>0.501298858329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640114842807">
                <text:p>0.99640114842807</text:p>
              </table:table-cell>
              <table:table-cell office:value-type="float" office:value="0.49917360136604">
                <text:p>0.4991736013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2117508529">
                <text:p>1.0002117508529</text:p>
              </table:table-cell>
              <table:table-cell office:value-type="float" office:value="0.50556475396064">
                <text:p>0.50556475396064</text:p>
              </table:table-cell>
              <table:table-cell office:value-type="float" office:value="1.0006326401429">
                <text:p>1.0006326401429</text:p>
              </table:table-cell>
              <table:table-cell office:value-type="float" office:value="0.49755365128757">
                <text:p>0.49755365128757</text:p>
              </table:table-cell>
              <table:table-cell office:value-type="float" office:value="1.011385795967">
                <text:p>1.011385795967</text:p>
              </table:table-cell>
              <table:table-cell office:value-type="float" office:value="0.50156446965254">
                <text:p>0.501564469652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668043310742">
                <text:p>0.99668043310742</text:p>
              </table:table-cell>
              <table:table-cell office:value-type="float" office:value="0.49912113423554">
                <text:p>0.4991211342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69905034707">
                <text:p>0.99969905034707</text:p>
              </table:table-cell>
              <table:table-cell office:value-type="float" office:value="0.50528951693716">
                <text:p>0.50528951693716</text:p>
              </table:table-cell>
              <table:table-cell office:value-type="float" office:value="1.0008167969837">
                <text:p>1.0008167969837</text:p>
              </table:table-cell>
              <table:table-cell office:value-type="float" office:value="0.49769847764793">
                <text:p>0.49769847764793</text:p>
              </table:table-cell>
              <table:table-cell office:value-type="float" office:value="1.0105808590827">
                <text:p>1.0105808590827</text:p>
              </table:table-cell>
              <table:table-cell office:value-type="float" office:value="0.50179315683153">
                <text:p>0.50179315683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694860466093">
                <text:p>0.99694860466093</text:p>
              </table:table-cell>
              <table:table-cell office:value-type="float" office:value="0.49907853653741">
                <text:p>0.4990785365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24064434345">
                <text:p>0.99924064434345</text:p>
              </table:table-cell>
              <table:table-cell office:value-type="float" office:value="0.50501508493249">
                <text:p>0.50501508493249</text:p>
              </table:table-cell>
              <table:table-cell office:value-type="float" office:value="1.0009773640307">
                <text:p>1.0009773640307</text:p>
              </table:table-cell>
              <table:table-cell office:value-type="float" office:value="0.49784082645578">
                <text:p>0.49784082645578</text:p>
              </table:table-cell>
              <table:table-cell office:value-type="float" office:value="1.0098028052455">
                <text:p>1.0098028052455</text:p>
              </table:table-cell>
              <table:table-cell office:value-type="float" office:value="0.5019876026991">
                <text:p>0.5019876026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720539662865">
                <text:p>0.99720539662865</text:p>
              </table:table-cell>
              <table:table-cell office:value-type="float" office:value="0.49904503165155">
                <text:p>0.49904503165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8332777269">
                <text:p>0.9988332777269</text:p>
              </table:table-cell>
              <table:table-cell office:value-type="float" office:value="0.50474279258912">
                <text:p>0.50474279258912</text:p>
              </table:table-cell>
              <table:table-cell office:value-type="float" office:value="1.0011159064117">
                <text:p>1.0011159064117</text:p>
              </table:table-cell>
              <table:table-cell office:value-type="float" office:value="0.49798017407945">
                <text:p>0.49798017407945</text:p>
              </table:table-cell>
              <table:table-cell office:value-type="float" office:value="1.0090530776896">
                <text:p>1.0090530776896</text:p>
              </table:table-cell>
              <table:table-cell office:value-type="float" office:value="0.50215039308495">
                <text:p>0.502150393084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745062815781">
                <text:p>0.99745062815781</text:p>
              </table:table-cell>
              <table:table-cell office:value-type="float" office:value="0.49901987411158">
                <text:p>0.4990198741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47377772255">
                <text:p>0.99847377772255</text:p>
              </table:table-cell>
              <table:table-cell office:value-type="float" office:value="0.50447382413714">
                <text:p>0.50447382413714</text:p>
              </table:table-cell>
              <table:table-cell office:value-type="float" office:value="1.0012339494913">
                <text:p>1.0012339494913</text:p>
              </table:table-cell>
              <table:table-cell office:value-type="float" office:value="0.49811606798059">
                <text:p>0.49811606798059</text:p>
              </table:table-cell>
              <table:table-cell office:value-type="float" office:value="1.0083328026264">
                <text:p>1.0083328026264</text:p>
              </table:table-cell>
              <table:table-cell office:value-type="float" office:value="0.50228401211276">
                <text:p>0.50228401211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768419643734">
                <text:p>0.99768419643734</text:p>
              </table:table-cell>
              <table:table-cell office:value-type="float" office:value="0.4990023503043">
                <text:p>0.499002350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15906034231">
                <text:p>0.99815906034231</text:p>
              </table:table-cell>
              <table:table-cell office:value-type="float" office:value="0.50420922353671">
                <text:p>0.50420922353671</text:p>
              </table:table-cell>
              <table:table-cell office:value-type="float" office:value="1.0013329742675">
                <text:p>1.0013329742675</text:p>
              </table:table-cell>
              <table:table-cell office:value-type="float" office:value="0.49824812134227">
                <text:p>0.49824812134227</text:p>
              </table:table-cell>
              <table:table-cell office:value-type="float" office:value="1.0076428184843">
                <text:p>1.0076428184843</text:p>
              </table:table-cell>
              <table:table-cell office:value-type="float" office:value="0.50239083877985">
                <text:p>0.50239083877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790606946938">
                <text:p>0.99790606946938</text:p>
              </table:table-cell>
              <table:table-cell office:value-type="float" office:value="0.4989917789464">
                <text:p>0.4989917789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88613578732">
                <text:p>0.99788613578732</text:p>
              </table:table-cell>
              <table:table-cell office:value-type="float" office:value="0.5039499041623">
                <text:p>0.5039499041623</text:p>
              </table:table-cell>
              <table:table-cell office:value-type="float" office:value="1.0014144135714">
                <text:p>1.0014144135714</text:p>
              </table:table-cell>
              <table:table-cell office:value-type="float" office:value="0.49837600870317">
                <text:p>0.49837600870317</text:p>
              </table:table-cell>
              <table:table-cell office:value-type="float" office:value="1.0069837034355">
                <text:p>1.0069837034355</text:p>
              </table:table-cell>
              <table:table-cell office:value-type="float" office:value="0.50247314466689">
                <text:p>0.50247314466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811627918236">
                <text:p>0.99811627918236</text:p>
              </table:table-cell>
              <table:table-cell office:value-type="float" office:value="0.49898751135584">
                <text:p>0.49898751135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65211289759">
                <text:p>0.99765211289759</text:p>
              </table:table-cell>
              <table:table-cell office:value-type="float" office:value="0.50369665804076">
                <text:p>0.50369665804076</text:p>
              </table:table-cell>
              <table:table-cell office:value-type="float" office:value="1.0014796489288">
                <text:p>1.0014796489288</text:p>
              </table:table-cell>
              <table:table-cell office:value-type="float" office:value="0.49849946143071">
                <text:p>0.49849946143071</text:p>
              </table:table-cell>
              <table:table-cell office:value-type="float" office:value="1.0063558012393">
                <text:p>1.0063558012393</text:p>
              </table:table-cell>
              <table:table-cell office:value-type="float" office:value="0.50253309263791">
                <text:p>0.50253309263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831491488803">
                <text:p>0.99831491488803</text:p>
              </table:table-cell>
              <table:table-cell office:value-type="float" office:value="0.49898893153471">
                <text:p>0.4989889315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45420273168">
                <text:p>0.99745420273168</text:p>
              </table:table-cell>
              <table:table-cell office:value-type="float" office:value="0.50345016465531">
                <text:p>0.50345016465531</text:p>
              </table:table-cell>
              <table:table-cell office:value-type="float" office:value="1.0015300080588">
                <text:p>1.0015300080588</text:p>
              </table:table-cell>
              <table:table-cell office:value-type="float" office:value="0.49861826334548">
                <text:p>0.49861826334548</text:p>
              </table:table-cell>
              <table:table-cell office:value-type="float" office:value="1.0057592466504">
                <text:p>1.0057592466504</text:p>
              </table:table-cell>
              <table:table-cell office:value-type="float" office:value="0.50257274299484">
                <text:p>0.50257274299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50211708334">
                <text:p>0.99850211708334</text:p>
              </table:table-cell>
              <table:table-cell office:value-type="float" office:value="0.49899545608029">
                <text:p>0.49899545608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28972135214">
                <text:p>0.99728972135214</text:p>
              </table:table-cell>
              <table:table-cell office:value-type="float" office:value="0.50321099932827">
                <text:p>0.50321099932827</text:p>
              </table:table-cell>
              <table:table-cell office:value-type="float" office:value="1.0015667629545">
                <text:p>1.0015667629545</text:p>
              </table:table-cell>
              <table:table-cell office:value-type="float" office:value="0.4987322464926">
                <text:p>0.4987322464926</text:p>
              </table:table-cell>
              <table:table-cell office:value-type="float" office:value="1.0051939836734">
                <text:p>1.0051939836734</text:p>
              </table:table-cell>
              <table:table-cell office:value-type="float" office:value="0.50259403014153">
                <text:p>0.50259403014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867807159606">
                <text:p>0.99867807159606</text:p>
              </table:table-cell>
              <table:table-cell office:value-type="float" office:value="0.49900653394012">
                <text:p>0.4990065339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1560918862">
                <text:p>0.9971560918862</text:p>
              </table:table-cell>
              <table:table-cell office:value-type="float" office:value="0.50297964119516">
                <text:p>0.50297964119516</text:p>
              </table:table-cell>
              <table:table-cell office:value-type="float" office:value="1.0015911284964">
                <text:p>1.0015911284964</text:p>
              </table:table-cell>
              <table:table-cell office:value-type="float" office:value="0.49884128707122">
                <text:p>0.49884128707122</text:p>
              </table:table-cell>
              <table:table-cell office:value-type="float" office:value="1.004659791855">
                <text:p>1.004659791855</text:p>
              </table:table-cell>
              <table:table-cell office:value-type="float" office:value="0.50259879257095">
                <text:p>0.50259879257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884300407178">
                <text:p>0.99884300407178</text:p>
              </table:table-cell>
              <table:table-cell office:value-type="float" office:value="0.49902164602671">
                <text:p>0.4990216460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05084592538">
                <text:p>0.99705084592538</text:p>
              </table:table-cell>
              <table:table-cell office:value-type="float" office:value="0.50275648078302">
                <text:p>0.50275648078302</text:p>
              </table:table-cell>
              <table:table-cell office:value-type="float" office:value="1.0016042615497">
                <text:p>1.0016042615497</text:p>
              </table:table-cell>
              <table:table-cell office:value-type="float" office:value="0.49894530153097">
                <text:p>0.49894530153097</text:p>
              </table:table-cell>
              <table:table-cell office:value-type="float" office:value="1.0041563041516">
                <text:p>1.0041563041516</text:p>
              </table:table-cell>
              <table:table-cell office:value-type="float" office:value="0.50258876094409">
                <text:p>0.502588760944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899717479801">
                <text:p>0.99899717479801</text:p>
              </table:table-cell>
              <table:table-cell office:value-type="float" office:value="0.49904030470673">
                <text:p>0.4990403047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97162432282">
                <text:p>0.99697162432282</text:p>
              </table:table-cell>
              <table:table-cell office:value-type="float" office:value="0.50254182720524">
                <text:p>0.50254182720524</text:p>
              </table:table-cell>
              <table:table-cell office:value-type="float" office:value="1.0016072604993">
                <text:p>1.0016072604993</text:p>
              </table:table-cell>
              <table:table-cell office:value-type="float" office:value="0.49904424284218">
                <text:p>0.49904424284218</text:p>
              </table:table-cell>
              <table:table-cell office:value-type="float" office:value="1.0036830242937">
                <text:p>1.0036830242937</text:p>
              </table:table-cell>
              <table:table-cell office:value-type="float" office:value="0.50256556169994">
                <text:p>0.50256556169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14087386017">
                <text:p>0.99914087386017</text:p>
              </table:table-cell>
              <table:table-cell office:value-type="float" office:value="0.49906205317891">
                <text:p>0.4990620531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91617744278">
                <text:p>0.99691617744278</text:p>
              </table:table-cell>
              <table:table-cell office:value-type="float" office:value="0.5023359149855">
                <text:p>0.5023359149855</text:p>
              </table:table-cell>
              <table:table-cell office:value-type="float" office:value="1.0016011651772">
                <text:p>1.0016011651772</text:p>
              </table:table-cell>
              <table:table-cell office:value-type="float" office:value="0.49913809694462">
                <text:p>0.49913809694462</text:p>
              </table:table-cell>
              <table:table-cell office:value-type="float" office:value="1.0032393440065">
                <text:p>1.0032393440065</text:p>
              </table:table-cell>
              <table:table-cell office:value-type="float" office:value="0.50253071913853">
                <text:p>0.502530719138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27441662269">
                <text:p>0.99927441662269</text:p>
              </table:table-cell>
              <table:table-cell office:value-type="float" office:value="0.49908646475424">
                <text:p>0.4990864647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88236491282">
                <text:p>0.99688236491282</text:p>
              </table:table-cell>
              <table:table-cell office:value-type="float" office:value="0.50213891052248">
                <text:p>0.50213891052248</text:p>
              </table:table-cell>
              <table:table-cell office:value-type="float" office:value="1.0015869571414">
                <text:p>1.0015869571414</text:p>
              </table:table-cell>
              <table:table-cell office:value-type="float" office:value="0.49922687937793">
                <text:p>0.49922687937793</text:p>
              </table:table-cell>
              <table:table-cell office:value-type="float" office:value="1.0028245586801">
                <text:p>1.0028245586801</text:p>
              </table:table-cell>
              <table:table-cell office:value-type="float" office:value="0.50248565859042">
                <text:p>0.502485658590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39813952761">
                <text:p>0.99939813952761</text:p>
              </table:table-cell>
              <table:table-cell office:value-type="float" office:value="0.49911314205152">
                <text:p>0.4991131420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86815492557">
                <text:p>0.99686815492557</text:p>
              </table:table-cell>
              <table:table-cell office:value-type="float" office:value="0.5019509182074">
                <text:p>0.5019509182074</text:p>
              </table:table-cell>
              <table:table-cell office:value-type="float" office:value="1.0015655602653">
                <text:p>1.0015655602653</text:p>
              </table:table-cell>
              <table:table-cell office:value-type="float" office:value="0.49931063209504">
                <text:p>0.49931063209504</text:p>
              </table:table-cell>
              <table:table-cell office:value-type="float" office:value="1.0024378814394">
                <text:p>1.0024378814394</text:p>
              </table:table-cell>
              <table:table-cell office:value-type="float" office:value="0.5024317088903">
                <text:p>0.5024317088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5123962018">
                <text:p>0.9995123962018</text:p>
              </table:table-cell>
              <table:table-cell office:value-type="float" office:value="0.49914171612031">
                <text:p>0.4991417161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87162313423">
                <text:p>0.99687162313423</text:p>
              </table:table-cell>
              <table:table-cell office:value-type="float" office:value="0.50177198620547">
                <text:p>0.50177198620547</text:p>
              </table:table-cell>
              <table:table-cell office:value-type="float" office:value="1.0015378416006">
                <text:p>1.0015378416006</text:p>
              </table:table-cell>
              <table:table-cell office:value-type="float" office:value="0.49938942045874">
                <text:p>0.49938942045874</text:p>
              </table:table-cell>
              <table:table-cell office:value-type="float" office:value="1.002078455925">
                <text:p>1.002078455925</text:p>
              </table:table-cell>
              <table:table-cell office:value-type="float" office:value="0.50237011549363">
                <text:p>0.50237011549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61755386337">
                <text:p>0.99961755386337</text:p>
              </table:table-cell>
              <table:table-cell office:value-type="float" office:value="0.49917184550286">
                <text:p>0.4991718455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89095118262">
                <text:p>0.99689095118262</text:p>
              </table:table-cell>
              <table:table-cell office:value-type="float" office:value="0.50160211191265">
                <text:p>0.50160211191265</text:p>
              </table:table-cell>
              <table:table-cell office:value-type="float" office:value="1.0015046124791">
                <text:p>1.0015046124791</text:p>
              </table:table-cell>
              <table:table-cell office:value-type="float" office:value="0.49946333042011">
                <text:p>0.49946333042011</text:p>
              </table:table-cell>
              <table:table-cell office:value-type="float" office:value="1.0017453688831">
                <text:p>1.0017453688831</text:p>
              </table:table-cell>
              <table:table-cell office:value-type="float" office:value="0.50230201441624">
                <text:p>0.50230201441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71399001692">
                <text:p>0.99971399001692</text:p>
              </table:table-cell>
              <table:table-cell office:value-type="float" office:value="0.49920321524586">
                <text:p>0.49920321524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92442490852">
                <text:p>0.99692442490852</text:p>
              </table:table-cell>
              <table:table-cell office:value-type="float" office:value="0.50144124709833">
                <text:p>0.50144124709833</text:p>
              </table:table-cell>
              <table:table-cell office:value-type="float" office:value="1.0014666298189">
                <text:p>1.0014666298189</text:p>
              </table:table-cell>
              <table:table-cell office:value-type="float" office:value="0.49953246587661">
                <text:p>0.49953246587661</text:p>
              </table:table-cell>
              <table:table-cell office:value-type="float" office:value="1.0014376615065">
                <text:p>1.0014376615065</text:p>
              </table:table-cell>
              <table:table-cell office:value-type="float" office:value="0.50222846457167">
                <text:p>0.50222846457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80208942677">
                <text:p>0.99980208942677</text:p>
              </table:table-cell>
              <table:table-cell office:value-type="float" office:value="0.49923553587195">
                <text:p>0.49923553587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97043225639">
                <text:p>0.99697043225639</text:p>
              </table:table-cell>
              <table:table-cell office:value-type="float" office:value="0.50128930274462">
                <text:p>0.50128930274462</text:p>
              </table:table-cell>
              <table:table-cell office:value-type="float" office:value="1.0014245976075">
                <text:p>1.0014245976075</text:p>
              </table:table-cell>
              <table:table-cell office:value-type="float" office:value="0.4995969462065">
                <text:p>0.4995969462065</text:p>
              </table:table-cell>
              <table:table-cell office:value-type="float" office:value="1.0011543391493">
                <text:p>1.0011543391493</text:p>
              </table:table-cell>
              <table:table-cell office:value-type="float" office:value="0.50215044202532">
                <text:p>0.50215044202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88224135679">
                <text:p>0.99988224135679</text:p>
              </table:table-cell>
              <table:table-cell office:value-type="float" office:value="0.4992685423204">
                <text:p>0.4992685423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02746093358">
                <text:p>0.99702746093358</text:p>
              </table:table-cell>
              <table:table-cell office:value-type="float" office:value="0.50114615359258">
                <text:p>0.50114615359258</text:p>
              </table:table-cell>
              <table:table-cell office:value-type="float" office:value="1.0013791685302">
                <text:p>1.0013791685302</text:p>
              </table:table-cell>
              <table:table-cell office:value-type="float" office:value="0.49965690397555">
                <text:p>0.49965690397555</text:p>
              </table:table-cell>
              <table:table-cell office:value-type="float" office:value="1.0008943804805">
                <text:p>1.0008943804805</text:p>
              </table:table-cell>
              <table:table-cell office:value-type="float" office:value="0.50206884361237">
                <text:p>0.502068843612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995483706516">
                <text:p>0.99995483706516</text:p>
              </table:table-cell>
              <table:table-cell office:value-type="float" office:value="0.49930199286565">
                <text:p>0.4993019928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094095842">
                <text:p>0.997094095842</text:p>
              </table:table-cell>
              <table:table-cell office:value-type="float" office:value="0.50101164240548">
                <text:p>0.50101164240548</text:p>
              </table:table-cell>
              <table:table-cell office:value-type="float" office:value="1.0013309457289">
                <text:p>1.0013309457289</text:p>
              </table:table-cell>
              <table:table-cell office:value-type="float" office:value="0.49971249174001">
                <text:p>0.49971249174001</text:p>
              </table:table-cell>
              <table:table-cell office:value-type="float" office:value="1.0006567457818">
                <text:p>1.0006567457818</text:p>
              </table:table-cell>
              <table:table-cell office:value-type="float" office:value="0.50198449058719">
                <text:p>0.50198449058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000202675419">
                <text:p>1.0000202675419</text:p>
              </table:table-cell>
              <table:table-cell office:value-type="float" office:value="0.49933566802147">
                <text:p>0.4993356680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16901631547">
                <text:p>0.99716901631547</text:p>
              </table:table-cell>
              <table:table-cell office:value-type="float" office:value="0.50088558395917">
                <text:p>0.50088558395917</text:p>
              </table:table-cell>
              <table:table-cell office:value-type="float" office:value="1.0012804838214">
                <text:p>1.0012804838214</text:p>
              </table:table-cell>
              <table:table-cell office:value-type="float" office:value="0.49976385214831">
                <text:p>0.49976385214831</text:p>
              </table:table-cell>
              <table:table-cell office:value-type="float" office:value="1.0004403844439">
                <text:p>1.0004403844439</text:p>
              </table:table-cell>
              <table:table-cell office:value-type="float" office:value="0.50189813228027">
                <text:p>0.50189813228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000789214774">
                <text:p>1.0000789214774</text:p>
              </table:table-cell>
              <table:table-cell office:value-type="float" office:value="0.49936936943822">
                <text:p>0.4993693694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25099319097">
                <text:p>0.99725099319097</text:p>
              </table:table-cell>
              <table:table-cell office:value-type="float" office:value="0.50076776876919">
                <text:p>0.50076776876919</text:p>
              </table:table-cell>
              <table:table-cell office:value-type="float" office:value="1.0012282926075">
                <text:p>1.0012282926075</text:p>
              </table:table-cell>
              <table:table-cell office:value-type="float" office:value="0.49981114538057">
                <text:p>0.49981114538057</text:p>
              </table:table-cell>
              <table:table-cell office:value-type="float" office:value="1.0002442417132">
                <text:p>1.0002442417132</text:p>
              </table:table-cell>
              <table:table-cell office:value-type="float" office:value="0.50181044974153">
                <text:p>0.50181044974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001311834488">
                <text:p>1.0001311834488</text:p>
              </table:table-cell>
              <table:table-cell office:value-type="float" office:value="0.49940291879953">
                <text:p>0.4994029187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33888574066">
                <text:p>0.99733888574066</text:p>
              </table:table-cell>
              <table:table-cell office:value-type="float" office:value="0.50065796656446">
                <text:p>0.50065796656446</text:p>
              </table:table-cell>
              <table:table-cell office:value-type="float" office:value="1.0011748380632">
                <text:p>1.0011748380632</text:p>
              </table:table-cell>
              <table:table-cell office:value-type="float" office:value="0.49985453708676">
                <text:p>0.49985453708676</text:p>
              </table:table-cell>
              <table:table-cell office:value-type="float" office:value="1.0000672647364">
                <text:p>1.0000672647364</text:p>
              </table:table-cell>
              <table:table-cell office:value-type="float" office:value="0.50172205935186">
                <text:p>0.50172205935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01774323133">
                <text:p>1.0001774323133</text:p>
              </table:table-cell>
              <table:table-cell office:value-type="float" office:value="0.49943615672463">
                <text:p>0.4994361567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43163848955">
                <text:p>0.99743163848955</text:p>
              </table:table-cell>
              <table:table-cell office:value-type="float" office:value="0.50055592951707">
                <text:p>0.50055592951707</text:p>
              </table:table-cell>
              <table:table-cell office:value-type="float" office:value="1.0011205443745">
                <text:p>1.0011205443745</text:p>
              </table:table-cell>
              <table:table-cell office:value-type="float" office:value="0.49989419705855">
                <text:p>0.49989419705855</text:p>
              </table:table-cell>
              <table:table-cell office:value-type="float" office:value="0.99990840795053">
                <text:p>0.99990840795053</text:p>
              </table:table-cell>
              <table:table-cell office:value-type="float" office:value="0.50163351638725">
                <text:p>0.50163351638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00218039795">
                <text:p>1.000218039795</text:p>
              </table:table-cell>
              <table:table-cell office:value-type="float" office:value="0.49946894168147">
                <text:p>0.4994689416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52827794229">
                <text:p>0.99752827794229</text:p>
              </table:table-cell>
              <table:table-cell office:value-type="float" office:value="0.50046139523754">
                <text:p>0.50046139523754</text:p>
              </table:table-cell>
              <table:table-cell office:value-type="float" office:value="1.001065795976">
                <text:p>1.001065795976</text:p>
              </table:table-cell>
              <table:table-cell office:value-type="float" office:value="0.4999302978806">
                <text:p>0.4999302978806</text:p>
              </table:table-cell>
              <table:table-cell office:value-type="float" office:value="0.99976663786274">
                <text:p>0.99976663786274</text:p>
              </table:table-cell>
              <table:table-cell office:value-type="float" office:value="0.50154531852196">
                <text:p>0.501545318521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002533692537">
                <text:p>1.0002533692537</text:p>
              </table:table-cell>
              <table:table-cell office:value-type="float" office:value="0.49950114891543">
                <text:p>0.4995011489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62790924113">
                <text:p>0.99762790924113</text:p>
              </table:table-cell>
              <table:table-cell office:value-type="float" office:value="0.50037408954506">
                <text:p>0.50037408954506</text:p>
              </table:table-cell>
              <table:table-cell office:value-type="float" office:value="1.0010109395948">
                <text:p>1.0010109395948</text:p>
              </table:table-cell>
              <table:table-cell office:value-type="float" office:value="0.49996301363753">
                <text:p>0.49996301363753</text:p>
              </table:table-cell>
              <table:table-cell office:value-type="float" office:value="0.99964093726196">
                <text:p>0.99964093726196</text:p>
              </table:table-cell>
              <table:table-cell office:value-type="float" office:value="0.50145790925928">
                <text:p>0.501457909259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002837746244">
                <text:p>1.0002837746244</text:p>
              </table:table-cell>
              <table:table-cell office:value-type="float" office:value="0.49953266939788">
                <text:p>0.4995326693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72971277536">
                <text:p>0.99772971277536</text:p>
              </table:table-cell>
              <table:table-cell office:value-type="float" office:value="0.50029372902186">
                <text:p>0.50029372902186</text:p>
              </table:table-cell>
              <table:table-cell office:value-type="float" office:value="1.0009562862938">
                <text:p>1.0009562862938</text:p>
              </table:table-cell>
              <table:table-cell office:value-type="float" office:value="0.49999251879167">
                <text:p>0.49999251879167</text:p>
              </table:table-cell>
              <table:table-cell office:value-type="float" office:value="0.99953030890224">
                <text:p>0.99953030890224</text:p>
              </table:table-cell>
              <table:table-cell office:value-type="float" office:value="0.50137168128018">
                <text:p>0.50137168128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003095995144">
                <text:p>1.0003095995144</text:p>
              </table:table-cell>
              <table:table-cell office:value-type="float" office:value="0.49956340879811">
                <text:p>0.4995634087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83294076147">
                <text:p>0.99783294076147</text:p>
              </table:table-cell>
              <table:table-cell office:value-type="float" office:value="0.5002200233611">
                <text:p>0.5002200233611</text:p>
              </table:table-cell>
              <table:table-cell office:value-type="float" office:value="1.0009021134989">
                <text:p>1.0009021134989</text:p>
              </table:table-cell>
              <table:table-cell office:value-type="float" office:value="0.5000189871778">
                <text:p>0.5000189871778</text:p>
              </table:table-cell>
              <table:table-cell office:value-type="float" office:value="0.9994337786964">
                <text:p>0.9994337786964</text:p>
              </table:table-cell>
              <table:table-cell office:value-type="float" office:value="0.50128697970167">
                <text:p>0.50128697970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03311764481">
                <text:p>1.0003311764481</text:p>
              </table:table-cell>
              <table:table-cell office:value-type="float" office:value="0.499593286482">
                <text:p>0.49959328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93691381142">
                <text:p>0.99793691381142</text:p>
              </table:table-cell>
              <table:table-cell office:value-type="float" office:value="0.50015267751716">
                <text:p>0.50015267751716</text:p>
              </table:table-cell>
              <table:table-cell office:value-type="float" office:value="1.0008486670005">
                <text:p>1.0008486670005</text:p>
              </table:table-cell>
              <table:table-cell office:value-type="float" office:value="0.50004259087958">
                <text:p>0.50004259087958</text:p>
              </table:table-cell>
              <table:table-cell office:value-type="float" office:value="0.99935039845569">
                <text:p>0.99935039845569</text:p>
              </table:table-cell>
              <table:table-cell office:value-type="float" office:value="0.50120410534861">
                <text:p>0.501204105348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003488262486">
                <text:p>1.0003488262486</text:p>
              </table:table-cell>
              <table:table-cell office:value-type="float" office:value="0.49962223453991">
                <text:p>0.4996222345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04101750542">
                <text:p>0.99804101750542</text:p>
              </table:table-cell>
              <table:table-cell office:value-type="float" office:value="0.50009139366768">
                <text:p>0.50009139366768</text:p>
              </table:table-cell>
              <table:table-cell office:value-type="float" office:value="1.000796162937">
                <text:p>1.000796162937</text:p>
              </table:table-cell>
              <table:table-cell office:value-type="float" office:value="0.50006349983936">
                <text:p>0.50006349983936</text:p>
              </table:table-cell>
              <table:table-cell office:value-type="float" office:value="0.99927924820011">
                <text:p>0.99927924820011</text:p>
              </table:table-cell>
              <table:table-cell office:value-type="float" office:value="0.50112331745677">
                <text:p>0.50112331745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003628575435">
                <text:p>1.0003628575435</text:p>
              </table:table-cell>
              <table:table-cell office:value-type="float" office:value="0.4996501968462">
                <text:p>0.499650196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14469898421">
                <text:p>0.99814469898421</text:p>
              </table:table-cell>
              <table:table-cell office:value-type="float" office:value="0.50003587299601">
                <text:p>0.50003587299601</text:p>
              </table:table-cell>
              <table:table-cell office:value-type="float" office:value="1.0007447897042">
                <text:p>1.0007447897042</text:p>
              </table:table-cell>
              <table:table-cell office:value-type="float" office:value="0.50008188141926">
                <text:p>0.50008188141926</text:p>
              </table:table-cell>
              <table:table-cell office:value-type="float" office:value="0.99921943811423">
                <text:p>0.99921943811423</text:p>
              </table:table-cell>
              <table:table-cell office:value-type="float" office:value="0.50104483701611">
                <text:p>0.501044837016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03735663875">
                <text:p>1.0003735663875</text:p>
              </table:table-cell>
              <table:table-cell office:value-type="float" office:value="0.49967712815218">
                <text:p>0.4996771281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2474635743">
                <text:p>0.9982474635743</text:p>
              </table:table-cell>
              <table:table-cell office:value-type="float" office:value="0.49998581730318">
                <text:p>0.49998581730318</text:p>
              </table:table-cell>
              <table:table-cell office:value-type="float" office:value="1.0006947097896">
                <text:p>1.0006947097896</text:p>
              </table:table-cell>
              <table:table-cell office:value-type="float" office:value="0.50009789898554">
                <text:p>0.50009789898554</text:p>
              </table:table-cell>
              <table:table-cell office:value-type="float" office:value="0.99917011011024">
                <text:p>0.99917011011024</text:p>
              </table:table-cell>
              <table:table-cell office:value-type="float" office:value="0.50096884945534">
                <text:p>0.500968849455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003812359898">
                <text:p>1.0003812359898</text:p>
              </table:table-cell>
              <table:table-cell office:value-type="float" office:value="0.49970299321397">
                <text:p>0.4997029932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34887145872">
                <text:p>0.99834887145872</text:p>
              </table:table-cell>
              <table:table-cell office:value-type="float" office:value="0.49994093045796">
                <text:p>0.49994093045796</text:p>
              </table:table-cell>
              <table:table-cell office:value-type="float" office:value="1.000646061629">
                <text:p>1.000646061629</text:p>
              </table:table-cell>
              <table:table-cell office:value-type="float" office:value="0.50011171177016">
                <text:p>0.50011171177016</text:p>
              </table:table-cell>
              <table:table-cell office:value-type="float" office:value="0.99913043907894">
                <text:p>0.99913043907894</text:p>
              </table:table-cell>
              <table:table-cell office:value-type="float" office:value="0.5008955073815">
                <text:p>0.50089550738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00386136538">
                <text:p>1.000386136538</text:p>
              </table:table-cell>
              <table:table-cell office:value-type="float" office:value="0.49972776595642">
                <text:p>0.49972776595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44853440437">
                <text:p>0.99844853440437</text:p>
              </table:table-cell>
              <table:table-cell office:value-type="float" office:value="0.49990091969383">
                <text:p>0.49990091969383</text:p>
              </table:table-cell>
              <table:table-cell office:value-type="float" office:value="1.000598961367">
                <text:p>1.000598961367</text:p>
              </table:table-cell>
              <table:table-cell office:value-type="float" office:value="0.50012347442833">
                <text:p>0.50012347442833</text:p>
              </table:table-cell>
              <table:table-cell office:value-type="float" office:value="0.99909963384011">
                <text:p>0.99909963384011</text:p>
              </table:table-cell>
              <table:table-cell office:value-type="float" office:value="0.50082493319407">
                <text:p>0.500824933194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003885251089">
                <text:p>1.0003885251089</text:p>
              </table:table-cell>
              <table:table-cell office:value-type="float" office:value="0.49975142867392">
                <text:p>0.4997514286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54611255597">
                <text:p>0.99854611255597</text:p>
              </table:table-cell>
              <table:table-cell office:value-type="float" office:value="0.49986549676113">
                <text:p>0.49986549676113</text:p>
              </table:table-cell>
              <table:table-cell office:value-type="float" office:value="1.0005535045565">
                <text:p>1.0005535045565</text:p>
              </table:table-cell>
              <table:table-cell office:value-type="float" office:value="0.50013333666838">
                <text:p>0.50013333666838</text:p>
              </table:table-cell>
              <table:table-cell office:value-type="float" office:value="0.99907693781951">
                <text:p>0.99907693781951</text:p>
              </table:table-cell>
              <table:table-cell office:value-type="float" office:value="0.50075722158347">
                <text:p>0.500757221583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003886456583">
                <text:p>1.0003886456583</text:p>
              </table:table-cell>
              <table:table-cell office:value-type="float" office:value="0.49977397126852">
                <text:p>0.4997739712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64131130542">
                <text:p>0.99864131130542</text:p>
              </table:table-cell>
              <table:table-cell office:value-type="float" office:value="0.49983437894301">
                <text:p>0.49983437894301</text:p>
              </table:table-cell>
              <table:table-cell office:value-type="float" office:value="1.0005097677913">
                <text:p>1.0005097677913</text:p>
              </table:table-cell>
              <table:table-cell office:value-type="float" office:value="0.50014144294801">
                <text:p>0.50014144294801</text:p>
              </table:table-cell>
              <table:table-cell office:value-type="float" office:value="0.99906162947718">
                <text:p>0.99906162947718</text:p>
              </table:table-cell>
              <table:table-cell office:value-type="float" office:value="0.50069244191365">
                <text:p>0.500692441913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003867290816">
                <text:p>1.0003867290816</text:p>
              </table:table-cell>
              <table:table-cell office:value-type="float" office:value="0.49979539052582">
                <text:p>0.4997953905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73387824446">
                <text:p>0.99873387824446</text:p>
              </table:table-cell>
              <table:table-cell office:value-type="float" office:value="0.49980728994318">
                <text:p>0.49980728994318</text:p>
              </table:table-cell>
              <table:table-cell office:value-type="float" office:value="1.0004678102721">
                <text:p>1.0004678102721</text:p>
              </table:table-cell>
              <table:table-cell office:value-type="float" office:value="0.50014793223182">
                <text:p>0.50014793223182</text:p>
              </table:table-cell>
              <table:table-cell office:value-type="float" office:value="0.99905302251024">
                <text:p>0.99905302251024</text:p>
              </table:table-cell>
              <table:table-cell office:value-type="float" office:value="0.50063064048888">
                <text:p>0.50063064048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003829933369">
                <text:p>1.0003829933369</text:p>
              </table:table-cell>
              <table:table-cell office:value-type="float" office:value="0.4998156894285">
                <text:p>0.499815689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82360020721">
                <text:p>0.99882360020721</text:p>
              </table:table-cell>
              <table:table-cell office:value-type="float" office:value="0.49978396065354">
                <text:p>0.49978396065354</text:p>
              </table:table-cell>
              <table:table-cell office:value-type="float" office:value="1.0004276753035">
                <text:p>1.0004276753035</text:p>
              </table:table-cell>
              <table:table-cell office:value-type="float" office:value="0.50015293780463">
                <text:p>0.50015293780463</text:p>
              </table:table-cell>
              <table:table-cell office:value-type="float" office:value="0.99905046585211">
                <text:p>0.99905046585211</text:p>
              </table:table-cell>
              <table:table-cell office:value-type="float" office:value="0.50057183325716">
                <text:p>0.500571833257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003776436244">
                <text:p>1.0003776436244</text:p>
              </table:table-cell>
              <table:table-cell office:value-type="float" office:value="0.49983487650731">
                <text:p>0.49983487650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91030040835">
                <text:p>0.99891030040835</text:p>
              </table:table-cell>
              <table:table-cell office:value-type="float" office:value="0.49976412980959">
                <text:p>0.49976412980959</text:p>
              </table:table-cell>
              <table:table-cell office:value-type="float" office:value="1.0003893916787">
                <text:p>1.0003893916787</text:p>
              </table:table-cell>
              <table:table-cell office:value-type="float" office:value="0.50015659205726">
                <text:p>0.50015659205726</text:p>
              </table:table-cell>
              <table:table-cell office:value-type="float" office:value="0.99905334433868">
                <text:p>0.99905334433868</text:p>
              </table:table-cell>
              <table:table-cell office:value-type="float" office:value="0.50051603717394">
                <text:p>0.500516037173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003708726147">
                <text:p>1.0003708726147</text:p>
              </table:table-cell>
              <table:table-cell office:value-type="float" office:value="0.49985296522928">
                <text:p>0.4998529652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99383568178">
                <text:p>0.99899383568178</text:p>
              </table:table-cell>
              <table:table-cell office:value-type="float" office:value="0.49974754454115">
                <text:p>0.49974754454115</text:p>
              </table:table-cell>
              <table:table-cell office:value-type="float" office:value="1.0003529747233">
                <text:p>1.0003529747233</text:p>
              </table:table-cell>
              <table:table-cell office:value-type="float" office:value="0.50015901017521">
                <text:p>0.50015901017521</text:p>
              </table:table-cell>
              <table:table-cell office:value-type="float" office:value="0.99906107652515">
                <text:p>0.99906107652515</text:p>
              </table:table-cell>
              <table:table-cell office:value-type="float" office:value="0.5004632417912">
                <text:p>0.50046324179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03628607204">
                <text:p>1.0003628607204</text:p>
              </table:table-cell>
              <table:table-cell office:value-type="float" office:value="0.4998699734225">
                <text:p>0.4998699734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07409382362">
                <text:p>0.99907409382362</text:p>
              </table:table-cell>
              <table:table-cell office:value-type="float" office:value="0.49973396082586">
                <text:p>0.49973396082586</text:p>
              </table:table-cell>
              <table:table-cell office:value-type="float" office:value="1.0003184284791">
                <text:p>1.0003184284791</text:p>
              </table:table-cell>
              <table:table-cell office:value-type="float" office:value="0.50016030870068">
                <text:p>0.50016030870068</text:p>
              </table:table-cell>
              <table:table-cell office:value-type="float" office:value="0.99907311519064">
                <text:p>0.99907311519064</text:p>
              </table:table-cell>
              <table:table-cell office:value-type="float" office:value="0.50041342152688">
                <text:p>0.500413421526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003537764037">
                <text:p>1.0003537764037</text:p>
              </table:table-cell>
              <table:table-cell office:value-type="float" office:value="0.49988592273676">
                <text:p>0.4998859227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15099104254">
                <text:p>0.99915099104254</text:p>
              </table:table-cell>
              <table:table-cell office:value-type="float" office:value="0.49972314385263">
                <text:p>0.49972314385263</text:p>
              </table:table-cell>
              <table:table-cell office:value-type="float" office:value="1.0002857463926">
                <text:p>1.0002857463926</text:p>
              </table:table-cell>
              <table:table-cell office:value-type="float" office:value="0.50016059177423">
                <text:p>0.50016059177423</text:p>
              </table:table-cell>
              <table:table-cell office:value-type="float" office:value="0.99908894671773">
                <text:p>0.99908894671773</text:p>
              </table:table-cell>
              <table:table-cell office:value-type="float" office:value="0.50036653737246">
                <text:p>0.500366537372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003437765166">
                <text:p>1.0003437765166</text:p>
              </table:table-cell>
              <table:table-cell office:value-type="float" office:value="0.49990083813937">
                <text:p>0.4999008381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22446951975">
                <text:p>0.99922446951975</text:p>
              </table:table-cell>
              <table:table-cell office:value-type="float" office:value="0.49971486830201">
                <text:p>0.49971486830201</text:p>
              </table:table-cell>
              <table:table-cell office:value-type="float" office:value="1.0002549126481">
                <text:p>1.0002549126481</text:p>
              </table:table-cell>
              <table:table-cell office:value-type="float" office:value="0.50015997018677">
                <text:p>0.50015997018677</text:p>
              </table:table-cell>
              <table:table-cell office:value-type="float" office:value="0.99910809036002">
                <text:p>0.99910809036002</text:p>
              </table:table-cell>
              <table:table-cell office:value-type="float" office:value="0.50032253849483">
                <text:p>0.50032253849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03330066667">
                <text:p>1.0003330066667</text:p>
              </table:table-cell>
              <table:table-cell office:value-type="float" office:value="0.49991474744508">
                <text:p>0.499914747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29449508013">
                <text:p>0.99929449508013</text:p>
              </table:table-cell>
              <table:table-cell office:value-type="float" office:value="0.49970891855014">
                <text:p>0.49970891855014</text:p>
              </table:table-cell>
              <table:table-cell office:value-type="float" office:value="1.0002259026551">
                <text:p>1.0002259026551</text:p>
              </table:table-cell>
              <table:table-cell office:value-type="float" office:value="0.50015853872625">
                <text:p>0.50015853872625</text:p>
              </table:table-cell>
              <table:table-cell office:value-type="float" office:value="0.99913009741252">
                <text:p>0.99913009741252</text:p>
              </table:table-cell>
              <table:table-cell office:value-type="float" office:value="0.50028136373495">
                <text:p>0.50028136373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003216016048">
                <text:p>1.0003216016048</text:p>
              </table:table-cell>
              <table:table-cell office:value-type="float" office:value="0.49992768087929">
                <text:p>0.49992768087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36105497543">
                <text:p>0.99936105497543</text:p>
              </table:table-cell>
              <table:table-cell office:value-type="float" office:value="0.49970508880275">
                <text:p>0.49970508880275</text:p>
              </table:table-cell>
              <table:table-cell office:value-type="float" office:value="1.0001986846347">
                <text:p>1.0001986846347</text:p>
              </table:table-cell>
              <table:table-cell office:value-type="float" office:value="0.50015639203822">
                <text:p>0.50015639203822</text:p>
              </table:table-cell>
              <table:table-cell office:value-type="float" office:value="0.99915455029904">
                <text:p>0.99915455029904</text:p>
              </table:table-cell>
              <table:table-cell office:value-type="float" office:value="0.50024294300645">
                <text:p>0.500242943006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003096856305">
                <text:p>1.0003096856305</text:p>
              </table:table-cell>
              <table:table-cell office:value-type="float" office:value="0.49993967067323">
                <text:p>0.4999396706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42415577955">
                <text:p>0.99942415577955</text:p>
              </table:table-cell>
              <table:table-cell office:value-type="float" office:value="0.49970318316539">
                <text:p>0.49970318316539</text:p>
              </table:table-cell>
              <table:table-cell office:value-type="float" office:value="1.0001732201169">
                <text:p>1.0001732201169</text:p>
              </table:table-cell>
              <table:table-cell office:value-type="float" office:value="0.50015361505523">
                <text:p>0.50015361505523</text:p>
              </table:table-cell>
              <table:table-cell office:value-type="float" office:value="0.99918106158941">
                <text:p>0.99918106158941</text:p>
              </table:table-cell>
              <table:table-cell office:value-type="float" office:value="0.50020719859713">
                <text:p>0.500207198597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002973730107">
                <text:p>1.0002973730107</text:p>
              </table:table-cell>
              <table:table-cell office:value-type="float" office:value="0.49995075069013">
                <text:p>0.49995075069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48382139588">
                <text:p>0.99948382139588</text:p>
              </table:table-cell>
              <table:table-cell office:value-type="float" office:value="0.49970301565574">
                <text:p>0.49970301565574</text:p>
              </table:table-cell>
              <table:table-cell office:value-type="float" office:value="1.0001494652169">
                <text:p>1.0001494652169</text:p>
              </table:table-cell>
              <table:table-cell office:value-type="float" office:value="0.50015028933379">
                <text:p>0.50015028933379</text:p>
              </table:table-cell>
              <table:table-cell office:value-type="float" office:value="0.99920927295876">
                <text:p>0.99920927295876</text:p>
              </table:table-cell>
              <table:table-cell office:value-type="float" office:value="0.50017404637666">
                <text:p>0.50017404637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002847684081">
                <text:p>1.0002847684081</text:p>
              </table:table-cell>
              <table:table-cell office:value-type="float" office:value="0.49996095608113">
                <text:p>0.4999609560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54009117538">
                <text:p>0.99954009117538</text:p>
              </table:table-cell>
              <table:table-cell office:value-type="float" office:value="0.49970441016375">
                <text:p>0.49970441016375</text:p>
              </table:table-cell>
              <table:table-cell office:value-type="float" office:value="1.0001273712408">
                <text:p>1.0001273712408</text:p>
              </table:table-cell>
              <table:table-cell office:value-type="float" office:value="0.50014648978367">
                <text:p>0.50014648978367</text:p>
              </table:table-cell>
              <table:table-cell office:value-type="float" office:value="0.99923885409983">
                <text:p>0.99923885409983</text:p>
              </table:table-cell>
              <table:table-cell office:value-type="float" office:value="0.50014339691378">
                <text:p>0.500143396913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002719673161">
                <text:p>1.0002719673161</text:p>
              </table:table-cell>
              <table:table-cell office:value-type="float" office:value="0.49997032296969">
                <text:p>0.49997032296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59301814455">
                <text:p>0.99959301814455</text:p>
              </table:table-cell>
              <table:table-cell office:value-type="float" office:value="0.49970720036483">
                <text:p>0.49970720036483</text:p>
              </table:table-cell>
              <table:table-cell office:value-type="float" office:value="1.0001068855598">
                <text:p>1.0001068855598</text:p>
              </table:table-cell>
              <table:table-cell office:value-type="float" office:value="0.50014228657632">
                <text:p>0.50014228657632</text:p>
              </table:table-cell>
              <table:table-cell office:value-type="float" office:value="0.99926950159887">
                <text:p>0.99926950159887</text:p>
              </table:table-cell>
              <table:table-cell office:value-type="float" office:value="0.50011515642122">
                <text:p>0.50011515642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002590564976">
                <text:p>1.0002590564976</text:p>
              </table:table-cell>
              <table:table-cell office:value-type="float" office:value="0.49997888816323">
                <text:p>0.4999788881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64266734102">
                <text:p>0.99964266734102</text:p>
              </table:table-cell>
              <table:table-cell office:value-type="float" office:value="0.49971122959131">
                <text:p>0.49971122959131</text:p>
              </table:table-cell>
              <table:table-cell office:value-type="float" office:value="1.0000879522706">
                <text:p>1.0000879522706</text:p>
              </table:table-cell>
              <table:table-cell office:value-type="float" office:value="0.50013775085256">
                <text:p>0.50013775085256</text:p>
              </table:table-cell>
              <table:table-cell office:value-type="float" office:value="0.99930093779196">
                <text:p>0.99930093779196</text:p>
              </table:table-cell>
              <table:table-cell office:value-type="float" office:value="0.50008922796724">
                <text:p>0.500089227967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002461144244">
                <text:p>1.0002461144244</text:p>
              </table:table-cell>
              <table:table-cell office:value-type="float" office:value="0.49998668889076">
                <text:p>0.49998668889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68911425493">
                <text:p>0.99968911425493</text:p>
              </table:table-cell>
              <table:table-cell office:value-type="float" office:value="0.49971635066685">
                <text:p>0.49971635066685</text:p>
              </table:table-cell>
              <table:table-cell office:value-type="float" office:value="1.0000705122624">
                <text:p>1.0000705122624</text:p>
              </table:table-cell>
              <table:table-cell office:value-type="float" office:value="0.50013293669299">
                <text:p>0.50013293669299</text:p>
              </table:table-cell>
              <table:table-cell office:value-type="float" office:value="0.99933290957913">
                <text:p>0.99933290957913</text:p>
              </table:table-cell>
              <table:table-cell office:value-type="float" office:value="0.50006551229895">
                <text:p>0.500065512298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002332117151">
                <text:p>1.0002332117151</text:p>
              </table:table-cell>
              <table:table-cell office:value-type="float" office:value="0.49999376256518">
                <text:p>0.4999937625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73244337355">
                <text:p>0.99973244337355</text:p>
              </table:table-cell>
              <table:table-cell office:value-type="float" office:value="0.49972242570839">
                <text:p>0.49972242570839</text:p>
              </table:table-cell>
              <table:table-cell office:value-type="float" office:value="1.0000545049692">
                <text:p>1.0000545049692</text:p>
              </table:table-cell>
              <table:table-cell office:value-type="float" office:value="0.5001278993648">
                <text:p>0.5001278993648</text:p>
              </table:table-cell>
              <table:table-cell office:value-type="float" office:value="0.9993651872316">
                <text:p>0.9993651872316</text:p>
              </table:table-cell>
              <table:table-cell office:value-type="float" office:value="0.50004390833746">
                <text:p>0.500043908337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002204115693">
                <text:p>1.0002204115693</text:p>
              </table:table-cell>
              <table:table-cell office:value-type="float" office:value="0.50000014656897">
                <text:p>0.5000001465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77274682624">
                <text:p>0.99977274682624</text:p>
              </table:table-cell>
              <table:table-cell office:value-type="float" office:value="0.49972932589989">
                <text:p>0.49972932589989</text:p>
              </table:table-cell>
              <table:table-cell office:value-type="float" office:value="1.0000398683331">
                <text:p>1.0000398683331</text:p>
              </table:table-cell>
              <table:table-cell office:value-type="float" office:value="0.50012268958882">
                <text:p>0.50012268958882</text:p>
              </table:table-cell>
              <table:table-cell office:value-type="float" office:value="0.9993975632248">
                <text:p>0.9993975632248</text:p>
              </table:table-cell>
              <table:table-cell office:value-type="float" office:value="0.50002431360868">
                <text:p>0.500024313608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02077701963">
                <text:p>1.0002077701963</text:p>
              </table:table-cell>
              <table:table-cell office:value-type="float" office:value="0.50000587806203">
                <text:p>0.5000058780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81012312685">
                <text:p>0.99981012312685</text:p>
              </table:table-cell>
              <table:table-cell office:value-type="float" office:value="0.49973693124187">
                <text:p>0.49973693124187</text:p>
              </table:table-cell>
              <table:table-cell office:value-type="float" office:value="1.0000265392973">
                <text:p>1.0000265392973</text:p>
              </table:table-cell>
              <table:table-cell office:value-type="float" office:value="0.50011735373753">
                <text:p>0.50011735373753</text:p>
              </table:table-cell>
              <table:table-cell office:value-type="float" office:value="0.99942985109833">
                <text:p>0.99942985109833</text:p>
              </table:table-cell>
              <table:table-cell office:value-type="float" office:value="0.50000662572304">
                <text:p>0.500006625723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001953372361">
                <text:p>1.0001953372361</text:p>
              </table:table-cell>
              <table:table-cell office:value-type="float" office:value="0.50001099381033">
                <text:p>0.5000109938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84467601031">
                <text:p>0.99984467601031</text:p>
              </table:table-cell>
              <table:table-cell office:value-type="float" office:value="0.49974513028039">
                <text:p>0.49974513028039</text:p>
              </table:table-cell>
              <table:table-cell office:value-type="float" office:value="1.0000144542541">
                <text:p>1.0000144542541</text:p>
              </table:table-cell>
              <table:table-cell office:value-type="float" office:value="0.50011193403609">
                <text:p>0.50011193403609</text:p>
              </table:table-cell>
              <table:table-cell office:value-type="float" office:value="0.99946188424831">
                <text:p>0.99946188424831</text:p>
              </table:table-cell>
              <table:table-cell office:value-type="float" office:value="0.49999074257642">
                <text:p>0.499990742576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001831561725">
                <text:p>1.0001831561725</text:p>
              </table:table-cell>
              <table:table-cell office:value-type="float" office:value="0.50001553003427">
                <text:p>0.5000155300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87651335991">
                <text:p>0.99987651335991</text:p>
              </table:table-cell>
              <table:table-cell office:value-type="float" office:value="0.49975381981901">
                <text:p>0.49975381981901</text:p>
              </table:table-cell>
              <table:table-cell office:value-type="float" office:value="1.000003549448">
                <text:p>1.000003549448</text:p>
              </table:table-cell>
              <table:table-cell office:value-type="float" office:value="0.50010646876497">
                <text:p>0.50010646876497</text:p>
              </table:table-cell>
              <table:table-cell office:value-type="float" office:value="0.99949351477053">
                <text:p>0.99949351477053</text:p>
              </table:table-cell>
              <table:table-cell office:value-type="float" office:value="0.49997656287243">
                <text:p>0.499976562872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001712647349">
                <text:p>1.0001712647349</text:p>
              </table:table-cell>
              <table:table-cell office:value-type="float" office:value="0.50001952227531">
                <text:p>0.50001952227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0574622192">
                <text:p>0.99990574622192</text:p>
              </table:table-cell>
              <table:table-cell office:value-type="float" office:value="0.4997629046169">
                <text:p>0.4997629046169</text:p>
              </table:table-cell>
              <table:table-cell office:value-type="float" office:value="0.99999376133833">
                <text:p>0.99999376133833</text:p>
              </table:table-cell>
              <table:table-cell office:value-type="float" office:value="0.50010099246283">
                <text:p>0.50010099246283</text:p>
              </table:table-cell>
              <table:table-cell office:value-type="float" office:value="0.99952461232247">
                <text:p>0.99952461232247</text:p>
              </table:table-cell>
              <table:table-cell office:value-type="float" office:value="0.49996398658655">
                <text:p>0.499963986586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001596952902">
                <text:p>1.0001596952902</text:p>
              </table:table-cell>
              <table:table-cell office:value-type="float" office:value="0.50002300527992">
                <text:p>0.50002300527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3248790366">
                <text:p>0.99993248790366</text:p>
              </table:table-cell>
              <table:table-cell office:value-type="float" office:value="0.49977229707609">
                <text:p>0.49977229707609</text:p>
              </table:table-cell>
              <table:table-cell office:value-type="float" office:value="0.99998502692281">
                <text:p>0.99998502692281</text:p>
              </table:table-cell>
              <table:table-cell office:value-type="float" office:value="0.50009553612865">
                <text:p>0.50009553612865</text:p>
              </table:table-cell>
              <table:table-cell office:value-type="float" office:value="0.99955506300845">
                <text:p>0.99955506300845</text:p>
              </table:table-cell>
              <table:table-cell office:value-type="float" office:value="0.49995291537558">
                <text:p>0.499952915375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01484752217">
                <text:p>1.0001484752217</text:p>
              </table:table-cell>
              <table:table-cell office:value-type="float" office:value="0.50002601289953">
                <text:p>0.5000260128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5685315154">
                <text:p>0.99995685315154</text:p>
              </table:table-cell>
              <table:table-cell office:value-type="float" office:value="0.49978191692056">
                <text:p>0.49978191692056</text:p>
              </table:table-cell>
              <table:table-cell office:value-type="float" office:value="0.99997728402402">
                <text:p>0.99997728402402</text:p>
              </table:table-cell>
              <table:table-cell office:value-type="float" office:value="0.50009012742193">
                <text:p>0.50009012742193</text:p>
              </table:table-cell>
              <table:table-cell office:value-type="float" office:value="0.99958476829111">
                <text:p>0.99958476829111</text:p>
              </table:table-cell>
              <table:table-cell office:value-type="float" office:value="0.49994325293584">
                <text:p>0.499943252935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001376272962">
                <text:p>1.0001376272962</text:p>
              </table:table-cell>
              <table:table-cell office:value-type="float" office:value="0.50002857800542">
                <text:p>0.5000285780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7895740506">
                <text:p>0.99997895740506</text:p>
              </table:table-cell>
              <table:table-cell office:value-type="float" office:value="0.49979169086965">
                <text:p>0.49979169086965</text:p>
              </table:table-cell>
              <table:table-cell office:value-type="float" office:value="0.99997047154198">
                <text:p>0.99997047154198</text:p>
              </table:table-cell>
              <table:table-cell office:value-type="float" office:value="0.5000847908603">
                <text:p>0.5000847908603</text:p>
              </table:table-cell>
              <table:table-cell office:value-type="float" office:value="0.99961364393275">
                <text:p>0.99961364393275</text:p>
              </table:table-cell>
              <table:table-cell office:value-type="float" office:value="0.49993490531347">
                <text:p>0.499934905313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001271700163">
                <text:p>1.0001271700163</text:p>
              </table:table-cell>
              <table:table-cell office:value-type="float" office:value="0.50003073241743">
                <text:p>0.5000307324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891612322">
                <text:p>0.99999891612322</text:p>
              </table:table-cell>
              <table:table-cell office:value-type="float" office:value="0.49980155230817">
                <text:p>0.49980155230817</text:p>
              </table:table-cell>
              <table:table-cell office:value-type="float" office:value="0.99996452967434">
                <text:p>0.99996452967434</text:p>
              </table:table-cell>
              <table:table-cell office:value-type="float" office:value="0.50007954801348">
                <text:p>0.50007954801348</text:p>
              </table:table-cell>
              <table:table-cell office:value-type="float" office:value="0.9996416189687">
                <text:p>0.9996416189687</text:p>
              </table:table-cell>
              <table:table-cell office:value-type="float" office:value="0.49992778117003">
                <text:p>0.499927781170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001171179605">
                <text:p>1.0001171179605</text:p>
              </table:table-cell>
              <table:table-cell office:value-type="float" office:value="0.50003250684548">
                <text:p>0.5000325068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168441793">
                <text:p>1.0000168441793</text:p>
              </table:table-cell>
              <table:table-cell office:value-type="float" office:value="0.49981144095514">
                <text:p>0.49981144095514</text:p>
              </table:table-cell>
              <table:table-cell office:value-type="float" office:value="0.99995940010665">
                <text:p>0.99995940010665</text:p>
              </table:table-cell>
              <table:table-cell office:value-type="float" office:value="0.50007441779406">
                <text:p>0.50007441779406</text:p>
              </table:table-cell>
              <table:table-cell office:value-type="float" office:value="0.99966863471515">
                <text:p>0.99966863471515</text:p>
              </table:table-cell>
              <table:table-cell office:value-type="float" office:value="0.4999217920066">
                <text:p>0.49992179200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001074821077">
                <text:p>1.0001074821077</text:p>
              </table:table-cell>
              <table:table-cell office:value-type="float" office:value="0.50003393084289">
                <text:p>0.5000339308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328553207">
                <text:p>1.0000328553207</text:p>
              </table:table-cell>
              <table:table-cell office:value-type="float" office:value="0.49982130253312">
                <text:p>0.49982130253312</text:p>
              </table:table-cell>
              <table:table-cell office:value-type="float" office:value="0.99995502616561">
                <text:p>0.99995502616561</text:p>
              </table:table-cell>
              <table:table-cell office:value-type="float" office:value="0.50006941637273">
                <text:p>0.50006941637273</text:p>
              </table:table-cell>
              <table:table-cell office:value-type="float" office:value="0.99969464381323">
                <text:p>0.99969464381323</text:p>
              </table:table-cell>
              <table:table-cell office:value-type="float" office:value="0.49991685234938">
                <text:p>0.499916852349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000982701479">
                <text:p>1.0000982701479</text:p>
              </table:table-cell>
              <table:table-cell office:value-type="float" office:value="0.50003503277048">
                <text:p>0.5000350327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470616889">
                <text:p>1.0000470616889</text:p>
              </table:table-cell>
              <table:table-cell office:value-type="float" office:value="0.49983108843981">
                <text:p>0.49983108843981</text:p>
              </table:table-cell>
              <table:table-cell office:value-type="float" office:value="0.9999513529712">
                <text:p>0.9999513529712</text:p>
              </table:table-cell>
              <table:table-cell office:value-type="float" office:value="0.50006455754115">
                <text:p>0.50006455754115</text:p>
              </table:table-cell>
              <table:table-cell office:value-type="float" office:value="0.99971960929278">
                <text:p>0.99971960929278</text:p>
              </table:table-cell>
              <table:table-cell office:value-type="float" office:value="0.49991287454344">
                <text:p>0.499912874543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000894867781">
                <text:p>1.0000894867781</text:p>
              </table:table-cell>
              <table:table-cell office:value-type="float" office:value="0.50003583977057">
                <text:p>0.5000358397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595733979">
                <text:p>1.0000595733979</text:p>
              </table:table-cell>
              <table:table-cell office:value-type="float" office:value="0.4998407554233">
                <text:p>0.4998407554233</text:p>
              </table:table-cell>
              <table:table-cell office:value-type="float" office:value="0.99994832754764">
                <text:p>0.99994832754764</text:p>
              </table:table-cell>
              <table:table-cell office:value-type="float" office:value="0.50005985292644">
                <text:p>0.50005985292644</text:p>
              </table:table-cell>
              <table:table-cell office:value-type="float" office:value="0.99974350423055">
                <text:p>0.99974350423055</text:p>
              </table:table-cell>
              <table:table-cell office:value-type="float" office:value="0.49990978618772">
                <text:p>0.49990978618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000811339838">
                <text:p>1.0000811339838</text:p>
              </table:table-cell>
              <table:table-cell office:value-type="float" office:value="0.50003637775006">
                <text:p>0.5000363777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704981657">
                <text:p>1.0000704981657</text:p>
              </table:table-cell>
              <table:table-cell office:value-type="float" office:value="0.49985026526254">
                <text:p>0.49985026526254</text:p>
              </table:table-cell>
              <table:table-cell office:value-type="float" office:value="0.99994589890863">
                <text:p>0.99994589890863</text:p>
              </table:table-cell>
              <table:table-cell office:value-type="float" office:value="0.50005531210463">
                <text:p>0.50005531210463</text:p>
              </table:table-cell>
              <table:table-cell office:value-type="float" office:value="0.99976630974721">
                <text:p>0.99976630974721</text:p>
              </table:table-cell>
              <table:table-cell office:value-type="float" office:value="0.49990751151955">
                <text:p>0.499907511519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000732113054">
                <text:p>1.0000732113054</text:p>
              </table:table-cell>
              <table:table-cell office:value-type="float" office:value="0.50003667137163">
                <text:p>0.5000366713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799409954">
                <text:p>1.0000799409954</text:p>
              </table:table-cell>
              <table:table-cell office:value-type="float" office:value="0.49985958445387">
                <text:p>0.49985958445387</text:p>
              </table:table-cell>
              <table:table-cell office:value-type="float" office:value="0.99994401812765">
                <text:p>0.99994401812765</text:p>
              </table:table-cell>
              <table:table-cell office:value-type="float" office:value="0.50005094276215">
                <text:p>0.50005094276215</text:p>
              </table:table-cell>
              <table:table-cell office:value-type="float" office:value="0.99978801486658">
                <text:p>0.99978801486658</text:p>
              </table:table-cell>
              <table:table-cell office:value-type="float" office:value="0.49990597692601">
                <text:p>0.499905976926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000657160902">
                <text:p>1.0000657160902</text:p>
              </table:table-cell>
              <table:table-cell office:value-type="float" office:value="0.50003674405232">
                <text:p>0.50003674405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880039045">
                <text:p>1.0000880039045</text:p>
              </table:table-cell>
              <table:table-cell office:value-type="float" office:value="0.49986868390491">
                <text:p>0.49986868390491</text:p>
              </table:table-cell>
              <table:table-cell office:value-type="float" office:value="0.99994263838959">
                <text:p>0.99994263838959</text:p>
              </table:table-cell>
              <table:table-cell office:value-type="float" office:value="0.50004674501006">
                <text:p>0.50004674501006</text:p>
              </table:table-cell>
              <table:table-cell office:value-type="float" office:value="0.99980861588117">
                <text:p>0.99980861588117</text:p>
              </table:table-cell>
              <table:table-cell office:value-type="float" office:value="0.49990511595642">
                <text:p>0.49990511595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000586437309">
                <text:p>1.0000586437309</text:p>
              </table:table-cell>
              <table:table-cell office:value-type="float" office:value="0.5000366179688">
                <text:p>0.5000366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947856958">
                <text:p>1.0000947856958</text:p>
              </table:table-cell>
              <table:table-cell office:value-type="float" office:value="0.49987753863656">
                <text:p>0.49987753863656</text:p>
              </table:table-cell>
              <table:table-cell office:value-type="float" office:value="0.99994171555173">
                <text:p>0.99994171555173</text:p>
              </table:table-cell>
              <table:table-cell office:value-type="float" office:value="0.50004272963255">
                <text:p>0.50004272963255</text:p>
              </table:table-cell>
              <table:table-cell office:value-type="float" office:value="0.99982811531297">
                <text:p>0.99982811531297</text:p>
              </table:table-cell>
              <table:table-cell office:value-type="float" office:value="0.49990486598995">
                <text:p>0.49990486598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000519878883">
                <text:p>1.0000519878883</text:p>
              </table:table-cell>
              <table:table-cell office:value-type="float" office:value="0.50003631406856">
                <text:p>0.5000363140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0038177">
                <text:p>1.00010038177</text:p>
              </table:table-cell>
              <table:table-cell office:value-type="float" office:value="0.49988612749375">
                <text:p>0.49988612749375</text:p>
              </table:table-cell>
              <table:table-cell office:value-type="float" office:value="0.99994120702932">
                <text:p>0.99994120702932</text:p>
              </table:table-cell>
              <table:table-cell office:value-type="float" office:value="0.50003889952985">
                <text:p>0.50003889952985</text:p>
              </table:table-cell>
              <table:table-cell office:value-type="float" office:value="0.99984652111567">
                <text:p>0.99984652111567</text:p>
              </table:table-cell>
              <table:table-cell office:value-type="float" office:value="0.4999051558203">
                <text:p>0.49990515582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000457407019">
                <text:p>1.0000457407019</text:p>
              </table:table-cell>
              <table:table-cell office:value-type="float" office:value="0.50003585208629">
                <text:p>0.50003585208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048839743">
                <text:p>1.0001048839743</text:p>
              </table:table-cell>
              <table:table-cell office:value-type="float" office:value="0.49989443286583">
                <text:p>0.49989443286583</text:p>
              </table:table-cell>
              <table:table-cell office:value-type="float" office:value="0.99994107241596">
                <text:p>0.99994107241596</text:p>
              </table:table-cell>
              <table:table-cell office:value-type="float" office:value="0.5000352562889">
                <text:p>0.5000352562889</text:p>
              </table:table-cell>
              <table:table-cell office:value-type="float" office:value="0.99986384721565">
                <text:p>0.99986384721565</text:p>
              </table:table-cell>
              <table:table-cell office:value-type="float" office:value="0.49990593680705">
                <text:p>0.499905936807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000398929859">
                <text:p>1.0000398929859</text:p>
              </table:table-cell>
              <table:table-cell office:value-type="float" office:value="0.50003525056503">
                <text:p>0.50003525056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083804857">
                <text:p>1.0001083804857</text:p>
              </table:table-cell>
              <table:table-cell office:value-type="float" office:value="0.49990244041682">
                <text:p>0.49990244041682</text:p>
              </table:table-cell>
              <table:table-cell office:value-type="float" office:value="0.99994127347688">
                <text:p>0.99994127347688</text:p>
              </table:table-cell>
              <table:table-cell office:value-type="float" office:value="0.50003180031209">
                <text:p>0.50003180031209</text:p>
              </table:table-cell>
              <table:table-cell office:value-type="float" office:value="0.9998801111822">
                <text:p>0.9998801111822</text:p>
              </table:table-cell>
              <table:table-cell office:value-type="float" office:value="0.49990715034922">
                <text:p>0.499907150349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000344344123">
                <text:p>1.0000344344123</text:p>
              </table:table-cell>
              <table:table-cell office:value-type="float" office:value="0.50003452688126">
                <text:p>0.5000345268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109557249">
                <text:p>1.0001109557249</text:p>
              </table:table-cell>
              <table:table-cell office:value-type="float" office:value="0.49991013882608">
                <text:p>0.49991013882608</text:p>
              </table:table-cell>
              <table:table-cell office:value-type="float" office:value="0.99994177413105">
                <text:p>0.99994177413105</text:p>
              </table:table-cell>
              <table:table-cell office:value-type="float" office:value="0.50002853093882">
                <text:p>0.50002853093882</text:p>
              </table:table-cell>
              <table:table-cell office:value-type="float" office:value="0.99989533483254">
                <text:p>0.99989533483254</text:p>
              </table:table-cell>
              <table:table-cell office:value-type="float" office:value="0.49990874523678">
                <text:p>0.499908745236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000293536814">
                <text:p>1.0000293536814</text:p>
              </table:table-cell>
              <table:table-cell office:value-type="float" office:value="0.50003369727355">
                <text:p>0.50003369727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126902991">
                <text:p>1.0001126902991</text:p>
              </table:table-cell>
              <table:table-cell office:value-type="float" office:value="0.49991751953969">
                <text:p>0.49991751953969</text:p>
              </table:table-cell>
              <table:table-cell office:value-type="float" office:value="0.99994254042343">
                <text:p>0.99994254042343</text:p>
              </table:table-cell>
              <table:table-cell office:value-type="float" office:value="0.50002544656019">
                <text:p>0.50002544656019</text:p>
              </table:table-cell>
              <table:table-cell office:value-type="float" office:value="0.99990954335353">
                <text:p>0.99990954335353</text:p>
              </table:table-cell>
              <table:table-cell office:value-type="float" office:value="0.49991067001027">
                <text:p>0.499910670010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002463868">
                <text:p>1.00002463868</text:p>
              </table:table-cell>
              <table:table-cell office:value-type="float" office:value="0.50003277687422">
                <text:p>0.5000327768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136609705">
                <text:p>1.0001136609705</text:p>
              </table:table-cell>
              <table:table-cell office:value-type="float" office:value="0.49992457653268">
                <text:p>0.49992457653268</text:p>
              </table:table-cell>
              <table:table-cell office:value-type="float" office:value="0.99994354048843">
                <text:p>0.99994354048843</text:p>
              </table:table-cell>
              <table:table-cell office:value-type="float" office:value="0.50002254472672">
                <text:p>0.50002254472672</text:p>
              </table:table-cell>
              <table:table-cell office:value-type="float" office:value="0.99992276512573">
                <text:p>0.99992276512573</text:p>
              </table:table-cell>
              <table:table-cell office:value-type="float" office:value="0.49991288185227">
                <text:p>0.499912881852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00202766271">
                <text:p>1.0000202766271</text:p>
              </table:table-cell>
              <table:table-cell office:value-type="float" office:value="0.5000317797435">
                <text:p>0.500031779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139406481">
                <text:p>1.0001139406481</text:p>
              </table:table-cell>
              <table:table-cell office:value-type="float" office:value="0.49993130608237">
                <text:p>0.49993130608237</text:p>
              </table:table-cell>
              <table:table-cell office:value-type="float" office:value="0.9999447445059">
                <text:p>0.9999447445059</text:p>
              </table:table-cell>
              <table:table-cell office:value-type="float" office:value="0.50001982224933">
                <text:p>0.50001982224933</text:p>
              </table:table-cell>
              <table:table-cell office:value-type="float" office:value="0.99993503076756">
                <text:p>0.99993503076756</text:p>
              </table:table-cell>
              <table:table-cell office:value-type="float" office:value="0.49991533878278">
                <text:p>0.499915338782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00162542089">
                <text:p>1.0000162542089</text:p>
              </table:table-cell>
              <table:table-cell office:value-type="float" office:value="0.50003071890577">
                <text:p>0.5000307189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135984006">
                <text:p>1.0001135984006</text:p>
              </table:table-cell>
              <table:table-cell office:value-type="float" office:value="0.49993770655275">
                <text:p>0.49993770655275</text:p>
              </table:table-cell>
              <table:table-cell office:value-type="float" office:value="0.99994612465049">
                <text:p>0.99994612465049</text:p>
              </table:table-cell>
              <table:table-cell office:value-type="float" office:value="0.5000172752937">
                <text:p>0.5000172752937</text:p>
              </table:table-cell>
              <table:table-cell office:value-type="float" office:value="0.99994637292944">
                <text:p>0.99994637292944</text:p>
              </table:table-cell>
              <table:table-cell office:value-type="float" office:value="0.49991800185577">
                <text:p>0.499918001855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00125577025">
                <text:p>1.0000125577025</text:p>
              </table:table-cell>
              <table:table-cell office:value-type="float" office:value="0.50002960638755">
                <text:p>0.5000296063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126994878">
                <text:p>1.0001126994878</text:p>
              </table:table-cell>
              <table:table-cell office:value-type="float" office:value="0.49994377818999">
                <text:p>0.49994377818999</text:p>
              </table:table-cell>
              <table:table-cell office:value-type="float" office:value="0.99994765503547">
                <text:p>0.99994765503547</text:p>
              </table:table-cell>
              <table:table-cell office:value-type="float" office:value="0.50001489946824">
                <text:p>0.50001489946824</text:p>
              </table:table-cell>
              <table:table-cell office:value-type="float" office:value="0.9999568259039">
                <text:p>0.9999568259039</text:p>
              </table:table-cell>
              <table:table-cell office:value-type="float" office:value="0.49992083505605">
                <text:p>0.499920835056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0009173089">
                <text:p>1.000009173089</text:p>
              </table:table-cell>
              <table:table-cell office:value-type="float" office:value="0.50002845325677">
                <text:p>0.5000284532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113054096">
                <text:p>1.0001113054096</text:p>
              </table:table-cell>
              <table:table-cell office:value-type="float" office:value="0.499949522929">
                <text:p>0.499949522929</text:p>
              </table:table-cell>
              <table:table-cell office:value-type="float" office:value="0.99994931165184">
                <text:p>0.99994931165184</text:p>
              </table:table-cell>
              <table:table-cell office:value-type="float" office:value="0.50001268990595">
                <text:p>0.50001268990595</text:p>
              </table:table-cell>
              <table:table-cell office:value-type="float" office:value="0.9999664252672">
                <text:p>0.9999664252672</text:p>
              </table:table-cell>
              <table:table-cell office:value-type="float" office:value="0.49992380519084">
                <text:p>0.499923805190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00060861569">
                <text:p>1.0000060861569</text:p>
              </table:table-cell>
              <table:table-cell office:value-type="float" office:value="0.50002726966298">
                <text:p>0.5000272696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094739681">
                <text:p>1.0001094739681</text:p>
              </table:table-cell>
              <table:table-cell office:value-type="float" office:value="0.49995494421092">
                <text:p>0.49995494421092</text:p>
              </table:table-cell>
              <table:table-cell office:value-type="float" office:value="0.99995107230356">
                <text:p>0.99995107230356</text:p>
              </table:table-cell>
              <table:table-cell office:value-type="float" office:value="0.50001064134028">
                <text:p>0.50001064134028</text:p>
              </table:table-cell>
              <table:table-cell office:value-type="float" office:value="0.99997520755131">
                <text:p>0.99997520755131</text:p>
              </table:table-cell>
              <table:table-cell office:value-type="float" office:value="0.49992688141837">
                <text:p>0.499926881418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00032825952">
                <text:p>1.0000032825952</text:p>
              </table:table-cell>
              <table:table-cell office:value-type="float" office:value="0.50002606487831">
                <text:p>0.50002606487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072593444">
                <text:p>1.0001072593444</text:p>
              </table:table-cell>
              <table:table-cell office:value-type="float" office:value="0.49996004681136">
                <text:p>0.49996004681136</text:p>
              </table:table-cell>
              <table:table-cell office:value-type="float" office:value="0.99995291653973">
                <text:p>0.99995291653973</text:p>
              </table:table-cell>
              <table:table-cell office:value-type="float" office:value="0.50000874817534">
                <text:p>0.50000874817534</text:p>
              </table:table-cell>
              <table:table-cell office:value-type="float" office:value="0.99998320997696">
                <text:p>0.99998320997696</text:p>
              </table:table-cell>
              <table:table-cell office:value-type="float" office:value="0.49993003598994">
                <text:p>0.499930035989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000007480787">
                <text:p>1.0000007480787</text:p>
              </table:table-cell>
              <table:table-cell office:value-type="float" office:value="0.50002484733875">
                <text:p>0.5000248473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047121853">
                <text:p>1.0001047121853</text:p>
              </table:table-cell>
              <table:table-cell office:value-type="float" office:value="0.4999648366792">
                <text:p>0.4999648366792</text:p>
              </table:table-cell>
              <table:table-cell office:value-type="float" office:value="0.99995482558427">
                <text:p>0.99995482558427</text:p>
              </table:table-cell>
              <table:table-cell office:value-type="float" office:value="0.50000700435084">
                <text:p>0.50000700435084</text:p>
              </table:table-cell>
              <table:table-cell office:value-type="float" office:value="0.99999047013537">
                <text:p>0.99999047013537</text:p>
              </table:table-cell>
              <table:table-cell office:value-type="float" office:value="0.4999332437324">
                <text:p>0.49993324373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999846834364">
                <text:p>0.99999846834364</text:p>
              </table:table-cell>
              <table:table-cell office:value-type="float" office:value="0.50002362468562">
                <text:p>0.50002362468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1018797002">
                <text:p>1.0001018797002</text:p>
              </table:table-cell>
              <table:table-cell office:value-type="float" office:value="0.4999693207858">
                <text:p>0.4999693207858</text:p>
              </table:table-cell>
              <table:table-cell office:value-type="float" office:value="0.99995678228179">
                <text:p>0.99995678228179</text:p>
              </table:table-cell>
              <table:table-cell office:value-type="float" office:value="0.50000540182935">
                <text:p>0.50000540182935</text:p>
              </table:table-cell>
              <table:table-cell office:value-type="float" office:value="0.99999702573468">
                <text:p>0.99999702573468</text:p>
              </table:table-cell>
              <table:table-cell office:value-type="float" office:value="0.49993648159512">
                <text:p>0.499936481595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999642925563">
                <text:p>0.99999642925563</text:p>
              </table:table-cell>
              <table:table-cell office:value-type="float" office:value="0.50002240380689">
                <text:p>0.5000224038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988057658">
                <text:p>1.0000988057658</text:p>
              </table:table-cell>
              <table:table-cell office:value-type="float" office:value="0.49997350698417">
                <text:p>0.49997350698417</text:p>
              </table:table-cell>
              <table:table-cell office:value-type="float" office:value="0.99995877118287">
                <text:p>0.99995877118287</text:p>
              </table:table-cell>
              <table:table-cell office:value-type="float" office:value="0.50000393736614">
                <text:p>0.50000393736614</text:p>
              </table:table-cell>
              <table:table-cell office:value-type="float" office:value="1.0000029144018">
                <text:p>1.0000029144018</text:p>
              </table:table-cell>
              <table:table-cell office:value-type="float" office:value="0.49993972876438">
                <text:p>0.49993972876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999461687024">
                <text:p>0.99999461687024</text:p>
              </table:table-cell>
              <table:table-cell office:value-type="float" office:value="0.50002119087824">
                <text:p>0.5000211908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955310376">
                <text:p>1.0000955310376</text:p>
              </table:table-cell>
              <table:table-cell office:value-type="float" office:value="0.49997740387804">
                <text:p>0.49997740387804</text:p>
              </table:table-cell>
              <table:table-cell office:value-type="float" office:value="0.99996077801482">
                <text:p>0.99996077801482</text:p>
              </table:table-cell>
              <table:table-cell office:value-type="float" office:value="0.50000260409022">
                <text:p>0.50000260409022</text:p>
              </table:table-cell>
              <table:table-cell office:value-type="float" office:value="1.0000081734852">
                <text:p>1.0000081734852</text:p>
              </table:table-cell>
              <table:table-cell office:value-type="float" office:value="0.49994296654403">
                <text:p>0.499942966544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999301748599">
                <text:p>0.99999301748599</text:p>
              </table:table-cell>
              <table:table-cell office:value-type="float" office:value="0.50001999140361">
                <text:p>0.5000199914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92093067">
                <text:p>1.000092093067</text:p>
              </table:table-cell>
              <table:table-cell office:value-type="float" office:value="0.49998102070025">
                <text:p>0.49998102070025</text:p>
              </table:table-cell>
              <table:table-cell office:value-type="float" office:value="0.99996278994081">
                <text:p>0.99996278994081</text:p>
              </table:table-cell>
              <table:table-cell office:value-type="float" office:value="0.50000139560864">
                <text:p>0.50000139560864</text:p>
              </table:table-cell>
              <table:table-cell office:value-type="float" office:value="1.0000128398798">
                <text:p>1.0000128398798</text:p>
              </table:table-cell>
              <table:table-cell office:value-type="float" office:value="0.49994617823712">
                <text:p>0.499946178237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999161769099">
                <text:p>0.99999161769099</text:p>
              </table:table-cell>
              <table:table-cell office:value-type="float" office:value="0.50001881025513">
                <text:p>0.5000188102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885264224">
                <text:p>1.0000885264224</text:p>
              </table:table-cell>
              <table:table-cell office:value-type="float" office:value="0.49998436720042">
                <text:p>0.49998436720042</text:p>
              </table:table-cell>
              <table:table-cell office:value-type="float" office:value="0.99996479543458">
                <text:p>0.99996479543458</text:p>
              </table:table-cell>
              <table:table-cell office:value-type="float" office:value="0.5000003055131">
                <text:p>0.5000003055131</text:p>
              </table:table-cell>
              <table:table-cell office:value-type="float" office:value="1.000016949873">
                <text:p>1.000016949873</text:p>
              </table:table-cell>
              <table:table-cell office:value-type="float" office:value="0.49994934902879">
                <text:p>0.499949349028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999040440312">
                <text:p>0.99999040440312</text:p>
              </table:table-cell>
              <table:table-cell office:value-type="float" office:value="0.50001765171225">
                <text:p>0.5000176517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848628134">
                <text:p>1.0000848628134</text:p>
              </table:table-cell>
              <table:table-cell office:value-type="float" office:value="0.4999874535413">
                <text:p>0.4999874535413</text:p>
              </table:table-cell>
              <table:table-cell office:value-type="float" office:value="0.99996678420681">
                <text:p>0.99996678420681</text:p>
              </table:table-cell>
              <table:table-cell office:value-type="float" office:value="0.49999932741661">
                <text:p>0.49999932741661</text:p>
              </table:table-cell>
              <table:table-cell office:value-type="float" office:value="1.000020539009">
                <text:p>1.000020539009</text:p>
              </table:table-cell>
              <table:table-cell office:value-type="float" office:value="0.49995246609704">
                <text:p>0.49995246609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998936490447">
                <text:p>0.99998936490447</text:p>
              </table:table-cell>
              <table:table-cell office:value-type="float" office:value="0.50001651949993">
                <text:p>0.5000165194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811312178">
                <text:p>1.0000811312178</text:p>
              </table:table-cell>
              <table:table-cell office:value-type="float" office:value="0.49999029020361">
                <text:p>0.49999029020361</text:p>
              </table:table-cell>
              <table:table-cell office:value-type="float" office:value="0.99996874713237">
                <text:p>0.99996874713237</text:p>
              </table:table-cell>
              <table:table-cell office:value-type="float" office:value="0.49999845498611">
                <text:p>0.49999845498611</text:p>
              </table:table-cell>
              <table:table-cell office:value-type="float" office:value="1.0000236419525">
                <text:p>1.0000236419525</text:p>
              </table:table-cell>
              <table:table-cell office:value-type="float" office:value="0.49995551753095">
                <text:p>0.499955517530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99884868704">
                <text:p>0.9999884868704</text:p>
              </table:table-cell>
              <table:table-cell office:value-type="float" office:value="0.5000154168259">
                <text:p>0.5000154168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773580092">
                <text:p>1.0000773580092</text:p>
              </table:table-cell>
              <table:table-cell office:value-type="float" office:value="0.49999288789891">
                <text:p>0.49999288789891</text:p>
              </table:table-cell>
              <table:table-cell office:value-type="float" office:value="0.99997067617882">
                <text:p>0.99997067617882</text:p>
              </table:table-cell>
              <table:table-cell office:value-type="float" office:value="0.49999768197147">
                <text:p>0.49999768197147</text:p>
              </table:table-cell>
              <table:table-cell office:value-type="float" office:value="1.0000262924561">
                <text:p>1.0000262924561</text:p>
              </table:table-cell>
              <table:table-cell office:value-type="float" office:value="0.49995849401752">
                <text:p>0.499958494017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998775839352">
                <text:p>0.99998775839352</text:p>
              </table:table-cell>
              <table:table-cell office:value-type="float" office:value="0.50001434641668">
                <text:p>0.5000143464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735670857">
                <text:p>1.0000735670857</text:p>
              </table:table-cell>
              <table:table-cell office:value-type="float" office:value="0.4999952574902">
                <text:p>0.4999952574902</text:p>
              </table:table-cell>
              <table:table-cell office:value-type="float" office:value="0.99997256433634">
                <text:p>0.99997256433634</text:p>
              </table:table-cell>
              <table:table-cell office:value-type="float" office:value="0.49999700223098">
                <text:p>0.49999700223098</text:p>
              </table:table-cell>
              <table:table-cell office:value-type="float" office:value="1.0000285231789">
                <text:p>1.0000285231789</text:p>
              </table:table-cell>
              <table:table-cell office:value-type="float" office:value="0.4999613868618">
                <text:p>0.49996138686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998716800309">
                <text:p>0.99998716800309</text:p>
              </table:table-cell>
              <table:table-cell office:value-type="float" office:value="0.50001331055257">
                <text:p>0.5000133105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697799979">
                <text:p>1.0000697799979</text:p>
              </table:table-cell>
              <table:table-cell office:value-type="float" office:value="0.49999740991982">
                <text:p>0.49999740991982</text:p>
              </table:table-cell>
              <table:table-cell office:value-type="float" office:value="0.99997440554948">
                <text:p>0.99997440554948</text:p>
              </table:table-cell>
              <table:table-cell office:value-type="float" office:value="0.49999640975362">
                <text:p>0.49999640975362</text:p>
              </table:table-cell>
              <table:table-cell office:value-type="float" office:value="1.0000303656929">
                <text:p>1.0000303656929</text:p>
              </table:table-cell>
              <table:table-cell office:value-type="float" office:value="0.49996418898708">
                <text:p>0.499964188987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998670468015">
                <text:p>0.99998670468015</text:p>
              </table:table-cell>
              <table:table-cell office:value-type="float" office:value="0.50001231110128">
                <text:p>0.500012311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660160764">
                <text:p>1.0000660160764</text:p>
              </table:table-cell>
              <table:table-cell office:value-type="float" office:value="0.4999993561443">
                <text:p>0.4999993561443</text:p>
              </table:table-cell>
              <table:table-cell office:value-type="float" office:value="0.9999761946507">
                <text:p>0.9999761946507</text:p>
              </table:table-cell>
              <table:table-cell office:value-type="float" office:value="0.49999589867822">
                <text:p>0.49999589867822</text:p>
              </table:table-cell>
              <table:table-cell office:value-type="float" office:value="1.0000318503997">
                <text:p>1.0000318503997</text:p>
              </table:table-cell>
              <table:table-cell office:value-type="float" office:value="0.49996689455038">
                <text:p>0.499966894550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998635786881">
                <text:p>0.99998635786881</text:p>
              </table:table-cell>
              <table:table-cell office:value-type="float" office:value="0.50001134955035">
                <text:p>0.5000113495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62292558">
                <text:p>1.000062292558</text:p>
              </table:table-cell>
              <table:table-cell office:value-type="float" office:value="0.50000110707583">
                <text:p>0.50000110707583</text:p>
              </table:table-cell>
              <table:table-cell office:value-type="float" office:value="0.99997792729603">
                <text:p>0.99997792729603</text:p>
              </table:table-cell>
              <table:table-cell office:value-type="float" office:value="0.49999546330994">
                <text:p>0.49999546330994</text:p>
              </table:table-cell>
              <table:table-cell office:value-type="float" office:value="1.0000330064863">
                <text:p>1.0000330064863</text:p>
              </table:table-cell>
              <table:table-cell office:value-type="float" office:value="0.49996949884577">
                <text:p>0.499969498845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998611748388">
                <text:p>0.99998611748388</text:p>
              </table:table-cell>
              <table:table-cell office:value-type="float" office:value="0.50001042703816">
                <text:p>0.5000104270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586247093">
                <text:p>1.0000586247093</text:p>
              </table:table-cell>
              <table:table-cell office:value-type="float" office:value="0.50000267352989">
                <text:p>0.50000267352989</text:p>
              </table:table-cell>
              <table:table-cell office:value-type="float" office:value="0.99997959990301">
                <text:p>0.99997959990301</text:p>
              </table:table-cell>
              <table:table-cell office:value-type="float" office:value="0.49999509813397">
                <text:p>0.49999509813397</text:p>
              </table:table-cell>
              <table:table-cell office:value-type="float" office:value="1.0000338618918">
                <text:p>1.0000338618918</text:p>
              </table:table-cell>
              <table:table-cell office:value-type="float" office:value="0.49997199821149">
                <text:p>0.499971998211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998597391536">
                <text:p>0.99998597391536</text:p>
              </table:table-cell>
              <table:table-cell office:value-type="float" office:value="0.50000954438369">
                <text:p>0.5000095443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550259485">
                <text:p>1.0000550259485</text:p>
              </table:table-cell>
              <table:table-cell office:value-type="float" office:value="0.50000406617879">
                <text:p>0.50000406617879</text:p>
              </table:table-cell>
              <table:table-cell office:value-type="float" office:value="0.999981209591">
                <text:p>0.999981209591</text:p>
              </table:table-cell>
              <table:table-cell office:value-type="float" office:value="0.49999480123107">
                <text:p>0.49999480123107</text:p>
              </table:table-cell>
              <table:table-cell office:value-type="float" office:value="1.0000344432853">
                <text:p>1.0000344432853</text:p>
              </table:table-cell>
              <table:table-cell office:value-type="float" office:value="0.49997439058468">
                <text:p>0.499974390584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998591802998">
                <text:p>0.99998591802998</text:p>
              </table:table-cell>
              <table:table-cell office:value-type="float" office:value="0.5000087021148">
                <text:p>0.50000870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515079642">
                <text:p>1.0000515079642</text:p>
              </table:table-cell>
              <table:table-cell office:value-type="float" office:value="0.50000529551064">
                <text:p>0.50000529551064</text:p>
              </table:table-cell>
              <table:table-cell office:value-type="float" office:value="0.99998275381673">
                <text:p>0.99998275381673</text:p>
              </table:table-cell>
              <table:table-cell office:value-type="float" office:value="0.49999456321875">
                <text:p>0.49999456321875</text:p>
              </table:table-cell>
              <table:table-cell office:value-type="float" office:value="1.0000347759943">
                <text:p>1.0000347759943</text:p>
              </table:table-cell>
              <table:table-cell office:value-type="float" office:value="0.49997667341223">
                <text:p>0.49997667341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998594117006">
                <text:p>0.99998594117006</text:p>
              </table:table-cell>
              <table:table-cell office:value-type="float" office:value="0.50000790049526">
                <text:p>0.50000790049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480808312">
                <text:p>1.0000480808312</text:p>
              </table:table-cell>
              <table:table-cell office:value-type="float" office:value="0.50000637179356">
                <text:p>0.50000637179356</text:p>
              </table:table-cell>
              <table:table-cell office:value-type="float" office:value="0.99998423102744">
                <text:p>0.99998423102744</text:p>
              </table:table-cell>
              <table:table-cell office:value-type="float" office:value="0.49999437927385">
                <text:p>0.49999437927385</text:p>
              </table:table-cell>
              <table:table-cell office:value-type="float" office:value="1.0000348841253">
                <text:p>1.0000348841253</text:p>
              </table:table-cell>
              <table:table-cell office:value-type="float" office:value="0.49997884565486">
                <text:p>0.49997884565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998603515005">
                <text:p>0.99998603515005</text:p>
              </table:table-cell>
              <table:table-cell office:value-type="float" office:value="0.50000713955025">
                <text:p>0.5000071395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447531227">
                <text:p>1.0000447531227</text:p>
              </table:table-cell>
              <table:table-cell office:value-type="float" office:value="0.50000730504459">
                <text:p>0.50000730504459</text:p>
              </table:table-cell>
              <table:table-cell office:value-type="float" office:value="0.99998564019358">
                <text:p>0.99998564019358</text:p>
              </table:table-cell>
              <table:table-cell office:value-type="float" office:value="0.49999424478142">
                <text:p>0.49999424478142</text:p>
              </table:table-cell>
              <table:table-cell office:value-type="float" office:value="1.0000347904982">
                <text:p>1.0000347904982</text:p>
              </table:table-cell>
              <table:table-cell office:value-type="float" office:value="0.49998090698518">
                <text:p>0.499980906985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998619225097">
                <text:p>0.99998619225097</text:p>
              </table:table-cell>
              <table:table-cell office:value-type="float" office:value="0.50000641909065">
                <text:p>0.5000064190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415320189">
                <text:p>1.0000415320189</text:p>
              </table:table-cell>
              <table:table-cell office:value-type="float" office:value="0.50000810500317">
                <text:p>0.50000810500317</text:p>
              </table:table-cell>
              <table:table-cell office:value-type="float" office:value="0.99998698076003">
                <text:p>0.99998698076003</text:p>
              </table:table-cell>
              <table:table-cell office:value-type="float" office:value="0.49999415533805">
                <text:p>0.49999415533805</text:p>
              </table:table-cell>
              <table:table-cell office:value-type="float" office:value="1.000034516655">
                <text:p>1.000034516655</text:p>
              </table:table-cell>
              <table:table-cell office:value-type="float" office:value="0.49998285771487">
                <text:p>0.499982857714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998640521297">
                <text:p>0.99998640521297</text:p>
              </table:table-cell>
              <table:table-cell office:value-type="float" office:value="0.50000573873584">
                <text:p>0.50000573873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38423412">
                <text:p>1.000038423412</text:p>
              </table:table-cell>
              <table:table-cell office:value-type="float" office:value="0.50000878110872">
                <text:p>0.50000878110872</text:p>
              </table:table-cell>
              <table:table-cell office:value-type="float" office:value="0.99998825259989">
                <text:p>0.99998825259989</text:p>
              </table:table-cell>
              <table:table-cell office:value-type="float" office:value="0.49999410675377">
                <text:p>0.49999410675377</text:p>
              </table:table-cell>
              <table:table-cell office:value-type="float" office:value="1.0000340828759">
                <text:p>1.0000340828759</text:p>
              </table:table-cell>
              <table:table-cell office:value-type="float" office:value="0.49998469872595">
                <text:p>0.499984698725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998666722628">
                <text:p>0.99998666722628</text:p>
              </table:table-cell>
              <table:table-cell office:value-type="float" office:value="0.50000509793525">
                <text:p>0.5000050979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354320069">
                <text:p>1.0000354320069</text:p>
              </table:table-cell>
              <table:table-cell office:value-type="float" office:value="0.50000934248213">
                <text:p>0.50000934248213</text:p>
              </table:table-cell>
              <table:table-cell office:value-type="float" office:value="0.99998945597078">
                <text:p>0.99998945597078</text:p>
              </table:table-cell>
              <table:table-cell office:value-type="float" office:value="0.49999409505245">
                <text:p>0.49999409505245</text:p>
              </table:table-cell>
              <table:table-cell office:value-type="float" office:value="1.0000335082001">
                <text:p>1.0000335082001</text:p>
              </table:table-cell>
              <table:table-cell office:value-type="float" office:value="0.49998643140632">
                <text:p>0.499986431406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998697192069">
                <text:p>0.99998697192069</text:p>
              </table:table-cell>
              <table:table-cell office:value-type="float" office:value="0.50000449598858">
                <text:p>0.5000044959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325614178">
                <text:p>1.0000325614178</text:p>
              </table:table-cell>
              <table:table-cell office:value-type="float" office:value="0.50000979791075">
                <text:p>0.50000979791075</text:p>
              </table:table-cell>
              <table:table-cell office:value-type="float" office:value="0.99999059147355">
                <text:p>0.99999059147355</text:p>
              </table:table-cell>
              <table:table-cell office:value-type="float" office:value="0.49999411647119">
                <text:p>0.49999411647119</text:p>
              </table:table-cell>
              <table:table-cell office:value-type="float" office:value="1.0000328104512">
                <text:p>1.0000328104512</text:p>
              </table:table-cell>
              <table:table-cell office:value-type="float" office:value="0.49998805758938">
                <text:p>0.499988057589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998731335389">
                <text:p>0.99998731335389</text:p>
              </table:table-cell>
              <table:table-cell office:value-type="float" office:value="0.50000393206468">
                <text:p>0.5000039320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298142609">
                <text:p>1.0000298142609</text:p>
              </table:table-cell>
              <table:table-cell office:value-type="float" office:value="0.50001015583667">
                <text:p>0.50001015583667</text:p>
              </table:table-cell>
              <table:table-cell office:value-type="float" office:value="0.9999916600134">
                <text:p>0.9999916600134</text:p>
              </table:table-cell>
              <table:table-cell office:value-type="float" office:value="0.49999416745848">
                <text:p>0.49999416745848</text:p>
              </table:table-cell>
              <table:table-cell office:value-type="float" office:value="1.0000320062668">
                <text:p>1.0000320062668</text:p>
              </table:table-cell>
              <table:table-cell office:value-type="float" office:value="0.49998957949761">
                <text:p>0.499989579497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998768599875">
                <text:p>0.99998768599875</text:p>
              </table:table-cell>
              <table:table-cell office:value-type="float" office:value="0.5000034052193">
                <text:p>0.500003405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271922427">
                <text:p>1.0000271922427</text:p>
              </table:table-cell>
              <table:table-cell office:value-type="float" office:value="0.50001042434801">
                <text:p>0.50001042434801</text:p>
              </table:table-cell>
              <table:table-cell office:value-type="float" office:value="0.99999266276346">
                <text:p>0.99999266276346</text:p>
              </table:table-cell>
              <table:table-cell office:value-type="float" office:value="0.49999424467147">
                <text:p>0.49999424467147</text:p>
              </table:table-cell>
              <table:table-cell office:value-type="float" office:value="1.0000311111316">
                <text:p>1.0000311111316</text:p>
              </table:table-cell>
              <table:table-cell office:value-type="float" office:value="0.49999099969004">
                <text:p>0.49999099969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998808472968">
                <text:p>0.99998808472968</text:p>
              </table:table-cell>
              <table:table-cell office:value-type="float" office:value="0.50000291441147">
                <text:p>0.5000029144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246962437">
                <text:p>1.0000246962437</text:p>
              </table:table-cell>
              <table:table-cell office:value-type="float" office:value="0.5000106111729">
                <text:p>0.5000106111729</text:p>
              </table:table-cell>
              <table:table-cell office:value-type="float" office:value="0.99999360113064">
                <text:p>0.99999360113064</text:p>
              </table:table-cell>
              <table:table-cell office:value-type="float" office:value="0.49999434497239">
                <text:p>0.49999434497239</text:p>
              </table:table-cell>
              <table:table-cell office:value-type="float" office:value="1.0000301394125">
                <text:p>1.0000301394125</text:p>
              </table:table-cell>
              <table:table-cell office:value-type="float" office:value="0.49999232101338">
                <text:p>0.499992321013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998850480836">
                <text:p>0.99998850480836</text:p>
              </table:table-cell>
              <table:table-cell office:value-type="float" office:value="0.50000245851886">
                <text:p>0.5000024585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223263985">
                <text:p>1.0000223263985</text:p>
              </table:table-cell>
              <table:table-cell office:value-type="float" office:value="0.50001072367603">
                <text:p>0.50001072367603</text:p>
              </table:table-cell>
              <table:table-cell office:value-type="float" office:value="0.99999447672375">
                <text:p>0.99999447672375</text:p>
              </table:table-cell>
              <table:table-cell office:value-type="float" office:value="0.49999446542421">
                <text:p>0.49999446542421</text:p>
              </table:table-cell>
              <table:table-cell office:value-type="float" office:value="1.0000291043975">
                <text:p>1.0000291043975</text:p>
              </table:table-cell>
              <table:table-cell office:value-type="float" office:value="0.49999354615722">
                <text:p>0.499993546157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99889418689">
                <text:p>0.9999889418689</text:p>
              </table:table-cell>
              <table:table-cell office:value-type="float" office:value="0.50000203635188">
                <text:p>0.5000020363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20082171">
                <text:p>1.000020082171</text:p>
              </table:table-cell>
              <table:table-cell office:value-type="float" office:value="0.50001076885735">
                <text:p>0.50001076885735</text:p>
              </table:table-cell>
              <table:table-cell office:value-type="float" office:value="0.99999529132391">
                <text:p>0.99999529132391</text:p>
              </table:table-cell>
              <table:table-cell office:value-type="float" office:value="0.49999460328573">
                <text:p>0.49999460328573</text:p>
              </table:table-cell>
              <table:table-cell office:value-type="float" office:value="1.0000280183711">
                <text:p>1.0000280183711</text:p>
              </table:table-cell>
              <table:table-cell office:value-type="float" office:value="0.49999467884812">
                <text:p>0.499994678848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998939190253">
                <text:p>0.99998939190253</text:p>
              </table:table-cell>
              <table:table-cell office:value-type="float" office:value="0.50000164666674">
                <text:p>0.50000164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179624257">
                <text:p>1.0000179624257</text:p>
              </table:table-cell>
              <table:table-cell office:value-type="float" office:value="0.50001075335288">
                <text:p>0.50001075335288</text:p>
              </table:table-cell>
              <table:table-cell office:value-type="float" office:value="0.99999604685702">
                <text:p>0.99999604685702</text:p>
              </table:table-cell>
              <table:table-cell office:value-type="float" office:value="0.49999475600602">
                <text:p>0.49999475600602</text:p>
              </table:table-cell>
              <table:table-cell office:value-type="float" office:value="1.0000268925787">
                <text:p>1.0000268925787</text:p>
              </table:table-cell>
              <table:table-cell office:value-type="float" office:value="0.49999572377078">
                <text:p>0.499995723770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998985124206">
                <text:p>0.99998985124206</text:p>
              </table:table-cell>
              <table:table-cell office:value-type="float" office:value="0.50000128817749">
                <text:p>0.5000012881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159654948">
                <text:p>1.0000159654948</text:p>
              </table:table-cell>
              <table:table-cell office:value-type="float" office:value="0.50001068343731">
                <text:p>0.50001068343731</text:p>
              </table:table-cell>
              <table:table-cell office:value-type="float" office:value="0.99999674536837">
                <text:p>0.99999674536837</text:p>
              </table:table-cell>
              <table:table-cell office:value-type="float" office:value="0.49999492121851">
                <text:p>0.49999492121851</text:p>
              </table:table-cell>
              <table:table-cell office:value-type="float" office:value="1.0000257371997">
                <text:p>1.0000257371997</text:p>
              </table:table-cell>
              <table:table-cell office:value-type="float" office:value="0.49999668309854">
                <text:p>0.499996683098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99903165461">
                <text:p>0.9999903165461</text:p>
              </table:table-cell>
              <table:table-cell office:value-type="float" office:value="0.50000095956697">
                <text:p>0.5000009595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140892414">
                <text:p>1.0000140892414</text:p>
              </table:table-cell>
              <table:table-cell office:value-type="float" office:value="0.50001056502817">
                <text:p>0.50001056502817</text:p>
              </table:table-cell>
              <table:table-cell office:value-type="float" office:value="0.99999738899914">
                <text:p>0.99999738899914</text:p>
              </table:table-cell>
              <table:table-cell office:value-type="float" office:value="0.49999509673462">
                <text:p>0.49999509673462</text:p>
              </table:table-cell>
              <table:table-cell office:value-type="float" office:value="1.0000245616346">
                <text:p>1.0000245616346</text:p>
              </table:table-cell>
              <table:table-cell office:value-type="float" office:value="0.49999756051398">
                <text:p>0.499997560513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999078478319">
                <text:p>0.99999078478319</text:p>
              </table:table-cell>
              <table:table-cell office:value-type="float" office:value="0.50000065949688">
                <text:p>0.5000006594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123311181">
                <text:p>1.0000123311181</text:p>
              </table:table-cell>
              <table:table-cell office:value-type="float" office:value="0.50001040369151">
                <text:p>0.50001040369151</text:p>
              </table:table-cell>
              <table:table-cell office:value-type="float" office:value="0.99999797996495">
                <text:p>0.99999797996495</text:p>
              </table:table-cell>
              <table:table-cell office:value-type="float" office:value="0.49999528053715">
                <text:p>0.49999528053715</text:p>
              </table:table-cell>
              <table:table-cell office:value-type="float" office:value="1.0000233744141">
                <text:p>1.0000233744141</text:p>
              </table:table-cell>
              <table:table-cell office:value-type="float" office:value="0.4999983597634">
                <text:p>0.49999835976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999125321599">
                <text:p>0.99999125321599</text:p>
              </table:table-cell>
              <table:table-cell office:value-type="float" office:value="0.50000038661692">
                <text:p>0.5000003866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106882228">
                <text:p>1.0000106882228</text:p>
              </table:table-cell>
              <table:table-cell office:value-type="float" office:value="0.50001020464878">
                <text:p>0.50001020464878</text:p>
              </table:table-cell>
              <table:table-cell office:value-type="float" office:value="0.99999852053612">
                <text:p>0.99999852053612</text:p>
              </table:table-cell>
              <table:table-cell office:value-type="float" office:value="0.49999547077339">
                <text:p>0.49999547077339</text:p>
              </table:table-cell>
              <table:table-cell office:value-type="float" office:value="1.0000221832429">
                <text:p>1.0000221832429</text:p>
              </table:table-cell>
              <table:table-cell office:value-type="float" office:value="0.49999908462969">
                <text:p>0.499999084629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999171938549">
                <text:p>0.99999171938549</text:p>
              </table:table-cell>
              <table:table-cell office:value-type="float" office:value="0.50000013957301">
                <text:p>0.50000013957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91573491">
                <text:p>1.0000091573491</text:p>
              </table:table-cell>
              <table:table-cell office:value-type="float" office:value="0.50000997278484">
                <text:p>0.50000997278484</text:p>
              </table:table-cell>
              <table:table-cell office:value-type="float" office:value="0.99999901301977">
                <text:p>0.99999901301977</text:p>
              </table:table-cell>
              <table:table-cell office:value-type="float" office:value="0.49999566574804">
                <text:p>0.49999566574804</text:p>
              </table:table-cell>
              <table:table-cell office:value-type="float" office:value="1.0000209950437">
                <text:p>1.0000209950437</text:p>
              </table:table-cell>
              <table:table-cell office:value-type="float" office:value="0.49999973890782">
                <text:p>0.499999738907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999218109541">
                <text:p>0.99999218109541</text:p>
              </table:table-cell>
              <table:table-cell office:value-type="float" office:value="0.49999991701473">
                <text:p>0.4999999170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77350351">
                <text:p>1.0000077350351</text:p>
              </table:table-cell>
              <table:table-cell office:value-type="float" office:value="0.50000971265683">
                <text:p>0.50000971265683</text:p>
              </table:table-cell>
              <table:table-cell office:value-type="float" office:value="0.99999945974347">
                <text:p>0.99999945974347</text:p>
              </table:table-cell>
              <table:table-cell office:value-type="float" office:value="0.49999586391608">
                <text:p>0.49999586391608</text:p>
              </table:table-cell>
              <table:table-cell office:value-type="float" office:value="1.000019816001">
                <text:p>1.000019816001</text:p>
              </table:table-cell>
              <table:table-cell office:value-type="float" office:value="0.50000032638287">
                <text:p>0.500000326382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99263639683">
                <text:p>0.99999263639683</text:p>
              </table:table-cell>
              <table:table-cell office:value-type="float" office:value="0.49999971760201">
                <text:p>0.4999997176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64176068">
                <text:p>1.0000064176068</text:p>
              </table:table-cell>
              <table:table-cell office:value-type="float" office:value="0.50000942850395">
                <text:p>0.50000942850395</text:p>
              </table:table-cell>
              <table:table-cell office:value-type="float" office:value="0.99999986304063">
                <text:p>0.99999986304063</text:p>
              </table:table-cell>
              <table:table-cell office:value-type="float" office:value="0.49999606387553">
                <text:p>0.49999606387553</text:p>
              </table:table-cell>
              <table:table-cell office:value-type="float" office:value="1.0000186516044">
                <text:p>1.0000186516044</text:p>
              </table:table-cell>
              <table:table-cell office:value-type="float" office:value="0.5000008508103">
                <text:p>0.5000008508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99308357312">
                <text:p>0.99999308357312</text:p>
              </table:table-cell>
              <table:table-cell office:value-type="float" office:value="0.49999954001102">
                <text:p>0.499999540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5201219">
                <text:p>1.000005201219</text:p>
              </table:table-cell>
              <table:table-cell office:value-type="float" office:value="0.50000912425781">
                <text:p>0.50000912425781</text:p>
              </table:table-cell>
              <table:table-cell office:value-type="float" office:value="1.0000002252372">
                <text:p>1.0000002252372</text:p>
              </table:table-cell>
              <table:table-cell office:value-type="float" office:value="0.49999626436013">
                <text:p>0.49999626436013</text:p>
              </table:table-cell>
              <table:table-cell office:value-type="float" office:value="1.0000175066908">
                <text:p>1.0000175066908</text:p>
              </table:table-cell>
              <table:table-cell office:value-type="float" office:value="0.50000131589859">
                <text:p>0.500001315898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99935211251">
                <text:p>0.9999935211251</text:p>
              </table:table-cell>
              <table:table-cell office:value-type="float" office:value="0.4999993829394">
                <text:p>0.499999382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4081893">
                <text:p>1.000004081893</text:p>
              </table:table-cell>
              <table:table-cell office:value-type="float" office:value="0.50000880355336">
                <text:p>0.50000880355336</text:p>
              </table:table-cell>
              <table:table-cell office:value-type="float" office:value="1.00000054864">
                <text:p>1.00000054864</text:p>
              </table:table-cell>
              <table:table-cell office:value-type="float" office:value="0.49999646423218">
                <text:p>0.49999646423218</text:p>
              </table:table-cell>
              <table:table-cell office:value-type="float" office:value="1.0000163854863">
                <text:p>1.0000163854863</text:p>
              </table:table-cell>
              <table:table-cell office:value-type="float" office:value="0.50000172529379">
                <text:p>0.500001725293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999394775673">
                <text:p>0.99999394775673</text:p>
              </table:table-cell>
              <table:table-cell office:value-type="float" office:value="0.49999924511088">
                <text:p>0.4999992451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00030555506">
                <text:p>1.0000030555506</text:p>
              </table:table-cell>
              <table:table-cell office:value-type="float" office:value="0.50000846974025">
                <text:p>0.50000846974025</text:p>
              </table:table-cell>
              <table:table-cell office:value-type="float" office:value="1.0000008355259">
                <text:p>1.0000008355259</text:p>
              </table:table-cell>
              <table:table-cell office:value-type="float" office:value="0.49999666247528">
                <text:p>0.49999666247528</text:p>
              </table:table-cell>
              <table:table-cell office:value-type="float" office:value="1.0000152916465">
                <text:p>1.0000152916465</text:p>
              </table:table-cell>
              <table:table-cell office:value-type="float" office:value="0.50000208256615">
                <text:p>0.50000208256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